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ext-properties fo:font-size="8pt" style:font-size-asian="8pt" style:font-size-complex="8pt"/>
    </style:style>
    <style:style style:name="ce4" style:family="table-cell" style:parent-style-name="V_237_rgula" style:data-style-name="N36">
      <style:text-properties fo:color="#000000" fo:font-size="8pt" style:font-size-asian="8pt" style:font-size-complex="8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0CEC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D0CEC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Segoe UI" style:font-name-asian="Segoe UI" style:font-name-complex="Segoe UI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7.540625cm" style:use-optimal-column-width="true"/>
    </style:style>
    <style:style style:name="co3" style:family="table-column">
      <style:table-column-properties fo:break-before="auto" style:column-width="6.61458333333333cm" style:use-optimal-column-width="true"/>
    </style:style>
    <style:style style:name="co4" style:family="table-column">
      <style:table-column-properties fo:break-before="auto" style:column-width="9.71020833333333cm" style:use-optimal-column-width="true"/>
    </style:style>
    <style:style style:name="co5" style:family="table-column">
      <style:table-column-properties fo:break-before="auto" style:column-width="1.77270833333333cm"/>
    </style:style>
    <style:style style:name="co6" style:family="table-column">
      <style:table-column-properties fo:break-before="auto" style:column-width="1.53458333333333cm" style:use-optimal-column-width="true"/>
    </style:style>
    <style:style style:name="co7" style:family="table-column">
      <style:table-column-properties fo:break-before="auto" style:column-width="1.64041666666667cm" style:use-optimal-column-width="true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1.25pt" style:use-optimal-row-height="false" fo:break-before="auto"/>
    </style:style>
    <style:style style:name="ro2" style:family="table-row">
      <style:table-row-properties style:row-height="46.5pt" style:use-optimal-row-height="true" fo:break-before="auto"/>
    </style:style>
    <style:style style:name="ro3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rba-indenizatori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number-columns-repeated="16376" table:default-cell-style-name="ce3"/>
        <table:table-row table:style-name="ro1">
          <table:table-cell office:value-type="string" table:number-columns-spanned="1" table:number-rows-spanned="2" table:style-name="ce5">
            <text:p>Matricula</text:p>
          </table:table-cell>
          <table:table-cell office:value-type="string" table:number-columns-spanned="1" table:number-rows-spanned="2" table:style-name="ce5">
            <text:p>Nome</text:p>
          </table:table-cell>
          <table:table-cell office:value-type="string" table:number-columns-spanned="1" table:number-rows-spanned="2" table:style-name="ce5">
            <text:p>Cargo</text:p>
          </table:table-cell>
          <table:table-cell office:value-type="string" table:number-columns-spanned="1" table:number-rows-spanned="2" table:style-name="ce5">
            <text:p>Lotação</text:p>
          </table:table-cell>
          <table:table-cell office:value-type="string" table:number-columns-spanned="2" table:number-rows-spanned="1" table:style-name="ce6">
            <office:annotation draw:style-name="" svg:x="5.46875in" svg:y="0.0104166666666667in" svg:width="2.38541666666667in" svg:height="0.8125in">
              <dc:creator>Guilherme Nunes</dc:creator>
              <text:p><text:span text:style-name="T2">1 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3">1</text:span></text:p>
          </table:table-cell>
          <table:covered-table-cell/>
          <table:table-cell office:value-type="string" table:number-columns-spanned="3" table:number-rows-spanned="1" table:style-name="ce7">
            <office:annotation draw:style-name="" svg:x="5.69791666666667in" svg:y="0.0104166666666667in" svg:width="2.44791666666667in" svg:height="0.697916666666667in">
              <dc:creator>Guilherme Nunes</dc:creator>
              <text:p><text:span text:style-name="T2">2 Valores pagos a título de Adicional de Insalubridade ou de Periculosidade, Adicional Noturno, Serviço Extraordinário, Substituições de Função, Cumulações.</text:span></text:p>
            </office:annotation>
            <text:p>Outras Remunerações Temporárias<text:span text:style-name="T3">2</text:span></text:p>
          </table:table-cell>
          <table:covered-table-cell table:number-columns-repeated="2"/>
          <table:table-cell table:number-columns-repeated="16375" table:style-name="ce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">
            <text:p>Auxílio Alimentação</text:p>
          </table:table-cell>
          <table:table-cell office:value-type="string" table:style-name="ce2">
            <text:p>Assistência Saúde</text:p>
          </table:table-cell>
          <table:table-cell office:value-type="string" table:style-name="ce2">
            <text:p>Gratificação Cumulativa</text:p>
          </table:table-cell>
          <table:table-cell office:value-type="string" table:style-name="ce2">
            <text:p>Gratificação de Natureza Especial</text:p>
          </table:table-cell>
          <table:table-cell office:value-type="string" table:style-name="ce2">
            <text:p>Gratificação de Grupo de Atuação Especial</text:p>
          </table:table-cell>
          <table:table-cell table:number-columns-repeated="16375" table:style-name="ce3"/>
        </table:table-row>
        <table:table-row table:style-name="ro3">
          <table:table-cell office:value-type="float" office:value="3725" table:style-name="ce3">
            <text:p>3725</text:p>
          </table:table-cell>
          <table:table-cell office:value-type="string" table:style-name="ce3">
            <text:p>ABNER CASTOR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12.49" table:style-name="ce4">
            <text:p><text:s/>1.71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32" table:style-name="ce3">
            <text:p>1632</text:p>
          </table:table-cell>
          <table:table-cell office:value-type="string" table:style-name="ce3">
            <text:p>ADALBERTO DENSER DE S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6122.9" table:style-name="ce4">
            <text:p><text:s/>6.122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74" table:style-name="ce3">
            <text:p>1374</text:p>
          </table:table-cell>
          <table:table-cell office:value-type="string" table:style-name="ce3">
            <text:p>ADELINO LORENZETTI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50" table:style-name="ce3">
            <text:p>2250</text:p>
          </table:table-cell>
          <table:table-cell office:value-type="string" table:style-name="ce3">
            <text:p>ADELMO PIN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632.21" table:style-name="ce4">
            <text:p><text:s/>2.632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970" table:style-name="ce3">
            <text:p>2970</text:p>
          </table:table-cell>
          <table:table-cell office:value-type="string" table:style-name="ce3">
            <text:p>ADINAN APARECIDO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BOTICAB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98.1799999999998" table:style-name="ce4">
            <text:p><text:s/>2.198,18<text:s/></text:p>
          </table:table-cell>
          <table:table-cell office:value-type="float" office:value="6502.57" table:style-name="ce4">
            <text:p><text:s/>6.502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182" table:style-name="ce3">
            <text:p>3182</text:p>
          </table:table-cell>
          <table:table-cell office:value-type="string" table:style-name="ce3">
            <text:p>ADOLFO CESAR DE CASTRO E ASS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071.9299999999998" table:style-name="ce4">
            <text:p><text:s/>2.071,93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60" table:style-name="ce3">
            <text:p>4060</text:p>
          </table:table-cell>
          <table:table-cell office:value-type="string" table:style-name="ce3">
            <text:p>ADOLFO SAKAMOTO LOP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39" table:style-name="ce3">
            <text:p>3339</text:p>
          </table:table-cell>
          <table:table-cell office:value-type="string" table:style-name="ce3">
            <text:p>ADONAI GABRI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24" table:style-name="ce3">
            <text:p>2024</text:p>
          </table:table-cell>
          <table:table-cell office:value-type="string" table:style-name="ce3">
            <text:p>ADRIANA BORGHI FERNANDES MONT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IPIRA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10" table:style-name="ce3">
            <text:p>2710</text:p>
          </table:table-cell>
          <table:table-cell office:value-type="string" table:style-name="ce3">
            <text:p>ADRIANA CERQUEIRA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99.05" table:style-name="ce4">
            <text:p><text:s/>1.699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608" table:style-name="ce3">
            <text:p>2608</text:p>
          </table:table-cell>
          <table:table-cell office:value-type="string" table:style-name="ce3">
            <text:p>ADRIANA CIMINI RIBEIRO SALG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60" table:style-name="ce4">
            <text:p><text:s/>160,00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31" table:style-name="ce3">
            <text:p>4431</text:p>
          </table:table-cell>
          <table:table-cell office:value-type="string" table:style-name="ce3">
            <text:p>ADRIANA DE CASSIA DELBUE SILV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EMB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416.46" table:style-name="ce4">
            <text:p><text:s/>2.41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72" table:style-name="ce3">
            <text:p>2772</text:p>
          </table:table-cell>
          <table:table-cell office:value-type="string" table:style-name="ce3">
            <text:p>ADRIANA FRANULOVIC CEBRIAM ARAUJO REI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NDAI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72.57" table:style-name="ce4">
            <text:p><text:s/>1.772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63" table:style-name="ce3">
            <text:p>1363</text:p>
          </table:table-cell>
          <table:table-cell office:value-type="string" table:style-name="ce3">
            <text:p>ADRIANA HELENA FERREIRA ALVES MAT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32" table:style-name="ce3">
            <text:p>4432</text:p>
          </table:table-cell>
          <table:table-cell office:value-type="string" table:style-name="ce3">
            <text:p>ADRIANA MARIA RODRIG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11" table:style-name="ce3">
            <text:p>2711</text:p>
          </table:table-cell>
          <table:table-cell office:value-type="string" table:style-name="ce3">
            <text:p>ADRIANA NOGUEIRA FRANC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61.35" table:style-name="ce4">
            <text:p><text:s/>1.761,35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33" table:style-name="ce3">
            <text:p>3333</text:p>
          </table:table-cell>
          <table:table-cell office:value-type="string" table:style-name="ce3">
            <text:p>ADRIANA REGINA DE SANTANA LUDK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01" table:style-name="ce3">
            <text:p>5601</text:p>
          </table:table-cell>
          <table:table-cell office:value-type="string" table:style-name="ce3">
            <text:p>ADRIANA RIBEIRO SOARES DE MORA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00" table:style-name="ce4">
            <text:p><text:s/>800,00<text:s/></text:p>
          </table:table-cell>
          <table:table-cell office:value-type="float" office:value="1712.49" table:style-name="ce4">
            <text:p><text:s/>1.71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25" table:style-name="ce3">
            <text:p>2525</text:p>
          </table:table-cell>
          <table:table-cell office:value-type="string" table:style-name="ce3">
            <text:p>ADRIANA VACARE TEZI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2603.5700000000002" table:style-name="ce4">
            <text:p><text:s/>2.603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183" table:style-name="ce3">
            <text:p>3183</text:p>
          </table:table-cell>
          <table:table-cell office:value-type="string" table:style-name="ce3">
            <text:p>ADRIANO ANDRADE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7876" table:style-name="ce3">
            <text:p>207876</text:p>
          </table:table-cell>
          <table:table-cell office:value-type="string" table:style-name="ce3">
            <text:p>ADRIANO RICARDO CLAR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57.4699999999998" table:style-name="ce4">
            <text:p><text:s/>2.257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36" table:style-name="ce3">
            <text:p>7336</text:p>
          </table:table-cell>
          <table:table-cell office:value-type="string" table:style-name="ce3">
            <text:p>ADRIANO VANDERLEI MELLEG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UVERAV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70.46" table:style-name="ce4">
            <text:p><text:s/>970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95467" table:style-name="ce3">
            <text:p>395467</text:p>
          </table:table-cell>
          <table:table-cell office:value-type="string" table:style-name="ce3">
            <text:p>AGUEDA MARIA BARBOSA HAJA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464.88" table:style-name="ce4">
            <text:p><text:s/>3.464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77609" table:style-name="ce3">
            <text:p>977609</text:p>
          </table:table-cell>
          <table:table-cell office:value-type="string" table:style-name="ce3">
            <text:p>AGUILAR DE LARA CORD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1468.84" table:style-name="ce4">
            <text:p><text:s/>1.468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7765" table:style-name="ce3">
            <text:p>837765</text:p>
          </table:table-cell>
          <table:table-cell office:value-type="string" table:style-name="ce3">
            <text:p>AILTON COCURUT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92160" table:style-name="ce3">
            <text:p>192160</text:p>
          </table:table-cell>
          <table:table-cell office:value-type="string" table:style-name="ce3">
            <text:p>AIRTON BUZZO 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3428.16" table:style-name="ce4">
            <text:p><text:s/>3.428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3783" table:style-name="ce3">
            <text:p>653783</text:p>
          </table:table-cell>
          <table:table-cell office:value-type="string" table:style-name="ce3">
            <text:p>AIRTON DE OLIVEIRA NEGR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TATUAP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51071" table:style-name="ce3">
            <text:p>951071</text:p>
          </table:table-cell>
          <table:table-cell office:value-type="string" table:style-name="ce3">
            <text:p>AIRTON JOSE VICEN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58" table:style-name="ce3">
            <text:p>11358</text:p>
          </table:table-cell>
          <table:table-cell office:value-type="string" table:style-name="ce3">
            <text:p>ALAN CARLOS REIS SILV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97.89999999999998" table:style-name="ce4">
            <text:p><text:s/>297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33614" table:style-name="ce3">
            <text:p>633614</text:p>
          </table:table-cell>
          <table:table-cell office:value-type="string" table:style-name="ce3">
            <text:p>ALBERTO CARLOS DIB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33" table:style-name="ce3">
            <text:p>4433</text:p>
          </table:table-cell>
          <table:table-cell office:value-type="string" table:style-name="ce3">
            <text:p>ALBERTO CERQUEIRA FREITAS FILH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FRANCO DA ROCH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713.71" table:style-name="ce4">
            <text:p><text:s/>2.713,71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73" table:style-name="ce3">
            <text:p>4973</text:p>
          </table:table-cell>
          <table:table-cell office:value-type="string" table:style-name="ce3">
            <text:p>ALDANA MESSUTI TARD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CARAPICUI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57" table:style-name="ce3">
            <text:p>11357</text:p>
          </table:table-cell>
          <table:table-cell office:value-type="string" table:style-name="ce3">
            <text:p>ALEJANDRO MARTINS VARGAS GOMEZ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ITAPECERICA DA SER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808.6" table:style-name="ce4">
            <text:p><text:s/>808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26" table:style-name="ce3">
            <text:p>2026</text:p>
          </table:table-cell>
          <table:table-cell office:value-type="string" table:style-name="ce3">
            <text:p>ALESSANDRA ANDREZ CABRERA JOAO BOROWS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32" table:style-name="ce3">
            <text:p>3332</text:p>
          </table:table-cell>
          <table:table-cell office:value-type="string" table:style-name="ce3">
            <text:p>ALESSANDRA APARECIDA GOMES KOG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OTORANTIM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74.11000000000013" table:style-name="ce4">
            <text:p><text:s/>974,11<text:s/></text:p>
          </table:table-cell>
          <table:table-cell office:value-type="float" office:value="224.57" table:style-name="ce4">
            <text:p><text:s/>224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184" table:style-name="ce3">
            <text:p>3184</text:p>
          </table:table-cell>
          <table:table-cell office:value-type="string" table:style-name="ce3">
            <text:p>ALESSANDRO AUGUSTUS ALBER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27" table:style-name="ce3">
            <text:p>3727</text:p>
          </table:table-cell>
          <table:table-cell office:value-type="string" table:style-name="ce3">
            <text:p>ALESSANDRO BRUSC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19.52" table:style-name="ce4">
            <text:p><text:s/>3.219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29" table:style-name="ce3">
            <text:p>3329</text:p>
          </table:table-cell>
          <table:table-cell office:value-type="string" table:style-name="ce3">
            <text:p>ALEX FACCIOLO PIR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15.5500000000002" table:style-name="ce4">
            <text:p><text:s/>2.115,55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31" table:style-name="ce3">
            <text:p>1631</text:p>
          </table:table-cell>
          <table:table-cell office:value-type="string" table:style-name="ce3">
            <text:p>ALEX RAVANINI GOM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67.76" table:style-name="ce4">
            <text:p><text:s/>3.267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12" table:style-name="ce3">
            <text:p>2712</text:p>
          </table:table-cell>
          <table:table-cell office:value-type="string" table:style-name="ce3">
            <text:p>ALEXANDER MARTINS MATI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26" table:style-name="ce3">
            <text:p>2526</text:p>
          </table:table-cell>
          <table:table-cell office:value-type="string" table:style-name="ce3">
            <text:p>ALEXANDRA FACCIOLLI MARTIN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880" table:style-name="ce4">
            <text:p><text:s/>88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60.93000000000006" table:style-name="ce4">
            <text:p><text:s/>860,93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27" table:style-name="ce3">
            <text:p>2027</text:p>
          </table:table-cell>
          <table:table-cell office:value-type="string" table:style-name="ce3">
            <text:p>ALEXANDRA MILARE TOLEDO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487" table:style-name="ce3">
            <text:p>6487</text:p>
          </table:table-cell>
          <table:table-cell office:value-type="string" table:style-name="ce3">
            <text:p>ALEXANDRE ACERB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CERICA DA SER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996" table:style-name="ce4">
            <text:p><text:s/>2.996,00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35" table:style-name="ce3">
            <text:p>4435</text:p>
          </table:table-cell>
          <table:table-cell office:value-type="string" table:style-name="ce3">
            <text:p>ALEXANDRE AFFONSO CAST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650.74" table:style-name="ce4">
            <text:p><text:s/>650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4679.04" table:style-name="ce4">
            <text:p><text:s/>4.679,04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28" table:style-name="ce3">
            <text:p>3728</text:p>
          </table:table-cell>
          <table:table-cell office:value-type="string" table:style-name="ce3">
            <text:p>ALEXANDRE ALBERTO DE AZEVEDO MAGALHAE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48.2199999999998" table:style-name="ce4">
            <text:p><text:s/>2.248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16" table:style-name="ce3">
            <text:p>2516</text:p>
          </table:table-cell>
          <table:table-cell office:value-type="string" table:style-name="ce3">
            <text:p>ALEXANDRE AUGUSTO RICCI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07.6999999999998" table:style-name="ce4">
            <text:p><text:s/>2.207,70<text:s/></text:p>
          </table:table-cell>
          <table:table-cell office:value-type="float" office:value="3818.04" table:style-name="ce4">
            <text:p><text:s/>3.818,04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57210" table:style-name="ce3">
            <text:p>357210</text:p>
          </table:table-cell>
          <table:table-cell office:value-type="string" table:style-name="ce3">
            <text:p>ALEXANDRE BARBIERI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495.46" table:style-name="ce4">
            <text:p><text:s/>3.495,46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17" table:style-name="ce3">
            <text:p>2517</text:p>
          </table:table-cell>
          <table:table-cell office:value-type="string" table:style-name="ce3">
            <text:p>ALEXANDRE CEBRIAN ARAUJO RE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NDAI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53.0700000000002" table:style-name="ce4">
            <text:p><text:s/>2.253,0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185" table:style-name="ce3">
            <text:p>3185</text:p>
          </table:table-cell>
          <table:table-cell office:value-type="string" table:style-name="ce3">
            <text:p>ALEXANDRE CID DE ANDRA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77.59" table:style-name="ce4">
            <text:p><text:s/>2.877,5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28" table:style-name="ce3">
            <text:p>2028</text:p>
          </table:table-cell>
          <table:table-cell office:value-type="string" table:style-name="ce3">
            <text:p>ALEXANDRE CISCATO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ITAQUE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75" table:style-name="ce3">
            <text:p>11375</text:p>
          </table:table-cell>
          <table:table-cell office:value-type="string" table:style-name="ce3">
            <text:p>ALEXANDRE DA SILVA DELA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REGIST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759.25" table:style-name="ce4">
            <text:p><text:s/>759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18" table:style-name="ce3">
            <text:p>3318</text:p>
          </table:table-cell>
          <table:table-cell office:value-type="string" table:style-name="ce3">
            <text:p>ALEXANDRE DE ANDRADE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112.28" table:style-name="ce4">
            <text:p><text:s/>3.112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67" table:style-name="ce3">
            <text:p>7467</text:p>
          </table:table-cell>
          <table:table-cell office:value-type="string" table:style-name="ce3">
            <text:p>ALEXANDRE DE CAMPOS BOVOLIN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DOIS CORREGOS</text:p>
          </table:table-cell>
          <table:table-cell office:value-type="float" office:value="720" table:style-name="ce4">
            <text:p><text:s/>720,00<text:s/></text:p>
          </table:table-cell>
          <table:table-cell office:value-type="float" office:value="987.48" table:style-name="ce4">
            <text:p><text:s/>987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44" table:style-name="ce3">
            <text:p>5644</text:p>
          </table:table-cell>
          <table:table-cell office:value-type="string" table:style-name="ce3">
            <text:p>ALEXANDRE DE OLIVEIRA DARUG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CAMPINAS</text:p>
          </table:table-cell>
          <table:table-cell office:value-type="float" office:value="240" table:style-name="ce4">
            <text:p><text:s/>240,00<text:s/></text:p>
          </table:table-cell>
          <table:table-cell office:value-type="float" office:value="1124.93" table:style-name="ce4">
            <text:p><text:s/>1.124,9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29" table:style-name="ce3">
            <text:p>3729</text:p>
          </table:table-cell>
          <table:table-cell office:value-type="string" table:style-name="ce3">
            <text:p>ALEXANDRE DE PALMA NE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GI-GUAC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26.7199999999998" table:style-name="ce4">
            <text:p><text:s/>2.226,7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18" table:style-name="ce3">
            <text:p>2518</text:p>
          </table:table-cell>
          <table:table-cell office:value-type="string" table:style-name="ce3">
            <text:p>ALEXANDRE DEMETRIU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43529" table:style-name="ce3">
            <text:p>843529</text:p>
          </table:table-cell>
          <table:table-cell office:value-type="string" table:style-name="ce3">
            <text:p>ALEXANDRE MARCO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186" table:style-name="ce3">
            <text:p>3186</text:p>
          </table:table-cell>
          <table:table-cell office:value-type="string" table:style-name="ce3">
            <text:p>ALEXANDRE MAURO ALVES COE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05.94" table:style-name="ce4">
            <text:p><text:s/>2.205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29" table:style-name="ce3">
            <text:p>2029</text:p>
          </table:table-cell>
          <table:table-cell office:value-type="string" table:style-name="ce3">
            <text:p>ALEXANDRE MONTGOMERY WILD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888.0299999999997" table:style-name="ce4">
            <text:p><text:s/>1.888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30" table:style-name="ce3">
            <text:p>3730</text:p>
          </table:table-cell>
          <table:table-cell office:value-type="string" table:style-name="ce3">
            <text:p>ALEXANDRE MOURAO MAFETAN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TAU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30" table:style-name="ce3">
            <text:p>2030</text:p>
          </table:table-cell>
          <table:table-cell office:value-type="string" table:style-name="ce3">
            <text:p>ALEXANDRE MOURAO TIE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45" table:style-name="ce3">
            <text:p>5645</text:p>
          </table:table-cell>
          <table:table-cell office:value-type="string" table:style-name="ce3">
            <text:p>ALEXANDRE NUNES DE VINCENT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EMBU-GUAC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3834" table:style-name="ce3">
            <text:p>833834</text:p>
          </table:table-cell>
          <table:table-cell office:value-type="string" table:style-name="ce3">
            <text:p>ALEXANDRE ORASMO FONTAN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1495.88" table:style-name="ce4">
            <text:p><text:s/>1.495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99" table:style-name="ce3">
            <text:p>2099</text:p>
          </table:table-cell>
          <table:table-cell office:value-type="string" table:style-name="ce3">
            <text:p>ALEXANDRE PADILH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ATAT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87.11" table:style-name="ce4">
            <text:p><text:s/>2.287,11<text:s/></text:p>
          </table:table-cell>
          <table:table-cell office:value-type="float" office:value="673.78" table:style-name="ce4">
            <text:p><text:s/>673,78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31" table:style-name="ce3">
            <text:p>3731</text:p>
          </table:table-cell>
          <table:table-cell office:value-type="string" table:style-name="ce3">
            <text:p>ALEXANDRE PETRY HELE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640" table:style-name="ce4">
            <text:p><text:s/>64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22" table:style-name="ce3">
            <text:p>1622</text:p>
          </table:table-cell>
          <table:table-cell office:value-type="string" table:style-name="ce3">
            <text:p>ALEXANDRE ROCHA ALMEIDA DE MO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36" table:style-name="ce3">
            <text:p>4436</text:p>
          </table:table-cell>
          <table:table-cell office:value-type="string" table:style-name="ce3">
            <text:p>ALEXANDRE SALEM CARVA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400" table:style-name="ce4">
            <text:p><text:s/>400,00<text:s/></text:p>
          </table:table-cell>
          <table:table-cell office:value-type="float" office:value="1592.74" table:style-name="ce4">
            <text:p><text:s/>1.592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63" table:style-name="ce3">
            <text:p>2263</text:p>
          </table:table-cell>
          <table:table-cell office:value-type="string" table:style-name="ce3">
            <text:p>ALEXANDRE SPRANG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84725" table:style-name="ce3">
            <text:p>384725</text:p>
          </table:table-cell>
          <table:table-cell office:value-type="string" table:style-name="ce3">
            <text:p>ALFONSO PREST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63817" table:style-name="ce3">
            <text:p>363817</text:p>
          </table:table-cell>
          <table:table-cell office:value-type="string" table:style-name="ce3">
            <text:p>ALFREDO COIMB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S EXECUCOES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32" table:style-name="ce3">
            <text:p>11332</text:p>
          </table:table-cell>
          <table:table-cell office:value-type="string" table:style-name="ce3">
            <text:p>ALFREDO EDUARDO FERREIRA ROSSATT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CASA BRANCA</text:p>
          </table:table-cell>
          <table:table-cell office:value-type="float" office:value="720" table:style-name="ce4">
            <text:p><text:s/>720,00<text:s/></text:p>
          </table:table-cell>
          <table:table-cell office:value-type="float" office:value="903.63" table:style-name="ce4">
            <text:p><text:s/>903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46" table:style-name="ce3">
            <text:p>5646</text:p>
          </table:table-cell>
          <table:table-cell office:value-type="string" table:style-name="ce3">
            <text:p>ALFREDO LUIS PORTES NE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SEBASTIA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43.65" table:style-name="ce4">
            <text:p><text:s/>1.743,6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17" table:style-name="ce3">
            <text:p>917</text:p>
          </table:table-cell>
          <table:table-cell office:value-type="string" table:style-name="ce3">
            <text:p>ALFREDO MAINARDI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74" table:style-name="ce3">
            <text:p>4974</text:p>
          </table:table-cell>
          <table:table-cell office:value-type="string" table:style-name="ce3">
            <text:p>ALICE MONTEIRO MELO SAMPAIO CAMAR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EMB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37" table:style-name="ce3">
            <text:p>4437</text:p>
          </table:table-cell>
          <table:table-cell office:value-type="string" table:style-name="ce3">
            <text:p>ALINE APARECIDA HOLTZ AMBA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76.77" table:style-name="ce4">
            <text:p><text:s/>2.176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75" table:style-name="ce3">
            <text:p>4975</text:p>
          </table:table-cell>
          <table:table-cell office:value-type="string" table:style-name="ce3">
            <text:p>ALINE FERREIRA JULIETI CUR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76" table:style-name="ce3">
            <text:p>7376</text:p>
          </table:table-cell>
          <table:table-cell office:value-type="string" table:style-name="ce3">
            <text:p>ALINE FILGUEIRA DE PAU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48.2800000000002" table:style-name="ce4">
            <text:p><text:s/>2.148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32" table:style-name="ce3">
            <text:p>3732</text:p>
          </table:table-cell>
          <table:table-cell office:value-type="string" table:style-name="ce3">
            <text:p>ALINE JURCA ZAVAGLIA VICENTE 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38" table:style-name="ce3">
            <text:p>4438</text:p>
          </table:table-cell>
          <table:table-cell office:value-type="string" table:style-name="ce3">
            <text:p>ALINE KLEER DA SILVA MARTINS FERNAND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ONTE APRAZ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805.85" table:style-name="ce4">
            <text:p><text:s/>1.805,85<text:s/></text:p>
          </table:table-cell>
          <table:table-cell office:value-type="float" office:value="3818.04" table:style-name="ce4">
            <text:p><text:s/>3.818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56" table:style-name="ce3">
            <text:p>7356</text:p>
          </table:table-cell>
          <table:table-cell office:value-type="string" table:style-name="ce3">
            <text:p>ALINE MORA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92.74" table:style-name="ce4">
            <text:p><text:s/>1.592,74<text:s/></text:p>
          </table:table-cell>
          <table:table-cell office:value-type="float" office:value="7636.15" table:style-name="ce4">
            <text:p><text:s/>7.636,15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39" table:style-name="ce3">
            <text:p>4439</text:p>
          </table:table-cell>
          <table:table-cell office:value-type="string" table:style-name="ce3">
            <text:p>ALINE MORGADO DA ROCH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JARIN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99.76" table:style-name="ce4">
            <text:p><text:s/>1.299,76<text:s/></text:p>
          </table:table-cell>
          <table:table-cell office:value-type="float" office:value="8534.5" table:style-name="ce4">
            <text:p><text:s/>8.534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87" table:style-name="ce3">
            <text:p>11387</text:p>
          </table:table-cell>
          <table:table-cell office:value-type="string" table:style-name="ce3">
            <text:p>ALISSON DE LIMA MACIEL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VOTUPORA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808.6" table:style-name="ce4">
            <text:p><text:s/>808,60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461" table:style-name="ce3">
            <text:p>10461</text:p>
          </table:table-cell>
          <table:table-cell office:value-type="string" table:style-name="ce3">
            <text:p>ALLYSON FERNANDO VENEGA CORADIN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PIRASSUNU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848.48" table:style-name="ce4">
            <text:p><text:s/>848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40" table:style-name="ce3">
            <text:p>4440</text:p>
          </table:table-cell>
          <table:table-cell office:value-type="string" table:style-name="ce3">
            <text:p>ALMACHIA ZWARG ACERB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03.91" table:style-name="ce4">
            <text:p><text:s/>2.803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0697" table:style-name="ce3">
            <text:p>700697</text:p>
          </table:table-cell>
          <table:table-cell office:value-type="string" table:style-name="ce3">
            <text:p>ALOISIO ANTONIO DE CAMARGO BARROS PUPIN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27" table:style-name="ce3">
            <text:p>2527</text:p>
          </table:table-cell>
          <table:table-cell office:value-type="string" table:style-name="ce3">
            <text:p>ALOISIO GARMES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ENCOIS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663.88" table:style-name="ce4">
            <text:p><text:s/>2.663,88<text:s/></text:p>
          </table:table-cell>
          <table:table-cell office:value-type="float" office:value="6288.59" table:style-name="ce4">
            <text:p><text:s/>6.288,5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61" table:style-name="ce3">
            <text:p>4061</text:p>
          </table:table-cell>
          <table:table-cell office:value-type="string" table:style-name="ce3">
            <text:p>ALUISIO ANTONIO MACIEL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240" table:style-name="ce4">
            <text:p><text:s/>240,00<text:s/></text:p>
          </table:table-cell>
          <table:table-cell office:value-type="float" office:value="2933.35" table:style-name="ce4">
            <text:p><text:s/>2.933,3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21" table:style-name="ce3">
            <text:p>11321</text:p>
          </table:table-cell>
          <table:table-cell office:value-type="string" table:style-name="ce3">
            <text:p>ALUISIO DE SOUZA MARCEL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12.23" table:style-name="ce4">
            <text:p><text:s/>1.712,2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10914" table:style-name="ce3">
            <text:p>510914</text:p>
          </table:table-cell>
          <table:table-cell office:value-type="string" table:style-name="ce3">
            <text:p>ALVARO BUSAN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47900" table:style-name="ce3">
            <text:p>347900</text:p>
          </table:table-cell>
          <table:table-cell office:value-type="string" table:style-name="ce3">
            <text:p>ALVARO ROBERTO RUAS TEIXEI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BILAC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330.75" table:style-name="ce4">
            <text:p><text:s/>1.330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21" table:style-name="ce3">
            <text:p>721</text:p>
          </table:table-cell>
          <table:table-cell office:value-type="string" table:style-name="ce3">
            <text:p>AMAITE IARA GIRIBONI DE ME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PINHEIR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68" table:style-name="ce3">
            <text:p>7468</text:p>
          </table:table-cell>
          <table:table-cell office:value-type="string" table:style-name="ce3">
            <text:p>AMANDA LUIZA SOARES LOPES KALIL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68.3699999999999" table:style-name="ce4">
            <text:p><text:s/>1.068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1619" table:style-name="ce3">
            <text:p>701619</text:p>
          </table:table-cell>
          <table:table-cell office:value-type="string" table:style-name="ce3">
            <text:p>AMAURI CHAVES ARF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3662.81" table:style-name="ce4">
            <text:p><text:s/>3.662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55" table:style-name="ce3">
            <text:p>3055</text:p>
          </table:table-cell>
          <table:table-cell office:value-type="string" table:style-name="ce3">
            <text:p>AMAURI SILVEIRA FILH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ALINHOS</text:p>
          </table:table-cell>
          <table:table-cell office:value-type="float" office:value="400" table:style-name="ce4">
            <text:p><text:s/>4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41" table:style-name="ce3">
            <text:p>4441</text:p>
          </table:table-cell>
          <table:table-cell office:value-type="string" table:style-name="ce3">
            <text:p>AMELIO PASINI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BARBARA D'OES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15" table:style-name="ce3">
            <text:p>2215</text:p>
          </table:table-cell>
          <table:table-cell office:value-type="string" table:style-name="ce3">
            <text:p>AMIRA MUSTAFA EL HAG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14.5099999999998" table:style-name="ce4">
            <text:p><text:s/>2.314,5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92" table:style-name="ce3">
            <text:p>3392</text:p>
          </table:table-cell>
          <table:table-cell office:value-type="string" table:style-name="ce3">
            <text:p>ANA ALICE MASCARENHAS MARQ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 AREA REGIONAL DE SOROCABA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1542.32" table:style-name="ce4">
            <text:p><text:s/>1.542,32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77" table:style-name="ce3">
            <text:p>2277</text:p>
          </table:table-cell>
          <table:table-cell office:value-type="string" table:style-name="ce3">
            <text:p>ANA BEATRIZ PEREIRA DE SOUZA FRONT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19" table:style-name="ce3">
            <text:p>2519</text:p>
          </table:table-cell>
          <table:table-cell office:value-type="string" table:style-name="ce3">
            <text:p>ANA BEATRIZ PRANUVI COSTA SIL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98.69" table:style-name="ce4">
            <text:p><text:s/>2.298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36" table:style-name="ce3">
            <text:p>3336</text:p>
          </table:table-cell>
          <table:table-cell office:value-type="string" table:style-name="ce3">
            <text:p>ANA BEATRIZ SAMPAIO SILVA VI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69" table:style-name="ce3">
            <text:p>7469</text:p>
          </table:table-cell>
          <table:table-cell office:value-type="string" table:style-name="ce3">
            <text:p>ANA CANDIDA SILVEIRA BARBOS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PORANGABA</text:p>
          </table:table-cell>
          <table:table-cell office:value-type="float" office:value="160" table:style-name="ce4">
            <text:p><text:s/>160,00<text:s/></text:p>
          </table:table-cell>
          <table:table-cell office:value-type="float" office:value="1096.5999999999999" table:style-name="ce4">
            <text:p><text:s/>1.096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33" table:style-name="ce3">
            <text:p>3733</text:p>
          </table:table-cell>
          <table:table-cell office:value-type="string" table:style-name="ce3">
            <text:p>ANA CARLA FROES RIBEIRO TOST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ARDINOPOLIS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1887.65" table:style-name="ce4">
            <text:p><text:s/>1.887,6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34" table:style-name="ce3">
            <text:p>3734</text:p>
          </table:table-cell>
          <table:table-cell office:value-type="string" table:style-name="ce3">
            <text:p>ANA CAROLINA FULIARO BITTENCOURT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47" table:style-name="ce3">
            <text:p>5647</text:p>
          </table:table-cell>
          <table:table-cell office:value-type="string" table:style-name="ce3">
            <text:p>ANA CAROLINA GREGORY VILLABO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953.22" table:style-name="ce4">
            <text:p><text:s/>1.953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00" table:style-name="ce3">
            <text:p>8500</text:p>
          </table:table-cell>
          <table:table-cell office:value-type="string" table:style-name="ce3">
            <text:p>ANA CAROLINA KAMADA SCHWENDLE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MANUEL</text:p>
          </table:table-cell>
          <table:table-cell office:value-type="float" office:value="80" table:style-name="ce4">
            <text:p><text:s/>80,00<text:s/></text:p>
          </table:table-cell>
          <table:table-cell office:value-type="float" office:value="1867.47" table:style-name="ce4">
            <text:p><text:s/>1.867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86" table:style-name="ce3">
            <text:p>3386</text:p>
          </table:table-cell>
          <table:table-cell office:value-type="string" table:style-name="ce3">
            <text:p>ANA CAROLINA MACRI MORA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640" table:style-name="ce4">
            <text:p><text:s/>640,00<text:s/></text:p>
          </table:table-cell>
          <table:table-cell office:value-type="float" office:value="104.38999999999999" table:style-name="ce4">
            <text:p><text:s/>104,39<text:s/></text:p>
          </table:table-cell>
          <table:table-cell office:value-type="float" office:value="1122.92" table:style-name="ce4">
            <text:p><text:s/>1.122,9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76" table:style-name="ce3">
            <text:p>4976</text:p>
          </table:table-cell>
          <table:table-cell office:value-type="string" table:style-name="ce3">
            <text:p>ANA CAROLINA MARTINS VALENT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ÇA DE LOUVEIRA</text:p>
          </table:table-cell>
          <table:table-cell office:value-type="float" office:value="720" table:style-name="ce4">
            <text:p><text:s/>720,00<text:s/></text:p>
          </table:table-cell>
          <table:table-cell office:value-type="float" office:value="1519.54" table:style-name="ce4">
            <text:p><text:s/>1.519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75" table:style-name="ce3">
            <text:p>7375</text:p>
          </table:table-cell>
          <table:table-cell office:value-type="string" table:style-name="ce3">
            <text:p>ANA CLAUDIA DUTRA CRISTOFAN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15" table:style-name="ce3">
            <text:p>2515</text:p>
          </table:table-cell>
          <table:table-cell office:value-type="string" table:style-name="ce3">
            <text:p>ANA CRISTINA IORIATTI CHAM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581.7600000000002" table:style-name="ce4">
            <text:p><text:s/>2.581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31" table:style-name="ce3">
            <text:p>2031</text:p>
          </table:table-cell>
          <table:table-cell office:value-type="string" table:style-name="ce3">
            <text:p>ANA GABRIELA COUTINHO CAETANO VISCON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28" table:style-name="ce3">
            <text:p>2528</text:p>
          </table:table-cell>
          <table:table-cell office:value-type="string" table:style-name="ce3">
            <text:p>ANA HELENA DE ALMEIDA PRADO POLTRONIERI DE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91.71" table:style-name="ce4">
            <text:p><text:s/>1.091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86" table:style-name="ce3">
            <text:p>2286</text:p>
          </table:table-cell>
          <table:table-cell office:value-type="string" table:style-name="ce3">
            <text:p>ANA LAURA BANDEIRA LINS LUNARD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01" table:style-name="ce3">
            <text:p>8501</text:p>
          </table:table-cell>
          <table:table-cell office:value-type="string" table:style-name="ce3">
            <text:p>ANA LAURA RIBEIRO TEIXEIRA MARTIN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CRUZ DO RIO PARD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781.72" table:style-name="ce4">
            <text:p><text:s/>2.781,7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4980" table:style-name="ce3">
            <text:p>64980</text:p>
          </table:table-cell>
          <table:table-cell office:value-type="string" table:style-name="ce3">
            <text:p>ANA LUCIA CARDOSO DA SILVA DE ARROCHELA LOB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A LAPA</text:p>
          </table:table-cell>
          <table:table-cell office:value-type="float" office:value="160" table:style-name="ce4">
            <text:p><text:s/>1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62" table:style-name="ce3">
            <text:p>4062</text:p>
          </table:table-cell>
          <table:table-cell office:value-type="string" table:style-name="ce3">
            <text:p>ANA LUCIA DE BIAZZI PEREIRA FERREIR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VOTUPORA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38" table:style-name="ce4">
            <text:p><text:s/>1.638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13" table:style-name="ce3">
            <text:p>2713</text:p>
          </table:table-cell>
          <table:table-cell office:value-type="string" table:style-name="ce3">
            <text:p>ANA LUCIA DE ME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5326" table:style-name="ce3">
            <text:p>835326</text:p>
          </table:table-cell>
          <table:table-cell office:value-type="string" table:style-name="ce3">
            <text:p>ANA LUCIA MENEZES VI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18" table:style-name="ce3">
            <text:p>11318</text:p>
          </table:table-cell>
          <table:table-cell office:value-type="string" table:style-name="ce3">
            <text:p>ANA LUCIA SAYURI WATANABE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505" table:style-name="ce4">
            <text:p><text:s/>505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77" table:style-name="ce3">
            <text:p>4977</text:p>
          </table:table-cell>
          <table:table-cell office:value-type="string" table:style-name="ce3">
            <text:p>ANA LUISA DE OLIVEIRA NAZAR DE ARRU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240" table:style-name="ce4">
            <text:p><text:s/>240,00<text:s/></text:p>
          </table:table-cell>
          <table:table-cell office:value-type="float" office:value="3081.52" table:style-name="ce4">
            <text:p><text:s/>3.081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187" table:style-name="ce3">
            <text:p>3187</text:p>
          </table:table-cell>
          <table:table-cell office:value-type="string" table:style-name="ce3">
            <text:p>ANA LUISA TOLEDO BARR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ITAQUE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82565" table:style-name="ce3">
            <text:p>282565</text:p>
          </table:table-cell>
          <table:table-cell office:value-type="string" table:style-name="ce3">
            <text:p>ANA MARGARIDA MACHADO JUNQUEIRA BENEDUC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20.92" table:style-name="ce4">
            <text:p><text:s/>1.120,9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35" table:style-name="ce3">
            <text:p>3735</text:p>
          </table:table-cell>
          <table:table-cell office:value-type="string" table:style-name="ce3">
            <text:p>ANA MARIA AIELLO DEMAD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04" table:style-name="ce3">
            <text:p>2704</text:p>
          </table:table-cell>
          <table:table-cell office:value-type="string" table:style-name="ce3">
            <text:p>ANA MARIA BUO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31.65" table:style-name="ce4">
            <text:p><text:s/>2.231,65<text:s/></text:p>
          </table:table-cell>
          <table:table-cell office:value-type="float" office:value="4481.26" table:style-name="ce4">
            <text:p><text:s/>4.481,26<text:s/></text:p>
          </table:table-cell>
          <table:table-cell office:value-type="float" office:value="5053.32" table:style-name="ce4">
            <text:p><text:s/>5.053,3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45" table:style-name="ce3">
            <text:p>3345</text:p>
          </table:table-cell>
          <table:table-cell office:value-type="string" table:style-name="ce3">
            <text:p>ANA MARIA FRIGERIO MOLINA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5194" table:style-name="ce3">
            <text:p>255194</text:p>
          </table:table-cell>
          <table:table-cell office:value-type="string" table:style-name="ce3">
            <text:p>ANA MARIA NAPOLITANO DE GODOY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462" table:style-name="ce3">
            <text:p>10462</text:p>
          </table:table-cell>
          <table:table-cell office:value-type="string" table:style-name="ce3">
            <text:p>ANA MARIA ROMAN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80" table:style-name="ce4">
            <text:p><text:s/>80,00<text:s/></text:p>
          </table:table-cell>
          <table:table-cell office:value-type="float" office:value="2786.19" table:style-name="ce4">
            <text:p><text:s/>2.786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20" table:style-name="ce3">
            <text:p>3320</text:p>
          </table:table-cell>
          <table:table-cell office:value-type="string" table:style-name="ce3">
            <text:p>ANA PAOLA FERRARI AMB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13" table:style-name="ce3">
            <text:p>2213</text:p>
          </table:table-cell>
          <table:table-cell office:value-type="string" table:style-name="ce3">
            <text:p>ANA PAULA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77.0500000000002" table:style-name="ce4">
            <text:p><text:s/>2.177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488" table:style-name="ce3">
            <text:p>6488</text:p>
          </table:table-cell>
          <table:table-cell office:value-type="string" table:style-name="ce3">
            <text:p>ANA PAULA FREITAS VILELA LEIT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RIBEIRAO PIR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65.21" table:style-name="ce4">
            <text:p><text:s/>2.365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36" table:style-name="ce3">
            <text:p>3736</text:p>
          </table:table-cell>
          <table:table-cell office:value-type="string" table:style-name="ce3">
            <text:p>ANA PAULA MAZ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1666.83" table:style-name="ce4">
            <text:p><text:s/>1.666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489" table:style-name="ce3">
            <text:p>6489</text:p>
          </table:table-cell>
          <table:table-cell office:value-type="string" table:style-name="ce3">
            <text:p>ANA PAULA MOREIRA MAT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ZAN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63" table:style-name="ce3">
            <text:p>4063</text:p>
          </table:table-cell>
          <table:table-cell office:value-type="string" table:style-name="ce3">
            <text:p>ANA PAULA NIDALCHICHI RIBEI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ATI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49.33" table:style-name="ce4">
            <text:p><text:s/>2.349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33" table:style-name="ce3">
            <text:p>2033</text:p>
          </table:table-cell>
          <table:table-cell office:value-type="string" table:style-name="ce3">
            <text:p>ANA PAULA WESTMANN ANDERL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48" table:style-name="ce3">
            <text:p>5648</text:p>
          </table:table-cell>
          <table:table-cell office:value-type="string" table:style-name="ce3">
            <text:p>ANDERSON DE CASTRO OGRIZ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93" table:style-name="ce3">
            <text:p>3393</text:p>
          </table:table-cell>
          <table:table-cell office:value-type="string" table:style-name="ce3">
            <text:p>ANDERSON GEOVAM SCANDELA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L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52" table:style-name="ce4">
            <text:p><text:s/>1.552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49" table:style-name="ce3">
            <text:p>5649</text:p>
          </table:table-cell>
          <table:table-cell office:value-type="string" table:style-name="ce3">
            <text:p>ANDRE AGUIAR DE CARVA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431.54" table:style-name="ce4">
            <text:p><text:s/>2.431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44" table:style-name="ce3">
            <text:p>4444</text:p>
          </table:table-cell>
          <table:table-cell office:value-type="string" table:style-name="ce3">
            <text:p>ANDRE BAND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UBATA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137.49" table:style-name="ce4">
            <text:p><text:s/>3.137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78" table:style-name="ce3">
            <text:p>4978</text:p>
          </table:table-cell>
          <table:table-cell office:value-type="string" table:style-name="ce3">
            <text:p>ANDRE CAMILO CASTRO JARD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30" table:style-name="ce3">
            <text:p>2530</text:p>
          </table:table-cell>
          <table:table-cell office:value-type="string" table:style-name="ce3">
            <text:p>ANDRE CECCO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818.1" table:style-name="ce4">
            <text:p><text:s/>818,10<text:s/></text:p>
          </table:table-cell>
          <table:table-cell office:value-type="float" office:value="4042.6099999999997" table:style-name="ce4">
            <text:p><text:s/>4.042,6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45" table:style-name="ce3">
            <text:p>4445</text:p>
          </table:table-cell>
          <table:table-cell office:value-type="string" table:style-name="ce3">
            <text:p>ANDRE DE ALMEIDA PANZER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L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66" table:style-name="ce3">
            <text:p>7366</text:p>
          </table:table-cell>
          <table:table-cell office:value-type="string" table:style-name="ce3">
            <text:p>ANDRE DE FREITAS PAOLINETTI LOSAS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46.1099999999999" table:style-name="ce4">
            <text:p><text:s/>1.046,11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09" table:style-name="ce3">
            <text:p>3309</text:p>
          </table:table-cell>
          <table:table-cell office:value-type="string" table:style-name="ce3">
            <text:p>ANDRE DONIZETI ZANUTIM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PU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90.8" table:style-name="ce4">
            <text:p><text:s/>1.790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14" table:style-name="ce3">
            <text:p>2714</text:p>
          </table:table-cell>
          <table:table-cell office:value-type="string" table:style-name="ce3">
            <text:p>ANDRE ESTEFAM ARAUJO L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73" table:style-name="ce3">
            <text:p>11373</text:p>
          </table:table-cell>
          <table:table-cell office:value-type="string" table:style-name="ce3">
            <text:p>ANDRE FREITAS LUENG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PRESIDENTE VESCESLAU</text:p>
          </table:table-cell>
          <table:table-cell office:value-type="float" office:value="480" table:style-name="ce4">
            <text:p><text:s/>480,00<text:s/></text:p>
          </table:table-cell>
          <table:table-cell office:value-type="float" office:value="808.6" table:style-name="ce4">
            <text:p><text:s/>808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50" table:style-name="ce3">
            <text:p>5650</text:p>
          </table:table-cell>
          <table:table-cell office:value-type="string" table:style-name="ce3">
            <text:p>ANDRE GANDARA ORLAND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BITI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064.64" table:style-name="ce4">
            <text:p><text:s/>2.064,6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4.8" table:style-name="ce4">
            <text:p><text:s/>5.614,80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15" table:style-name="ce3">
            <text:p>2715</text:p>
          </table:table-cell>
          <table:table-cell office:value-type="string" table:style-name="ce3">
            <text:p>ANDRE LUIS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79" table:style-name="ce3">
            <text:p>4979</text:p>
          </table:table-cell>
          <table:table-cell office:value-type="string" table:style-name="ce3">
            <text:p>ANDRE LUIS SIMO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188" table:style-name="ce3">
            <text:p>3188</text:p>
          </table:table-cell>
          <table:table-cell office:value-type="string" table:style-name="ce3">
            <text:p>ANDRE LUIZ BRAND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-MIRIM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920.76" table:style-name="ce4">
            <text:p><text:s/>2.920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94" table:style-name="ce3">
            <text:p>1394</text:p>
          </table:table-cell>
          <table:table-cell office:value-type="string" table:style-name="ce3">
            <text:p>ANDRE LUIZ BUCHAL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46" table:style-name="ce3">
            <text:p>1346</text:p>
          </table:table-cell>
          <table:table-cell office:value-type="string" table:style-name="ce3">
            <text:p>ANDRE LUIZ DEZO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980.37" table:style-name="ce4">
            <text:p><text:s/>2.980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35" table:style-name="ce3">
            <text:p>3335</text:p>
          </table:table-cell>
          <table:table-cell office:value-type="string" table:style-name="ce3">
            <text:p>ANDRE LUIZ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520" table:style-name="ce4">
            <text:p><text:s/>2.520,00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63" table:style-name="ce3">
            <text:p>963</text:p>
          </table:table-cell>
          <table:table-cell office:value-type="string" table:style-name="ce3">
            <text:p>ANDRE LUIZ NOGUEIRA DA CUN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TANDUV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48.48" table:style-name="ce4">
            <text:p><text:s/>1.248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22" table:style-name="ce3">
            <text:p>11322</text:p>
          </table:table-cell>
          <table:table-cell office:value-type="string" table:style-name="ce3">
            <text:p>ANDRE MANGINO ALENCAR LARANJEIRA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636.15" table:style-name="ce4">
            <text:p><text:s/>7.636,15<text:s/></text:p>
          </table:table-cell>
          <table:table-cell office:value-type="float" office:value="1684.44" table:style-name="ce4">
            <text:p><text:s/>1.684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0623" table:style-name="ce3">
            <text:p>200623</text:p>
          </table:table-cell>
          <table:table-cell office:value-type="string" table:style-name="ce3">
            <text:p>ANDRE MEDEIROS DO PAC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16" table:style-name="ce3">
            <text:p>2716</text:p>
          </table:table-cell>
          <table:table-cell office:value-type="string" table:style-name="ce3">
            <text:p>ANDRE PASCOAL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07.97" table:style-name="ce4">
            <text:p><text:s/>1.607,97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80" table:style-name="ce3">
            <text:p>4980</text:p>
          </table:table-cell>
          <table:table-cell office:value-type="string" table:style-name="ce3">
            <text:p>ANDRE PERCHE LUCK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PAULIN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54" table:style-name="ce3">
            <text:p>11354</text:p>
          </table:table-cell>
          <table:table-cell office:value-type="string" table:style-name="ce3">
            <text:p>ANDRE PEREIRA DA SILVA BRUNOR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895.86" table:style-name="ce4">
            <text:p><text:s/>1.895,86<text:s/></text:p>
          </table:table-cell>
          <table:table-cell office:value-type="float" office:value="1572.06" table:style-name="ce4">
            <text:p><text:s/>1.572,06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37" table:style-name="ce3">
            <text:p>3737</text:p>
          </table:table-cell>
          <table:table-cell office:value-type="string" table:style-name="ce3">
            <text:p>ANDRE VITOR DE FREI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ERTAOZINH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74.81" table:style-name="ce4">
            <text:p><text:s/>2.374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1190" table:style-name="ce3">
            <text:p>701190</text:p>
          </table:table-cell>
          <table:table-cell office:value-type="string" table:style-name="ce3">
            <text:p>ANDREA CHIARATTI DO NASCIMENTO RODRIGUES PIN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451.76" table:style-name="ce4">
            <text:p><text:s/>451,76<text:s/></text:p>
          </table:table-cell>
          <table:table-cell office:value-type="float" office:value="1418.1399999999999" table:style-name="ce4">
            <text:p><text:s/>1.418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38" table:style-name="ce3">
            <text:p>3738</text:p>
          </table:table-cell>
          <table:table-cell office:value-type="string" table:style-name="ce3">
            <text:p>ANDREA DE CICC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RAR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17" table:style-name="ce3">
            <text:p>2717</text:p>
          </table:table-cell>
          <table:table-cell office:value-type="string" table:style-name="ce3">
            <text:p>ANDREA MARIA BASTOS JUNQUEIRA BARR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GI-GUAC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32" table:style-name="ce3">
            <text:p>2532</text:p>
          </table:table-cell>
          <table:table-cell office:value-type="string" table:style-name="ce3">
            <text:p>ANDREA MARIA COELHO BERTI RO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957.66" table:style-name="ce4">
            <text:p><text:s/>2.957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44496" table:style-name="ce3">
            <text:p>844496</text:p>
          </table:table-cell>
          <table:table-cell office:value-type="string" table:style-name="ce3">
            <text:p>ANDREA SANTOS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46" table:style-name="ce3">
            <text:p>4446</text:p>
          </table:table-cell>
          <table:table-cell office:value-type="string" table:style-name="ce3">
            <text:p>ANDREY RIBEIRO NASSE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ONTE APRAZIVEL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546.41999999999996" table:style-name="ce4">
            <text:p><text:s/>546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25750" table:style-name="ce3">
            <text:p>125750</text:p>
          </table:table-cell>
          <table:table-cell office:value-type="string" table:style-name="ce3">
            <text:p>ANGELA AQUINO NAVARR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934.24" table:style-name="ce4">
            <text:p><text:s/>2.934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59" table:style-name="ce3">
            <text:p>11359</text:p>
          </table:table-cell>
          <table:table-cell office:value-type="string" table:style-name="ce3">
            <text:p>ANGELICA LUIZA ROSSI DA COST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91.87" table:style-name="ce4">
            <text:p><text:s/>991,87<text:s/></text:p>
          </table:table-cell>
          <table:table-cell office:value-type="float" office:value="15946.01" table:style-name="ce4">
            <text:p><text:s/>15.946,01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02" table:style-name="ce3">
            <text:p>8502</text:p>
          </table:table-cell>
          <table:table-cell office:value-type="string" table:style-name="ce3">
            <text:p>ANGELICA RAMOS DE FRIAS SIGOLL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34448" table:style-name="ce3">
            <text:p>634448</text:p>
          </table:table-cell>
          <table:table-cell office:value-type="string" table:style-name="ce3">
            <text:p>ANGELO SANTOS DE CARVALH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13.16" table:style-name="ce4">
            <text:p><text:s/>1.013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78" table:style-name="ce3">
            <text:p>3378</text:p>
          </table:table-cell>
          <table:table-cell office:value-type="string" table:style-name="ce3">
            <text:p>ANNA CLAUDIA CAMPOS DA COSTA GALV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ATINGUE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20" table:style-name="ce3">
            <text:p>2520</text:p>
          </table:table-cell>
          <table:table-cell office:value-type="string" table:style-name="ce3">
            <text:p>ANNA PAULA SOUZA DE MO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91" table:style-name="ce3">
            <text:p>11391</text:p>
          </table:table-cell>
          <table:table-cell office:value-type="string" table:style-name="ce3">
            <text:p>ANNA RUBIA NOGUEIRA DE SANTAN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REGIST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03.63" table:style-name="ce4">
            <text:p><text:s/>903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61" table:style-name="ce3">
            <text:p>11361</text:p>
          </table:table-cell>
          <table:table-cell office:value-type="string" table:style-name="ce3">
            <text:p>ANNE MARIE LOURENCO KARSTEN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JA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791.37" table:style-name="ce4">
            <text:p><text:s/>791,37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492" table:style-name="ce3">
            <text:p>6492</text:p>
          </table:table-cell>
          <table:table-cell office:value-type="string" table:style-name="ce3">
            <text:p>ANNUNZIATA ALVES IULIANE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747.9" table:style-name="ce4">
            <text:p><text:s/>747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71073" table:style-name="ce3">
            <text:p>971073</text:p>
          </table:table-cell>
          <table:table-cell office:value-type="string" table:style-name="ce3">
            <text:p>ANTONIO BANDEIR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TANDUVA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02.81" table:style-name="ce4">
            <text:p><text:s/>1.602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05" table:style-name="ce3">
            <text:p>2705</text:p>
          </table:table-cell>
          <table:table-cell office:value-type="string" table:style-name="ce3">
            <text:p>ANTONIO BENEDITO RIBEIRO PINT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4497" table:style-name="ce3">
            <text:p>494497</text:p>
          </table:table-cell>
          <table:table-cell office:value-type="string" table:style-name="ce3">
            <text:p>ANTONIO CALIL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2258" table:style-name="ce3">
            <text:p>62258</text:p>
          </table:table-cell>
          <table:table-cell office:value-type="string" table:style-name="ce3">
            <text:p>ANTONIO CARLOS DA PONT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48972" table:style-name="ce3">
            <text:p>248972</text:p>
          </table:table-cell>
          <table:table-cell office:value-type="string" table:style-name="ce3">
            <text:p>ANTONIO CARLOS FERNANDES NERY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56.470000000000027" table:style-name="ce4">
            <text:p><text:s/>56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24" table:style-name="ce3">
            <text:p>724</text:p>
          </table:table-cell>
          <table:table-cell office:value-type="string" table:style-name="ce3">
            <text:p>ANTONIO CARLOS GASPARI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97" table:style-name="ce3">
            <text:p>3397</text:p>
          </table:table-cell>
          <table:table-cell office:value-type="string" table:style-name="ce3">
            <text:p>ANTONIO CARLOS GUIMARAE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546.56" table:style-name="ce4">
            <text:p><text:s/>1.546,5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22" table:style-name="ce3">
            <text:p>2522</text:p>
          </table:table-cell>
          <table:table-cell office:value-type="string" table:style-name="ce3">
            <text:p>ANTONIO CARLOS PEREZ ANTUNES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24" table:style-name="ce4">
            <text:p><text:s/>2.224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69418" table:style-name="ce3">
            <text:p>969418</text:p>
          </table:table-cell>
          <table:table-cell office:value-type="string" table:style-name="ce3">
            <text:p>ANTONIO CELSO PARES VI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2909" table:style-name="ce3">
            <text:p>332909</text:p>
          </table:table-cell>
          <table:table-cell office:value-type="string" table:style-name="ce3">
            <text:p>ANTONIO DE PADUA BERTONE PE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4164" table:style-name="ce3">
            <text:p>204164</text:p>
          </table:table-cell>
          <table:table-cell office:value-type="string" table:style-name="ce3">
            <text:p>ANTONIO DOMINGUES FARTO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88.0299999999997" table:style-name="ce4">
            <text:p><text:s/>2.288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64" table:style-name="ce3">
            <text:p>4064</text:p>
          </table:table-cell>
          <table:table-cell office:value-type="string" table:style-name="ce3">
            <text:p>ANTONIO HENRIQUE SAMPONI BARREIR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SS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505.31" table:style-name="ce4">
            <text:p><text:s/>2.505,3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11219" table:style-name="ce3">
            <text:p>511219</text:p>
          </table:table-cell>
          <table:table-cell office:value-type="string" table:style-name="ce3">
            <text:p>ANTONIO LOPES MONTEIR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62" table:style-name="ce3">
            <text:p>2562</text:p>
          </table:table-cell>
          <table:table-cell office:value-type="string" table:style-name="ce3">
            <text:p>ANTONIO NOBRE FOLG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4A.PROMOTORIA DO JURI DA CAPITAL(PENHA DE FRANCA)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42.32" table:style-name="ce4">
            <text:p><text:s/>1.542,3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71" table:style-name="ce3">
            <text:p>2271</text:p>
          </table:table-cell>
          <table:table-cell office:value-type="string" table:style-name="ce3">
            <text:p>ANTONIO SIMINI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DRACE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65.15" table:style-name="ce4">
            <text:p><text:s/>1.565,15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98319" table:style-name="ce3">
            <text:p>698319</text:p>
          </table:table-cell>
          <table:table-cell office:value-type="string" table:style-name="ce3">
            <text:p>APARECIDA MARIA VALADARES DA COS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70" table:style-name="ce3">
            <text:p>7470</text:p>
          </table:table-cell>
          <table:table-cell office:value-type="string" table:style-name="ce3">
            <text:p>ARIELLA TOYAMA SHIRA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18.09" table:style-name="ce4">
            <text:p><text:s/>3.018,0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95" table:style-name="ce3">
            <text:p>2595</text:p>
          </table:table-cell>
          <table:table-cell office:value-type="string" table:style-name="ce3">
            <text:p>ARLETE DEL M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89964" table:style-name="ce3">
            <text:p>589964</text:p>
          </table:table-cell>
          <table:table-cell office:value-type="string" table:style-name="ce3">
            <text:p>ARNALDO HOSSEPIAN SALLES LIMA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94418" table:style-name="ce3">
            <text:p>294418</text:p>
          </table:table-cell>
          <table:table-cell office:value-type="string" table:style-name="ce3">
            <text:p>AROLDO COSTA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758.01" table:style-name="ce4">
            <text:p><text:s/>2.758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71" table:style-name="ce3">
            <text:p>7471</text:p>
          </table:table-cell>
          <table:table-cell office:value-type="string" table:style-name="ce3">
            <text:p>ARTHUR ANTONIO TAVARES MOREIRA BARBO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39.12" table:style-name="ce4">
            <text:p><text:s/>3.339,12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66873" table:style-name="ce3">
            <text:p>266873</text:p>
          </table:table-cell>
          <table:table-cell office:value-type="string" table:style-name="ce3">
            <text:p>ARTHUR MEDEIROS NE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1164" table:style-name="ce3">
            <text:p>401164</text:p>
          </table:table-cell>
          <table:table-cell office:value-type="string" table:style-name="ce3">
            <text:p>ARTHUR PINTO DE LEMO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7881" table:style-name="ce3">
            <text:p>837881</text:p>
          </table:table-cell>
          <table:table-cell office:value-type="string" table:style-name="ce3">
            <text:p>ARTHUR PINTO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REITOS HUMAN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18" table:style-name="ce3">
            <text:p>2718</text:p>
          </table:table-cell>
          <table:table-cell office:value-type="string" table:style-name="ce3">
            <text:p>ARTUR MALDONADO GONZAG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OMPE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25.08" table:style-name="ce4">
            <text:p><text:s/>2.125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2710" table:style-name="ce3">
            <text:p>252710</text:p>
          </table:table-cell>
          <table:table-cell office:value-type="string" table:style-name="ce3">
            <text:p>ARUAL MARTIN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395.28999999999996" table:style-name="ce4">
            <text:p><text:s/>395,29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41057" table:style-name="ce3">
            <text:p>341057</text:p>
          </table:table-cell>
          <table:table-cell office:value-type="string" table:style-name="ce3">
            <text:p>ARY CESAR HERNAND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03.77" table:style-name="ce4">
            <text:p><text:s/>2.303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19" table:style-name="ce3">
            <text:p>2719</text:p>
          </table:table-cell>
          <table:table-cell office:value-type="string" table:style-name="ce3">
            <text:p>AUGUSTO FARIAS FERREIRA CRAV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480" table:style-name="ce4">
            <text:p><text:s/>480,00<text:s/></text:p>
          </table:table-cell>
          <table:table-cell office:value-type="float" office:value="2044.18" table:style-name="ce4">
            <text:p><text:s/>2.044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36" table:style-name="ce3">
            <text:p>2036</text:p>
          </table:table-cell>
          <table:table-cell office:value-type="string" table:style-name="ce3">
            <text:p>AUGUSTO SERGIO COSTA VIAN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76" table:style-name="ce3">
            <text:p>2276</text:p>
          </table:table-cell>
          <table:table-cell office:value-type="string" table:style-name="ce3">
            <text:p>AUGUSTO SOARES DE ARRUD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03.52" table:style-name="ce4">
            <text:p><text:s/>2.103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91" table:style-name="ce3">
            <text:p>1691</text:p>
          </table:table-cell>
          <table:table-cell office:value-type="string" table:style-name="ce3">
            <text:p>BARBARA VALERIA CURY E CUR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45440" table:style-name="ce3">
            <text:p>545440</text:p>
          </table:table-cell>
          <table:table-cell office:value-type="string" table:style-name="ce3">
            <text:p>BEATRIZ AUGUSTA PINHEIR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81" table:style-name="ce3">
            <text:p>4981</text:p>
          </table:table-cell>
          <table:table-cell office:value-type="string" table:style-name="ce3">
            <text:p>BEATRIZ BINELLO VALERI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INHED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342.88" table:style-name="ce4">
            <text:p><text:s/>1.342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72" table:style-name="ce3">
            <text:p>7472</text:p>
          </table:table-cell>
          <table:table-cell office:value-type="string" table:style-name="ce3">
            <text:p>BEATRIZ GRANZO SIQUEIRA PEREI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24" table:style-name="ce4">
            <text:p><text:s/>2.224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42" table:style-name="ce3">
            <text:p>2242</text:p>
          </table:table-cell>
          <table:table-cell office:value-type="string" table:style-name="ce3">
            <text:p>BEATRIZ HELENA BUDIN FONSE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85.14" table:style-name="ce4">
            <text:p><text:s/>3.285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64" table:style-name="ce3">
            <text:p>3364</text:p>
          </table:table-cell>
          <table:table-cell office:value-type="string" table:style-name="ce3">
            <text:p>BEATRIZ LOPES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602.0100000000002" table:style-name="ce4">
            <text:p><text:s/>2.602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03" table:style-name="ce3">
            <text:p>8503</text:p>
          </table:table-cell>
          <table:table-cell office:value-type="string" table:style-name="ce3">
            <text:p>BELISA BARBOSA MORAL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EMBU-GUAC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416" table:style-name="ce4">
            <text:p><text:s/>1.416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51" table:style-name="ce3">
            <text:p>5651</text:p>
          </table:table-cell>
          <table:table-cell office:value-type="string" table:style-name="ce3">
            <text:p>BIANCA REIS D AVILA LUCHESI FARIA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FRANCO DA ROCH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496" table:style-name="ce3">
            <text:p>10496</text:p>
          </table:table-cell>
          <table:table-cell office:value-type="string" table:style-name="ce3">
            <text:p>BRUNA DA COSTA NAVA ZAMBON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AURIFLAM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853.96" table:style-name="ce4">
            <text:p><text:s/>1.853,96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20" table:style-name="ce3">
            <text:p>7320</text:p>
          </table:table-cell>
          <table:table-cell office:value-type="string" table:style-name="ce3">
            <text:p>BRUNA MARIA BUCK MUNIZ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TABAPU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59.3900000000001" table:style-name="ce4">
            <text:p><text:s/>1.259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02" table:style-name="ce3">
            <text:p>10502</text:p>
          </table:table-cell>
          <table:table-cell office:value-type="string" table:style-name="ce3">
            <text:p>BRUNA RIBEIRO DOURADO VAREJA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43.1199999999999" table:style-name="ce4">
            <text:p><text:s/>1.043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73" table:style-name="ce3">
            <text:p>7473</text:p>
          </table:table-cell>
          <table:table-cell office:value-type="string" table:style-name="ce3">
            <text:p>BRUNO ALBINO RAVA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A ISAB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07.97" table:style-name="ce4">
            <text:p><text:s/>1.607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04" table:style-name="ce3">
            <text:p>8504</text:p>
          </table:table-cell>
          <table:table-cell office:value-type="string" table:style-name="ce3">
            <text:p>BRUNO CAMARGO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49" table:style-name="ce4">
            <text:p><text:s/>2.249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74" table:style-name="ce3">
            <text:p>7474</text:p>
          </table:table-cell>
          <table:table-cell office:value-type="string" table:style-name="ce3">
            <text:p>BRUNO CARLO BERTINI FERI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SERR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924.33" table:style-name="ce4">
            <text:p><text:s/>2.924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494" table:style-name="ce3">
            <text:p>6494</text:p>
          </table:table-cell>
          <table:table-cell office:value-type="string" table:style-name="ce3">
            <text:p>BRUNO CESAR CRUZ DE ASS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96.96" table:style-name="ce4">
            <text:p><text:s/>1.696,9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47" table:style-name="ce3">
            <text:p>4447</text:p>
          </table:table-cell>
          <table:table-cell office:value-type="string" table:style-name="ce3">
            <text:p>BRUNO DE MOURA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39.07" table:style-name="ce4">
            <text:p><text:s/>1.639,07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05" table:style-name="ce3">
            <text:p>8505</text:p>
          </table:table-cell>
          <table:table-cell office:value-type="string" table:style-name="ce3">
            <text:p>BRUNO GONDIM RODRIG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EMB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404.24" table:style-name="ce4">
            <text:p><text:s/>1.404,24<text:s/></text:p>
          </table:table-cell>
          <table:table-cell office:value-type="float" office:value="6063.95" table:style-name="ce4">
            <text:p><text:s/>6.063,95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06" table:style-name="ce3">
            <text:p>8506</text:p>
          </table:table-cell>
          <table:table-cell office:value-type="string" table:style-name="ce3">
            <text:p>BRUNO LESSA MARINH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T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39" table:style-name="ce3">
            <text:p>3739</text:p>
          </table:table-cell>
          <table:table-cell office:value-type="string" table:style-name="ce3">
            <text:p>BRUNO MARCIO DE AZEV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TIBA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912.04" table:style-name="ce4">
            <text:p><text:s/>2.912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07" table:style-name="ce3">
            <text:p>8507</text:p>
          </table:table-cell>
          <table:table-cell office:value-type="string" table:style-name="ce3">
            <text:p>BRUNO MORAIS FERREI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ROMISSA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534.5" table:style-name="ce4">
            <text:p><text:s/>8.534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65" table:style-name="ce3">
            <text:p>4065</text:p>
          </table:table-cell>
          <table:table-cell office:value-type="string" table:style-name="ce3">
            <text:p>BRUNO ORSATTI LAND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EM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894.17" table:style-name="ce4">
            <text:p><text:s/>894,17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08" table:style-name="ce3">
            <text:p>8508</text:p>
          </table:table-cell>
          <table:table-cell office:value-type="string" table:style-name="ce3">
            <text:p>BRUNO ORSINI SIMONE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467.25" table:style-name="ce4">
            <text:p><text:s/>1.467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09" table:style-name="ce3">
            <text:p>8509</text:p>
          </table:table-cell>
          <table:table-cell office:value-type="string" table:style-name="ce3">
            <text:p>BRUNO PAIVA TILELLI DE ALMEID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ITANGUER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03" table:style-name="ce3">
            <text:p>10503</text:p>
          </table:table-cell>
          <table:table-cell office:value-type="string" table:style-name="ce3">
            <text:p>BRUNO RODRIGUEZ CALDA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459.86" table:style-name="ce4">
            <text:p><text:s/>1.459,86<text:s/></text:p>
          </table:table-cell>
          <table:table-cell office:value-type="float" office:value="8534.5" table:style-name="ce4">
            <text:p><text:s/>8.534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30" table:style-name="ce3">
            <text:p>7330</text:p>
          </table:table-cell>
          <table:table-cell office:value-type="string" table:style-name="ce3">
            <text:p>BRUNO SERVELLO RIB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848.48" table:style-name="ce4">
            <text:p><text:s/>848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40" table:style-name="ce3">
            <text:p>3740</text:p>
          </table:table-cell>
          <table:table-cell office:value-type="string" table:style-name="ce3">
            <text:p>CAIO ADRIANO LEPORE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20.85" table:style-name="ce4">
            <text:p><text:s/>2.220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08" table:style-name="ce3">
            <text:p>10508</text:p>
          </table:table-cell>
          <table:table-cell office:value-type="string" table:style-name="ce3">
            <text:p>CAIO AUGUSTO DE CASTRO GONCALV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70" table:style-name="ce3">
            <text:p>11370</text:p>
          </table:table-cell>
          <table:table-cell office:value-type="string" table:style-name="ce3">
            <text:p>CAIO BUENO BANDEIRA LINS DE MORAI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LIN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88.4" table:style-name="ce4">
            <text:p><text:s/>2.888,40<text:s/></text:p>
          </table:table-cell>
          <table:table-cell office:value-type="float" office:value="7636.15" table:style-name="ce4">
            <text:p><text:s/>7.636,15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30" table:style-name="ce3">
            <text:p>11330</text:p>
          </table:table-cell>
          <table:table-cell office:value-type="string" table:style-name="ce3">
            <text:p>CAIO CESAR POLTRONIER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857.77" table:style-name="ce4">
            <text:p><text:s/>857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75" table:style-name="ce3">
            <text:p>7475</text:p>
          </table:table-cell>
          <table:table-cell office:value-type="string" table:style-name="ce3">
            <text:p>CAMILA BONAFINI PER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DISTRITAL DE ARUJ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16.08" table:style-name="ce4">
            <text:p><text:s/>3.016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16" table:style-name="ce3">
            <text:p>2216</text:p>
          </table:table-cell>
          <table:table-cell office:value-type="string" table:style-name="ce3">
            <text:p>CAMILA MANSOUR MAGALHAES DA SIL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HABITACAO E URBANISM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16" table:style-name="ce3">
            <text:p>3316</text:p>
          </table:table-cell>
          <table:table-cell office:value-type="string" table:style-name="ce3">
            <text:p>CAMILA MOURA E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CARAPICUI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81" table:style-name="ce3">
            <text:p>11381</text:p>
          </table:table-cell>
          <table:table-cell office:value-type="string" table:style-name="ce3">
            <text:p>CAMILA PEREZ YEDA MOREIRA DOS SANTO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TUP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52" table:style-name="ce3">
            <text:p>5652</text:p>
          </table:table-cell>
          <table:table-cell office:value-type="string" table:style-name="ce3">
            <text:p>CAMILA TEIXEIRA PIN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OT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485.0700000000002" table:style-name="ce4">
            <text:p><text:s/>2.485,07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2564" table:style-name="ce3">
            <text:p>252564</text:p>
          </table:table-cell>
          <table:table-cell office:value-type="string" table:style-name="ce3">
            <text:p>CAMILO PILEGG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53" table:style-name="ce3">
            <text:p>5653</text:p>
          </table:table-cell>
          <table:table-cell office:value-type="string" table:style-name="ce3">
            <text:p>CARLA BORGES HONOR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FERRAZ DE VASCONCEL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13.03" table:style-name="ce4">
            <text:p><text:s/>1.513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95" table:style-name="ce3">
            <text:p>1395</text:p>
          </table:table-cell>
          <table:table-cell office:value-type="string" table:style-name="ce3">
            <text:p>CARLA MARIA ALTAVISTA MAP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76" table:style-name="ce3">
            <text:p>7476</text:p>
          </table:table-cell>
          <table:table-cell office:value-type="string" table:style-name="ce3">
            <text:p>CARLA MURCIA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EMB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52" table:style-name="ce3">
            <text:p>2252</text:p>
          </table:table-cell>
          <table:table-cell office:value-type="string" table:style-name="ce3">
            <text:p>CARLA PIMENTA GOMES RAMA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8938" table:style-name="ce3">
            <text:p>118938</text:p>
          </table:table-cell>
          <table:table-cell office:value-type="string" table:style-name="ce3">
            <text:p>CARLO FANTONI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5870" table:style-name="ce3">
            <text:p>705870</text:p>
          </table:table-cell>
          <table:table-cell office:value-type="string" table:style-name="ce3">
            <text:p>CARLOS ALBERTO AMIN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124.69" table:style-name="ce4">
            <text:p><text:s/>3.124,69<text:s/></text:p>
          </table:table-cell>
          <table:table-cell office:value-type="float" office:value="3348.75" table:style-name="ce4">
            <text:p><text:s/>3.348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21" table:style-name="ce3">
            <text:p>2721</text:p>
          </table:table-cell>
          <table:table-cell office:value-type="string" table:style-name="ce3">
            <text:p>CARLOS ALBERTO CARMELL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40.12" table:style-name="ce4">
            <text:p><text:s/>3.240,12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60313" table:style-name="ce3">
            <text:p>860313</text:p>
          </table:table-cell>
          <table:table-cell office:value-type="string" table:style-name="ce3">
            <text:p>CARLOS ALBERTO FREITAS ALV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4875" table:style-name="ce3">
            <text:p>64875</text:p>
          </table:table-cell>
          <table:table-cell office:value-type="string" table:style-name="ce3">
            <text:p>CARLOS ALBERTO GOULART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46.39" table:style-name="ce4">
            <text:p><text:s/>2.146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06" table:style-name="ce3">
            <text:p>2706</text:p>
          </table:table-cell>
          <table:table-cell office:value-type="string" table:style-name="ce3">
            <text:p>CARLOS ALBERTO MELLUSO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ATA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24" table:style-name="ce3">
            <text:p>2524</text:p>
          </table:table-cell>
          <table:table-cell office:value-type="string" table:style-name="ce3">
            <text:p>CARLOS ALBERTO MORAES BARBO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160" table:style-name="ce4">
            <text:p><text:s/>1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53" table:style-name="ce3">
            <text:p>7353</text:p>
          </table:table-cell>
          <table:table-cell office:value-type="string" table:style-name="ce3">
            <text:p>CARLOS ALBERTO PEREIRA LEITA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601" table:style-name="ce3">
            <text:p>2601</text:p>
          </table:table-cell>
          <table:table-cell office:value-type="string" table:style-name="ce3">
            <text:p>CARLOS ALBERTO RUIZ NARDY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NOVA ODESS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3780" table:style-name="ce3">
            <text:p>833780</text:p>
          </table:table-cell>
          <table:table-cell office:value-type="string" table:style-name="ce3">
            <text:p>CARLOS ALBERTO SCARANCI FERNA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943.17" table:style-name="ce4">
            <text:p><text:s/>2.943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66" table:style-name="ce3">
            <text:p>4066</text:p>
          </table:table-cell>
          <table:table-cell office:value-type="string" table:style-name="ce3">
            <text:p>CARLOS ANDRE MARIAN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GA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73.71" table:style-name="ce4">
            <text:p><text:s/>673,71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52307" table:style-name="ce3">
            <text:p>152307</text:p>
          </table:table-cell>
          <table:table-cell office:value-type="string" table:style-name="ce3">
            <text:p>CARLOS AUGUSTO SALLES SGARB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11" table:style-name="ce3">
            <text:p>8511</text:p>
          </table:table-cell>
          <table:table-cell office:value-type="string" table:style-name="ce3">
            <text:p>CARLOS BRUNO GAYA DA COST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NOVA GRANAD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878.89" table:style-name="ce4">
            <text:p><text:s/>1.878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971" table:style-name="ce3">
            <text:p>2971</text:p>
          </table:table-cell>
          <table:table-cell office:value-type="string" table:style-name="ce3">
            <text:p>CARLOS CABRAL CABRE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24.92" table:style-name="ce4">
            <text:p><text:s/>1.024,9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98" table:style-name="ce3">
            <text:p>2598</text:p>
          </table:table-cell>
          <table:table-cell office:value-type="string" table:style-name="ce3">
            <text:p>CARLOS CESAR DE FARIA BERNARD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02500" table:style-name="ce3">
            <text:p>502500</text:p>
          </table:table-cell>
          <table:table-cell office:value-type="string" table:style-name="ce3">
            <text:p>CARLOS CEZAR BARBO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7979" table:style-name="ce3">
            <text:p>207979</text:p>
          </table:table-cell>
          <table:table-cell office:value-type="string" table:style-name="ce3">
            <text:p>CARLOS DANIEL VAZ DE LIMA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5235" table:style-name="ce3">
            <text:p>205235</text:p>
          </table:table-cell>
          <table:table-cell office:value-type="string" table:style-name="ce3">
            <text:p>CARLOS EDUARDO AYRES DE FARI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42" table:style-name="ce3">
            <text:p>3742</text:p>
          </table:table-cell>
          <table:table-cell office:value-type="string" table:style-name="ce3">
            <text:p>CARLOS EDUARDO BRECH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49.33" table:style-name="ce4">
            <text:p><text:s/>2.349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48" table:style-name="ce3">
            <text:p>4448</text:p>
          </table:table-cell>
          <table:table-cell office:value-type="string" table:style-name="ce3">
            <text:p>CARLOS EDUARDO DA S ANAPURU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240" table:style-name="ce4">
            <text:p><text:s/>2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22" table:style-name="ce3">
            <text:p>2722</text:p>
          </table:table-cell>
          <table:table-cell office:value-type="string" table:style-name="ce3">
            <text:p>CARLOS EDUARDO DE CASTRO PACIE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NDAMONHANG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12" table:style-name="ce3">
            <text:p>8512</text:p>
          </table:table-cell>
          <table:table-cell office:value-type="string" table:style-name="ce3">
            <text:p>CARLOS EDUARDO DEVOS DE MEL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6055" table:style-name="ce3">
            <text:p>706055</text:p>
          </table:table-cell>
          <table:table-cell office:value-type="string" table:style-name="ce3">
            <text:p>CARLOS EDUARDO FONSECA DA MAT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30" table:style-name="ce3">
            <text:p>2230</text:p>
          </table:table-cell>
          <table:table-cell office:value-type="string" table:style-name="ce3">
            <text:p>CARLOS EDUARDO IMAIZUM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28.76" table:style-name="ce4">
            <text:p><text:s/>3.328,76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1732" table:style-name="ce3">
            <text:p>701732</text:p>
          </table:table-cell>
          <table:table-cell office:value-type="string" table:style-name="ce3">
            <text:p>CARLOS EDUARDO MASSA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49" table:style-name="ce3">
            <text:p>4449</text:p>
          </table:table-cell>
          <table:table-cell office:value-type="string" table:style-name="ce3">
            <text:p>CARLOS EDUARDO PEREZ FERNAND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87.21" table:style-name="ce4">
            <text:p><text:s/>1.087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43" table:style-name="ce3">
            <text:p>3743</text:p>
          </table:table-cell>
          <table:table-cell office:value-type="string" table:style-name="ce3">
            <text:p>CARLOS EDUARDO POZZ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TU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13" table:style-name="ce3">
            <text:p>8513</text:p>
          </table:table-cell>
          <table:table-cell office:value-type="string" table:style-name="ce3">
            <text:p>CARLOS EDUARDO TARGIN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403.13" table:style-name="ce4">
            <text:p><text:s/>1.403,1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450" table:style-name="ce3">
            <text:p>74450</text:p>
          </table:table-cell>
          <table:table-cell office:value-type="string" table:style-name="ce3">
            <text:p>CARLOS EDUARDO TERCARO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74.82" table:style-name="ce4">
            <text:p><text:s/>1.574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05048" table:style-name="ce3">
            <text:p>905048</text:p>
          </table:table-cell>
          <table:table-cell office:value-type="string" table:style-name="ce3">
            <text:p>CARLOS FERNANDES SANDRIN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94662" table:style-name="ce3">
            <text:p>594662</text:p>
          </table:table-cell>
          <table:table-cell office:value-type="string" table:style-name="ce3">
            <text:p>CARLOS GILBERTO MENEZELLO ROM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320" table:style-name="ce4">
            <text:p><text:s/>320,00<text:s/></text:p>
          </table:table-cell>
          <table:table-cell office:value-type="float" office:value="4106.34" table:style-name="ce4">
            <text:p><text:s/>4.106,3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67136" table:style-name="ce3">
            <text:p>367136</text:p>
          </table:table-cell>
          <table:table-cell office:value-type="string" table:style-name="ce3">
            <text:p>CARLOS HENRIQUE APARECIDO RINARD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SSIS</text:p>
          </table:table-cell>
          <table:table-cell office:value-type="float" office:value="480" table:style-name="ce4">
            <text:p><text:s/>480,00<text:s/></text:p>
          </table:table-cell>
          <table:table-cell office:value-type="float" office:value="3309.38" table:style-name="ce4">
            <text:p><text:s/>3.309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67" table:style-name="ce3">
            <text:p>4067</text:p>
          </table:table-cell>
          <table:table-cell office:value-type="string" table:style-name="ce3">
            <text:p>CARLOS HENRIQUE FONTANELLI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14.58" table:style-name="ce4">
            <text:p><text:s/>3.314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3507" table:style-name="ce3">
            <text:p>743507</text:p>
          </table:table-cell>
          <table:table-cell office:value-type="string" table:style-name="ce3">
            <text:p>CARLOS HENRIQUE GASPAR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73624" table:style-name="ce3">
            <text:p>773624</text:p>
          </table:table-cell>
          <table:table-cell office:value-type="string" table:style-name="ce3">
            <text:p>CARLOS HENRIQUE MACIEL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65128" table:style-name="ce3">
            <text:p>665128</text:p>
          </table:table-cell>
          <table:table-cell office:value-type="string" table:style-name="ce3">
            <text:p>CARLOS HENRIQUE MUND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99671" table:style-name="ce3">
            <text:p>699671</text:p>
          </table:table-cell>
          <table:table-cell office:value-type="string" table:style-name="ce3">
            <text:p>CARLOS HENRIQUE PRESTES CAMAR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9429.84" table:style-name="ce4">
            <text:p><text:s/>9.429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89" table:style-name="ce3">
            <text:p>11389</text:p>
          </table:table-cell>
          <table:table-cell office:value-type="string" table:style-name="ce3">
            <text:p>CARLOS LEONARDO MARTINS DA SILV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094.56" table:style-name="ce4">
            <text:p><text:s/>2.094,56<text:s/></text:p>
          </table:table-cell>
          <table:table-cell office:value-type="float" office:value="1347.56" table:style-name="ce4">
            <text:p><text:s/>1.347,5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972" table:style-name="ce3">
            <text:p>2972</text:p>
          </table:table-cell>
          <table:table-cell office:value-type="string" table:style-name="ce3">
            <text:p>CARLOS PAULO TRAVAIN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45" table:style-name="ce3">
            <text:p>1345</text:p>
          </table:table-cell>
          <table:table-cell office:value-type="string" table:style-name="ce3">
            <text:p>CARLOS RENATO FERREIRA ZAN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497.69" table:style-name="ce4">
            <text:p><text:s/>3.497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03" table:style-name="ce3">
            <text:p>2203</text:p>
          </table:table-cell>
          <table:table-cell office:value-type="string" table:style-name="ce3">
            <text:p>CARLOS SCHELINI CESA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ROS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013.33" table:style-name="ce4">
            <text:p><text:s/>2.013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23" table:style-name="ce3">
            <text:p>2723</text:p>
          </table:table-cell>
          <table:table-cell office:value-type="string" table:style-name="ce3">
            <text:p>CARLOS SERGIO RODRIGUES HORTA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RIMINAL DO FORO REGIONAL DA LAP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04" table:style-name="ce3">
            <text:p>2204</text:p>
          </table:table-cell>
          <table:table-cell office:value-type="string" table:style-name="ce3">
            <text:p>CARMEM LUCIA PANTALEAO DE MELLO CORNACCHIO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44" table:style-name="ce3">
            <text:p>3744</text:p>
          </table:table-cell>
          <table:table-cell office:value-type="string" table:style-name="ce3">
            <text:p>CARMEN NATALIA ALVES TANIKAW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984.01" table:style-name="ce4">
            <text:p><text:s/>1.984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50" table:style-name="ce3">
            <text:p>4450</text:p>
          </table:table-cell>
          <table:table-cell office:value-type="string" table:style-name="ce3">
            <text:p>CARMEN PAVAO CAMILO PASTORELO KFOU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11.38" table:style-name="ce4">
            <text:p><text:s/>1.611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51" table:style-name="ce3">
            <text:p>4451</text:p>
          </table:table-cell>
          <table:table-cell office:value-type="string" table:style-name="ce3">
            <text:p>CAROL REIS LUCAS VIEIRA DA R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99.4699999999998" table:style-name="ce4">
            <text:p><text:s/>2.299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14" table:style-name="ce3">
            <text:p>8514</text:p>
          </table:table-cell>
          <table:table-cell office:value-type="string" table:style-name="ce3">
            <text:p>CAROLINA AUGUSTO JULIOTT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CO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54" table:style-name="ce3">
            <text:p>5654</text:p>
          </table:table-cell>
          <table:table-cell office:value-type="string" table:style-name="ce3">
            <text:p>CAROLINA CAPOCHIM DA ROZ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UBATAO</text:p>
          </table:table-cell>
          <table:table-cell office:value-type="float" office:value="880" table:style-name="ce4">
            <text:p><text:s/>880,00<text:s/></text:p>
          </table:table-cell>
          <table:table-cell office:value-type="float" office:value="928" table:style-name="ce4">
            <text:p><text:s/>928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973" table:style-name="ce3">
            <text:p>2973</text:p>
          </table:table-cell>
          <table:table-cell office:value-type="string" table:style-name="ce3">
            <text:p>CAROLINA CARVALHO FERREIRA ALVES NASS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GI-GUAC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39.57" table:style-name="ce4">
            <text:p><text:s/>1.239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45" table:style-name="ce3">
            <text:p>3745</text:p>
          </table:table-cell>
          <table:table-cell office:value-type="string" table:style-name="ce3">
            <text:p>CAROLINA GUERRA ZANIN LOP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RIMINAL DA PENHA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999.79" table:style-name="ce4">
            <text:p><text:s/>1.999,7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83" table:style-name="ce3">
            <text:p>4983</text:p>
          </table:table-cell>
          <table:table-cell office:value-type="string" table:style-name="ce3">
            <text:p>CAROLINA LIMA ANSO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UB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82" table:style-name="ce3">
            <text:p>4982</text:p>
          </table:table-cell>
          <table:table-cell office:value-type="string" table:style-name="ce3">
            <text:p>CAROLINA RODRIGUEZ DE MENDOZA LOTF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69" table:style-name="ce3">
            <text:p>1369</text:p>
          </table:table-cell>
          <table:table-cell office:value-type="string" table:style-name="ce3">
            <text:p>CASSIANA LUCIA QUERCIO DE BARRO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32" table:style-name="ce3">
            <text:p>3032</text:p>
          </table:table-cell>
          <table:table-cell office:value-type="string" table:style-name="ce3">
            <text:p>CASSIANO ANTONIO DE OLIV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ORENA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52" table:style-name="ce3">
            <text:p>4452</text:p>
          </table:table-cell>
          <table:table-cell office:value-type="string" table:style-name="ce3">
            <text:p>CASSIANO GIL ZANCOLL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RAR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460.18" table:style-name="ce4">
            <text:p><text:s/>1.460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71" table:style-name="ce3">
            <text:p>11371</text:p>
          </table:table-cell>
          <table:table-cell office:value-type="string" table:style-name="ce3">
            <text:p>CASSIO LUIZ BARBOSA DE PAULA TEIXEIR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92290" table:style-name="ce3">
            <text:p>192290</text:p>
          </table:table-cell>
          <table:table-cell office:value-type="string" table:style-name="ce3">
            <text:p>CASSIO MURILO SCHIAV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09.67" table:style-name="ce4">
            <text:p><text:s/>2.209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189" table:style-name="ce3">
            <text:p>3189</text:p>
          </table:table-cell>
          <table:table-cell office:value-type="string" table:style-name="ce3">
            <text:p>CASSIO ROBERTO CONSER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77" table:style-name="ce3">
            <text:p>7477</text:p>
          </table:table-cell>
          <table:table-cell office:value-type="string" table:style-name="ce3">
            <text:p>CASSIO SERRA SARTOR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BROT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341.25" table:style-name="ce4">
            <text:p><text:s/>1.341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53" table:style-name="ce3">
            <text:p>4453</text:p>
          </table:table-cell>
          <table:table-cell office:value-type="string" table:style-name="ce3">
            <text:p>CATIA APARECIDA DE SOUSA MODOL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RUZEI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84" table:style-name="ce3">
            <text:p>11384</text:p>
          </table:table-cell>
          <table:table-cell office:value-type="string" table:style-name="ce3">
            <text:p>CAUA NOGUEIRA DE ARAUJ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832.6900000000005" table:style-name="ce4">
            <text:p><text:s/>3.832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77" table:style-name="ce3">
            <text:p>1677</text:p>
          </table:table-cell>
          <table:table-cell office:value-type="string" table:style-name="ce3">
            <text:p>CECILIA FREITAS RIB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2177.0500000000002" table:style-name="ce4">
            <text:p><text:s/>2.177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96" table:style-name="ce3">
            <text:p>2596</text:p>
          </table:table-cell>
          <table:table-cell office:value-type="string" table:style-name="ce3">
            <text:p>CECILIA MARIA DENSER DE SA ASTO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42288" table:style-name="ce3">
            <text:p>842288</text:p>
          </table:table-cell>
          <table:table-cell office:value-type="string" table:style-name="ce3">
            <text:p>CECILIA MATOS SUSTOVICH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790.59" table:style-name="ce4">
            <text:p><text:s/>790,59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43" table:style-name="ce3">
            <text:p>1643</text:p>
          </table:table-cell>
          <table:table-cell office:value-type="string" table:style-name="ce3">
            <text:p>CELESTE GABRIEL PEREIRA GEREMI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54" table:style-name="ce3">
            <text:p>4454</text:p>
          </table:table-cell>
          <table:table-cell office:value-type="string" table:style-name="ce3">
            <text:p>CELESTE LEITE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63.74" table:style-name="ce4">
            <text:p><text:s/>1.763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55" table:style-name="ce3">
            <text:p>4455</text:p>
          </table:table-cell>
          <table:table-cell office:value-type="string" table:style-name="ce3">
            <text:p>CELESTIANY VILLAR DA SILV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TREMENB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72.1" table:style-name="ce4">
            <text:p><text:s/>2.272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4.8" table:style-name="ce4">
            <text:p><text:s/>5.614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37" table:style-name="ce3">
            <text:p>2037</text:p>
          </table:table-cell>
          <table:table-cell office:value-type="string" table:style-name="ce3">
            <text:p>CELIO DA SILVA CASTRO SOBRIN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78" table:style-name="ce3">
            <text:p>7478</text:p>
          </table:table-cell>
          <table:table-cell office:value-type="string" table:style-name="ce3">
            <text:p>CELISA AGATA LOPES MO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04.72" table:style-name="ce4">
            <text:p><text:s/>3.504,7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737.76" table:style-name="ce4">
            <text:p><text:s/>6.737,7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79" table:style-name="ce3">
            <text:p>7479</text:p>
          </table:table-cell>
          <table:table-cell office:value-type="string" table:style-name="ce3">
            <text:p>CELSO ARMANDO B R RODRIG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FRANCISCO MORA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44.88" table:style-name="ce4">
            <text:p><text:s/>2.244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56" table:style-name="ce3">
            <text:p>4456</text:p>
          </table:table-cell>
          <table:table-cell office:value-type="string" table:style-name="ce3">
            <text:p>CELSO AUGUSTO WERNECK DE REZEND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RUZEI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496.39" table:style-name="ce4">
            <text:p><text:s/>2.496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2002" table:style-name="ce3">
            <text:p>492002</text:p>
          </table:table-cell>
          <table:table-cell office:value-type="string" table:style-name="ce3">
            <text:p>CELSO ELIO VANNUZ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51.24" table:style-name="ce4">
            <text:p><text:s/>3.351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67" table:style-name="ce3">
            <text:p>1367</text:p>
          </table:table-cell>
          <table:table-cell office:value-type="string" table:style-name="ce3">
            <text:p>CELSO ROCHA CAVALH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15" table:style-name="ce3">
            <text:p>8515</text:p>
          </table:table-cell>
          <table:table-cell office:value-type="string" table:style-name="ce3">
            <text:p>CESAR BOCUHY BONILH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OSE BONIFACI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64" table:style-name="ce3">
            <text:p>1364</text:p>
          </table:table-cell>
          <table:table-cell office:value-type="string" table:style-name="ce3">
            <text:p>CESAR DARIO MARIANO DA SIL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4851" table:style-name="ce3">
            <text:p>64851</text:p>
          </table:table-cell>
          <table:table-cell office:value-type="string" table:style-name="ce3">
            <text:p>CESAR PINHEIRO RODRIGU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12" table:style-name="ce3">
            <text:p>1012</text:p>
          </table:table-cell>
          <table:table-cell office:value-type="string" table:style-name="ce3">
            <text:p>CESAR RICARDO MARTIN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57" table:style-name="ce3">
            <text:p>4457</text:p>
          </table:table-cell>
          <table:table-cell office:value-type="string" table:style-name="ce3">
            <text:p>CEZAR RODRIGUES MARQ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VA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10359" table:style-name="ce3">
            <text:p>410359</text:p>
          </table:table-cell>
          <table:table-cell office:value-type="string" table:style-name="ce3">
            <text:p>CHRISTIANO AUGUSTO CORRALES DE ANDRA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559.66" table:style-name="ce4">
            <text:p><text:s/>2.559,66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38" table:style-name="ce3">
            <text:p>2038</text:p>
          </table:table-cell>
          <table:table-cell office:value-type="string" table:style-name="ce3">
            <text:p>CHRISTIANO JORGE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24" table:style-name="ce3">
            <text:p>2724</text:p>
          </table:table-cell>
          <table:table-cell office:value-type="string" table:style-name="ce3">
            <text:p>CHRISTIANO JOSE POLTRONIERI DE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91.71" table:style-name="ce4">
            <text:p><text:s/>1.091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7698" table:style-name="ce3">
            <text:p>837698</text:p>
          </table:table-cell>
          <table:table-cell office:value-type="string" table:style-name="ce3">
            <text:p>CICERO JOSE DE MORAI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42.04" table:style-name="ce4">
            <text:p><text:s/>3.042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21" table:style-name="ce3">
            <text:p>3021</text:p>
          </table:table-cell>
          <table:table-cell office:value-type="string" table:style-name="ce3">
            <text:p>CINTHIA GONCALVE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12.88" table:style-name="ce4">
            <text:p><text:s/>2.212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98320" table:style-name="ce3">
            <text:p>698320</text:p>
          </table:table-cell>
          <table:table-cell office:value-type="string" table:style-name="ce3">
            <text:p>CINTHIA MARIA CHIAVONE GRUBE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495" table:style-name="ce3">
            <text:p>6495</text:p>
          </table:table-cell>
          <table:table-cell office:value-type="string" table:style-name="ce3">
            <text:p>CINTIA MARANGO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20.85" table:style-name="ce4">
            <text:p><text:s/>2.220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48.62" table:style-name="ce4">
            <text:p><text:s/>748,62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0353" table:style-name="ce3">
            <text:p>200353</text:p>
          </table:table-cell>
          <table:table-cell office:value-type="string" table:style-name="ce3">
            <text:p>CINTIA MICHIKO BERGAM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E FAMILIA E SUCESSO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38" table:style-name="ce3">
            <text:p>1638</text:p>
          </table:table-cell>
          <table:table-cell office:value-type="string" table:style-name="ce3">
            <text:p>CLAUDEMIR APARECIDO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52" table:style-name="ce3">
            <text:p>1352</text:p>
          </table:table-cell>
          <table:table-cell office:value-type="string" table:style-name="ce3">
            <text:p>CLAUDEMIR BATTAGL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894.21" table:style-name="ce4">
            <text:p><text:s/>894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97" table:style-name="ce3">
            <text:p>1697</text:p>
          </table:table-cell>
          <table:table-cell office:value-type="string" table:style-name="ce3">
            <text:p>CLAUDIA APARECIDA JECK GARCIA NUNES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26" table:style-name="ce3">
            <text:p>726</text:p>
          </table:table-cell>
          <table:table-cell office:value-type="string" table:style-name="ce3">
            <text:p>CLAUDIA CECILIA FEDE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O MEIO AMBIENTE</text:p>
          </table:table-cell>
          <table:table-cell office:value-type="float" office:value="160" table:style-name="ce4">
            <text:p><text:s/>1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21047" table:style-name="ce3">
            <text:p>721047</text:p>
          </table:table-cell>
          <table:table-cell office:value-type="string" table:style-name="ce3">
            <text:p>CLAUDIA EDA BUSSE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27" table:style-name="ce3">
            <text:p>727</text:p>
          </table:table-cell>
          <table:table-cell office:value-type="string" table:style-name="ce3">
            <text:p>CLAUDIA FERREIRA MAC DOWEL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2A.PROMOTORIA DE JUSTICA DO JURI DA CAPITAL(JABAQUARA)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52856" table:style-name="ce3">
            <text:p>352856</text:p>
          </table:table-cell>
          <table:table-cell office:value-type="string" table:style-name="ce3">
            <text:p>CLAUDIA MARIA BER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REITOS HUMAN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84" table:style-name="ce3">
            <text:p>4984</text:p>
          </table:table-cell>
          <table:table-cell office:value-type="string" table:style-name="ce3">
            <text:p>CLAUDIA MARIA BUSSOLIN CURTOL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IRIGU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603" table:style-name="ce4">
            <text:p><text:s/>2.603,00<text:s/></text:p>
          </table:table-cell>
          <table:table-cell office:value-type="float" office:value="11229.619999999999" table:style-name="ce4">
            <text:p><text:s/>11.229,6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25" table:style-name="ce3">
            <text:p>2725</text:p>
          </table:table-cell>
          <table:table-cell office:value-type="string" table:style-name="ce3">
            <text:p>CLAUDIA MARIA LICO HABIB TOFAN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ERTAOZINH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84.54" table:style-name="ce4">
            <text:p><text:s/>1.684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office:value-type="float" office:value="1048.1100000000001" table:style-name="ce4">
            <text:p><text:s/>1.048,11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60" table:style-name="ce3">
            <text:p>1360</text:p>
          </table:table-cell>
          <table:table-cell office:value-type="string" table:style-name="ce3">
            <text:p>CLAUDIA MOREIRA FRAN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34" table:style-name="ce3">
            <text:p>2234</text:p>
          </table:table-cell>
          <table:table-cell office:value-type="string" table:style-name="ce3">
            <text:p>CLAUDIA POR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59.21" table:style-name="ce4">
            <text:p><text:s/>3.359,21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96109" table:style-name="ce3">
            <text:p>296109</text:p>
          </table:table-cell>
          <table:table-cell office:value-type="string" table:style-name="ce3">
            <text:p>CLAUDIA RODRIGUES CALDAS LOURENC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OTUCATU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819.88" table:style-name="ce4">
            <text:p><text:s/>819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58" table:style-name="ce3">
            <text:p>4458</text:p>
          </table:table-cell>
          <table:table-cell office:value-type="string" table:style-name="ce3">
            <text:p>CLAUDINEI DE MELO ALVE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 AREA REGIONAL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86.3699999999999" table:style-name="ce4">
            <text:p><text:s/>1.286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56" table:style-name="ce3">
            <text:p>2256</text:p>
          </table:table-cell>
          <table:table-cell office:value-type="string" table:style-name="ce3">
            <text:p>CLAUDIO BONADIA DE SOUZ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ATU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47" table:style-name="ce3">
            <text:p>3347</text:p>
          </table:table-cell>
          <table:table-cell office:value-type="string" table:style-name="ce3">
            <text:p>CLAUDIO CAVALL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75.75" table:style-name="ce4">
            <text:p><text:s/>3.275,75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16" table:style-name="ce3">
            <text:p>8516</text:p>
          </table:table-cell>
          <table:table-cell office:value-type="string" table:style-name="ce3">
            <text:p>CLAUDIO DE MELLO FERREI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RESIDENTE EPITACI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5101.5200000000004" table:style-name="ce4">
            <text:p><text:s/>5.101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496" table:style-name="ce3">
            <text:p>6496</text:p>
          </table:table-cell>
          <table:table-cell office:value-type="string" table:style-name="ce3">
            <text:p>CLAUDIO HENRIQUE BASTOS GIANN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28" table:style-name="ce3">
            <text:p>3328</text:p>
          </table:table-cell>
          <table:table-cell office:value-type="string" table:style-name="ce3">
            <text:p>CLAUDIO JOSE BAPTISTA MORELL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67" table:style-name="ce3">
            <text:p>2267</text:p>
          </table:table-cell>
          <table:table-cell office:value-type="string" table:style-name="ce3">
            <text:p>CLAUDIO LUIS WATANABE ESCAVASS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720" table:style-name="ce4">
            <text:p><text:s/>720,00<text:s/></text:p>
          </table:table-cell>
          <table:table-cell office:value-type="float" office:value="2214.42" table:style-name="ce4">
            <text:p><text:s/>2.214,42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42" table:style-name="ce3">
            <text:p>1642</text:p>
          </table:table-cell>
          <table:table-cell office:value-type="string" table:style-name="ce3">
            <text:p>CLAUDIO ROGERIO FERR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ARAC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96.14" table:style-name="ce4">
            <text:p><text:s/>1.796,14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24150" table:style-name="ce3">
            <text:p>724150</text:p>
          </table:table-cell>
          <table:table-cell office:value-type="string" table:style-name="ce3">
            <text:p>CLAUDIO SANTOS DE MO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17" table:style-name="ce3">
            <text:p>8517</text:p>
          </table:table-cell>
          <table:table-cell office:value-type="string" table:style-name="ce3">
            <text:p>CLAUDIO SANTOS MACHAD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TUPI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79.55" table:style-name="ce4">
            <text:p><text:s/>1.279,55<text:s/></text:p>
          </table:table-cell>
          <table:table-cell office:value-type="float" office:value="8534.5" table:style-name="ce4">
            <text:p><text:s/>8.534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18" table:style-name="ce3">
            <text:p>8518</text:p>
          </table:table-cell>
          <table:table-cell office:value-type="string" table:style-name="ce3">
            <text:p>CLAUDIO SERGIO ALVES TEIX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QUAQUECE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13.21" table:style-name="ce4">
            <text:p><text:s/>1.213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4999" table:style-name="ce3">
            <text:p>224999</text:p>
          </table:table-cell>
          <table:table-cell office:value-type="string" table:style-name="ce3">
            <text:p>CLAUDIONOR MENDONCA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JABAQUA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68" table:style-name="ce3">
            <text:p>4068</text:p>
          </table:table-cell>
          <table:table-cell office:value-type="string" table:style-name="ce3">
            <text:p>CLEBER PEREIRA DEFIN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ATA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37.32" table:style-name="ce4">
            <text:p><text:s/>1.537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737.76" table:style-name="ce4">
            <text:p><text:s/>6.737,7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33" table:style-name="ce3">
            <text:p>3233</text:p>
          </table:table-cell>
          <table:table-cell office:value-type="string" table:style-name="ce3">
            <text:p>CLEBER ROGERIO MASSO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54" table:style-name="ce3">
            <text:p>3354</text:p>
          </table:table-cell>
          <table:table-cell office:value-type="string" table:style-name="ce3">
            <text:p>CLEBER TAKASHI MURAKAW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VOTUPORA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95.08" table:style-name="ce4">
            <text:p><text:s/>2.395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33" table:style-name="ce3">
            <text:p>7333</text:p>
          </table:table-cell>
          <table:table-cell office:value-type="string" table:style-name="ce3">
            <text:p>CLEITON LUIS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L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39.35" table:style-name="ce4">
            <text:p><text:s/>1.539,3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602" table:style-name="ce3">
            <text:p>2602</text:p>
          </table:table-cell>
          <table:table-cell office:value-type="string" table:style-name="ce3">
            <text:p>CLEVER RODOLFO CARVALHO VASCONCEL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MILITAR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444.66" table:style-name="ce4">
            <text:p><text:s/>2.444,66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4280" table:style-name="ce3">
            <text:p>204280</text:p>
          </table:table-cell>
          <table:table-cell office:value-type="string" table:style-name="ce3">
            <text:p>CLODOALDO BATISTA MACI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91031" table:style-name="ce3">
            <text:p>391031</text:p>
          </table:table-cell>
          <table:table-cell office:value-type="string" table:style-name="ce3">
            <text:p>CLOVIS CARDOSO DE SIQU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160" table:style-name="ce4">
            <text:p><text:s/>1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55" table:style-name="ce3">
            <text:p>5655</text:p>
          </table:table-cell>
          <table:table-cell office:value-type="string" table:style-name="ce3">
            <text:p>CLOVIS DE CASTRO HUM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54.37" table:style-name="ce4">
            <text:p><text:s/>3.354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56" table:style-name="ce3">
            <text:p>5656</text:p>
          </table:table-cell>
          <table:table-cell office:value-type="string" table:style-name="ce3">
            <text:p>CONSTANCE CAROLINE ALBERTINA ALVES TOS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85" table:style-name="ce3">
            <text:p>4985</text:p>
          </table:table-cell>
          <table:table-cell office:value-type="string" table:style-name="ce3">
            <text:p>CORINE MIREILLE VINCENT NIMTZ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MONTE MOR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974" table:style-name="ce3">
            <text:p>2974</text:p>
          </table:table-cell>
          <table:table-cell office:value-type="string" table:style-name="ce3">
            <text:p>CRISTIANA TOBIAS DE AGUIAR MOELLER STEIN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603" table:style-name="ce3">
            <text:p>2603</text:p>
          </table:table-cell>
          <table:table-cell office:value-type="string" table:style-name="ce3">
            <text:p>CRISTIANE CARDOSO ROQU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603.5700000000002" table:style-name="ce4">
            <text:p><text:s/>2.603,57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08" table:style-name="ce3">
            <text:p>3008</text:p>
          </table:table-cell>
          <table:table-cell office:value-type="string" table:style-name="ce3">
            <text:p>CRISTIANE CORREA DE SOUZA HILL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57" table:style-name="ce3">
            <text:p>5657</text:p>
          </table:table-cell>
          <table:table-cell office:value-type="string" table:style-name="ce3">
            <text:p>CRISTIANE DE MORAIS RIBEIRO S C DE CAMARG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MONTE MOR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38" table:style-name="ce3">
            <text:p>2538</text:p>
          </table:table-cell>
          <table:table-cell office:value-type="string" table:style-name="ce3">
            <text:p>CRISTIANE MELILO DILASCIO MOHMARI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13" table:style-name="ce3">
            <text:p>1013</text:p>
          </table:table-cell>
          <table:table-cell office:value-type="string" table:style-name="ce3">
            <text:p>CRISTIANE PATRICIA CABR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00.23" table:style-name="ce4">
            <text:p><text:s/>1.100,2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39" table:style-name="ce3">
            <text:p>2539</text:p>
          </table:table-cell>
          <table:table-cell office:value-type="string" table:style-name="ce3">
            <text:p>CRISTIANE YOKO SH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12.49" table:style-name="ce4">
            <text:p><text:s/>1.71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75" table:style-name="ce3">
            <text:p>10575</text:p>
          </table:table-cell>
          <table:table-cell office:value-type="string" table:style-name="ce3">
            <text:p>CRISTIANO DE BARROS SANTO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888.78" table:style-name="ce4">
            <text:p><text:s/>888,7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737.76" table:style-name="ce4">
            <text:p><text:s/>6.737,7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40" table:style-name="ce3">
            <text:p>2540</text:p>
          </table:table-cell>
          <table:table-cell office:value-type="string" table:style-name="ce3">
            <text:p>CRISTIANO PEREIRA MORAES GARC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14" table:style-name="ce3">
            <text:p>1014</text:p>
          </table:table-cell>
          <table:table-cell office:value-type="string" table:style-name="ce3">
            <text:p>CRISTINA DI GIAIMO CABOCL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677.65" table:style-name="ce4">
            <text:p><text:s/>677,65<text:s/></text:p>
          </table:table-cell>
          <table:table-cell office:value-type="float" office:value="1742.82" table:style-name="ce4">
            <text:p><text:s/>1.742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26" table:style-name="ce3">
            <text:p>2726</text:p>
          </table:table-cell>
          <table:table-cell office:value-type="string" table:style-name="ce3">
            <text:p>CRISTINA GODOY DE ARAUJO FREI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41" table:style-name="ce3">
            <text:p>2541</text:p>
          </table:table-cell>
          <table:table-cell office:value-type="string" table:style-name="ce3">
            <text:p>CRISTINA HOD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IPIRANGA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57" table:style-name="ce3">
            <text:p>1657</text:p>
          </table:table-cell>
          <table:table-cell office:value-type="string" table:style-name="ce3">
            <text:p>CRISTINA PAL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984.99" table:style-name="ce4">
            <text:p><text:s/>2.984,9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0390" table:style-name="ce3">
            <text:p>200390</text:p>
          </table:table-cell>
          <table:table-cell office:value-type="string" table:style-name="ce3">
            <text:p>CRISTINA TRAVALINI DE ABREU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IVEL DE SAO MIGUEL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88" table:style-name="ce3">
            <text:p>1688</text:p>
          </table:table-cell>
          <table:table-cell office:value-type="string" table:style-name="ce3">
            <text:p>CYNTHIA BRUETTO RODRIGUES DE MO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400" table:style-name="ce4">
            <text:p><text:s/>400,00<text:s/></text:p>
          </table:table-cell>
          <table:table-cell office:value-type="float" office:value="2703.04" table:style-name="ce4">
            <text:p><text:s/>2.703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46" table:style-name="ce3">
            <text:p>3746</text:p>
          </table:table-cell>
          <table:table-cell office:value-type="string" table:style-name="ce3">
            <text:p>CYNTHIA CASSEB NASCIMBEN GA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TANDUVA</text:p>
          </table:table-cell>
          <table:table-cell office:value-type="float" office:value="80" table:style-name="ce4">
            <text:p><text:s/>80,00<text:s/></text:p>
          </table:table-cell>
          <table:table-cell office:value-type="float" office:value="2176.77" table:style-name="ce4">
            <text:p><text:s/>2.176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47" table:style-name="ce3">
            <text:p>3747</text:p>
          </table:table-cell>
          <table:table-cell office:value-type="string" table:style-name="ce3">
            <text:p>CYNTHIA PARDO ANDRADE AMAR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77.0500000000002" table:style-name="ce4">
            <text:p><text:s/>2.177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12" table:style-name="ce3">
            <text:p>10512</text:p>
          </table:table-cell>
          <table:table-cell office:value-type="string" table:style-name="ce3">
            <text:p>CYRO SOUZA TEIXEIRA DE CARVALHO NE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BURITAM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983.74" table:style-name="ce4">
            <text:p><text:s/>1.983,74<text:s/></text:p>
          </table:table-cell>
          <table:table-cell office:value-type="float" office:value="3818.04" table:style-name="ce4">
            <text:p><text:s/>3.818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975" table:style-name="ce3">
            <text:p>2975</text:p>
          </table:table-cell>
          <table:table-cell office:value-type="string" table:style-name="ce3">
            <text:p>DAIANA DEGASPERI COTE GI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88" table:style-name="ce3">
            <text:p>11388</text:p>
          </table:table-cell>
          <table:table-cell office:value-type="string" table:style-name="ce3">
            <text:p>DALILA CARVALHO CIRIL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JOAO DA BOA VISTA</text:p>
          </table:table-cell>
          <table:table-cell office:value-type="float" office:value="880" table:style-name="ce4">
            <text:p><text:s/>880,00<text:s/></text:p>
          </table:table-cell>
          <table:table-cell office:value-type="float" office:value="1883.78" table:style-name="ce4">
            <text:p><text:s/>1.883,78<text:s/></text:p>
          </table:table-cell>
          <table:table-cell office:value-type="float" office:value="13924.74" table:style-name="ce4">
            <text:p><text:s/>13.924,74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1102" table:style-name="ce3">
            <text:p>201102</text:p>
          </table:table-cell>
          <table:table-cell office:value-type="string" table:style-name="ce3">
            <text:p>DALMIR RADICCH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498" table:style-name="ce3">
            <text:p>6498</text:p>
          </table:table-cell>
          <table:table-cell office:value-type="string" table:style-name="ce3">
            <text:p>DANIEL ARDEVINO FONSECA DO NASCIMEN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ORLAND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342.58" table:style-name="ce4">
            <text:p><text:s/>1.342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74" table:style-name="ce3">
            <text:p>7374</text:p>
          </table:table-cell>
          <table:table-cell office:value-type="string" table:style-name="ce3">
            <text:p>DANIEL AUGUSTO CAVALA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FRANCO DA ROCH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42.46" table:style-name="ce4">
            <text:p><text:s/>1.542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87" table:style-name="ce3">
            <text:p>3387</text:p>
          </table:table-cell>
          <table:table-cell office:value-type="string" table:style-name="ce3">
            <text:p>DANIEL AZADINHO PALMEZAN CALDERA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FERNANDO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40.38" table:style-name="ce4">
            <text:p><text:s/>940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69" table:style-name="ce3">
            <text:p>4069</text:p>
          </table:table-cell>
          <table:table-cell office:value-type="string" table:style-name="ce3">
            <text:p>DANIEL COTTO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EM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712.82" table:style-name="ce4">
            <text:p><text:s/>2.712,82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11" table:style-name="ce3">
            <text:p>3311</text:p>
          </table:table-cell>
          <table:table-cell office:value-type="string" table:style-name="ce3">
            <text:p>DANIEL FONTA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62" table:style-name="ce3">
            <text:p>10562</text:p>
          </table:table-cell>
          <table:table-cell office:value-type="string" table:style-name="ce3">
            <text:p>DANIEL GRUENWALD LEPINE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732.07" table:style-name="ce4">
            <text:p><text:s/>732,0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4.8" table:style-name="ce4">
            <text:p><text:s/>5.614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80" table:style-name="ce3">
            <text:p>7480</text:p>
          </table:table-cell>
          <table:table-cell office:value-type="string" table:style-name="ce3">
            <text:p>DANIEL GUSTAVO COSTA MARTO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59.3900000000001" table:style-name="ce4">
            <text:p><text:s/>1.259,39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19" table:style-name="ce3">
            <text:p>8519</text:p>
          </table:table-cell>
          <table:table-cell office:value-type="string" table:style-name="ce3">
            <text:p>DANIEL HENRIQUE SILVA MIRAN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30.06" table:style-name="ce4">
            <text:p><text:s/>2.930,0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39" table:style-name="ce3">
            <text:p>2039</text:p>
          </table:table-cell>
          <table:table-cell office:value-type="string" table:style-name="ce3">
            <text:p>DANIEL ISAAC FRIEDMAN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400" table:style-name="ce4">
            <text:p><text:s/>4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29" table:style-name="ce3">
            <text:p>729</text:p>
          </table:table-cell>
          <table:table-cell office:value-type="string" table:style-name="ce3">
            <text:p>DANIEL JOSE DE ANGEL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18.7200000000003" table:style-name="ce4">
            <text:p><text:s/>2.818,7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63" table:style-name="ce3">
            <text:p>3363</text:p>
          </table:table-cell>
          <table:table-cell office:value-type="string" table:style-name="ce3">
            <text:p>DANIEL LEME DE ARRU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TATUAP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499" table:style-name="ce3">
            <text:p>6499</text:p>
          </table:table-cell>
          <table:table-cell office:value-type="string" table:style-name="ce3">
            <text:p>DANIEL MAGALHAES ALBUQUERQUE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92" table:style-name="ce3">
            <text:p>11392</text:p>
          </table:table-cell>
          <table:table-cell office:value-type="string" table:style-name="ce3">
            <text:p>DANIEL MENEZES DA ROCHA CRIOUL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NDRADI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68.3699999999999" table:style-name="ce4">
            <text:p><text:s/>1.068,37<text:s/></text:p>
          </table:table-cell>
          <table:table-cell office:value-type="float" office:value="1122.92" table:style-name="ce4">
            <text:p><text:s/>1.122,92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42" table:style-name="ce3">
            <text:p>2542</text:p>
          </table:table-cell>
          <table:table-cell office:value-type="string" table:style-name="ce3">
            <text:p>DANIEL PASSANEZI PEGORA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U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04.0500000000002" table:style-name="ce4">
            <text:p><text:s/>2.104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58" table:style-name="ce3">
            <text:p>5658</text:p>
          </table:table-cell>
          <table:table-cell office:value-type="string" table:style-name="ce3">
            <text:p>DANIEL PORTO GODINH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EGIST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072.9" table:style-name="ce4">
            <text:p><text:s/>2.072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40" table:style-name="ce3">
            <text:p>2040</text:p>
          </table:table-cell>
          <table:table-cell office:value-type="string" table:style-name="ce3">
            <text:p>DANIEL RIBEIR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TATUAP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57.73" table:style-name="ce4">
            <text:p><text:s/>3.357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36186" table:style-name="ce3">
            <text:p>536186</text:p>
          </table:table-cell>
          <table:table-cell office:value-type="string" table:style-name="ce3">
            <text:p>DANIEL ROBERTO FINK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14128" table:style-name="ce3">
            <text:p>614128</text:p>
          </table:table-cell>
          <table:table-cell office:value-type="string" table:style-name="ce3">
            <text:p>DANIEL RODRIGUES DE MACED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48" table:style-name="ce3">
            <text:p>3748</text:p>
          </table:table-cell>
          <table:table-cell office:value-type="string" table:style-name="ce3">
            <text:p>DANIEL SANTERINI CAI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185.48" table:style-name="ce4">
            <text:p><text:s/>3.185,48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10" table:style-name="ce3">
            <text:p>3310</text:p>
          </table:table-cell>
          <table:table-cell office:value-type="string" table:style-name="ce3">
            <text:p>DANIEL SERRA AZUL GUIMA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81" table:style-name="ce3">
            <text:p>7481</text:p>
          </table:table-cell>
          <table:table-cell office:value-type="string" table:style-name="ce3">
            <text:p>DANIEL TADEU DOS SANTOS MAN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ARTINO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807.26" table:style-name="ce4">
            <text:p><text:s/>1.807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59" table:style-name="ce3">
            <text:p>4459</text:p>
          </table:table-cell>
          <table:table-cell office:value-type="string" table:style-name="ce3">
            <text:p>DANIEL TOSTA DE FREI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ERTAOZINH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94.6300000000001" table:style-name="ce4">
            <text:p><text:s/>1.094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00" table:style-name="ce3">
            <text:p>6500</text:p>
          </table:table-cell>
          <table:table-cell office:value-type="string" table:style-name="ce3">
            <text:p>DANIEL ZULIA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CAMPINAS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886.63" table:style-name="ce4">
            <text:p><text:s/>886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68" table:style-name="ce3">
            <text:p>1668</text:p>
          </table:table-cell>
          <table:table-cell office:value-type="string" table:style-name="ce3">
            <text:p>DANIELA ANGELI RIBEIRO VALLA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67" table:style-name="ce3">
            <text:p>3367</text:p>
          </table:table-cell>
          <table:table-cell office:value-type="string" table:style-name="ce3">
            <text:p>DANIELA BALDAN REI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ATA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004.0500000000002" table:style-name="ce4">
            <text:p><text:s/>2.004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60" table:style-name="ce3">
            <text:p>2560</text:p>
          </table:table-cell>
          <table:table-cell office:value-type="string" table:style-name="ce3">
            <text:p>DANIELA CRISTINA RIOS GONC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01" table:style-name="ce3">
            <text:p>6501</text:p>
          </table:table-cell>
          <table:table-cell office:value-type="string" table:style-name="ce3">
            <text:p>DANIELA DERMENDJIAN DUPRAT AVELLA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PEV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59" table:style-name="ce3">
            <text:p>5659</text:p>
          </table:table-cell>
          <table:table-cell office:value-type="string" table:style-name="ce3">
            <text:p>DANIELA DOMINGUES HRISTOV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60" table:style-name="ce4">
            <text:p><text:s/>160,00<text:s/></text:p>
          </table:table-cell>
          <table:table-cell office:value-type="float" office:value="2385.4399999999996" table:style-name="ce4">
            <text:p><text:s/>2.385,4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19" table:style-name="ce3">
            <text:p>3319</text:p>
          </table:table-cell>
          <table:table-cell office:value-type="string" table:style-name="ce3">
            <text:p>DANIELA HASHIM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A LAP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43" table:style-name="ce3">
            <text:p>3343</text:p>
          </table:table-cell>
          <table:table-cell office:value-type="string" table:style-name="ce3">
            <text:p>DANIELA ITO ECHEVERRI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ALIN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22" table:style-name="ce3">
            <text:p>3022</text:p>
          </table:table-cell>
          <table:table-cell office:value-type="string" table:style-name="ce3">
            <text:p>DANIELA MERINO ALHADEF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NDAI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12.49" table:style-name="ce4">
            <text:p><text:s/>1.71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20" table:style-name="ce3">
            <text:p>8520</text:p>
          </table:table-cell>
          <table:table-cell office:value-type="string" table:style-name="ce3">
            <text:p>DANIELA MICHELE SANTOS NEVE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63.85" table:style-name="ce4">
            <text:p><text:s/>963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13" table:style-name="ce3">
            <text:p>3313</text:p>
          </table:table-cell>
          <table:table-cell office:value-type="string" table:style-name="ce3">
            <text:p>DANIELA MOYSES DA SILVEIRA FAVA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98.85" table:style-name="ce4">
            <text:p><text:s/>2.898,85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60" table:style-name="ce3">
            <text:p>4460</text:p>
          </table:table-cell>
          <table:table-cell office:value-type="string" table:style-name="ce3">
            <text:p>DANIELA PRIANTE BELL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50" table:style-name="ce3">
            <text:p>3750</text:p>
          </table:table-cell>
          <table:table-cell office:value-type="string" table:style-name="ce3">
            <text:p>DANIELA RANGEL CUNHA AMADE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TAU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185.48" table:style-name="ce4">
            <text:p><text:s/>3.185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43" table:style-name="ce3">
            <text:p>2543</text:p>
          </table:table-cell>
          <table:table-cell office:value-type="string" table:style-name="ce3">
            <text:p>DANIELA REIS PASTORELLO MATOS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34" table:style-name="ce3">
            <text:p>7334</text:p>
          </table:table-cell>
          <table:table-cell office:value-type="string" table:style-name="ce3">
            <text:p>DANIELA ROMANELLI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13.21" table:style-name="ce4">
            <text:p><text:s/>1.213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70" table:style-name="ce3">
            <text:p>4070</text:p>
          </table:table-cell>
          <table:table-cell office:value-type="string" table:style-name="ce3">
            <text:p>DANIELA VIDAL MILIONI GONC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QUAQUECETUBA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2023.8" table:style-name="ce4">
            <text:p><text:s/>2.023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02" table:style-name="ce3">
            <text:p>6502</text:p>
          </table:table-cell>
          <table:table-cell office:value-type="string" table:style-name="ce3">
            <text:p>DANIELE MACIEL DA SILV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ÇA DE SANTANA DE PARNAÍ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11.38" table:style-name="ce4">
            <text:p><text:s/>1.611,38<text:s/></text:p>
          </table:table-cell>
          <table:table-cell office:value-type="float" office:value="5839.38" table:style-name="ce4">
            <text:p><text:s/>5.839,38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51" table:style-name="ce3">
            <text:p>3751</text:p>
          </table:table-cell>
          <table:table-cell office:value-type="string" table:style-name="ce3">
            <text:p>DANIELE RAMIA NEGRA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IRASSO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48.2199999999998" table:style-name="ce4">
            <text:p><text:s/>2.248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38" table:style-name="ce3">
            <text:p>7338</text:p>
          </table:table-cell>
          <table:table-cell office:value-type="string" table:style-name="ce3">
            <text:p>DANIELE VOLPATO SORDI DE CARVALHO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54.7800000000002" table:style-name="ce4">
            <text:p><text:s/>2.354,7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38" table:style-name="ce3">
            <text:p>3338</text:p>
          </table:table-cell>
          <table:table-cell office:value-type="string" table:style-name="ce3">
            <text:p>DANIELLA DI GREGORIO LANDER KENWORTH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60" table:style-name="ce3">
            <text:p>11360</text:p>
          </table:table-cell>
          <table:table-cell office:value-type="string" table:style-name="ce3">
            <text:p>DANIELLE CASTANHEIRA DE OLIVEIR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JA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79.29" table:style-name="ce4">
            <text:p><text:s/>1.079,29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76" table:style-name="ce3">
            <text:p>10576</text:p>
          </table:table-cell>
          <table:table-cell office:value-type="string" table:style-name="ce3">
            <text:p>DANILO KEITI GO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76.73" table:style-name="ce4">
            <text:p><text:s/>1.276,73<text:s/></text:p>
          </table:table-cell>
          <table:table-cell office:value-type="float" office:value="8534.5" table:style-name="ce4">
            <text:p><text:s/>8.534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21" table:style-name="ce3">
            <text:p>8521</text:p>
          </table:table-cell>
          <table:table-cell office:value-type="string" table:style-name="ce3">
            <text:p>DANILO ORLANDO PUGLIES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ARAC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42" table:style-name="ce3">
            <text:p>2042</text:p>
          </table:table-cell>
          <table:table-cell office:value-type="string" table:style-name="ce3">
            <text:p>DANILO PALAMONE AGUDO ROM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61" table:style-name="ce3">
            <text:p>4461</text:p>
          </table:table-cell>
          <table:table-cell office:value-type="string" table:style-name="ce3">
            <text:p>DANILO ROBERTO ME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05.95" table:style-name="ce4">
            <text:p><text:s/>2.805,95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27" table:style-name="ce3">
            <text:p>2727</text:p>
          </table:table-cell>
          <table:table-cell office:value-type="string" table:style-name="ce3">
            <text:p>DARLAN DALTON MARQ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56549" table:style-name="ce3">
            <text:p>556549</text:p>
          </table:table-cell>
          <table:table-cell office:value-type="string" table:style-name="ce3">
            <text:p>DAVID CURY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62" table:style-name="ce3">
            <text:p>4462</text:p>
          </table:table-cell>
          <table:table-cell office:value-type="string" table:style-name="ce3">
            <text:p>DEBORA ANDERSO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UVERAV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800.96" table:style-name="ce4">
            <text:p><text:s/>1.800,9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06" table:style-name="ce3">
            <text:p>7306</text:p>
          </table:table-cell>
          <table:table-cell office:value-type="string" table:style-name="ce3">
            <text:p>DEBORA BERTOLINI FERREIRA SIMONE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76.35" table:style-name="ce4">
            <text:p><text:s/>1.576,3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191" table:style-name="ce3">
            <text:p>3191</text:p>
          </table:table-cell>
          <table:table-cell office:value-type="string" table:style-name="ce3">
            <text:p>DEBORA BEZERRA DE MENEZ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459.13" table:style-name="ce4">
            <text:p><text:s/>3.459,1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39" table:style-name="ce3">
            <text:p>4539</text:p>
          </table:table-cell>
          <table:table-cell office:value-type="string" table:style-name="ce3">
            <text:p>DEBORA DE CAMARGO AL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CARAPICUI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98.54" table:style-name="ce4">
            <text:p><text:s/>1.098,54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1684.44" table:style-name="ce4">
            <text:p><text:s/>1.684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58" table:style-name="ce3">
            <text:p>1358</text:p>
          </table:table-cell>
          <table:table-cell office:value-type="string" table:style-name="ce3">
            <text:p>DEBORA ELAINE PAULEL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720" table:style-name="ce4">
            <text:p><text:s/>72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71" table:style-name="ce3">
            <text:p>4071</text:p>
          </table:table-cell>
          <table:table-cell office:value-type="string" table:style-name="ce3">
            <text:p>DEBORA MORETTI FUMACH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11" table:style-name="ce4">
            <text:p><text:s/>2.111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72" table:style-name="ce3">
            <text:p>4072</text:p>
          </table:table-cell>
          <table:table-cell office:value-type="string" table:style-name="ce3">
            <text:p>DEBORA ORSI DUT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LENCOIS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60" table:style-name="ce3">
            <text:p>5660</text:p>
          </table:table-cell>
          <table:table-cell office:value-type="string" table:style-name="ce3">
            <text:p>DEBORAH CRISTINA BENA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43" table:style-name="ce3">
            <text:p>2043</text:p>
          </table:table-cell>
          <table:table-cell office:value-type="string" table:style-name="ce3">
            <text:p>DEBORAH KELLY AFFON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482.1799999999998" table:style-name="ce4">
            <text:p><text:s/>2.482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52520" table:style-name="ce3">
            <text:p>352520</text:p>
          </table:table-cell>
          <table:table-cell office:value-type="string" table:style-name="ce3">
            <text:p>DEBORAH PIERR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93.31" table:style-name="ce4">
            <text:p><text:s/>3.393,3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97" table:style-name="ce3">
            <text:p>1397</text:p>
          </table:table-cell>
          <table:table-cell office:value-type="string" table:style-name="ce3">
            <text:p>DEISE MARY GALU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9446" table:style-name="ce3">
            <text:p>169446</text:p>
          </table:table-cell>
          <table:table-cell office:value-type="string" table:style-name="ce3">
            <text:p>DELCIO DELARC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2934" table:style-name="ce3">
            <text:p>402934</text:p>
          </table:table-cell>
          <table:table-cell office:value-type="string" table:style-name="ce3">
            <text:p>DELCIO GASPEROTTO STORO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15329.23" table:style-name="ce4">
            <text:p><text:s/>15.329,2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4139" table:style-name="ce3">
            <text:p>204139</text:p>
          </table:table-cell>
          <table:table-cell office:value-type="string" table:style-name="ce3">
            <text:p>DELTON ESTEVES PASTOR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2.94000000000005" table:style-name="ce4">
            <text:p><text:s/>112,94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28" table:style-name="ce3">
            <text:p>2228</text:p>
          </table:table-cell>
          <table:table-cell office:value-type="string" table:style-name="ce3">
            <text:p>DENILSON DE SOUZA FREI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42.57" table:style-name="ce4">
            <text:p><text:s/>1.642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09" table:style-name="ce3">
            <text:p>3009</text:p>
          </table:table-cell>
          <table:table-cell office:value-type="string" table:style-name="ce3">
            <text:p>DENIS FABIO MARSO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VILA PRUDENTE</text:p>
          </table:table-cell>
          <table:table-cell office:value-type="float" office:value="880" table:style-name="ce4">
            <text:p><text:s/>880,00<text:s/></text:p>
          </table:table-cell>
          <table:table-cell office:value-type="float" office:value="2395.08" table:style-name="ce4">
            <text:p><text:s/>2.395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192" table:style-name="ce3">
            <text:p>3192</text:p>
          </table:table-cell>
          <table:table-cell office:value-type="string" table:style-name="ce3">
            <text:p>DENIS HENRIQUE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MA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5871.5599999999995" table:style-name="ce4">
            <text:p><text:s/>5.871,56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10" table:style-name="ce3">
            <text:p>3010</text:p>
          </table:table-cell>
          <table:table-cell office:value-type="string" table:style-name="ce3">
            <text:p>DENIS PEIXOTO PARRO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857.71" table:style-name="ce4">
            <text:p><text:s/>1.857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24" table:style-name="ce3">
            <text:p>3324</text:p>
          </table:table-cell>
          <table:table-cell office:value-type="string" table:style-name="ce3">
            <text:p>DENISE ALESSANDRA MONTEIRO MEND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AMERICO BRASILIENS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00.87" table:style-name="ce4">
            <text:p><text:s/>2.200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52" table:style-name="ce3">
            <text:p>3752</text:p>
          </table:table-cell>
          <table:table-cell office:value-type="string" table:style-name="ce3">
            <text:p>DENISE CECILIA PAVAN BUO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22" table:style-name="ce3">
            <text:p>8522</text:p>
          </table:table-cell>
          <table:table-cell office:value-type="string" table:style-name="ce3">
            <text:p>DENISE CRISTINA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4.8" table:style-name="ce4">
            <text:p><text:s/>5.614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46316" table:style-name="ce3">
            <text:p>546316</text:p>
          </table:table-cell>
          <table:table-cell office:value-type="string" table:style-name="ce3">
            <text:p>DENISE DE OLIVEIRA NASCIMEN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395.28999999999996" table:style-name="ce4">
            <text:p><text:s/>395,29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198" table:style-name="ce3">
            <text:p>2198</text:p>
          </table:table-cell>
          <table:table-cell office:value-type="string" table:style-name="ce3">
            <text:p>DENISE ELIZABETH HERRE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916.39" table:style-name="ce4">
            <text:p><text:s/>2.916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07" table:style-name="ce3">
            <text:p>2707</text:p>
          </table:table-cell>
          <table:table-cell office:value-type="string" table:style-name="ce3">
            <text:p>DENNY ANGELO DA SILVA DE CARO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03" table:style-name="ce3">
            <text:p>6503</text:p>
          </table:table-cell>
          <table:table-cell office:value-type="string" table:style-name="ce3">
            <text:p>DIEGO ANTONIO BISCO LELI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GUA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04" table:style-name="ce3">
            <text:p>6504</text:p>
          </table:table-cell>
          <table:table-cell office:value-type="string" table:style-name="ce3">
            <text:p>DIEGO DUTRA GOULART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JAND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013.97" table:style-name="ce4">
            <text:p><text:s/>2.013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23" table:style-name="ce3">
            <text:p>8523</text:p>
          </table:table-cell>
          <table:table-cell office:value-type="string" table:style-name="ce3">
            <text:p>DIEGO RAFAEL DO AMARAL MONTANH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RUZEI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11463" table:style-name="ce3">
            <text:p>511463</text:p>
          </table:table-cell>
          <table:table-cell office:value-type="string" table:style-name="ce3">
            <text:p>DILCE HELENA BROCCHI DE OLIVEIRA PADUA PREST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PINHEIR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82" table:style-name="ce3">
            <text:p>3382</text:p>
          </table:table-cell>
          <table:table-cell office:value-type="string" table:style-name="ce3">
            <text:p>DILSON SANTIAGO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44.98" table:style-name="ce4">
            <text:p><text:s/>1.244,9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3775" table:style-name="ce3">
            <text:p>253775</text:p>
          </table:table-cell>
          <table:table-cell office:value-type="string" table:style-name="ce3">
            <text:p>DIMITRIOS EUGENIO BUER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3224.84" table:style-name="ce4">
            <text:p><text:s/>3.224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61" table:style-name="ce3">
            <text:p>5661</text:p>
          </table:table-cell>
          <table:table-cell office:value-type="string" table:style-name="ce3">
            <text:p>DIOGO PACINI DE MEDEIROS E ALBUQUERQU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91.06" table:style-name="ce4">
            <text:p><text:s/>2.191,0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16812" table:style-name="ce3">
            <text:p>616812</text:p>
          </table:table-cell>
          <table:table-cell office:value-type="string" table:style-name="ce3">
            <text:p>DJALMA MARINHO CUNHA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415.34" table:style-name="ce4">
            <text:p><text:s/>2.415,3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75850" table:style-name="ce3">
            <text:p>575850</text:p>
          </table:table-cell>
          <table:table-cell office:value-type="string" table:style-name="ce3">
            <text:p>DONISETE TAVARES MORAES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AO DA BOA V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469.41" table:style-name="ce4">
            <text:p><text:s/>1.469,4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93" table:style-name="ce3">
            <text:p>1393</text:p>
          </table:table-cell>
          <table:table-cell office:value-type="string" table:style-name="ce3">
            <text:p>DORA MARTIN STRILICHERK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803.13" table:style-name="ce4">
            <text:p><text:s/>4.803,1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193" table:style-name="ce3">
            <text:p>3193</text:p>
          </table:table-cell>
          <table:table-cell office:value-type="string" table:style-name="ce3">
            <text:p>DORIO SAMPAIO DIA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IRIGU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8.05" table:style-name="ce4">
            <text:p><text:s/>358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44" table:style-name="ce3">
            <text:p>2044</text:p>
          </table:table-cell>
          <table:table-cell office:value-type="string" table:style-name="ce3">
            <text:p>DOSMAR SANDRO VALE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57" table:style-name="ce4">
            <text:p><text:s/>1.757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2702" table:style-name="ce3">
            <text:p>62702</text:p>
          </table:table-cell>
          <table:table-cell office:value-type="string" table:style-name="ce3">
            <text:p>EBNEZER SALGADO SOAR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67069" table:style-name="ce3">
            <text:p>367069</text:p>
          </table:table-cell>
          <table:table-cell office:value-type="string" table:style-name="ce3">
            <text:p>EDER DO LAGO MENDES FER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0100" table:style-name="ce3">
            <text:p>400100</text:p>
          </table:table-cell>
          <table:table-cell office:value-type="string" table:style-name="ce3">
            <text:p>EDER SEGU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707.04" table:style-name="ce4">
            <text:p><text:s/>2.707,04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65334" table:style-name="ce3">
            <text:p>365334</text:p>
          </table:table-cell>
          <table:table-cell office:value-type="string" table:style-name="ce3">
            <text:p>EDGARD MOREIRA DA SIL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81" table:style-name="ce3">
            <text:p>1681</text:p>
          </table:table-cell>
          <table:table-cell office:value-type="string" table:style-name="ce3">
            <text:p>EDI FONSECA LA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NOSSA SENHORA DO 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4181" table:style-name="ce3">
            <text:p>834181</text:p>
          </table:table-cell>
          <table:table-cell office:value-type="string" table:style-name="ce3">
            <text:p>EDILSON MOUGENOT BONFIM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46" table:style-name="ce3">
            <text:p>2046</text:p>
          </table:table-cell>
          <table:table-cell office:value-type="string" table:style-name="ce3">
            <text:p>EDIVON TEIXEIR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98" table:style-name="ce3">
            <text:p>1398</text:p>
          </table:table-cell>
          <table:table-cell office:value-type="string" table:style-name="ce3">
            <text:p>EDNILSON ANDRADE ARRAES DE MEL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32271" table:style-name="ce3">
            <text:p>932271</text:p>
          </table:table-cell>
          <table:table-cell office:value-type="string" table:style-name="ce3">
            <text:p>EDSON ALVES DA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PENHA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45" table:style-name="ce3">
            <text:p>2045</text:p>
          </table:table-cell>
          <table:table-cell office:value-type="string" table:style-name="ce3">
            <text:p>EDSON CORREIA BATI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MILITAR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47.4899999999998" table:style-name="ce4">
            <text:p><text:s/>2.347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47485" table:style-name="ce3">
            <text:p>647485</text:p>
          </table:table-cell>
          <table:table-cell office:value-type="string" table:style-name="ce3">
            <text:p>EDSON JOSE RAFAEL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7570" table:style-name="ce3">
            <text:p>337570</text:p>
          </table:table-cell>
          <table:table-cell office:value-type="string" table:style-name="ce3">
            <text:p>EDSON SPINA FERTONA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00.82" table:style-name="ce4">
            <text:p><text:s/>3.300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64" table:style-name="ce3">
            <text:p>10564</text:p>
          </table:table-cell>
          <table:table-cell office:value-type="string" table:style-name="ce3">
            <text:p>EDSON TONINI OLIVEI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URUP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31.33" table:style-name="ce4">
            <text:p><text:s/>931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62582" table:style-name="ce3">
            <text:p>262582</text:p>
          </table:table-cell>
          <table:table-cell office:value-type="string" table:style-name="ce3">
            <text:p>EDUARDO ARAUJO DA SIL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24" table:style-name="ce3">
            <text:p>8524</text:p>
          </table:table-cell>
          <table:table-cell office:value-type="string" table:style-name="ce3">
            <text:p>EDUARDO AUGUSTO VELLOSO ROOS NE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EMBU-GUAC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10.44" table:style-name="ce4">
            <text:p><text:s/>1.010,44<text:s/></text:p>
          </table:table-cell>
          <table:table-cell office:value-type="float" office:value="8534.5" table:style-name="ce4">
            <text:p><text:s/>8.534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51" table:style-name="ce3">
            <text:p>3351</text:p>
          </table:table-cell>
          <table:table-cell office:value-type="string" table:style-name="ce3">
            <text:p>EDUARDO CAETANO QUEROB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746.18" table:style-name="ce4">
            <text:p><text:s/>746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65" table:style-name="ce3">
            <text:p>3365</text:p>
          </table:table-cell>
          <table:table-cell office:value-type="string" table:style-name="ce3">
            <text:p>EDUARDO DIAS BRANDA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INDAMONHANG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697.16" table:style-name="ce4">
            <text:p><text:s/>2.697,16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21060" table:style-name="ce3">
            <text:p>721060</text:p>
          </table:table-cell>
          <table:table-cell office:value-type="string" table:style-name="ce3">
            <text:p>EDUARDO DIAS DE SOUZA FER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395.28999999999996" table:style-name="ce4">
            <text:p><text:s/>395,29<text:s/></text:p>
          </table:table-cell>
          <table:table-cell office:value-type="float" office:value="7092.44" table:style-name="ce4">
            <text:p><text:s/>7.092,4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69492" table:style-name="ce3">
            <text:p>969492</text:p>
          </table:table-cell>
          <table:table-cell office:value-type="string" table:style-name="ce3">
            <text:p>EDUARDO FERREIRA VALERI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DE DIREITOS HUMAN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28" table:style-name="ce3">
            <text:p>2728</text:p>
          </table:table-cell>
          <table:table-cell office:value-type="string" table:style-name="ce3">
            <text:p>EDUARDO FRANCISCO DOS 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53" table:style-name="ce3">
            <text:p>3753</text:p>
          </table:table-cell>
          <table:table-cell office:value-type="string" table:style-name="ce3">
            <text:p>EDUARDO GONCALVES DE SALL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51.06" table:style-name="ce4">
            <text:p><text:s/>1.551,0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1103" table:style-name="ce3">
            <text:p>701103</text:p>
          </table:table-cell>
          <table:table-cell office:value-type="string" table:style-name="ce3">
            <text:p>EDUARDO HENRIQUE AMANCIO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SS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85" table:style-name="ce3">
            <text:p>7485</text:p>
          </table:table-cell>
          <table:table-cell office:value-type="string" table:style-name="ce3">
            <text:p>EDUARDO HENRIQUE BALBINO PASQU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RIO DAS PEDR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876.38" table:style-name="ce4">
            <text:p><text:s/>3.876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21" table:style-name="ce3">
            <text:p>3321</text:p>
          </table:table-cell>
          <table:table-cell office:value-type="string" table:style-name="ce3">
            <text:p>EDUARDO HIROSHI SHINTA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JAL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538.46" table:style-name="ce4">
            <text:p><text:s/>538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7595" table:style-name="ce3">
            <text:p>837595</text:p>
          </table:table-cell>
          <table:table-cell office:value-type="string" table:style-name="ce3">
            <text:p>EDUARDO JOSE DAHER ZACHARI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OTUCAT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4301" table:style-name="ce4">
            <text:p><text:s/>4.301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64" table:style-name="ce3">
            <text:p>4464</text:p>
          </table:table-cell>
          <table:table-cell office:value-type="string" table:style-name="ce3">
            <text:p>EDUARDO LOPES BARBOSA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99.9" table:style-name="ce4">
            <text:p><text:s/>1.799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604" table:style-name="ce3">
            <text:p>2604</text:p>
          </table:table-cell>
          <table:table-cell office:value-type="string" table:style-name="ce3">
            <text:p>EDUARDO LUIZ MICHELAN CAMPA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ERTAOZINH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77.0500000000002" table:style-name="ce4">
            <text:p><text:s/>2.177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62" table:style-name="ce3">
            <text:p>5662</text:p>
          </table:table-cell>
          <table:table-cell office:value-type="string" table:style-name="ce3">
            <text:p>EDUARDO MACIEL CRESPILH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BITI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24.64" table:style-name="ce4">
            <text:p><text:s/>2.224,6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44" table:style-name="ce3">
            <text:p>2544</text:p>
          </table:table-cell>
          <table:table-cell office:value-type="string" table:style-name="ce3">
            <text:p>EDUARDO MARTINS BOIA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VOTUPORA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73" table:style-name="ce3">
            <text:p>4073</text:p>
          </table:table-cell>
          <table:table-cell office:value-type="string" table:style-name="ce3">
            <text:p>EDUARDO OLAVO NEVES CANTO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13.21" table:style-name="ce4">
            <text:p><text:s/>1.213,21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2" table:style-name="ce3">
            <text:p>732</text:p>
          </table:table-cell>
          <table:table-cell office:value-type="string" table:style-name="ce3">
            <text:p>EDUARDO PEREIRA DE SOUZA GOM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TAT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913.14" table:style-name="ce4">
            <text:p><text:s/>1.913,14<text:s/></text:p>
          </table:table-cell>
          <table:table-cell office:value-type="float" office:value="673.78" table:style-name="ce4">
            <text:p><text:s/>673,7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19217" table:style-name="ce3">
            <text:p>919217</text:p>
          </table:table-cell>
          <table:table-cell office:value-type="string" table:style-name="ce3">
            <text:p>EDUARDO RHEINGANTZ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15" table:style-name="ce3">
            <text:p>1015</text:p>
          </table:table-cell>
          <table:table-cell office:value-type="string" table:style-name="ce3">
            <text:p>EDUARDO ROBERTO ALCANTARA DEL CAMP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677.65" table:style-name="ce4">
            <text:p><text:s/>677,65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74" table:style-name="ce3">
            <text:p>4074</text:p>
          </table:table-cell>
          <table:table-cell office:value-type="string" table:style-name="ce3">
            <text:p>EDUARDO SOARES AMAR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14" table:style-name="ce3">
            <text:p>2214</text:p>
          </table:table-cell>
          <table:table-cell office:value-type="string" table:style-name="ce3">
            <text:p>EDUARDO TOST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86" table:style-name="ce3">
            <text:p>1386</text:p>
          </table:table-cell>
          <table:table-cell office:value-type="string" table:style-name="ce3">
            <text:p>EDUARDO ULIAN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418.1399999999999" table:style-name="ce4">
            <text:p><text:s/>1.418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57" table:style-name="ce3">
            <text:p>7357</text:p>
          </table:table-cell>
          <table:table-cell office:value-type="string" table:style-name="ce3">
            <text:p>EDUARDO WANSSA DE CARVALH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URAN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16.63" table:style-name="ce4">
            <text:p><text:s/>2.316,63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6737.76" table:style-name="ce4">
            <text:p><text:s/>6.737,7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869" table:style-name="ce3">
            <text:p>2869</text:p>
          </table:table-cell>
          <table:table-cell office:value-type="string" table:style-name="ce3">
            <text:p>ELAINE CRISTINE CABRINI HERNANDEZ JOS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880" table:style-name="ce4">
            <text:p><text:s/>880,00<text:s/></text:p>
          </table:table-cell>
          <table:table-cell office:value-type="float" office:value="1664.38" table:style-name="ce4">
            <text:p><text:s/>1.664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1115" table:style-name="ce3">
            <text:p>701115</text:p>
          </table:table-cell>
          <table:table-cell office:value-type="string" table:style-name="ce3">
            <text:p>ELAINE MARIA BARREIRA GARCI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473.21" table:style-name="ce4">
            <text:p><text:s/>1.473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29" table:style-name="ce3">
            <text:p>2729</text:p>
          </table:table-cell>
          <table:table-cell office:value-type="string" table:style-name="ce3">
            <text:p>ELIANA FALEIROS VENDRAMINI CARN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47" table:style-name="ce3">
            <text:p>2047</text:p>
          </table:table-cell>
          <table:table-cell office:value-type="string" table:style-name="ce3">
            <text:p>ELIANA GUILLAUMON LOPES VI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05" table:style-name="ce3">
            <text:p>6505</text:p>
          </table:table-cell>
          <table:table-cell office:value-type="string" table:style-name="ce3">
            <text:p>ELIANA KOMESU LIM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ROMISSA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19.86" table:style-name="ce4">
            <text:p><text:s/>1.719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7427" table:style-name="ce3">
            <text:p>67427</text:p>
          </table:table-cell>
          <table:table-cell office:value-type="string" table:style-name="ce3">
            <text:p>ELIANA LEONEL FER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9769" table:style-name="ce3">
            <text:p>209769</text:p>
          </table:table-cell>
          <table:table-cell office:value-type="string" table:style-name="ce3">
            <text:p>ELIANA MARIA MALUF SANSEVERIN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4412" table:style-name="ce3">
            <text:p>494412</text:p>
          </table:table-cell>
          <table:table-cell office:value-type="string" table:style-name="ce3">
            <text:p>ELIANA PASSARELL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16" table:style-name="ce3">
            <text:p>1016</text:p>
          </table:table-cell>
          <table:table-cell office:value-type="string" table:style-name="ce3">
            <text:p>ELIANA SILVA DE MELO E SOUSA MALTA M SCUCUGLI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044.18" table:style-name="ce4">
            <text:p><text:s/>2.044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82" table:style-name="ce3">
            <text:p>1382</text:p>
          </table:table-cell>
          <table:table-cell office:value-type="string" table:style-name="ce3">
            <text:p>ELIANE APARECIDA TASSO BOTKOWSK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S DE JUSTICA CIVEIS DE FAMILIA E SUCESSO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199" table:style-name="ce3">
            <text:p>2199</text:p>
          </table:table-cell>
          <table:table-cell office:value-type="string" table:style-name="ce3">
            <text:p>ELIANE CRISTINA ZERA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73.6199999999999" table:style-name="ce4">
            <text:p><text:s/>1.273,6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48" table:style-name="ce3">
            <text:p>2048</text:p>
          </table:table-cell>
          <table:table-cell office:value-type="string" table:style-name="ce3">
            <text:p>ELIANE MARIA CABOCLO CAPPELL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49" table:style-name="ce3">
            <text:p>1349</text:p>
          </table:table-cell>
          <table:table-cell office:value-type="string" table:style-name="ce3">
            <text:p>ELIAS FRANCISCO BARACAT CHAIB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OCOR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55" table:style-name="ce3">
            <text:p>3755</text:p>
          </table:table-cell>
          <table:table-cell office:value-type="string" table:style-name="ce3">
            <text:p>ELIO DALDEGAN JUNIO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A RITA DO PASSA QUAT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418.01" table:style-name="ce4">
            <text:p><text:s/>1.418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55" table:style-name="ce3">
            <text:p>1355</text:p>
          </table:table-cell>
          <table:table-cell office:value-type="string" table:style-name="ce3">
            <text:p>ELISA DE DIVITIIS CAMUZZ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31.06" table:style-name="ce4">
            <text:p><text:s/>2.331,0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65" table:style-name="ce3">
            <text:p>4465</text:p>
          </table:table-cell>
          <table:table-cell office:value-type="string" table:style-name="ce3">
            <text:p>ELISA VODOPIVES PFEIL GOME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96.27" table:style-name="ce4">
            <text:p><text:s/>1.696,2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17" table:style-name="ce3">
            <text:p>1017</text:p>
          </table:table-cell>
          <table:table-cell office:value-type="string" table:style-name="ce3">
            <text:p>ELISEU JOSE BERARDO GONC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92.99" table:style-name="ce4">
            <text:p><text:s/>1.792,9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56" table:style-name="ce3">
            <text:p>3756</text:p>
          </table:table-cell>
          <table:table-cell office:value-type="string" table:style-name="ce3">
            <text:p>ELOISA BAISSARDO GAGLIARD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18" table:style-name="ce3">
            <text:p>1018</text:p>
          </table:table-cell>
          <table:table-cell office:value-type="string" table:style-name="ce3">
            <text:p>ELOISA VIRGILI CANCI FRANC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E FAMILIA E SUCESSO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976" table:style-name="ce3">
            <text:p>2976</text:p>
          </table:table-cell>
          <table:table-cell office:value-type="string" table:style-name="ce3">
            <text:p>ELOY OJEA GOM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044.18" table:style-name="ce4">
            <text:p><text:s/>2.044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62" table:style-name="ce3">
            <text:p>1362</text:p>
          </table:table-cell>
          <table:table-cell office:value-type="string" table:style-name="ce3">
            <text:p>ELVECIO DE FARIA BARBOS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571.34" table:style-name="ce4">
            <text:p><text:s/>2.571,3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58" table:style-name="ce3">
            <text:p>7358</text:p>
          </table:table-cell>
          <table:table-cell office:value-type="string" table:style-name="ce3">
            <text:p>EMERSON MARTINS ALV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OTORANTIM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879.22" table:style-name="ce4">
            <text:p><text:s/>1.879,22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51" table:style-name="ce3">
            <text:p>3051</text:p>
          </table:table-cell>
          <table:table-cell office:value-type="string" table:style-name="ce3">
            <text:p>ENILSON DAVID KOMON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386.12" table:style-name="ce4">
            <text:p><text:s/>1.386,1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2827" table:style-name="ce3">
            <text:p>702827</text:p>
          </table:table-cell>
          <table:table-cell office:value-type="string" table:style-name="ce3">
            <text:p>ENIO DE TOLEDO PIZA TEBECHERA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677.65" table:style-name="ce4">
            <text:p><text:s/>677,65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06" table:style-name="ce3">
            <text:p>6506</text:p>
          </table:table-cell>
          <table:table-cell office:value-type="string" table:style-name="ce3">
            <text:p>ENRICO PAISAN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CERQUILH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462.76" table:style-name="ce4">
            <text:p><text:s/>1.462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860.72" table:style-name="ce4">
            <text:p><text:s/>7.860,7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194" table:style-name="ce3">
            <text:p>3194</text:p>
          </table:table-cell>
          <table:table-cell office:value-type="string" table:style-name="ce3">
            <text:p>ENZO DE ALMEIDA CARRARA BONCOMPAG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720" table:style-name="ce4">
            <text:p><text:s/>72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75" table:style-name="ce3">
            <text:p>4075</text:p>
          </table:table-cell>
          <table:table-cell office:value-type="string" table:style-name="ce3">
            <text:p>ERICA JULIANA PHILIP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66" table:style-name="ce3">
            <text:p>4466</text:p>
          </table:table-cell>
          <table:table-cell office:value-type="string" table:style-name="ce3">
            <text:p>ERICSON CAMPOS DE CASTILH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GA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10780.48" table:style-name="ce4">
            <text:p><text:s/>10.780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57" table:style-name="ce3">
            <text:p>3757</text:p>
          </table:table-cell>
          <table:table-cell office:value-type="string" table:style-name="ce3">
            <text:p>ERIKA ANGELI SPINETT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BARBARA D'OES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01.4" table:style-name="ce4">
            <text:p><text:s/>2.801,4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76" table:style-name="ce3">
            <text:p>4076</text:p>
          </table:table-cell>
          <table:table-cell office:value-type="string" table:style-name="ce3">
            <text:p>ERIKA PUCCI DA COSTA LE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3720" table:style-name="ce3">
            <text:p>833720</text:p>
          </table:table-cell>
          <table:table-cell office:value-type="string" table:style-name="ce3">
            <text:p>ERNANI DE MENEZES VILHEN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AO DA BOA V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044.18" table:style-name="ce4">
            <text:p><text:s/>2.044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76697" table:style-name="ce3">
            <text:p>176697</text:p>
          </table:table-cell>
          <table:table-cell office:value-type="string" table:style-name="ce3">
            <text:p>ERONIDES APARECIDO RODRIGUES DOS SANT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07" table:style-name="ce3">
            <text:p>6507</text:p>
          </table:table-cell>
          <table:table-cell office:value-type="string" table:style-name="ce3">
            <text:p>ERTON EVANDRO DE SOUSA DAVID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UVERAV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343.26" table:style-name="ce4">
            <text:p><text:s/>1.343,26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11" table:style-name="ce3">
            <text:p>3011</text:p>
          </table:table-cell>
          <table:table-cell office:value-type="string" table:style-name="ce3">
            <text:p>ESTEFANIA FERRAZZINI PAUL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53.81" table:style-name="ce4">
            <text:p><text:s/>1.153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3" table:style-name="ce3">
            <text:p>733</text:p>
          </table:table-cell>
          <table:table-cell office:value-type="string" table:style-name="ce3">
            <text:p>ESTEFANO KVASTEK KUMM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4A.PROMOTORIA DO JURI DA CAPITAL(PENHA DE FRANCA)</text:p>
          </table:table-cell>
          <table:table-cell office:value-type="float" office:value="880" table:style-name="ce4">
            <text:p><text:s/>88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58" table:style-name="ce3">
            <text:p>3758</text:p>
          </table:table-cell>
          <table:table-cell office:value-type="string" table:style-name="ce3">
            <text:p>ESTEVAO LUIS LEMOS JORG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104.83" table:style-name="ce4">
            <text:p><text:s/>3.104,83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49" table:style-name="ce3">
            <text:p>1649</text:p>
          </table:table-cell>
          <table:table-cell office:value-type="string" table:style-name="ce3">
            <text:p>ETHEL CIPEL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4730.63" table:style-name="ce4">
            <text:p><text:s/>4.730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30" table:style-name="ce3">
            <text:p>2730</text:p>
          </table:table-cell>
          <table:table-cell office:value-type="string" table:style-name="ce3">
            <text:p>EURICO FERRARES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898.35" table:style-name="ce4">
            <text:p><text:s/>898,3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84" table:style-name="ce3">
            <text:p>2284</text:p>
          </table:table-cell>
          <table:table-cell office:value-type="string" table:style-name="ce3">
            <text:p>EUVER ROL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177.6" table:style-name="ce4">
            <text:p><text:s/>3.177,60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195" table:style-name="ce3">
            <text:p>3195</text:p>
          </table:table-cell>
          <table:table-cell office:value-type="string" table:style-name="ce3">
            <text:p>EVANDRO ORNELAS LEAL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372.19" table:style-name="ce4">
            <text:p><text:s/>1.372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6170" table:style-name="ce3">
            <text:p>166170</text:p>
          </table:table-cell>
          <table:table-cell office:value-type="string" table:style-name="ce3">
            <text:p>EVELISE PEDROSO TEIXEIRA PRADO VI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50" table:style-name="ce3">
            <text:p>11350</text:p>
          </table:table-cell>
          <table:table-cell office:value-type="string" table:style-name="ce3">
            <text:p>EVELTON DAVID CONTI ISOPP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00.07" table:style-name="ce4">
            <text:p><text:s/>1.200,07<text:s/></text:p>
          </table:table-cell>
          <table:table-cell office:value-type="float" office:value="1796.7" table:style-name="ce4">
            <text:p><text:s/>1.796,70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65" table:style-name="ce3">
            <text:p>7365</text:p>
          </table:table-cell>
          <table:table-cell office:value-type="string" table:style-name="ce3">
            <text:p>EVELYN MOURA VIRGINIO MARTIN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40.4" table:style-name="ce4">
            <text:p><text:s/>1.540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59" table:style-name="ce3">
            <text:p>3759</text:p>
          </table:table-cell>
          <table:table-cell office:value-type="string" table:style-name="ce3">
            <text:p>EVERTON LUIZ ZANEL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2A.PROMOTORIA DE JUSTICA DO JURI DA CAPITAL(JABAQUARA)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41.57" table:style-name="ce4">
            <text:p><text:s/>1.141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25" table:style-name="ce3">
            <text:p>8525</text:p>
          </table:table-cell>
          <table:table-cell office:value-type="string" table:style-name="ce3">
            <text:p>EZEQUIEL VIEIRA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N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42.69" table:style-name="ce4">
            <text:p><text:s/>1.042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35" table:style-name="ce3">
            <text:p>7335</text:p>
          </table:table-cell>
          <table:table-cell office:value-type="string" table:style-name="ce3">
            <text:p>FABIA CAROLINE DO NASCIMEN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ITIRAPI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34.08" table:style-name="ce4">
            <text:p><text:s/>2.834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08" table:style-name="ce3">
            <text:p>6508</text:p>
          </table:table-cell>
          <table:table-cell office:value-type="string" table:style-name="ce3">
            <text:p>FABIANA CAROLINE MOTTA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15.77" table:style-name="ce4">
            <text:p><text:s/>1.215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977" table:style-name="ce3">
            <text:p>2977</text:p>
          </table:table-cell>
          <table:table-cell office:value-type="string" table:style-name="ce3">
            <text:p>FABIANA DAL MAS ROCHA P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444.66" table:style-name="ce4">
            <text:p><text:s/>2.444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37" table:style-name="ce3">
            <text:p>3337</text:p>
          </table:table-cell>
          <table:table-cell office:value-type="string" table:style-name="ce3">
            <text:p>FABIANA KONDIC ALVES LIMA GOM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TIBA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407" table:style-name="ce3">
            <text:p>1407</text:p>
          </table:table-cell>
          <table:table-cell office:value-type="string" table:style-name="ce3">
            <text:p>FABIANA LANGELLA MARCHI VILLA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1758.5" table:style-name="ce4">
            <text:p><text:s/>1.758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64" table:style-name="ce3">
            <text:p>5664</text:p>
          </table:table-cell>
          <table:table-cell office:value-type="string" table:style-name="ce3">
            <text:p>FABIANA LIMA VIDAL RI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O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68.3699999999999" table:style-name="ce4">
            <text:p><text:s/>1.068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31" table:style-name="ce3">
            <text:p>2731</text:p>
          </table:table-cell>
          <table:table-cell office:value-type="string" table:style-name="ce3">
            <text:p>FABIANA MARIA NOVAES CANATELLI RODRIGU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ATU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60" table:style-name="ce3">
            <text:p>3760</text:p>
          </table:table-cell>
          <table:table-cell office:value-type="string" table:style-name="ce3">
            <text:p>FABIANA SABAI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27.23" table:style-name="ce4">
            <text:p><text:s/>1.527,2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35" table:style-name="ce3">
            <text:p>3035</text:p>
          </table:table-cell>
          <table:table-cell office:value-type="string" table:style-name="ce3">
            <text:p>FABIANE LEVY FO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196" table:style-name="ce3">
            <text:p>3196</text:p>
          </table:table-cell>
          <table:table-cell office:value-type="string" table:style-name="ce3">
            <text:p>FABIANO AUGUSTO PETE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61" table:style-name="ce3">
            <text:p>3761</text:p>
          </table:table-cell>
          <table:table-cell office:value-type="string" table:style-name="ce3">
            <text:p>FABIANO PAVAN SEVERIA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92.07" table:style-name="ce4">
            <text:p><text:s/>1.292,0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2924" table:style-name="ce3">
            <text:p>852924</text:p>
          </table:table-cell>
          <table:table-cell office:value-type="string" table:style-name="ce3">
            <text:p>FABIO ANTONIO PINESCH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62" table:style-name="ce3">
            <text:p>3762</text:p>
          </table:table-cell>
          <table:table-cell office:value-type="string" table:style-name="ce3">
            <text:p>FABIO ANTONIO XAVIER DE MO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10" table:style-name="ce3">
            <text:p>6510</text:p>
          </table:table-cell>
          <table:table-cell office:value-type="string" table:style-name="ce3">
            <text:p>FABIO APARECIDO GASQU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FRANCO DA ROCH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63" table:style-name="ce3">
            <text:p>3763</text:p>
          </table:table-cell>
          <table:table-cell office:value-type="string" table:style-name="ce3">
            <text:p>FABIO BRAMBIL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12.49" table:style-name="ce4">
            <text:p><text:s/>1.71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26" table:style-name="ce3">
            <text:p>8526</text:p>
          </table:table-cell>
          <table:table-cell office:value-type="string" table:style-name="ce3">
            <text:p>FABIO GUNCO KACUT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509.5700000000002" table:style-name="ce4">
            <text:p><text:s/>2.509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19" table:style-name="ce3">
            <text:p>1019</text:p>
          </table:table-cell>
          <table:table-cell office:value-type="string" table:style-name="ce3">
            <text:p>FABIO HENRIQUE FRANCH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85" table:style-name="ce3">
            <text:p>3385</text:p>
          </table:table-cell>
          <table:table-cell office:value-type="string" table:style-name="ce3">
            <text:p>FABIO JOSE BUE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708.97" table:style-name="ce4">
            <text:p><text:s/>2.708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4888" table:style-name="ce3">
            <text:p>704888</text:p>
          </table:table-cell>
          <table:table-cell office:value-type="string" table:style-name="ce3">
            <text:p>FABIO JOSE MATTOSO MISKUL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37.99" table:style-name="ce4">
            <text:p><text:s/>2.837,9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23" table:style-name="ce3">
            <text:p>3023</text:p>
          </table:table-cell>
          <table:table-cell office:value-type="string" table:style-name="ce3">
            <text:p>FABIO JOSE MOREIRA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5900" table:style-name="ce3">
            <text:p>705900</text:p>
          </table:table-cell>
          <table:table-cell office:value-type="string" table:style-name="ce3">
            <text:p>FABIO LUIS MACHADO GARC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77" table:style-name="ce3">
            <text:p>4077</text:p>
          </table:table-cell>
          <table:table-cell office:value-type="string" table:style-name="ce3">
            <text:p>FABIO MENEGUELO SAKAMO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TANAB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83" table:style-name="ce4">
            <text:p><text:s/>1.683,00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65" table:style-name="ce3">
            <text:p>5665</text:p>
          </table:table-cell>
          <table:table-cell office:value-type="string" table:style-name="ce3">
            <text:p>FABIO PEREZ FERNAND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44.88" table:style-name="ce4">
            <text:p><text:s/>2.144,88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31" table:style-name="ce3">
            <text:p>2531</text:p>
          </table:table-cell>
          <table:table-cell office:value-type="string" table:style-name="ce3">
            <text:p>FABIO RAMAZZINI BECHA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88" table:style-name="ce3">
            <text:p>3388</text:p>
          </table:table-cell>
          <table:table-cell office:value-type="string" table:style-name="ce3">
            <text:p>FABIO ROBERTO ROSSI CONSTANTI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EBEDOU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600" table:style-name="ce3">
            <text:p>2600</text:p>
          </table:table-cell>
          <table:table-cell office:value-type="string" table:style-name="ce3">
            <text:p>FABIO RODRIGUES GOULART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4A.PROMOTORIA DO JURI DA CAPITAL(PENHA DE FRANCA)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64" table:style-name="ce3">
            <text:p>3764</text:p>
          </table:table-cell>
          <table:table-cell office:value-type="string" table:style-name="ce3">
            <text:p>FABIO RODRIGUES L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20" table:style-name="ce3">
            <text:p>1020</text:p>
          </table:table-cell>
          <table:table-cell office:value-type="string" table:style-name="ce3">
            <text:p>FABIO SALEM CARVA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72947" table:style-name="ce3">
            <text:p>572947</text:p>
          </table:table-cell>
          <table:table-cell office:value-type="string" table:style-name="ce3">
            <text:p>FABIO TEBECHERANI KALAF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564.71" table:style-name="ce4">
            <text:p><text:s/>564,71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11" table:style-name="ce3">
            <text:p>6511</text:p>
          </table:table-cell>
          <table:table-cell office:value-type="string" table:style-name="ce3">
            <text:p>FABIO TOSTA HORN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65" table:style-name="ce3">
            <text:p>3765</text:p>
          </table:table-cell>
          <table:table-cell office:value-type="string" table:style-name="ce3">
            <text:p>FABIO VASCONCELLOS FORT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 AREA REGIONAL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11" table:style-name="ce4">
            <text:p><text:s/>2.111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66" table:style-name="ce3">
            <text:p>3766</text:p>
          </table:table-cell>
          <table:table-cell office:value-type="string" table:style-name="ce3">
            <text:p>FABIO VITAL DE AVI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TIBA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39" table:style-name="ce3">
            <text:p>7339</text:p>
          </table:table-cell>
          <table:table-cell office:value-type="string" table:style-name="ce3">
            <text:p>FABIOLA APARECIDA CEZAR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1180.08" table:style-name="ce4">
            <text:p><text:s/>1.180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12" table:style-name="ce3">
            <text:p>6512</text:p>
          </table:table-cell>
          <table:table-cell office:value-type="string" table:style-name="ce3">
            <text:p>FABIOLA CASTILHO SOFFN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09.73" table:style-name="ce4">
            <text:p><text:s/>1.709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197" table:style-name="ce3">
            <text:p>3197</text:p>
          </table:table-cell>
          <table:table-cell office:value-type="string" table:style-name="ce3">
            <text:p>FABIOLA MOR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12.49" table:style-name="ce4">
            <text:p><text:s/>1.71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73" table:style-name="ce3">
            <text:p>2773</text:p>
          </table:table-cell>
          <table:table-cell office:value-type="string" table:style-name="ce3">
            <text:p>FABIOLA SUCASAS NEGRAO COV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40.12" table:style-name="ce4">
            <text:p><text:s/>3.240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77" table:style-name="ce3">
            <text:p>10577</text:p>
          </table:table-cell>
          <table:table-cell office:value-type="string" table:style-name="ce3">
            <text:p>FABRICIO PEREIRA DE OLIVEI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T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59.8200000000002" table:style-name="ce4">
            <text:p><text:s/>2.259,82<text:s/></text:p>
          </table:table-cell>
          <table:table-cell office:value-type="float" office:value="6737.7999999999993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32" table:style-name="ce3">
            <text:p>2732</text:p>
          </table:table-cell>
          <table:table-cell office:value-type="string" table:style-name="ce3">
            <text:p>FABRICIO TOSTA DE FREI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BOTICAB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70.34" table:style-name="ce4">
            <text:p><text:s/>1.670,3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49" table:style-name="ce3">
            <text:p>2049</text:p>
          </table:table-cell>
          <table:table-cell office:value-type="string" table:style-name="ce3">
            <text:p>FATIMA LIZ BARD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1176" table:style-name="ce3">
            <text:p>401176</text:p>
          </table:table-cell>
          <table:table-cell office:value-type="string" table:style-name="ce3">
            <text:p>FAUSTO DE BARROS PRI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O MIGUEL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33" table:style-name="ce3">
            <text:p>2733</text:p>
          </table:table-cell>
          <table:table-cell office:value-type="string" table:style-name="ce3">
            <text:p>FAUSTO ERNANI GONCALVES JARDIM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JOAO DA BOA V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21.05" table:style-name="ce4">
            <text:p><text:s/>1.721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9183" table:style-name="ce3">
            <text:p>839183</text:p>
          </table:table-cell>
          <table:table-cell office:value-type="string" table:style-name="ce3">
            <text:p>FAUSTO JUNQUEIRA DE PAU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198" table:style-name="ce3">
            <text:p>3198</text:p>
          </table:table-cell>
          <table:table-cell office:value-type="string" table:style-name="ce3">
            <text:p>FAUSTO LUCIANO PANICACC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ESPIRITO SANTO DO PINH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21794" table:style-name="ce3">
            <text:p>521794</text:p>
          </table:table-cell>
          <table:table-cell office:value-type="string" table:style-name="ce3">
            <text:p>FAUZI HASSAN CHOUK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S EXECUCOES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959.14" table:style-name="ce4">
            <text:p><text:s/>2.959,14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66" table:style-name="ce3">
            <text:p>10566</text:p>
          </table:table-cell>
          <table:table-cell office:value-type="string" table:style-name="ce3">
            <text:p>FELIPE BRAGANTINI DE LIM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29.6799999999998" table:style-name="ce4">
            <text:p><text:s/>2.129,68<text:s/></text:p>
          </table:table-cell>
          <table:table-cell office:value-type="float" office:value="4267.25" table:style-name="ce4">
            <text:p><text:s/>4.267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87" table:style-name="ce3">
            <text:p>7487</text:p>
          </table:table-cell>
          <table:table-cell office:value-type="string" table:style-name="ce3">
            <text:p>FELIPE DUARTE GONCALVES VENTURA DE PAU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28" table:style-name="ce3">
            <text:p>8528</text:p>
          </table:table-cell>
          <table:table-cell office:value-type="string" table:style-name="ce3">
            <text:p>FELIPE DUARTE PAES BERTO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CO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974.41" table:style-name="ce4">
            <text:p><text:s/>2.974,4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34" table:style-name="ce3">
            <text:p>2734</text:p>
          </table:table-cell>
          <table:table-cell office:value-type="string" table:style-name="ce3">
            <text:p>FELIPE EDUARDO LEVIT ZILBERM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1A.PROMOTORIA DE JUSTICA DO JURI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61.45" table:style-name="ce4">
            <text:p><text:s/>3.061,4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68" table:style-name="ce3">
            <text:p>4468</text:p>
          </table:table-cell>
          <table:table-cell office:value-type="string" table:style-name="ce3">
            <text:p>FELIPE JOSE ZAMPONI SANTIA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ZAN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112.28" table:style-name="ce4">
            <text:p><text:s/>3.112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66" table:style-name="ce3">
            <text:p>5666</text:p>
          </table:table-cell>
          <table:table-cell office:value-type="string" table:style-name="ce3">
            <text:p>FELIPE WERMELINGER CAETAN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CAPAV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709.7" table:style-name="ce4">
            <text:p><text:s/>709,7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67" table:style-name="ce3">
            <text:p>5667</text:p>
          </table:table-cell>
          <table:table-cell office:value-type="string" table:style-name="ce3">
            <text:p>FERNANDA ALIPERTI COELHO PRADO NEUBER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ZAN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416" table:style-name="ce4">
            <text:p><text:s/>1.416,0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33" table:style-name="ce3">
            <text:p>3033</text:p>
          </table:table-cell>
          <table:table-cell office:value-type="string" table:style-name="ce3">
            <text:p>FERNANDA BEATRIZ GIL DA SILVA LOP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86" table:style-name="ce3">
            <text:p>4986</text:p>
          </table:table-cell>
          <table:table-cell office:value-type="string" table:style-name="ce3">
            <text:p>FERNANDA CHUSTER PEREIRA HONOR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67.02" table:style-name="ce4">
            <text:p><text:s/>1.267,0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30" table:style-name="ce3">
            <text:p>1630</text:p>
          </table:table-cell>
          <table:table-cell office:value-type="string" table:style-name="ce3">
            <text:p>FERNANDA DOLC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69" table:style-name="ce3">
            <text:p>4469</text:p>
          </table:table-cell>
          <table:table-cell office:value-type="string" table:style-name="ce3">
            <text:p>FERNANDA ELIAS DE CARVALH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PAULIN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96.27" table:style-name="ce4">
            <text:p><text:s/>1.696,27<text:s/></text:p>
          </table:table-cell>
          <table:table-cell office:value-type="float" office:value="3818.04" table:style-name="ce4">
            <text:p><text:s/>3.818,04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99" table:style-name="ce3">
            <text:p>2599</text:p>
          </table:table-cell>
          <table:table-cell office:value-type="string" table:style-name="ce3">
            <text:p>FERNANDA FRANCA CALIX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77.0500000000002" table:style-name="ce4">
            <text:p><text:s/>2.177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88" table:style-name="ce3">
            <text:p>7488</text:p>
          </table:table-cell>
          <table:table-cell office:value-type="string" table:style-name="ce3">
            <text:p>FERNANDA GOMEZ DAMIC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PON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199" table:style-name="ce3">
            <text:p>3199</text:p>
          </table:table-cell>
          <table:table-cell office:value-type="string" table:style-name="ce3">
            <text:p>FERNANDA GUIMARAES ROLIM BERRE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67" table:style-name="ce3">
            <text:p>3767</text:p>
          </table:table-cell>
          <table:table-cell office:value-type="string" table:style-name="ce3">
            <text:p>FERNANDA HAMADA SEGAT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ATA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471.57" table:style-name="ce4">
            <text:p><text:s/>1.471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78" table:style-name="ce3">
            <text:p>4078</text:p>
          </table:table-cell>
          <table:table-cell office:value-type="string" table:style-name="ce3">
            <text:p>FERNANDA KLINGUELFUS LORENA DE MELL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ATI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32.8599999999999" table:style-name="ce4">
            <text:p><text:s/>1.032,86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21" table:style-name="ce3">
            <text:p>1021</text:p>
          </table:table-cell>
          <table:table-cell office:value-type="string" table:style-name="ce3">
            <text:p>FERNANDA MARTINS FONTES ROSS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68" table:style-name="ce3">
            <text:p>3768</text:p>
          </table:table-cell>
          <table:table-cell office:value-type="string" table:style-name="ce3">
            <text:p>FERNANDA NAREZI PIMENTEL RO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101.52" table:style-name="ce4">
            <text:p><text:s/>3.101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21" table:style-name="ce3">
            <text:p>7321</text:p>
          </table:table-cell>
          <table:table-cell office:value-type="string" table:style-name="ce3">
            <text:p>FERNANDA PEIXOTO CASSIAN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GARCA</text:p>
          </table:table-cell>
          <table:table-cell office:value-type="float" office:value="1920" table:style-name="ce4">
            <text:p><text:s/>1.92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79" table:style-name="ce3">
            <text:p>4079</text:p>
          </table:table-cell>
          <table:table-cell office:value-type="string" table:style-name="ce3">
            <text:p>FERNANDA PRISCILLA BERGAMASCHI MORETTI IASSUOK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152.77" table:style-name="ce4">
            <text:p><text:s/>3.152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69" table:style-name="ce3">
            <text:p>5669</text:p>
          </table:table-cell>
          <table:table-cell office:value-type="string" table:style-name="ce3">
            <text:p>FERNANDA RASPANTINI PELLEGR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60" table:style-name="ce4">
            <text:p><text:s/>1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68" table:style-name="ce3">
            <text:p>5668</text:p>
          </table:table-cell>
          <table:table-cell office:value-type="string" table:style-name="ce3">
            <text:p>FERNANDA RATCOV BORG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O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931.44" table:style-name="ce4">
            <text:p><text:s/>2.931,4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43" table:style-name="ce3">
            <text:p>11343</text:p>
          </table:table-cell>
          <table:table-cell office:value-type="string" table:style-name="ce3">
            <text:p>FERNANDA RIVIERA CZIMMERMANN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636.15" table:style-name="ce4">
            <text:p><text:s/>7.636,15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89" table:style-name="ce3">
            <text:p>7489</text:p>
          </table:table-cell>
          <table:table-cell office:value-type="string" table:style-name="ce3">
            <text:p>FERNANDA SUMI BARBOSA KLEIN GUNNEWIEK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519.75" table:style-name="ce4">
            <text:p><text:s/>2.519,75<text:s/></text:p>
          </table:table-cell>
          <table:table-cell office:value-type="float" office:value="5614.7400000000007" table:style-name="ce4">
            <text:p><text:s/>5.614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29" table:style-name="ce3">
            <text:p>8529</text:p>
          </table:table-cell>
          <table:table-cell office:value-type="string" table:style-name="ce3">
            <text:p>FERNANDA TINOCO RAMO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SA B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00" table:style-name="ce3">
            <text:p>3200</text:p>
          </table:table-cell>
          <table:table-cell office:value-type="string" table:style-name="ce3">
            <text:p>FERNANDA VALESKA ALVARES CLA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50" table:style-name="ce3">
            <text:p>2050</text:p>
          </table:table-cell>
          <table:table-cell office:value-type="string" table:style-name="ce3">
            <text:p>FERNANDO ALBUQUERQUE SOARES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43" table:style-name="ce3">
            <text:p>2243</text:p>
          </table:table-cell>
          <table:table-cell office:value-type="string" table:style-name="ce3">
            <text:p>FERNANDO ALVAREZ BELA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320" table:style-name="ce4">
            <text:p><text:s/>32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12" table:style-name="ce3">
            <text:p>3012</text:p>
          </table:table-cell>
          <table:table-cell office:value-type="string" table:style-name="ce3">
            <text:p>FERNANDO ANTONIO ABUJAM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40.2800000000002" table:style-name="ce4">
            <text:p><text:s/>2.240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16378" table:style-name="ce3">
            <text:p>516378</text:p>
          </table:table-cell>
          <table:table-cell office:value-type="string" table:style-name="ce3">
            <text:p>FERNANDO AUGUSTO DE MELL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4738" table:style-name="ce3">
            <text:p>274738</text:p>
          </table:table-cell>
          <table:table-cell office:value-type="string" table:style-name="ce3">
            <text:p>FERNANDO CARLOS BUCK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58.9399999999996" table:style-name="ce4">
            <text:p><text:s/>3.058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4135" table:style-name="ce3">
            <text:p>254135</text:p>
          </table:table-cell>
          <table:table-cell office:value-type="string" table:style-name="ce3">
            <text:p>FERNANDO CELIO DE BRITO NOGU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40" table:style-name="ce3">
            <text:p>1640</text:p>
          </table:table-cell>
          <table:table-cell office:value-type="string" table:style-name="ce3">
            <text:p>FERNANDO CESAR BOLQU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1A.PROMOTORIA DE JUSTICA DO JURI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421.69" table:style-name="ce4">
            <text:p><text:s/>2.421,69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978" table:style-name="ce3">
            <text:p>2978</text:p>
          </table:table-cell>
          <table:table-cell office:value-type="string" table:style-name="ce3">
            <text:p>FERNANDO CESAR BURGHETT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NA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51" table:style-name="ce3">
            <text:p>2051</text:p>
          </table:table-cell>
          <table:table-cell office:value-type="string" table:style-name="ce3">
            <text:p>FERNANDO CESAR DE PAU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468.1" table:style-name="ce4">
            <text:p><text:s/>1.468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13" table:style-name="ce3">
            <text:p>3013</text:p>
          </table:table-cell>
          <table:table-cell office:value-type="string" table:style-name="ce3">
            <text:p>FERNANDO CEZAR BOURGOGNE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87" table:style-name="ce3">
            <text:p>4987</text:p>
          </table:table-cell>
          <table:table-cell office:value-type="string" table:style-name="ce3">
            <text:p>FERNANDO CRUZ FOCHESA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JAGUARIU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13.03" table:style-name="ce4">
            <text:p><text:s/>1.513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37340" table:style-name="ce3">
            <text:p>437340</text:p>
          </table:table-cell>
          <table:table-cell office:value-type="string" table:style-name="ce3">
            <text:p>FERNANDO DE ALMEIDA PEDRO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70" table:style-name="ce3">
            <text:p>5670</text:p>
          </table:table-cell>
          <table:table-cell office:value-type="string" table:style-name="ce3">
            <text:p>FERNANDO FERNANDES FRAG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SS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36.62" table:style-name="ce4">
            <text:p><text:s/>3.236,62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73" table:style-name="ce3">
            <text:p>7373</text:p>
          </table:table-cell>
          <table:table-cell office:value-type="string" table:style-name="ce3">
            <text:p>FERNANDO FIETZ BRI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UB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3818.04" table:style-name="ce4">
            <text:p><text:s/>3.818,04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55" table:style-name="ce3">
            <text:p>1655</text:p>
          </table:table-cell>
          <table:table-cell office:value-type="string" table:style-name="ce3">
            <text:p>FERNANDO GALINDO ORTEG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53.1999999999998" table:style-name="ce4">
            <text:p><text:s/>2.153,20<text:s/></text:p>
          </table:table-cell>
          <table:table-cell office:value-type="float" office:value="10994.46" table:style-name="ce4">
            <text:p><text:s/>10.994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7870" table:style-name="ce3">
            <text:p>207870</text:p>
          </table:table-cell>
          <table:table-cell office:value-type="string" table:style-name="ce3">
            <text:p>FERNANDO GRELLA VI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4" table:style-name="ce3">
            <text:p>734</text:p>
          </table:table-cell>
          <table:table-cell office:value-type="string" table:style-name="ce3">
            <text:p>FERNANDO H NAZAR DE ARRUD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88" table:style-name="ce3">
            <text:p>4988</text:p>
          </table:table-cell>
          <table:table-cell office:value-type="string" table:style-name="ce3">
            <text:p>FERNANDO HENRIQUE DE FREITAS SIMO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15.77" table:style-name="ce4">
            <text:p><text:s/>1.215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979" table:style-name="ce3">
            <text:p>2979</text:p>
          </table:table-cell>
          <table:table-cell office:value-type="string" table:style-name="ce3">
            <text:p>FERNANDO HENRIQUE DE M ARAUJ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173.66" table:style-name="ce4">
            <text:p><text:s/>5.173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02603" table:style-name="ce3">
            <text:p>502603</text:p>
          </table:table-cell>
          <table:table-cell office:value-type="string" table:style-name="ce3">
            <text:p>FERNANDO HERNANDEZ JOS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83658" table:style-name="ce3">
            <text:p>483658</text:p>
          </table:table-cell>
          <table:table-cell office:value-type="string" table:style-name="ce3">
            <text:p>FERNANDO JOSE MARTIN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8133" table:style-name="ce3">
            <text:p>838133</text:p>
          </table:table-cell>
          <table:table-cell office:value-type="string" table:style-name="ce3">
            <text:p>FERNANDO MASSELI HELE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462.48" table:style-name="ce4">
            <text:p><text:s/>2.462,48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97" table:style-name="ce3">
            <text:p>2597</text:p>
          </table:table-cell>
          <table:table-cell office:value-type="string" table:style-name="ce3">
            <text:p>FERNANDO NOVELLI BIANCH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00" table:style-name="ce4">
            <text:p><text:s/>800,00<text:s/></text:p>
          </table:table-cell>
          <table:table-cell office:value-type="float" office:value="2803.41" table:style-name="ce4">
            <text:p><text:s/>2.803,4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561.49" table:style-name="ce4">
            <text:p><text:s/>561,49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89" table:style-name="ce3">
            <text:p>1389</text:p>
          </table:table-cell>
          <table:table-cell office:value-type="string" table:style-name="ce3">
            <text:p>FERNANDO OLIVEIRA DE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ITAQUE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36" table:style-name="ce3">
            <text:p>2736</text:p>
          </table:table-cell>
          <table:table-cell office:value-type="string" table:style-name="ce3">
            <text:p>FERNANDO PASCOAL LUP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34" table:style-name="ce3">
            <text:p>3034</text:p>
          </table:table-cell>
          <table:table-cell office:value-type="string" table:style-name="ce3">
            <text:p>FERNANDO PASTORELO KFOU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986.17" table:style-name="ce4">
            <text:p><text:s/>2.986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69" table:style-name="ce3">
            <text:p>3769</text:p>
          </table:table-cell>
          <table:table-cell office:value-type="string" table:style-name="ce3">
            <text:p>FERNANDO PEREIRA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11.38" table:style-name="ce4">
            <text:p><text:s/>1.611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37" table:style-name="ce3">
            <text:p>2737</text:p>
          </table:table-cell>
          <table:table-cell office:value-type="string" table:style-name="ce3">
            <text:p>FERNANDO PEREIRA VIANN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68" table:style-name="ce3">
            <text:p>10568</text:p>
          </table:table-cell>
          <table:table-cell office:value-type="string" table:style-name="ce3">
            <text:p>FERNANDO PINHO CHIOZZOT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IGUELO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82" table:style-name="ce3">
            <text:p>2282</text:p>
          </table:table-cell>
          <table:table-cell office:value-type="string" table:style-name="ce3">
            <text:p>FERNANDO REVERENDO VIDAL AKAOU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269.07" table:style-name="ce4">
            <text:p><text:s/>4.269,0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71" table:style-name="ce3">
            <text:p>5671</text:p>
          </table:table-cell>
          <table:table-cell office:value-type="string" table:style-name="ce3">
            <text:p>FERNANDO VERNICE DOS ANJ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762.66" table:style-name="ce4">
            <text:p><text:s/>762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89" table:style-name="ce3">
            <text:p>4989</text:p>
          </table:table-cell>
          <table:table-cell office:value-type="string" table:style-name="ce3">
            <text:p>FILIPE DE MELO EUZEB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63.54" table:style-name="ce4">
            <text:p><text:s/>2.263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30" table:style-name="ce3">
            <text:p>8530</text:p>
          </table:table-cell>
          <table:table-cell office:value-type="string" table:style-name="ce3">
            <text:p>FILIPE TEIXEIRA ANTUN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GARAPAV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99.16" table:style-name="ce4">
            <text:p><text:s/>1.699,16<text:s/></text:p>
          </table:table-cell>
          <table:table-cell office:value-type="float" office:value="3818.04" table:style-name="ce4">
            <text:p><text:s/>3.818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90" table:style-name="ce3">
            <text:p>7490</text:p>
          </table:table-cell>
          <table:table-cell office:value-type="string" table:style-name="ce3">
            <text:p>FILIPE VIANA DE SANTA ROS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O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7186.94" table:style-name="ce4">
            <text:p><text:s/>7.186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0545" table:style-name="ce3">
            <text:p>700545</text:p>
          </table:table-cell>
          <table:table-cell office:value-type="string" table:style-name="ce3">
            <text:p>FILIPPE AUGUSTO VIEIRA DE ANDRA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ALENCI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90" table:style-name="ce3">
            <text:p>4990</text:p>
          </table:table-cell>
          <table:table-cell office:value-type="string" table:style-name="ce3">
            <text:p>FILLIPE DEMETRIO LOP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76.42" table:style-name="ce4">
            <text:p><text:s/>1.576,42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7583" table:style-name="ce3">
            <text:p>837583</text:p>
          </table:table-cell>
          <table:table-cell office:value-type="string" table:style-name="ce3">
            <text:p>FLAMINIO SILVEIRA AMARAL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00.08" table:style-name="ce4">
            <text:p><text:s/>1.700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24" table:style-name="ce3">
            <text:p>3024</text:p>
          </table:table-cell>
          <table:table-cell office:value-type="string" table:style-name="ce3">
            <text:p>FLAVIA ALICE CHERUBINI FOGACA BRAG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70" table:style-name="ce3">
            <text:p>3770</text:p>
          </table:table-cell>
          <table:table-cell office:value-type="string" table:style-name="ce3">
            <text:p>FLAVIA CRISTINA MERL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91" table:style-name="ce3">
            <text:p>4991</text:p>
          </table:table-cell>
          <table:table-cell office:value-type="string" table:style-name="ce3">
            <text:p>FLAVIA DE LIMA E MARQU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NA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31.67" table:style-name="ce4">
            <text:p><text:s/>931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69" table:style-name="ce3">
            <text:p>10569</text:p>
          </table:table-cell>
          <table:table-cell office:value-type="string" table:style-name="ce3">
            <text:p>FLAVIA FLORES RIGOL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980" table:style-name="ce3">
            <text:p>2980</text:p>
          </table:table-cell>
          <table:table-cell office:value-type="string" table:style-name="ce3">
            <text:p>FLAVIA HELENA GONCALVES TEIX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720" table:style-name="ce4">
            <text:p><text:s/>72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31" table:style-name="ce3">
            <text:p>8531</text:p>
          </table:table-cell>
          <table:table-cell office:value-type="string" table:style-name="ce3">
            <text:p>FLAVIA LIAS SGOB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80" table:style-name="ce4">
            <text:p><text:s/>80,00<text:s/></text:p>
          </table:table-cell>
          <table:table-cell office:value-type="float" office:value="1696.27" table:style-name="ce4">
            <text:p><text:s/>1.696,2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22" table:style-name="ce3">
            <text:p>1022</text:p>
          </table:table-cell>
          <table:table-cell office:value-type="string" table:style-name="ce3">
            <text:p>FLAVIA MARIA GONC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482.1799999999998" table:style-name="ce4">
            <text:p><text:s/>2.482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46" table:style-name="ce3">
            <text:p>2546</text:p>
          </table:table-cell>
          <table:table-cell office:value-type="string" table:style-name="ce3">
            <text:p>FLAVIA MARIA JOSE BOVOLIN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IRATININGA</text:p>
          </table:table-cell>
          <table:table-cell office:value-type="float" office:value="720" table:style-name="ce4">
            <text:p><text:s/>720,00<text:s/></text:p>
          </table:table-cell>
          <table:table-cell office:value-type="float" office:value="987.48" table:style-name="ce4">
            <text:p><text:s/>987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70" table:style-name="ce3">
            <text:p>4470</text:p>
          </table:table-cell>
          <table:table-cell office:value-type="string" table:style-name="ce3">
            <text:p>FLAVIA MENDES PEREIRA RIVELLI CACAD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CAMPO LIMPO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565.76" table:style-name="ce4">
            <text:p><text:s/>565,76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71" table:style-name="ce3">
            <text:p>4471</text:p>
          </table:table-cell>
          <table:table-cell office:value-type="string" table:style-name="ce3">
            <text:p>FLAVIA TRAVAGLINI ZULI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P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92.74" table:style-name="ce4">
            <text:p><text:s/>1.592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31" table:style-name="ce3">
            <text:p>11331</text:p>
          </table:table-cell>
          <table:table-cell office:value-type="string" table:style-name="ce3">
            <text:p>FLAVIA TUCUNDUVA DA SILVA ALVES MIGUEL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883.58" table:style-name="ce4">
            <text:p><text:s/>883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38" table:style-name="ce3">
            <text:p>2738</text:p>
          </table:table-cell>
          <table:table-cell office:value-type="string" table:style-name="ce3">
            <text:p>FLAVIO BOECHAT ALBERNA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442.34" table:style-name="ce4">
            <text:p><text:s/>2.442,3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30" table:style-name="ce3">
            <text:p>3330</text:p>
          </table:table-cell>
          <table:table-cell office:value-type="string" table:style-name="ce3">
            <text:p>FLAVIO EDUARDO TURESS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5" table:style-name="ce3">
            <text:p>735</text:p>
          </table:table-cell>
          <table:table-cell office:value-type="string" table:style-name="ce3">
            <text:p>FLAVIO FARINAZZO LOR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74" table:style-name="ce3">
            <text:p>1674</text:p>
          </table:table-cell>
          <table:table-cell office:value-type="string" table:style-name="ce3">
            <text:p>FLAVIO HERNANDEZ JOS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880" table:style-name="ce4">
            <text:p><text:s/>880,00<text:s/></text:p>
          </table:table-cell>
          <table:table-cell office:value-type="float" office:value="1993.49" table:style-name="ce4">
            <text:p><text:s/>1.993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32" table:style-name="ce3">
            <text:p>8532</text:p>
          </table:table-cell>
          <table:table-cell office:value-type="string" table:style-name="ce3">
            <text:p>FLAVIO JOSE DA COST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727.08" table:style-name="ce4">
            <text:p><text:s/>727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91" table:style-name="ce3">
            <text:p>7491</text:p>
          </table:table-cell>
          <table:table-cell office:value-type="string" table:style-name="ce3">
            <text:p>FLAVIO JOSE ZAMPONI SANTIA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ZAN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41.57" table:style-name="ce4">
            <text:p><text:s/>1.141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33" table:style-name="ce3">
            <text:p>8533</text:p>
          </table:table-cell>
          <table:table-cell office:value-type="string" table:style-name="ce3">
            <text:p>FLAVIO LEAO DE CARVALH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ONTE AL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8534.5" table:style-name="ce4">
            <text:p><text:s/>8.534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84695" table:style-name="ce3">
            <text:p>384695</text:p>
          </table:table-cell>
          <table:table-cell office:value-type="string" table:style-name="ce3">
            <text:p>FLAVIO MONTEMOR CARDO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48" table:style-name="ce3">
            <text:p>3348</text:p>
          </table:table-cell>
          <table:table-cell office:value-type="string" table:style-name="ce3">
            <text:p>FLAVIO OKAM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49.48" table:style-name="ce4">
            <text:p><text:s/>2.849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71" table:style-name="ce3">
            <text:p>3771</text:p>
          </table:table-cell>
          <table:table-cell office:value-type="string" table:style-name="ce3">
            <text:p>FLORENCI CASSAB MIL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07.97" table:style-name="ce4">
            <text:p><text:s/>1.607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42441" table:style-name="ce3">
            <text:p>242441</text:p>
          </table:table-cell>
          <table:table-cell office:value-type="string" table:style-name="ce3">
            <text:p>FLORINDO CAMILO CAMPANEL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34" table:style-name="ce3">
            <text:p>8534</text:p>
          </table:table-cell>
          <table:table-cell office:value-type="string" table:style-name="ce3">
            <text:p>FRANCINE PEREIRA SANCH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FE DO SU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494.97" table:style-name="ce4">
            <text:p><text:s/>1.494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72" table:style-name="ce3">
            <text:p>3772</text:p>
          </table:table-cell>
          <table:table-cell office:value-type="string" table:style-name="ce3">
            <text:p>FRANCINE REGINA GOMES CAVALL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75.75" table:style-name="ce4">
            <text:p><text:s/>3.275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96" table:style-name="ce3">
            <text:p>1696</text:p>
          </table:table-cell>
          <table:table-cell office:value-type="string" table:style-name="ce3">
            <text:p>FRANCISCO ANTONIO GNIPPER CIRI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35" table:style-name="ce3">
            <text:p>11335</text:p>
          </table:table-cell>
          <table:table-cell office:value-type="string" table:style-name="ce3">
            <text:p>FRANCISCO ANTONIO NIERI MATTOSINH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SS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46.22" table:style-name="ce4">
            <text:p><text:s/>1.2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3401" table:style-name="ce3">
            <text:p>833401</text:p>
          </table:table-cell>
          <table:table-cell office:value-type="string" table:style-name="ce3">
            <text:p>FRANCISCO APARECIDO DE OLI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3905" table:style-name="ce3">
            <text:p>833905</text:p>
          </table:table-cell>
          <table:table-cell office:value-type="string" table:style-name="ce3">
            <text:p>FRANCISCO CARLOS BRIT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08" table:style-name="ce3">
            <text:p>11308</text:p>
          </table:table-cell>
          <table:table-cell office:value-type="string" table:style-name="ce3">
            <text:p>FRANCISCO ELMIDIO SABADIN DOS SANTOS TALAVEIRA MED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91.87" table:style-name="ce4">
            <text:p><text:s/>991,87<text:s/></text:p>
          </table:table-cell>
          <table:table-cell office:value-type="float" office:value="2695.12" table:style-name="ce4">
            <text:p><text:s/>2.695,12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2620" table:style-name="ce3">
            <text:p>252620</text:p>
          </table:table-cell>
          <table:table-cell office:value-type="string" table:style-name="ce3">
            <text:p>FRANCISCO JOSE TADDEI CEMBRANELL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98587" table:style-name="ce3">
            <text:p>698587</text:p>
          </table:table-cell>
          <table:table-cell office:value-type="string" table:style-name="ce3">
            <text:p>FRANCO CANEVA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98" table:style-name="ce3">
            <text:p>1698</text:p>
          </table:table-cell>
          <table:table-cell office:value-type="string" table:style-name="ce3">
            <text:p>FRANCO MENOSSI PAC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O MIGUEL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7" table:style-name="ce3">
            <text:p>207</text:p>
          </table:table-cell>
          <table:table-cell office:value-type="string" table:style-name="ce3">
            <text:p>FREDERICO AUGUSTO NEVES ARAUJ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72" table:style-name="ce3">
            <text:p>4472</text:p>
          </table:table-cell>
          <table:table-cell office:value-type="string" table:style-name="ce3">
            <text:p>FREDERICO FRANCIS MELLONE DE CAMARG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NTE AL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967.23" table:style-name="ce4">
            <text:p><text:s/>1.967,2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72" table:style-name="ce3">
            <text:p>5672</text:p>
          </table:table-cell>
          <table:table-cell office:value-type="string" table:style-name="ce3">
            <text:p>FREDERICO LISERRE BARRUFF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31.67" table:style-name="ce4">
            <text:p><text:s/>931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73" table:style-name="ce3">
            <text:p>5673</text:p>
          </table:table-cell>
          <table:table-cell office:value-type="string" table:style-name="ce3">
            <text:p>FREDERICO VIEIRA SILVERI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119.42" table:style-name="ce4">
            <text:p><text:s/>3.119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16" table:style-name="ce3">
            <text:p>11316</text:p>
          </table:table-cell>
          <table:table-cell office:value-type="string" table:style-name="ce3">
            <text:p>GABRIEL CARETA DO CARM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4.8" table:style-name="ce4">
            <text:p><text:s/>5.614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23" table:style-name="ce3">
            <text:p>3323</text:p>
          </table:table-cell>
          <table:table-cell office:value-type="string" table:style-name="ce3">
            <text:p>GABRIEL GUERREI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GI-MIRIM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882.62" table:style-name="ce4">
            <text:p><text:s/>1.882,62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73" table:style-name="ce3">
            <text:p>3773</text:p>
          </table:table-cell>
          <table:table-cell office:value-type="string" table:style-name="ce3">
            <text:p>GABRIEL LINO DE PAULA PI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35.79" table:style-name="ce4">
            <text:p><text:s/>935,79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74" table:style-name="ce3">
            <text:p>5674</text:p>
          </table:table-cell>
          <table:table-cell office:value-type="string" table:style-name="ce3">
            <text:p>GABRIEL MARSON JUNQU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CO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952.25" table:style-name="ce4">
            <text:p><text:s/>2.952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92" table:style-name="ce3">
            <text:p>7492</text:p>
          </table:table-cell>
          <table:table-cell office:value-type="string" table:style-name="ce3">
            <text:p>GABRIEL RIGOLDI VIDAL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A RITA DO PASSA QUAT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619.70000000000005" table:style-name="ce4">
            <text:p><text:s/>619,7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75" table:style-name="ce3">
            <text:p>5675</text:p>
          </table:table-cell>
          <table:table-cell office:value-type="string" table:style-name="ce3">
            <text:p>GABRIEL RODRIGUES 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880.38" table:style-name="ce4">
            <text:p><text:s/>880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36" table:style-name="ce3">
            <text:p>2536</text:p>
          </table:table-cell>
          <table:table-cell office:value-type="string" table:style-name="ce3">
            <text:p>GABRIEL TADEU KFOURI NE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UNH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53.3000000000002" table:style-name="ce4">
            <text:p><text:s/>2.353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24" table:style-name="ce3">
            <text:p>11324</text:p>
          </table:table-cell>
          <table:table-cell office:value-type="string" table:style-name="ce3">
            <text:p>GABRIELA CARVALHO DE ALMEIDA ESTEPHAN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18.5" table:style-name="ce4">
            <text:p><text:s/>1.518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35" table:style-name="ce3">
            <text:p>8535</text:p>
          </table:table-cell>
          <table:table-cell office:value-type="string" table:style-name="ce3">
            <text:p>GABRIELA FREIRE VIT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ERQUEIRA CESAR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34.3599999999999" table:style-name="ce4">
            <text:p><text:s/>1.234,36<text:s/></text:p>
          </table:table-cell>
          <table:table-cell office:value-type="float" office:value="5519.14" table:style-name="ce4">
            <text:p><text:s/>5.519,14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01" table:style-name="ce3">
            <text:p>3201</text:p>
          </table:table-cell>
          <table:table-cell office:value-type="string" table:style-name="ce3">
            <text:p>GABRIELA GNATOS JOAO L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5101.5200000000004" table:style-name="ce4">
            <text:p><text:s/>5.101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51" table:style-name="ce3">
            <text:p>7351</text:p>
          </table:table-cell>
          <table:table-cell office:value-type="string" table:style-name="ce3">
            <text:p>GABRIELA LANZA PASS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52.23" table:style-name="ce4">
            <text:p><text:s/>2.252,2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44" table:style-name="ce3">
            <text:p>11344</text:p>
          </table:table-cell>
          <table:table-cell office:value-type="string" table:style-name="ce3">
            <text:p>GABRIELA PEREIRA VIANNAY BELLON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.57" table:style-name="ce4">
            <text:p><text:s/>224,57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36" table:style-name="ce3">
            <text:p>8536</text:p>
          </table:table-cell>
          <table:table-cell office:value-type="string" table:style-name="ce3">
            <text:p>GABRIELA SILVA GONCALVES SALVADO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BARIR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13.8699999999999" table:style-name="ce4">
            <text:p><text:s/>1.113,87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74" table:style-name="ce3">
            <text:p>3774</text:p>
          </table:table-cell>
          <table:table-cell office:value-type="string" table:style-name="ce3">
            <text:p>GASPAR PEREIRA DA SILV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-MIRIM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93" table:style-name="ce3">
            <text:p>4993</text:p>
          </table:table-cell>
          <table:table-cell office:value-type="string" table:style-name="ce3">
            <text:p>GEORGIA CARLA CHINALIA OBEID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68.06" table:style-name="ce4">
            <text:p><text:s/>1.168,0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18" table:style-name="ce3">
            <text:p>7318</text:p>
          </table:table-cell>
          <table:table-cell office:value-type="string" table:style-name="ce3">
            <text:p>GERALDO MARCIO GONCALVES MEND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970.71" table:style-name="ce4">
            <text:p><text:s/>1.970,71<text:s/></text:p>
          </table:table-cell>
          <table:table-cell office:value-type="float" office:value="7186.94" table:style-name="ce4">
            <text:p><text:s/>7.186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24" table:style-name="ce3">
            <text:p>1024</text:p>
          </table:table-cell>
          <table:table-cell office:value-type="string" table:style-name="ce3">
            <text:p>GERALDO RANGEL DE FRANC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546.58" table:style-name="ce4">
            <text:p><text:s/>2.546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76" table:style-name="ce3">
            <text:p>5676</text:p>
          </table:table-cell>
          <table:table-cell office:value-type="string" table:style-name="ce3">
            <text:p>GIANFRANCO SILVA CARUS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RUZEI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502.04" table:style-name="ce4">
            <text:p><text:s/>502,04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3474" table:style-name="ce3">
            <text:p>833474</text:p>
          </table:table-cell>
          <table:table-cell office:value-type="string" table:style-name="ce3">
            <text:p>GIANPAOLO POGGIO SMANI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63" table:style-name="ce3">
            <text:p>1663</text:p>
          </table:table-cell>
          <table:table-cell office:value-type="string" table:style-name="ce3">
            <text:p>GILBERTO CABETT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ATINGUE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02" table:style-name="ce3">
            <text:p>3202</text:p>
          </table:table-cell>
          <table:table-cell office:value-type="string" table:style-name="ce3">
            <text:p>GILBERTO GOMES PEIX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05.94" table:style-name="ce4">
            <text:p><text:s/>2.205,9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58" table:style-name="ce3">
            <text:p>2258</text:p>
          </table:table-cell>
          <table:table-cell office:value-type="string" table:style-name="ce3">
            <text:p>GILBERTO MARQ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N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5056" table:style-name="ce3">
            <text:p>275056</text:p>
          </table:table-cell>
          <table:table-cell office:value-type="string" table:style-name="ce3">
            <text:p>GILBERTO MARTINS LOP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25" table:style-name="ce3">
            <text:p>1025</text:p>
          </table:table-cell>
          <table:table-cell office:value-type="string" table:style-name="ce3">
            <text:p>GILBERTO NONAK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981" table:style-name="ce3">
            <text:p>2981</text:p>
          </table:table-cell>
          <table:table-cell office:value-type="string" table:style-name="ce3">
            <text:p>GILBERTO PORTO CAMAR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993.49" table:style-name="ce4">
            <text:p><text:s/>1.993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75" table:style-name="ce3">
            <text:p>3775</text:p>
          </table:table-cell>
          <table:table-cell office:value-type="string" table:style-name="ce3">
            <text:p>GILBERTO RAMOS DE OLIVEIR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TANDUVA</text:p>
          </table:table-cell>
          <table:table-cell office:value-type="float" office:value="800" table:style-name="ce4">
            <text:p><text:s/>800,00<text:s/></text:p>
          </table:table-cell>
          <table:table-cell office:value-type="float" office:value="2111" table:style-name="ce4">
            <text:p><text:s/>2.111,0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37" table:style-name="ce3">
            <text:p>2237</text:p>
          </table:table-cell>
          <table:table-cell office:value-type="string" table:style-name="ce3">
            <text:p>GILMARA CRISTINA BRAZ DE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VA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26" table:style-name="ce3">
            <text:p>1026</text:p>
          </table:table-cell>
          <table:table-cell office:value-type="string" table:style-name="ce3">
            <text:p>GILSON ANTUNES MARTIN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17.3500000000004" table:style-name="ce4">
            <text:p><text:s/>2.217,35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60" table:style-name="ce3">
            <text:p>1660</text:p>
          </table:table-cell>
          <table:table-cell office:value-type="string" table:style-name="ce3">
            <text:p>GILSON CESAR AUGUST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679.58" table:style-name="ce4">
            <text:p><text:s/>679,58<text:s/></text:p>
          </table:table-cell>
          <table:table-cell office:value-type="float" office:value="9995.92" table:style-name="ce4">
            <text:p><text:s/>9.995,9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73" table:style-name="ce3">
            <text:p>4473</text:p>
          </table:table-cell>
          <table:table-cell office:value-type="string" table:style-name="ce3">
            <text:p>GILSON RICARDO MAGALHA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MP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316.27" table:style-name="ce4">
            <text:p><text:s/>1.316,27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17018" table:style-name="ce3">
            <text:p>317018</text:p>
          </table:table-cell>
          <table:table-cell office:value-type="string" table:style-name="ce3">
            <text:p>GILSON SIDNEY AMANCIO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74" table:style-name="ce3">
            <text:p>4474</text:p>
          </table:table-cell>
          <table:table-cell office:value-type="string" table:style-name="ce3">
            <text:p>GIOVANA CORAZZA NUNES CORTEZ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BOITUV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72.57" table:style-name="ce4">
            <text:p><text:s/>1.772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75" table:style-name="ce3">
            <text:p>4475</text:p>
          </table:table-cell>
          <table:table-cell office:value-type="string" table:style-name="ce3">
            <text:p>GIOVANA MARINATO GODOY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VA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92.74" table:style-name="ce4">
            <text:p><text:s/>1.592,74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76" table:style-name="ce3">
            <text:p>3776</text:p>
          </table:table-cell>
          <table:table-cell office:value-type="string" table:style-name="ce3">
            <text:p>GIOVANA ORTOLANO GUERR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92.07" table:style-name="ce4">
            <text:p><text:s/>1.292,07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37" table:style-name="ce3">
            <text:p>8537</text:p>
          </table:table-cell>
          <table:table-cell office:value-type="string" table:style-name="ce3">
            <text:p>GIULIANA BATISTA PAVANELLO DA FONSEC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JARINU</text:p>
          </table:table-cell>
          <table:table-cell office:value-type="float" office:value="800" table:style-name="ce4">
            <text:p><text:s/>80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71" table:style-name="ce3">
            <text:p>10571</text:p>
          </table:table-cell>
          <table:table-cell office:value-type="string" table:style-name="ce3">
            <text:p>GIULLIO CHIEREGATTI SARAIV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72" table:style-name="ce3">
            <text:p>10572</text:p>
          </table:table-cell>
          <table:table-cell office:value-type="string" table:style-name="ce3">
            <text:p>GLAUCO SOUZA AZEVED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IRASSUNU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860.72" table:style-name="ce4">
            <text:p><text:s/>7.860,7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80" table:style-name="ce3">
            <text:p>4080</text:p>
          </table:table-cell>
          <table:table-cell office:value-type="string" table:style-name="ce3">
            <text:p>GOIACI LEANDRO DE AZEVED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309.75" table:style-name="ce4">
            <text:p><text:s/>1.309,75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76" table:style-name="ce3">
            <text:p>4476</text:p>
          </table:table-cell>
          <table:table-cell office:value-type="string" table:style-name="ce3">
            <text:p>GRAZIELA BORZ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85.06" table:style-name="ce4">
            <text:p><text:s/>2.885,06<text:s/></text:p>
          </table:table-cell>
          <table:table-cell office:value-type="float" office:value="4940.96" table:style-name="ce4">
            <text:p><text:s/>4.940,9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38" table:style-name="ce3">
            <text:p>8538</text:p>
          </table:table-cell>
          <table:table-cell office:value-type="string" table:style-name="ce3">
            <text:p>GREGORIO EDOARDO RAPHAEL SELINGARDI GUARDI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AGU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31.33" table:style-name="ce4">
            <text:p><text:s/>931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404" table:style-name="ce3">
            <text:p>1404</text:p>
          </table:table-cell>
          <table:table-cell office:value-type="string" table:style-name="ce3">
            <text:p>GUILHERME ATHAYDE RIBEIRO FRANC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77" table:style-name="ce3">
            <text:p>5677</text:p>
          </table:table-cell>
          <table:table-cell office:value-type="string" table:style-name="ce3">
            <text:p>GUILHERME CASTANHO AUGUS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78" table:style-name="ce3">
            <text:p>5678</text:p>
          </table:table-cell>
          <table:table-cell office:value-type="string" table:style-name="ce3">
            <text:p>GUILHERME CHAVES NASCIMEN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RAVIN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33.48" table:style-name="ce4">
            <text:p><text:s/>2.333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90" table:style-name="ce3">
            <text:p>3390</text:p>
          </table:table-cell>
          <table:table-cell office:value-type="string" table:style-name="ce3">
            <text:p>GUILHERME GOTTARDE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3332.86" table:style-name="ce4">
            <text:p><text:s/>3.332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48" table:style-name="ce3">
            <text:p>2248</text:p>
          </table:table-cell>
          <table:table-cell office:value-type="string" table:style-name="ce3">
            <text:p>GUILHERME MELLO FERRAZ DE SIQU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93" table:style-name="ce3">
            <text:p>7493</text:p>
          </table:table-cell>
          <table:table-cell office:value-type="string" table:style-name="ce3">
            <text:p>GUILHERME ONOFRI AZEVEDO FIGUEIR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434.16" table:style-name="ce4">
            <text:p><text:s/>3.434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51" table:style-name="ce3">
            <text:p>11351</text:p>
          </table:table-cell>
          <table:table-cell office:value-type="string" table:style-name="ce3">
            <text:p>GUILHERME PERUCH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CATANDUV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91.87" table:style-name="ce4">
            <text:p><text:s/>991,87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36" table:style-name="ce3">
            <text:p>11336</text:p>
          </table:table-cell>
          <table:table-cell office:value-type="string" table:style-name="ce3">
            <text:p>GUILHERME RODRIGUES BATALIN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PRESIDENTE VESCESLA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759.25" table:style-name="ce4">
            <text:p><text:s/>759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77" table:style-name="ce3">
            <text:p>4477</text:p>
          </table:table-cell>
          <table:table-cell office:value-type="string" table:style-name="ce3">
            <text:p>GUILHERME SAMPAIO SEVILHA MARTIN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AGUD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423.54" table:style-name="ce4">
            <text:p><text:s/>1.423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737.76" table:style-name="ce4">
            <text:p><text:s/>6.737,76<text:s/></text:p>
          </table:table-cell>
          <table:table-cell office:value-type="float" office:value="898.39" table:style-name="ce4">
            <text:p><text:s/>898,39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79" table:style-name="ce3">
            <text:p>5679</text:p>
          </table:table-cell>
          <table:table-cell office:value-type="string" table:style-name="ce3">
            <text:p>GUILHERME SCHLITTLER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TABOAO DA SER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41.57" table:style-name="ce4">
            <text:p><text:s/>1.141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20" table:style-name="ce3">
            <text:p>6520</text:p>
          </table:table-cell>
          <table:table-cell office:value-type="string" table:style-name="ce3">
            <text:p>GUILHERME SILVA DE DEU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CERICA DA SER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708.97" table:style-name="ce4">
            <text:p><text:s/>2.708,97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36" table:style-name="ce3">
            <text:p>3036</text:p>
          </table:table-cell>
          <table:table-cell office:value-type="string" table:style-name="ce3">
            <text:p>GUILHERME SILVEIRA DE PORTELLA FERNA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NHAEM</text:p>
          </table:table-cell>
          <table:table-cell office:value-type="float" office:value="240" table:style-name="ce4">
            <text:p><text:s/>240,00<text:s/></text:p>
          </table:table-cell>
          <table:table-cell office:value-type="float" office:value="3275.75" table:style-name="ce4">
            <text:p><text:s/>3.275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77" table:style-name="ce3">
            <text:p>3777</text:p>
          </table:table-cell>
          <table:table-cell office:value-type="string" table:style-name="ce3">
            <text:p>GUSTAVO ALBANO DIAS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41.57" table:style-name="ce4">
            <text:p><text:s/>1.141,57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62" table:style-name="ce3">
            <text:p>7362</text:p>
          </table:table-cell>
          <table:table-cell office:value-type="string" table:style-name="ce3">
            <text:p>GUSTAVO ANDREA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89.77" table:style-name="ce4">
            <text:p><text:s/>3.089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41" table:style-name="ce3">
            <text:p>2741</text:p>
          </table:table-cell>
          <table:table-cell office:value-type="string" table:style-name="ce3">
            <text:p>GUSTAVO DOS REIS GAZZO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74.37" table:style-name="ce4">
            <text:p><text:s/>3.274,37<text:s/></text:p>
          </table:table-cell>
          <table:table-cell office:value-type="float" office:value="5388.94" table:style-name="ce4">
            <text:p><text:s/>5.388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21" table:style-name="ce3">
            <text:p>6521</text:p>
          </table:table-cell>
          <table:table-cell office:value-type="string" table:style-name="ce3">
            <text:p>GUSTAVO DOS SANTOS MONTAN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QUAQUECE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541.54" table:style-name="ce4">
            <text:p><text:s/>541,54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94" table:style-name="ce3">
            <text:p>7494</text:p>
          </table:table-cell>
          <table:table-cell office:value-type="string" table:style-name="ce3">
            <text:p>GUSTAVO FERRONA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NUPORA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79.34" table:style-name="ce4">
            <text:p><text:s/>2.279,34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95" table:style-name="ce3">
            <text:p>7495</text:p>
          </table:table-cell>
          <table:table-cell office:value-type="string" table:style-name="ce3">
            <text:p>GUSTAVO HENRIQUE DE ANDRADE CORD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57.3399999999999" table:style-name="ce4">
            <text:p><text:s/>1.257,3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40" table:style-name="ce3">
            <text:p>8540</text:p>
          </table:table-cell>
          <table:table-cell office:value-type="string" table:style-name="ce3">
            <text:p>GUSTAVO JOSE PEDROZA SILV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807.12" table:style-name="ce4">
            <text:p><text:s/>807,12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96" table:style-name="ce3">
            <text:p>7496</text:p>
          </table:table-cell>
          <table:table-cell office:value-type="string" table:style-name="ce3">
            <text:p>GUSTAVO LUIS DE OLIVEIRA ZAMPRONH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ORTO FERR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76" table:style-name="ce4">
            <text:p><text:s/>976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78" table:style-name="ce3">
            <text:p>4478</text:p>
          </table:table-cell>
          <table:table-cell office:value-type="string" table:style-name="ce3">
            <text:p>GUSTAVO MACRI MORA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708.97" table:style-name="ce4">
            <text:p><text:s/>2.708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54" table:style-name="ce3">
            <text:p>2254</text:p>
          </table:table-cell>
          <table:table-cell office:value-type="string" table:style-name="ce3">
            <text:p>GUSTAVO MEDIC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47" table:style-name="ce3">
            <text:p>2547</text:p>
          </table:table-cell>
          <table:table-cell office:value-type="string" table:style-name="ce3">
            <text:p>GUSTAVO ROBERTO CHAIM POZZEBO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ERRA NEG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8199.42" table:style-name="ce4">
            <text:p><text:s/>8.199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22" table:style-name="ce3">
            <text:p>6522</text:p>
          </table:table-cell>
          <table:table-cell office:value-type="string" table:style-name="ce3">
            <text:p>GUSTAVO ROBERTO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99.37" table:style-name="ce4">
            <text:p><text:s/>999,3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97" table:style-name="ce3">
            <text:p>7497</text:p>
          </table:table-cell>
          <table:table-cell office:value-type="string" table:style-name="ce3">
            <text:p>GUSTAVO SILVA TAMAOK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RESIDENTE BERNARD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44.88" table:style-name="ce4">
            <text:p><text:s/>2.144,88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45" table:style-name="ce3">
            <text:p>7345</text:p>
          </table:table-cell>
          <table:table-cell office:value-type="string" table:style-name="ce3">
            <text:p>GUSTAVO SIMIONI BERNARD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377.4" table:style-name="ce4">
            <text:p><text:s/>1.377,40<text:s/></text:p>
          </table:table-cell>
          <table:table-cell office:value-type="float" office:value="8534.5" table:style-name="ce4">
            <text:p><text:s/>8.534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73" table:style-name="ce3">
            <text:p>10573</text:p>
          </table:table-cell>
          <table:table-cell office:value-type="string" table:style-name="ce3">
            <text:p>GUSTAVO TRINCAD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756.12" table:style-name="ce4">
            <text:p><text:s/>2.756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03" table:style-name="ce3">
            <text:p>3203</text:p>
          </table:table-cell>
          <table:table-cell office:value-type="string" table:style-name="ce3">
            <text:p>GUSTAVO YAMAGUCHI MIYAZAK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ALESTI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428.84" table:style-name="ce4">
            <text:p><text:s/>1.428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95228" table:style-name="ce3">
            <text:p>295228</text:p>
          </table:table-cell>
          <table:table-cell office:value-type="string" table:style-name="ce3">
            <text:p>GUSTAVO ZORZELLA VA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74" table:style-name="ce3">
            <text:p>10574</text:p>
          </table:table-cell>
          <table:table-cell office:value-type="string" table:style-name="ce3">
            <text:p>HALINE BARRETO AFONS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ITAPECERICA DA SER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31.33" table:style-name="ce4">
            <text:p><text:s/>931,33<text:s/></text:p>
          </table:table-cell>
          <table:table-cell office:value-type="float" office:value="6737.7999999999993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68542" table:style-name="ce3">
            <text:p>968542</text:p>
          </table:table-cell>
          <table:table-cell office:value-type="string" table:style-name="ce3">
            <text:p>HAMILTON ALONSO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80" table:style-name="ce3">
            <text:p>5680</text:p>
          </table:table-cell>
          <table:table-cell office:value-type="string" table:style-name="ce3">
            <text:p>HAMILTON ANTONIO GIANFRATTI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APEV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458.11" table:style-name="ce4">
            <text:p><text:s/>1.458,1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405" table:style-name="ce3">
            <text:p>1405</text:p>
          </table:table-cell>
          <table:table-cell office:value-type="string" table:style-name="ce3">
            <text:p>HAMILTON FERNANDO LIS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13.65" table:style-name="ce4">
            <text:p><text:s/>2.213,6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78" table:style-name="ce3">
            <text:p>3778</text:p>
          </table:table-cell>
          <table:table-cell office:value-type="string" table:style-name="ce3">
            <text:p>HAROLDO PANSARDI GIAVARIN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IN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306.5" table:style-name="ce4">
            <text:p><text:s/>1.306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04" table:style-name="ce3">
            <text:p>3204</text:p>
          </table:table-cell>
          <table:table-cell office:value-type="string" table:style-name="ce3">
            <text:p>HELENA BONILHA DE TOLEDO LE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08.44" table:style-name="ce4">
            <text:p><text:s/>2.308,4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53" table:style-name="ce3">
            <text:p>2053</text:p>
          </table:table-cell>
          <table:table-cell office:value-type="string" table:style-name="ce3">
            <text:p>HELENA CECILIA DINIZ TEIXEIRA CALADO TON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40" table:style-name="ce4">
            <text:p><text:s/>3.2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79" table:style-name="ce3">
            <text:p>4479</text:p>
          </table:table-cell>
          <table:table-cell office:value-type="string" table:style-name="ce3">
            <text:p>HELIO DIMAS DE ALMEID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1799.8" table:style-name="ce4">
            <text:p><text:s/>1.799,80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05" table:style-name="ce3">
            <text:p>3205</text:p>
          </table:table-cell>
          <table:table-cell office:value-type="string" table:style-name="ce3">
            <text:p>HELIO JORGE GONCALVES DE CARVA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94" table:style-name="ce3">
            <text:p>4994</text:p>
          </table:table-cell>
          <table:table-cell office:value-type="string" table:style-name="ce3">
            <text:p>HELIO JUNQUEIRA DE CARVALHO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11.38" table:style-name="ce4">
            <text:p><text:s/>1.611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10554" table:style-name="ce3">
            <text:p>810554</text:p>
          </table:table-cell>
          <table:table-cell office:value-type="string" table:style-name="ce3">
            <text:p>HELIO LOMA GARCI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80" table:style-name="ce3">
            <text:p>2280</text:p>
          </table:table-cell>
          <table:table-cell office:value-type="string" table:style-name="ce3">
            <text:p>HELIO PERDOM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 AREA REGIONAL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80" table:style-name="ce3">
            <text:p>4480</text:p>
          </table:table-cell>
          <table:table-cell office:value-type="string" table:style-name="ce3">
            <text:p>HELOISA GASPAR MARTINS TAVA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TANDUV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79.53" table:style-name="ce4">
            <text:p><text:s/>1.679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98694" table:style-name="ce3">
            <text:p>698694</text:p>
          </table:table-cell>
          <table:table-cell office:value-type="string" table:style-name="ce3">
            <text:p>HELOISA TORRES DE TOLEDO BUENO DE SOUZ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12.94000000000005" table:style-name="ce4">
            <text:p><text:s/>112,94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32" table:style-name="ce3">
            <text:p>7332</text:p>
          </table:table-cell>
          <table:table-cell office:value-type="string" table:style-name="ce3">
            <text:p>HELOISE MAIA DA COST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UBATUBA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31.67" table:style-name="ce4">
            <text:p><text:s/>931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54" table:style-name="ce3">
            <text:p>2054</text:p>
          </table:table-cell>
          <table:table-cell office:value-type="string" table:style-name="ce3">
            <text:p>HENRIQUE BRASO SCHUL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81" table:style-name="ce3">
            <text:p>5681</text:p>
          </table:table-cell>
          <table:table-cell office:value-type="string" table:style-name="ce3">
            <text:p>HENRIQUE LUCAS DE MIRAND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RUZEIRO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4001" table:style-name="ce3">
            <text:p>704001</text:p>
          </table:table-cell>
          <table:table-cell office:value-type="string" table:style-name="ce3">
            <text:p>HENRIQUE RIBEIRO VARON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461.3200000000002" table:style-name="ce4">
            <text:p><text:s/>2.461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81" table:style-name="ce3">
            <text:p>4081</text:p>
          </table:table-cell>
          <table:table-cell office:value-type="string" table:style-name="ce3">
            <text:p>HENRIQUE SIMON VARGAS PRO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TIBA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05.95" table:style-name="ce4">
            <text:p><text:s/>2.805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3763" table:style-name="ce3">
            <text:p>253763</text:p>
          </table:table-cell>
          <table:table-cell office:value-type="string" table:style-name="ce3">
            <text:p>HERACLES ANTONIO PERANOVICH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965.3" table:style-name="ce4">
            <text:p><text:s/>1.965,30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66" table:style-name="ce3">
            <text:p>2266</text:p>
          </table:table-cell>
          <table:table-cell office:value-type="string" table:style-name="ce3">
            <text:p>HERALDO FRANCI ROC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TATUAPE</text:p>
          </table:table-cell>
          <table:table-cell office:value-type="float" office:value="720" table:style-name="ce4">
            <text:p><text:s/>72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79" table:style-name="ce3">
            <text:p>3779</text:p>
          </table:table-cell>
          <table:table-cell office:value-type="string" table:style-name="ce3">
            <text:p>HERBERT WYLLIAM VITOR DE SOUZA OLIV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EBEDOU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82.8900000000001" table:style-name="ce4">
            <text:p><text:s/>1.282,89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1719" table:style-name="ce3">
            <text:p>701719</text:p>
          </table:table-cell>
          <table:table-cell office:value-type="string" table:style-name="ce3">
            <text:p>HERCULES SORMANI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3283" table:style-name="ce4">
            <text:p><text:s/>3.283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81" table:style-name="ce3">
            <text:p>4481</text:p>
          </table:table-cell>
          <table:table-cell office:value-type="string" table:style-name="ce3">
            <text:p>HERICO WILLIAM ALVES DESTEFA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IRASSO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013.02" table:style-name="ce4">
            <text:p><text:s/>2.013,02<text:s/></text:p>
          </table:table-cell>
          <table:table-cell office:value-type="float" office:value="1122.92" table:style-name="ce4">
            <text:p><text:s/>1.122,92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35" table:style-name="ce3">
            <text:p>2235</text:p>
          </table:table-cell>
          <table:table-cell office:value-type="string" table:style-name="ce3">
            <text:p>HERIVELTO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05.3100000000002" table:style-name="ce4">
            <text:p><text:s/>1.205,3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23" table:style-name="ce3">
            <text:p>6523</text:p>
          </table:table-cell>
          <table:table-cell office:value-type="string" table:style-name="ce3">
            <text:p>HERMES DUARTE MORAI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GUARI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611.91" table:style-name="ce4">
            <text:p><text:s/>611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82678" table:style-name="ce3">
            <text:p>982678</text:p>
          </table:table-cell>
          <table:table-cell office:value-type="string" table:style-name="ce3">
            <text:p>HIDEJALMA MUCCI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4103" table:style-name="ce3">
            <text:p>204103</text:p>
          </table:table-cell>
          <table:table-cell office:value-type="string" table:style-name="ce3">
            <text:p>HILTON MAURICIO DE ARAUJO FILH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ATATAIS</text:p>
          </table:table-cell>
          <table:table-cell office:value-type="float" office:value="720" table:style-name="ce4">
            <text:p><text:s/>720,00<text:s/></text:p>
          </table:table-cell>
          <table:table-cell office:value-type="float" office:value="1672.3" table:style-name="ce4">
            <text:p><text:s/>1.672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00" table:style-name="ce3">
            <text:p>7300</text:p>
          </table:table-cell>
          <table:table-cell office:value-type="string" table:style-name="ce3">
            <text:p>HORIVAL MARQUES DE FREITAS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JAL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13.06" table:style-name="ce4">
            <text:p><text:s/>1.213,06<text:s/></text:p>
          </table:table-cell>
          <table:table-cell office:value-type="float" office:value="5604.2199999999993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64" table:style-name="ce3">
            <text:p>2264</text:p>
          </table:table-cell>
          <table:table-cell office:value-type="string" table:style-name="ce3">
            <text:p>IEDA CASSEB CASAGRANDE BIGNARD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98" table:style-name="ce3">
            <text:p>7498</text:p>
          </table:table-cell>
          <table:table-cell office:value-type="string" table:style-name="ce3">
            <text:p>IGOR KOZLOWS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64.64" table:style-name="ce4">
            <text:p><text:s/>3.064,6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41" table:style-name="ce3">
            <text:p>8541</text:p>
          </table:table-cell>
          <table:table-cell office:value-type="string" table:style-name="ce3">
            <text:p>IGOR VOLPATO BEDO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IEIR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99" table:style-name="ce3">
            <text:p>7499</text:p>
          </table:table-cell>
          <table:table-cell office:value-type="string" table:style-name="ce3">
            <text:p>ILO WILSON MARINHO GONCALVES JUNIO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JOAQUIM DA BAR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691.08" table:style-name="ce4">
            <text:p><text:s/>691,08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5168" table:style-name="ce3">
            <text:p>495168</text:p>
          </table:table-cell>
          <table:table-cell office:value-type="string" table:style-name="ce3">
            <text:p>ILSON ROBERTO SEVERINO DI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64" table:style-name="ce3">
            <text:p>7364</text:p>
          </table:table-cell>
          <table:table-cell office:value-type="string" table:style-name="ce3">
            <text:p>INGRID MARIA BERTOLINO BRAI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09.94" table:style-name="ce4">
            <text:p><text:s/>2.209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82" table:style-name="ce3">
            <text:p>5682</text:p>
          </table:table-cell>
          <table:table-cell office:value-type="string" table:style-name="ce3">
            <text:p>INGRID RODRIGUES DE ATAIDE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BANA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784.79" table:style-name="ce4">
            <text:p><text:s/>784,7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81" table:style-name="ce3">
            <text:p>1381</text:p>
          </table:table-cell>
          <table:table-cell office:value-type="string" table:style-name="ce3">
            <text:p>IRENE MORENO VASCONCELL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94" table:style-name="ce3">
            <text:p>1694</text:p>
          </table:table-cell>
          <table:table-cell office:value-type="string" table:style-name="ce3">
            <text:p>ISABEL DORSA GERNER MAGGIO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IVEL DO FORO REGIONAL IV - LAP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2692" table:style-name="ce3">
            <text:p>252692</text:p>
          </table:table-cell>
          <table:table-cell office:value-type="string" table:style-name="ce3">
            <text:p>ISABELLA RIPOLI MARTIN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395.28999999999996" table:style-name="ce4">
            <text:p><text:s/>395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27" table:style-name="ce3">
            <text:p>1027</text:p>
          </table:table-cell>
          <table:table-cell office:value-type="string" table:style-name="ce3">
            <text:p>ISAURO PIGOZZI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551.29999999999995" table:style-name="ce4">
            <text:p><text:s/>551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19" table:style-name="ce3">
            <text:p>7319</text:p>
          </table:table-cell>
          <table:table-cell office:value-type="string" table:style-name="ce3">
            <text:p>ISMAEL DE OLIVEIRA MO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09.73" table:style-name="ce4">
            <text:p><text:s/>1.709,73<text:s/></text:p>
          </table:table-cell>
          <table:table-cell office:value-type="float" office:value="449.14" table:style-name="ce4">
            <text:p><text:s/>449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47489" table:style-name="ce3">
            <text:p>547489</text:p>
          </table:table-cell>
          <table:table-cell office:value-type="string" table:style-name="ce3">
            <text:p>ISRAEL DONIZETI VIEIRA DA SIL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98496" table:style-name="ce3">
            <text:p>698496</text:p>
          </table:table-cell>
          <table:table-cell office:value-type="string" table:style-name="ce3">
            <text:p>IURICA TANIO OKUMU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7" table:style-name="ce3">
            <text:p>737</text:p>
          </table:table-cell>
          <table:table-cell office:value-type="string" table:style-name="ce3">
            <text:p>IUSSARA BRANDAO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42.32" table:style-name="ce4">
            <text:p><text:s/>1.542,32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52" table:style-name="ce3">
            <text:p>1652</text:p>
          </table:table-cell>
          <table:table-cell office:value-type="string" table:style-name="ce3">
            <text:p>IVAN CARNEIRO CASTANH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177.6" table:style-name="ce4">
            <text:p><text:s/>3.177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82" table:style-name="ce3">
            <text:p>4082</text:p>
          </table:table-cell>
          <table:table-cell office:value-type="string" table:style-name="ce3">
            <text:p>IVAN CINTRA BORG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ALTINO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35.05" table:style-name="ce4">
            <text:p><text:s/>1.635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7704" table:style-name="ce3">
            <text:p>837704</text:p>
          </table:table-cell>
          <table:table-cell office:value-type="string" table:style-name="ce3">
            <text:p>IVAN FRANCISCO PEREIRA AGOSTIN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395.28999999999996" table:style-name="ce4">
            <text:p><text:s/>395,29<text:s/></text:p>
          </table:table-cell>
          <table:table-cell office:value-type="float" office:value="3430.28" table:style-name="ce4">
            <text:p><text:s/>3.430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28" table:style-name="ce3">
            <text:p>1028</text:p>
          </table:table-cell>
          <table:table-cell office:value-type="string" table:style-name="ce3">
            <text:p>IVAN NASCIMENTO DE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35.45" table:style-name="ce4">
            <text:p><text:s/>3.235,4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76" table:style-name="ce3">
            <text:p>1376</text:p>
          </table:table-cell>
          <table:table-cell office:value-type="string" table:style-name="ce3">
            <text:p>IVANA CHACO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42" table:style-name="ce3">
            <text:p>1342</text:p>
          </table:table-cell>
          <table:table-cell office:value-type="string" table:style-name="ce3">
            <text:p>IVANDIL DANTAS DA SIL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DA CAPITAL</text:p>
          </table:table-cell>
          <table:table-cell office:value-type="float" office:value="395.28999999999996" table:style-name="ce4">
            <text:p><text:s/>395,29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95" table:style-name="ce3">
            <text:p>4995</text:p>
          </table:table-cell>
          <table:table-cell office:value-type="string" table:style-name="ce3">
            <text:p>IZABELA ANGELICA QUEIROZ FONSE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TUI</text:p>
          </table:table-cell>
          <table:table-cell office:value-type="float" office:value="240" table:style-name="ce4">
            <text:p><text:s/>240,00<text:s/></text:p>
          </table:table-cell>
          <table:table-cell office:value-type="float" office:value="1696.27" table:style-name="ce4">
            <text:p><text:s/>1.696,2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80" table:style-name="ce3">
            <text:p>3780</text:p>
          </table:table-cell>
          <table:table-cell office:value-type="string" table:style-name="ce3">
            <text:p>JACQUELINE APARECIDA CASADO NAVAJ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75.75" table:style-name="ce4">
            <text:p><text:s/>3.275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55" table:style-name="ce3">
            <text:p>3355</text:p>
          </table:table-cell>
          <table:table-cell office:value-type="string" table:style-name="ce3">
            <text:p>JACQUES MARCEL ABRAMOVITCH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L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12.49" table:style-name="ce4">
            <text:p><text:s/>1.71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82" table:style-name="ce3">
            <text:p>4482</text:p>
          </table:table-cell>
          <table:table-cell office:value-type="string" table:style-name="ce3">
            <text:p>JAIME MEIRA DO NASCIMENT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NDAMONHANG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2635" table:style-name="ce3">
            <text:p>62635</text:p>
          </table:table-cell>
          <table:table-cell office:value-type="string" table:style-name="ce3">
            <text:p>JAIR BURGUI MANZAN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85" table:style-name="ce4">
            <text:p><text:s/>1.785,00<text:s/></text:p>
          </table:table-cell>
          <table:table-cell office:value-type="float" office:value="2552.08" table:style-name="ce4">
            <text:p><text:s/>2.552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71" table:style-name="ce3">
            <text:p>1671</text:p>
          </table:table-cell>
          <table:table-cell office:value-type="string" table:style-name="ce3">
            <text:p>JAIRO EDWARD DE LU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6487" table:style-name="ce3">
            <text:p>226487</text:p>
          </table:table-cell>
          <table:table-cell office:value-type="string" table:style-name="ce3">
            <text:p>JAIRO JOSE GENO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720" table:style-name="ce4">
            <text:p><text:s/>720,00<text:s/></text:p>
          </table:table-cell>
          <table:table-cell office:value-type="float" office:value="1720.24" table:style-name="ce4">
            <text:p><text:s/>1.720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42" table:style-name="ce3">
            <text:p>2742</text:p>
          </table:table-cell>
          <table:table-cell office:value-type="string" table:style-name="ce3">
            <text:p>JAMIL LUIZ SIMO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MPOS DE JORDA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25.68" table:style-name="ce4">
            <text:p><text:s/>925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79" table:style-name="ce3">
            <text:p>10579</text:p>
          </table:table-cell>
          <table:table-cell office:value-type="string" table:style-name="ce3">
            <text:p>JAMILE TAVAR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UNQUEIRO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05.0699999999999" table:style-name="ce4">
            <text:p><text:s/>1.005,07<text:s/></text:p>
          </table:table-cell>
          <table:table-cell office:value-type="float" office:value="11229.619999999999" table:style-name="ce4">
            <text:p><text:s/>11.229,6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96" table:style-name="ce3">
            <text:p>4996</text:p>
          </table:table-cell>
          <table:table-cell office:value-type="string" table:style-name="ce3">
            <text:p>JANDIR MOURA TORRES NE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ARZEA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4267.25" table:style-name="ce4">
            <text:p><text:s/>4.267,25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71" table:style-name="ce3">
            <text:p>7371</text:p>
          </table:table-cell>
          <table:table-cell office:value-type="string" table:style-name="ce3">
            <text:p>JANINE RODRIGUES DE SOUSA BALDOME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SEBASTIA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31.67" table:style-name="ce4">
            <text:p><text:s/>931,67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87736" table:style-name="ce3">
            <text:p>287736</text:p>
          </table:table-cell>
          <table:table-cell office:value-type="string" table:style-name="ce3">
            <text:p>JAQUELINE MARA LORENZETTI MARTINELL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112.94000000000005" table:style-name="ce4">
            <text:p><text:s/>112,94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38" table:style-name="ce3">
            <text:p>11338</text:p>
          </table:table-cell>
          <table:table-cell office:value-type="string" table:style-name="ce3">
            <text:p>JEFFERSON LEANDRO DE ALMEID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930.36" table:style-name="ce4">
            <text:p><text:s/>3.930,3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4104" table:style-name="ce3">
            <text:p>704104</text:p>
          </table:table-cell>
          <table:table-cell office:value-type="string" table:style-name="ce3">
            <text:p>JERONYMO CREPALDI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400" table:style-name="ce4">
            <text:p><text:s/>400,00<text:s/></text:p>
          </table:table-cell>
          <table:table-cell office:value-type="float" office:value="1183.96" table:style-name="ce4">
            <text:p><text:s/>1.183,9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70" table:style-name="ce3">
            <text:p>1370</text:p>
          </table:table-cell>
          <table:table-cell office:value-type="string" table:style-name="ce3">
            <text:p>JESS PAUL TAVES PIR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OSVALDO CRUZ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81" table:style-name="ce3">
            <text:p>10581</text:p>
          </table:table-cell>
          <table:table-cell office:value-type="string" table:style-name="ce3">
            <text:p>JOANA FRANKLIN DE ARAUJ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44.88" table:style-name="ce4">
            <text:p><text:s/>2.144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5200" table:style-name="ce3">
            <text:p>205200</text:p>
          </table:table-cell>
          <table:table-cell office:value-type="string" table:style-name="ce3">
            <text:p>JOAO ALFREDO RIBEIRO GOMES DE DEU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67" table:style-name="ce3">
            <text:p>1667</text:p>
          </table:table-cell>
          <table:table-cell office:value-type="string" table:style-name="ce3">
            <text:p>JOAO ALVARO SOA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11678.759999999998" table:style-name="ce4">
            <text:p><text:s/>11.678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08472" table:style-name="ce3">
            <text:p>608472</text:p>
          </table:table-cell>
          <table:table-cell office:value-type="string" table:style-name="ce3">
            <text:p>JOAO ALVES DE SOUZA CAMP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15881" table:style-name="ce3">
            <text:p>315881</text:p>
          </table:table-cell>
          <table:table-cell office:value-type="string" table:style-name="ce3">
            <text:p>JOAO ANTONIO BASTOS GARRETA PRAT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93365" table:style-name="ce3">
            <text:p>793365</text:p>
          </table:table-cell>
          <table:table-cell office:value-type="string" table:style-name="ce3">
            <text:p>JOAO ANTONIO DOS SANTOS RODRIGU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1267" table:style-name="ce3">
            <text:p>701267</text:p>
          </table:table-cell>
          <table:table-cell office:value-type="string" table:style-name="ce3">
            <text:p>JOAO ANTONIO MARCH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82" table:style-name="ce3">
            <text:p>10582</text:p>
          </table:table-cell>
          <table:table-cell office:value-type="string" table:style-name="ce3">
            <text:p>JOAO AUGUSTO DE SANCTIS GARCI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IEP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5614.7999999999993" table:style-name="ce4">
            <text:p><text:s/>5.614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6302" table:style-name="ce3">
            <text:p>256302</text:p>
          </table:table-cell>
          <table:table-cell office:value-type="string" table:style-name="ce3">
            <text:p>JOAO BATISTA MANGINI DE OLI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29" table:style-name="ce3">
            <text:p>1029</text:p>
          </table:table-cell>
          <table:table-cell office:value-type="string" table:style-name="ce3">
            <text:p>JOAO CARLOS CALSAVA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1A.PROMOTORIA DE JUSTICA DO JURI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65" table:style-name="ce3">
            <text:p>1665</text:p>
          </table:table-cell>
          <table:table-cell office:value-type="string" table:style-name="ce3">
            <text:p>JOAO CARLOS DE AZEVEDO CAMAR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521.8200000000002" table:style-name="ce4">
            <text:p><text:s/>2.52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99" table:style-name="ce3">
            <text:p>1699</text:p>
          </table:table-cell>
          <table:table-cell office:value-type="string" table:style-name="ce3">
            <text:p>JOAO CARLOS DE CAMARGO MA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4430.4799999999996" table:style-name="ce4">
            <text:p><text:s/>4.430,48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44" table:style-name="ce3">
            <text:p>2744</text:p>
          </table:table-cell>
          <table:table-cell office:value-type="string" table:style-name="ce3">
            <text:p>JOAO CARLOS TALARIC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ADAMANTI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748.0100000000001" table:style-name="ce4">
            <text:p><text:s/>748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11356" table:style-name="ce3">
            <text:p>211356</text:p>
          </table:table-cell>
          <table:table-cell office:value-type="string" table:style-name="ce3">
            <text:p>JOAO DIOGO URIAS DOS SANT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879.26" table:style-name="ce4">
            <text:p><text:s/>1.879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1218" table:style-name="ce3">
            <text:p>701218</text:p>
          </table:table-cell>
          <table:table-cell office:value-type="string" table:style-name="ce3">
            <text:p>JOAO FERREIRA DAN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06" table:style-name="ce3">
            <text:p>3206</text:p>
          </table:table-cell>
          <table:table-cell office:value-type="string" table:style-name="ce3">
            <text:p>JOAO FRANCISCO DE SAMPAIO MO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27" table:style-name="ce3">
            <text:p>11327</text:p>
          </table:table-cell>
          <table:table-cell office:value-type="string" table:style-name="ce3">
            <text:p>JOAO GUIMARAES COZAC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314.59" table:style-name="ce4">
            <text:p><text:s/>1.314,5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75" table:style-name="ce3">
            <text:p>1375</text:p>
          </table:table-cell>
          <table:table-cell office:value-type="string" table:style-name="ce3">
            <text:p>JOAO HENRIQUE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904.22" table:style-name="ce4">
            <text:p><text:s/>1.904,22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09" table:style-name="ce3">
            <text:p>7309</text:p>
          </table:table-cell>
          <table:table-cell office:value-type="string" table:style-name="ce3">
            <text:p>JOAO HENRIQUE FERREIRA POZZ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14.58" table:style-name="ce4">
            <text:p><text:s/>3.314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982" table:style-name="ce3">
            <text:p>2982</text:p>
          </table:table-cell>
          <table:table-cell office:value-type="string" table:style-name="ce3">
            <text:p>JOAO JOSE RODRIGUES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30" table:style-name="ce3">
            <text:p>1030</text:p>
          </table:table-cell>
          <table:table-cell office:value-type="string" table:style-name="ce3">
            <text:p>JOAO LUIZ DELFIN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2168" table:style-name="ce3">
            <text:p>402168</text:p>
          </table:table-cell>
          <table:table-cell office:value-type="string" table:style-name="ce3">
            <text:p>JOAO LUIZ MARCONDES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95.88" table:style-name="ce4">
            <text:p><text:s/>1.695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34178" table:style-name="ce3">
            <text:p>534178</text:p>
          </table:table-cell>
          <table:table-cell office:value-type="string" table:style-name="ce3">
            <text:p>JOAO MACHADO DE ARAUJO NE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74" table:style-name="ce3">
            <text:p>2274</text:p>
          </table:table-cell>
          <table:table-cell office:value-type="string" table:style-name="ce3">
            <text:p>JOAO MARCOS CERVANT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983" table:style-name="ce3">
            <text:p>2983</text:p>
          </table:table-cell>
          <table:table-cell office:value-type="string" table:style-name="ce3">
            <text:p>JOAO MARCOS COSTA DE PAI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42" table:style-name="ce3">
            <text:p>8542</text:p>
          </table:table-cell>
          <table:table-cell office:value-type="string" table:style-name="ce3">
            <text:p>JOAO OTAVIO BERNARDES RICUPE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91.87" table:style-name="ce4">
            <text:p><text:s/>991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90" table:style-name="ce3">
            <text:p>2590</text:p>
          </table:table-cell>
          <table:table-cell office:value-type="string" table:style-name="ce3">
            <text:p>JOAO PAULO FAUSTINONI E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26" table:style-name="ce3">
            <text:p>7326</text:p>
          </table:table-cell>
          <table:table-cell office:value-type="string" table:style-name="ce3">
            <text:p>JOAO PAULO GABRIEL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00" table:style-name="ce3">
            <text:p>7500</text:p>
          </table:table-cell>
          <table:table-cell office:value-type="string" table:style-name="ce3">
            <text:p>JOAO PAULO GIOVANINI GONCALV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LUCE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504.22" table:style-name="ce4">
            <text:p><text:s/>5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01" table:style-name="ce3">
            <text:p>7501</text:p>
          </table:table-cell>
          <table:table-cell office:value-type="string" table:style-name="ce3">
            <text:p>JOAO PAULO ROBORTEL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FRANCISCO MORA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16" table:style-name="ce4">
            <text:p><text:s/>3.200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24" table:style-name="ce3">
            <text:p>6524</text:p>
          </table:table-cell>
          <table:table-cell office:value-type="string" table:style-name="ce3">
            <text:p>JOAO PAULO SERRA DANTA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NA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096.7800000000002" table:style-name="ce4">
            <text:p><text:s/>2.096,78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84" table:style-name="ce3">
            <text:p>4084</text:p>
          </table:table-cell>
          <table:table-cell office:value-type="string" table:style-name="ce3">
            <text:p>JOAO SANTA TERRA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FERNANDO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538.66999999999996" table:style-name="ce4">
            <text:p><text:s/>538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69285" table:style-name="ce3">
            <text:p>969285</text:p>
          </table:table-cell>
          <table:table-cell office:value-type="string" table:style-name="ce3">
            <text:p>JOAO VALENTE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83" table:style-name="ce3">
            <text:p>5683</text:p>
          </table:table-cell>
          <table:table-cell office:value-type="string" table:style-name="ce3">
            <text:p>JOAQUIM PORTELA DIAS DO NASCIMENTO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QUAQUECE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98.74" table:style-name="ce4">
            <text:p><text:s/>998,74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5776" table:style-name="ce3">
            <text:p>835776</text:p>
          </table:table-cell>
          <table:table-cell office:value-type="string" table:style-name="ce3">
            <text:p>JOAQUIM RODRIGUES DE REZENDE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476.12" table:style-name="ce4">
            <text:p><text:s/>2.476,12<text:s/></text:p>
          </table:table-cell>
          <table:table-cell office:value-type="float" office:value="1572.13" table:style-name="ce4">
            <text:p><text:s/>1.572,1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69261" table:style-name="ce3">
            <text:p>969261</text:p>
          </table:table-cell>
          <table:table-cell office:value-type="string" table:style-name="ce3">
            <text:p>JOCIMAR GUIMA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90" table:style-name="ce3">
            <text:p>1390</text:p>
          </table:table-cell>
          <table:table-cell office:value-type="string" table:style-name="ce3">
            <text:p>JOEL BORTOLON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ALENCI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607" table:style-name="ce3">
            <text:p>2607</text:p>
          </table:table-cell>
          <table:table-cell office:value-type="string" table:style-name="ce3">
            <text:p>JOEL CARLOS MOREIRA DA SIL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IVEL DO FORO REGIONAL IV - LAP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603.5700000000002" table:style-name="ce4">
            <text:p><text:s/>2.603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8" table:style-name="ce3">
            <text:p>738</text:p>
          </table:table-cell>
          <table:table-cell office:value-type="string" table:style-name="ce3">
            <text:p>JOEL FURL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23" table:style-name="ce3">
            <text:p>11323</text:p>
          </table:table-cell>
          <table:table-cell office:value-type="string" table:style-name="ce3">
            <text:p>JOICY FERNANDES ROMAN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314.59" table:style-name="ce4">
            <text:p><text:s/>1.314,5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50" table:style-name="ce3">
            <text:p>7350</text:p>
          </table:table-cell>
          <table:table-cell office:value-type="string" table:style-name="ce3">
            <text:p>JONAS MANIEZO MOYS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COSMO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02" table:style-name="ce3">
            <text:p>7502</text:p>
          </table:table-cell>
          <table:table-cell office:value-type="string" table:style-name="ce3">
            <text:p>JONATHAN VIEIRA DE AZEVED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IRACAT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41.98" table:style-name="ce4">
            <text:p><text:s/>3.041,98<text:s/></text:p>
          </table:table-cell>
          <table:table-cell office:value-type="float" office:value="4620.7700000000004" table:style-name="ce4">
            <text:p><text:s/>4.620,77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83" table:style-name="ce3">
            <text:p>4483</text:p>
          </table:table-cell>
          <table:table-cell office:value-type="string" table:style-name="ce3">
            <text:p>JORDANA CALIXTO POR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CAMPO LIMPO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96.27" table:style-name="ce4">
            <text:p><text:s/>1.696,27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34564" table:style-name="ce3">
            <text:p>634564</text:p>
          </table:table-cell>
          <table:table-cell office:value-type="string" table:style-name="ce3">
            <text:p>JORGE ALBERTO DE OLIVEIRA MARU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26.53" table:style-name="ce4">
            <text:p><text:s/>1.126,53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59" table:style-name="ce3">
            <text:p>2559</text:p>
          </table:table-cell>
          <table:table-cell office:value-type="string" table:style-name="ce3">
            <text:p>JORGE ALBERTO MAMEDE MASSER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84.55" table:style-name="ce4">
            <text:p><text:s/>2.884,5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45749" table:style-name="ce3">
            <text:p>845749</text:p>
          </table:table-cell>
          <table:table-cell office:value-type="string" table:style-name="ce3">
            <text:p>JORGE ASSAF MALULY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734.12" table:style-name="ce4">
            <text:p><text:s/>734,12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84" table:style-name="ce3">
            <text:p>4484</text:p>
          </table:table-cell>
          <table:table-cell office:value-type="string" table:style-name="ce3">
            <text:p>JORGE BRAGA COSTINHAS JUNIO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IRACA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732.75" table:style-name="ce4">
            <text:p><text:s/>2.732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55" table:style-name="ce3">
            <text:p>2055</text:p>
          </table:table-cell>
          <table:table-cell office:value-type="string" table:style-name="ce3">
            <text:p>JORGE UMBERTO APRILE LEM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74.74" table:style-name="ce4">
            <text:p><text:s/>2.874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42621" table:style-name="ce3">
            <text:p>842621</text:p>
          </table:table-cell>
          <table:table-cell office:value-type="string" table:style-name="ce3">
            <text:p>JOSE ADEMIR CAMPOS BORG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758.26" table:style-name="ce4">
            <text:p><text:s/>2.758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63379" table:style-name="ce3">
            <text:p>663379</text:p>
          </table:table-cell>
          <table:table-cell office:value-type="string" table:style-name="ce3">
            <text:p>JOSE ALFREDO DE ARAUJO SANT A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523" table:style-name="ce3">
            <text:p>1523</text:p>
          </table:table-cell>
          <table:table-cell office:value-type="string" table:style-name="ce3">
            <text:p>JOSE ANTONIO CABRAL GARC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13.89" table:style-name="ce4">
            <text:p><text:s/>2.813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47710" table:style-name="ce3">
            <text:p>847710</text:p>
          </table:table-cell>
          <table:table-cell office:value-type="string" table:style-name="ce3">
            <text:p>JOSE ANTONIO DIAS LEIT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338.82000000000005" table:style-name="ce4">
            <text:p><text:s/>338,82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86002" table:style-name="ce3">
            <text:p>786002</text:p>
          </table:table-cell>
          <table:table-cell office:value-type="string" table:style-name="ce3">
            <text:p>JOSE ANTONIO FRANCO DA SIL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677.65" table:style-name="ce4">
            <text:p><text:s/>677,65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08" table:style-name="ce3">
            <text:p>2708</text:p>
          </table:table-cell>
          <table:table-cell office:value-type="string" table:style-name="ce3">
            <text:p>JOSE AUGUSTO DE BARROS FA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6165.6799999999994" table:style-name="ce4">
            <text:p><text:s/>6.165,68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92046" table:style-name="ce3">
            <text:p>192046</text:p>
          </table:table-cell>
          <table:table-cell office:value-type="string" table:style-name="ce3">
            <text:p>JOSE AUGUSTO MUSTAF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117.95" table:style-name="ce4">
            <text:p><text:s/>3.117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2200" table:style-name="ce3">
            <text:p>402200</text:p>
          </table:table-cell>
          <table:table-cell office:value-type="string" table:style-name="ce3">
            <text:p>JOSE AVELINO GROTA DE SOUZ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34.2" table:style-name="ce4">
            <text:p><text:s/>3.534,2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14" table:style-name="ce3">
            <text:p>3014</text:p>
          </table:table-cell>
          <table:table-cell office:value-type="string" table:style-name="ce3">
            <text:p>JOSE BASS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95133" table:style-name="ce3">
            <text:p>395133</text:p>
          </table:table-cell>
          <table:table-cell office:value-type="string" table:style-name="ce3">
            <text:p>JOSE BENEDITO MO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ATINGUETA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10.1899999999996" table:style-name="ce4">
            <text:p><text:s/>3.110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1048" table:style-name="ce3">
            <text:p>701048</text:p>
          </table:table-cell>
          <table:table-cell office:value-type="string" table:style-name="ce3">
            <text:p>JOSE CALDERONI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SS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98.22" table:style-name="ce4">
            <text:p><text:s/>3.298,2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3795" table:style-name="ce3">
            <text:p>273795</text:p>
          </table:table-cell>
          <table:table-cell office:value-type="string" table:style-name="ce3">
            <text:p>JOSE CARLOS AMORIM DE VILHENA NUN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48445" table:style-name="ce3">
            <text:p>548445</text:p>
          </table:table-cell>
          <table:table-cell office:value-type="string" table:style-name="ce3">
            <text:p>JOSE CARLOS COSENZ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69047" table:style-name="ce3">
            <text:p>269047</text:p>
          </table:table-cell>
          <table:table-cell office:value-type="string" table:style-name="ce3">
            <text:p>JOSE CARLOS DE FREIT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677.65" table:style-name="ce4">
            <text:p><text:s/>677,65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3822" table:style-name="ce3">
            <text:p>833822</text:p>
          </table:table-cell>
          <table:table-cell office:value-type="string" table:style-name="ce3">
            <text:p>JOSE CARLOS DE OLIVEIRA SAMPA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9150" table:style-name="ce3">
            <text:p>69150</text:p>
          </table:table-cell>
          <table:table-cell office:value-type="string" table:style-name="ce3">
            <text:p>JOSE CARLOS GALLUCCI THOM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706.75" table:style-name="ce4">
            <text:p><text:s/>2.706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62" table:style-name="ce3">
            <text:p>1662</text:p>
          </table:table-cell>
          <table:table-cell office:value-type="string" table:style-name="ce3">
            <text:p>JOSE CARLOS GUILLEM BLAT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O PATRIMONIO PUBLICO E SOCI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2039" table:style-name="ce3">
            <text:p>202039</text:p>
          </table:table-cell>
          <table:table-cell office:value-type="string" table:style-name="ce3">
            <text:p>JOSE CARLOS MASCARI BONILH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69406" table:style-name="ce3">
            <text:p>969406</text:p>
          </table:table-cell>
          <table:table-cell office:value-type="string" table:style-name="ce3">
            <text:p>JOSE CARLOS MELONI SICOL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16.4" table:style-name="ce4">
            <text:p><text:s/>2.316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2721" table:style-name="ce3">
            <text:p>702721</text:p>
          </table:table-cell>
          <table:table-cell office:value-type="string" table:style-name="ce3">
            <text:p>JOSE CARLOS MONT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85" table:style-name="ce3">
            <text:p>4485</text:p>
          </table:table-cell>
          <table:table-cell office:value-type="string" table:style-name="ce3">
            <text:p>JOSE CARVALHO SANTORO JUNIO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EDR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095.4299999999998" table:style-name="ce4">
            <text:p><text:s/>2.095,43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99855" table:style-name="ce3">
            <text:p>199855</text:p>
          </table:table-cell>
          <table:table-cell office:value-type="string" table:style-name="ce3">
            <text:p>JOSE CLAUDIO DE MELO COS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45" table:style-name="ce3">
            <text:p>2745</text:p>
          </table:table-cell>
          <table:table-cell office:value-type="string" table:style-name="ce3">
            <text:p>JOSE CLAUDIO TADEU BAGLI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INHED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36" table:style-name="ce3">
            <text:p>2236</text:p>
          </table:table-cell>
          <table:table-cell office:value-type="string" table:style-name="ce3">
            <text:p>JOSE CLAUDIO ZA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JOSE DO RIO PARD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82.48" table:style-name="ce4">
            <text:p><text:s/>982,48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80141" table:style-name="ce3">
            <text:p>480141</text:p>
          </table:table-cell>
          <table:table-cell office:value-type="string" table:style-name="ce3">
            <text:p>JOSE CORREIA DE ARRUDA NE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142.18" table:style-name="ce4">
            <text:p><text:s/>3.142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46" table:style-name="ce3">
            <text:p>2746</text:p>
          </table:table-cell>
          <table:table-cell office:value-type="string" table:style-name="ce3">
            <text:p>JOSE EDUARDO DE SOUZA PIMENT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57.53" table:style-name="ce4">
            <text:p><text:s/>3.057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36265" table:style-name="ce3">
            <text:p>536265</text:p>
          </table:table-cell>
          <table:table-cell office:value-type="string" table:style-name="ce3">
            <text:p>JOSE EDUARDO DINIZ ROS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4863" table:style-name="ce3">
            <text:p>64863</text:p>
          </table:table-cell>
          <table:table-cell office:value-type="string" table:style-name="ce3">
            <text:p>JOSE EDUARDO ISMAEL LUTT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S DE JUSTICA CIVEIS DO MEIO AMBI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47" table:style-name="ce3">
            <text:p>1347</text:p>
          </table:table-cell>
          <table:table-cell office:value-type="string" table:style-name="ce3">
            <text:p>JOSE FERNANDO CECCHI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6737.82" table:style-name="ce4">
            <text:p><text:s/>6.737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86" table:style-name="ce3">
            <text:p>4486</text:p>
          </table:table-cell>
          <table:table-cell office:value-type="string" table:style-name="ce3">
            <text:p>JOSE FERNANDO DA CUNHA PINHEI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NA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16.87" table:style-name="ce4">
            <text:p><text:s/>3.016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99038" table:style-name="ce3">
            <text:p>699038</text:p>
          </table:table-cell>
          <table:table-cell office:value-type="string" table:style-name="ce3">
            <text:p>JOSE FERNANDO PAES DE BARROS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66678" table:style-name="ce3">
            <text:p>266678</text:p>
          </table:table-cell>
          <table:table-cell office:value-type="string" table:style-name="ce3">
            <text:p>JOSE FERNANDO VIDAL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16" table:style-name="ce3">
            <text:p>7316</text:p>
          </table:table-cell>
          <table:table-cell office:value-type="string" table:style-name="ce3">
            <text:p>JOSE FLORIANO DE ALCKMIN LISBOA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77.57" table:style-name="ce4">
            <text:p><text:s/>1.777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9458" table:style-name="ce3">
            <text:p>339458</text:p>
          </table:table-cell>
          <table:table-cell office:value-type="string" table:style-name="ce3">
            <text:p>JOSE FRANCISCO CAGLIAR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43" table:style-name="ce3">
            <text:p>8543</text:p>
          </table:table-cell>
          <table:table-cell office:value-type="string" table:style-name="ce3">
            <text:p>JOSE FRANCISCO FERRARI JUNIO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BORBOREM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91" table:style-name="ce3">
            <text:p>10591</text:p>
          </table:table-cell>
          <table:table-cell office:value-type="string" table:style-name="ce3">
            <text:p>JOSE FRANCLIN ANDRADE DE SOUZ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FERNANDO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34.3599999999999" table:style-name="ce4">
            <text:p><text:s/>1.234,3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89" table:style-name="ce3">
            <text:p>1689</text:p>
          </table:table-cell>
          <table:table-cell office:value-type="string" table:style-name="ce3">
            <text:p>JOSE GASPAR FIGUEIREDO MENNA BARR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ERTAOZINH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42.5899999999999" table:style-name="ce4">
            <text:p><text:s/>1.142,5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85" table:style-name="ce3">
            <text:p>1385</text:p>
          </table:table-cell>
          <table:table-cell office:value-type="string" table:style-name="ce3">
            <text:p>JOSE GERALDO CASSEMIR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03" table:style-name="ce3">
            <text:p>7503</text:p>
          </table:table-cell>
          <table:table-cell office:value-type="string" table:style-name="ce3">
            <text:p>JOSE GUILHERME SILVA AUGUS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NOVO HORIZO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03.63" table:style-name="ce4">
            <text:p><text:s/>903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6402" table:style-name="ce3">
            <text:p>746402</text:p>
          </table:table-cell>
          <table:table-cell office:value-type="string" table:style-name="ce3">
            <text:p>JOSE HAROLDO MARTINS SEGALL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92034" table:style-name="ce3">
            <text:p>192034</text:p>
          </table:table-cell>
          <table:table-cell office:value-type="string" table:style-name="ce3">
            <text:p>JOSE HEITOR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4843.04" table:style-name="ce4">
            <text:p><text:s/>4.843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4540" table:style-name="ce3">
            <text:p>494540</text:p>
          </table:table-cell>
          <table:table-cell office:value-type="string" table:style-name="ce3">
            <text:p>JOSE HERBERT TEIXEIRA ME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78714" table:style-name="ce3">
            <text:p>978714</text:p>
          </table:table-cell>
          <table:table-cell office:value-type="string" table:style-name="ce3">
            <text:p>JOSE JOEL DOMINGO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PIVAR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87.09" table:style-name="ce4">
            <text:p><text:s/>2.887,0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0" table:style-name="ce3">
            <text:p>740</text:p>
          </table:table-cell>
          <table:table-cell office:value-type="string" table:style-name="ce3">
            <text:p>JOSE JULIO LOZAN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4394" table:style-name="ce3">
            <text:p>494394</text:p>
          </table:table-cell>
          <table:table-cell office:value-type="string" table:style-name="ce3">
            <text:p>JOSE KALIL DE OLIVEIRA E COS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8525" table:style-name="ce3">
            <text:p>278525</text:p>
          </table:table-cell>
          <table:table-cell office:value-type="string" table:style-name="ce3">
            <text:p>JOSE LUIS ALICK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1557.28" table:style-name="ce4">
            <text:p><text:s/>1.557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1139" table:style-name="ce3">
            <text:p>701139</text:p>
          </table:table-cell>
          <table:table-cell office:value-type="string" table:style-name="ce3">
            <text:p>JOSE LUIS KUH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47" table:style-name="ce3">
            <text:p>2747</text:p>
          </table:table-cell>
          <table:table-cell office:value-type="string" table:style-name="ce3">
            <text:p>JOSE LUIZ BEDNARS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4382" table:style-name="ce3">
            <text:p>494382</text:p>
          </table:table-cell>
          <table:table-cell office:value-type="string" table:style-name="ce3">
            <text:p>JOSE LUIZ SAIKA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20562" table:style-name="ce3">
            <text:p>120562</text:p>
          </table:table-cell>
          <table:table-cell office:value-type="string" table:style-name="ce3">
            <text:p>JOSE LUIZ SANCH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16990" table:style-name="ce3">
            <text:p>516990</text:p>
          </table:table-cell>
          <table:table-cell office:value-type="string" table:style-name="ce3">
            <text:p>JOSE MANOEL MENDES CASTAN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81" table:style-name="ce3">
            <text:p>3781</text:p>
          </table:table-cell>
          <table:table-cell office:value-type="string" table:style-name="ce3">
            <text:p>JOSE MARCIO ROSSETTO LE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776" table:style-name="ce4">
            <text:p><text:s/>776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48" table:style-name="ce3">
            <text:p>2748</text:p>
          </table:table-cell>
          <table:table-cell office:value-type="string" table:style-name="ce3">
            <text:p>JOSE MARIO BUCK MARZAGAO BARBU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07" table:style-name="ce3">
            <text:p>3207</text:p>
          </table:table-cell>
          <table:table-cell office:value-type="string" table:style-name="ce3">
            <text:p>JOSE RAFAEL GUARACHO SALMEM HUSSA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ERNANDO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64.72" table:style-name="ce4">
            <text:p><text:s/>1.564,7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60597" table:style-name="ce3">
            <text:p>260597</text:p>
          </table:table-cell>
          <table:table-cell office:value-type="string" table:style-name="ce3">
            <text:p>JOSE REINALDO GUIMARAES CARN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2034" table:style-name="ce3">
            <text:p>702034</text:p>
          </table:table-cell>
          <table:table-cell office:value-type="string" table:style-name="ce3">
            <text:p>JOSE REYNALDO DE ALMEID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75448" table:style-name="ce3">
            <text:p>575448</text:p>
          </table:table-cell>
          <table:table-cell office:value-type="string" table:style-name="ce3">
            <text:p>JOSE ROBERTO CARVALHO ALBEJAN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55.17" table:style-name="ce4">
            <text:p><text:s/>3.355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92" table:style-name="ce3">
            <text:p>1392</text:p>
          </table:table-cell>
          <table:table-cell office:value-type="string" table:style-name="ce3">
            <text:p>JOSE ROBERTO DE PAULA BA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02.98" table:style-name="ce4">
            <text:p><text:s/>1.502,9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85" table:style-name="ce3">
            <text:p>4085</text:p>
          </table:table-cell>
          <table:table-cell office:value-type="string" table:style-name="ce3">
            <text:p>JOSE ROBERTO FUMACH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13.03" table:style-name="ce4">
            <text:p><text:s/>1.513,03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21825" table:style-name="ce3">
            <text:p>721825</text:p>
          </table:table-cell>
          <table:table-cell office:value-type="string" table:style-name="ce3">
            <text:p>JOSE ROBERTO JAUHAR JULIA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71954" table:style-name="ce3">
            <text:p>971954</text:p>
          </table:table-cell>
          <table:table-cell office:value-type="string" table:style-name="ce3">
            <text:p>JOSE ROBERTO ROCHEL DE OLI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69.40999999999997" table:style-name="ce4">
            <text:p><text:s/>169,41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61" table:style-name="ce3">
            <text:p>2561</text:p>
          </table:table-cell>
          <table:table-cell office:value-type="string" table:style-name="ce3">
            <text:p>JOSE SILVIO CODOGN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IRASSO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75.94" table:style-name="ce4">
            <text:p><text:s/>1.675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176.2800000000007" table:style-name="ce4">
            <text:p><text:s/>6.176,2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4905" table:style-name="ce3">
            <text:p>64905</text:p>
          </table:table-cell>
          <table:table-cell office:value-type="string" table:style-name="ce3">
            <text:p>JOSE TARCISIO BUFF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25.38" table:style-name="ce4">
            <text:p><text:s/>3.525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3731" table:style-name="ce3">
            <text:p>833731</text:p>
          </table:table-cell>
          <table:table-cell office:value-type="string" table:style-name="ce3">
            <text:p>JOSE VICENTE DI PIER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ALENCI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05318" table:style-name="ce3">
            <text:p>505318</text:p>
          </table:table-cell>
          <table:table-cell office:value-type="string" table:style-name="ce3">
            <text:p>JOSE VIEIRA DA COST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VOTUPORA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95.92" table:style-name="ce4">
            <text:p><text:s/>2.195,92<text:s/></text:p>
          </table:table-cell>
          <table:table-cell office:value-type="float" office:value="1347.56" table:style-name="ce4">
            <text:p><text:s/>1.347,56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97" table:style-name="ce3">
            <text:p>4997</text:p>
          </table:table-cell>
          <table:table-cell office:value-type="string" table:style-name="ce3">
            <text:p>JOSMAR TASSIGNON JUNIO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ORTO FELIZ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31.37" table:style-name="ce4">
            <text:p><text:s/>1.631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46195" table:style-name="ce3">
            <text:p>546195</text:p>
          </table:table-cell>
          <table:table-cell office:value-type="string" table:style-name="ce3">
            <text:p>JUANG YUH YU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44" table:style-name="ce3">
            <text:p>8544</text:p>
          </table:table-cell>
          <table:table-cell office:value-type="string" table:style-name="ce3">
            <text:p>JULIA ALVES CAMARG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JOSE DO RIO PARDO</text:p>
          </table:table-cell>
          <table:table-cell office:value-type="float" office:value="-1920" table:style-name="ce4">
            <text:p>-1.92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98" table:style-name="ce3">
            <text:p>4998</text:p>
          </table:table-cell>
          <table:table-cell office:value-type="string" table:style-name="ce3">
            <text:p>JULIA DAZZI PIO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TABOAO DA SER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20.85" table:style-name="ce4">
            <text:p><text:s/>2.220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83" table:style-name="ce3">
            <text:p>10583</text:p>
          </table:table-cell>
          <table:table-cell office:value-type="string" table:style-name="ce3">
            <text:p>JULIA FERNANDES CALDA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ARANAPANEM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-371.34000000000003" table:style-name="ce4">
            <text:p>-371,3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04" table:style-name="ce3">
            <text:p>7504</text:p>
          </table:table-cell>
          <table:table-cell office:value-type="string" table:style-name="ce3">
            <text:p>JULIANA AMELIA GASPARETTO DE TOLEDO SILVA DONA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SERR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36.7399999999998" table:style-name="ce4">
            <text:p><text:s/>2.136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84" table:style-name="ce3">
            <text:p>5684</text:p>
          </table:table-cell>
          <table:table-cell office:value-type="string" table:style-name="ce3">
            <text:p>JULIANA BESCHORNER COELH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UBATA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70.79" table:style-name="ce4">
            <text:p><text:s/>1.570,7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05" table:style-name="ce3">
            <text:p>7305</text:p>
          </table:table-cell>
          <table:table-cell office:value-type="string" table:style-name="ce3">
            <text:p>JULIANA CARLA MACIEL RAM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65" table:style-name="ce3">
            <text:p>11365</text:p>
          </table:table-cell>
          <table:table-cell office:value-type="string" table:style-name="ce3">
            <text:p>JULIANA CAROSIN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5614.8" table:style-name="ce4">
            <text:p><text:s/>5.614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83" table:style-name="ce3">
            <text:p>3783</text:p>
          </table:table-cell>
          <table:table-cell office:value-type="string" table:style-name="ce3">
            <text:p>JULIANA DE FREITAS LEVY MANFR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11" table:style-name="ce4">
            <text:p><text:s/>2.111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51" table:style-name="ce3">
            <text:p>2551</text:p>
          </table:table-cell>
          <table:table-cell office:value-type="string" table:style-name="ce3">
            <text:p>JULIANA DE SOUSA ANDRA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22" table:style-name="ce3">
            <text:p>3322</text:p>
          </table:table-cell>
          <table:table-cell office:value-type="string" table:style-name="ce3">
            <text:p>JULIANA LOURENCO BALERONI MAGALH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49.33" table:style-name="ce4">
            <text:p><text:s/>2.349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25" table:style-name="ce3">
            <text:p>3025</text:p>
          </table:table-cell>
          <table:table-cell office:value-type="string" table:style-name="ce3">
            <text:p>JULIANA MENDONCA GENTIL TOCUNDU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3A.PROMOTORIA DE JUSTICA DO JURI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05" table:style-name="ce3">
            <text:p>7505</text:p>
          </table:table-cell>
          <table:table-cell office:value-type="string" table:style-name="ce3">
            <text:p>JULIANA MONTEZUMA LACERD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PERUIB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99" table:style-name="ce3">
            <text:p>4999</text:p>
          </table:table-cell>
          <table:table-cell office:value-type="string" table:style-name="ce3">
            <text:p>JULIANA PERES ALMENA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PEV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11.38" table:style-name="ce4">
            <text:p><text:s/>1.611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000" table:style-name="ce3">
            <text:p>5000</text:p>
          </table:table-cell>
          <table:table-cell office:value-type="string" table:style-name="ce3">
            <text:p>JULIANA REZENDE VALENTE TEIXEIRA DE MAC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06" table:style-name="ce3">
            <text:p>7506</text:p>
          </table:table-cell>
          <table:table-cell office:value-type="string" table:style-name="ce3">
            <text:p>JULIANA VELASQUE PELLACANI FIGUEIR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IR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001" table:style-name="ce3">
            <text:p>5001</text:p>
          </table:table-cell>
          <table:table-cell office:value-type="string" table:style-name="ce3">
            <text:p>JULIANO AUGUSTO DESSIMONI VICEN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34450" table:style-name="ce3">
            <text:p>634450</text:p>
          </table:table-cell>
          <table:table-cell office:value-type="string" table:style-name="ce3">
            <text:p>JULIANO CALDERO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O ANASTACI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45" table:style-name="ce3">
            <text:p>8545</text:p>
          </table:table-cell>
          <table:table-cell office:value-type="string" table:style-name="ce3">
            <text:p>JULIANO CARVALHO ATOJ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080.16" table:style-name="ce4">
            <text:p><text:s/>2.080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77" table:style-name="ce3">
            <text:p>1377</text:p>
          </table:table-cell>
          <table:table-cell office:value-type="string" table:style-name="ce3">
            <text:p>JULIETE RITA CARVALHO MAINARD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32" table:style-name="ce3">
            <text:p>1032</text:p>
          </table:table-cell>
          <table:table-cell office:value-type="string" table:style-name="ce3">
            <text:p>JULIO CESAR BOTE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8796" table:style-name="ce3">
            <text:p>278796</text:p>
          </table:table-cell>
          <table:table-cell office:value-type="string" table:style-name="ce3">
            <text:p>JULIO CESAR ROCHA PALHA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66776" table:style-name="ce3">
            <text:p>966776</text:p>
          </table:table-cell>
          <table:table-cell office:value-type="string" table:style-name="ce3">
            <text:p>JULIO SERGIO ABBUD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13" table:style-name="ce3">
            <text:p>7313</text:p>
          </table:table-cell>
          <table:table-cell office:value-type="string" table:style-name="ce3">
            <text:p>JULISA HELENA DO NASCIMENT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1442.57" table:style-name="ce4">
            <text:p><text:s/>1.442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19606" table:style-name="ce3">
            <text:p>319606</text:p>
          </table:table-cell>
          <table:table-cell office:value-type="string" table:style-name="ce3">
            <text:p>JURANDIR JOSE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57861" table:style-name="ce3">
            <text:p>557861</text:p>
          </table:table-cell>
          <table:table-cell office:value-type="string" table:style-name="ce3">
            <text:p>JURANDIR NORBERTO MARCU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72.26" table:style-name="ce4">
            <text:p><text:s/>3.072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08" table:style-name="ce3">
            <text:p>7308</text:p>
          </table:table-cell>
          <table:table-cell office:value-type="string" table:style-name="ce3">
            <text:p>KAREN MAZLOU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ZAN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446.63" table:style-name="ce4">
            <text:p><text:s/>1.446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37" table:style-name="ce3">
            <text:p>3037</text:p>
          </table:table-cell>
          <table:table-cell office:value-type="string" table:style-name="ce3">
            <text:p>KARINA BAGNATO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84" table:style-name="ce3">
            <text:p>3784</text:p>
          </table:table-cell>
          <table:table-cell office:value-type="string" table:style-name="ce3">
            <text:p>KARINA BESCHIZZA CIO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BOTICABAL</text:p>
          </table:table-cell>
          <table:table-cell office:value-type="float" office:value="720" table:style-name="ce4">
            <text:p><text:s/>720,00<text:s/></text:p>
          </table:table-cell>
          <table:table-cell office:value-type="float" office:value="525.88" table:style-name="ce4">
            <text:p><text:s/>525,88<text:s/></text:p>
          </table:table-cell>
          <table:table-cell office:value-type="float" office:value="5614.8099999999995" table:style-name="ce4">
            <text:p><text:s/>5.614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70" table:style-name="ce3">
            <text:p>2570</text:p>
          </table:table-cell>
          <table:table-cell office:value-type="string" table:style-name="ce3">
            <text:p>KARINA KEIKO KAME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26" table:style-name="ce3">
            <text:p>3326</text:p>
          </table:table-cell>
          <table:table-cell office:value-type="string" table:style-name="ce3">
            <text:p>KARINA SCUTTI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12.49" table:style-name="ce4">
            <text:p><text:s/>1.71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49" table:style-name="ce3">
            <text:p>7349</text:p>
          </table:table-cell>
          <table:table-cell office:value-type="string" table:style-name="ce3">
            <text:p>KARINA YUKIME ICHIKAWA VICENZOT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PED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76.77" table:style-name="ce4">
            <text:p><text:s/>2.176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39" table:style-name="ce3">
            <text:p>1639</text:p>
          </table:table-cell>
          <table:table-cell office:value-type="string" table:style-name="ce3">
            <text:p>KARLA REGIS GALVAO DE OLIVEIRA BUGARIB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044.18" table:style-name="ce4">
            <text:p><text:s/>2.044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08" table:style-name="ce3">
            <text:p>3208</text:p>
          </table:table-cell>
          <table:table-cell office:value-type="string" table:style-name="ce3">
            <text:p>KARYNA MO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37.42" table:style-name="ce4">
            <text:p><text:s/>3.037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09" table:style-name="ce3">
            <text:p>3209</text:p>
          </table:table-cell>
          <table:table-cell office:value-type="string" table:style-name="ce3">
            <text:p>KATIA PEIXOTO VILLANI PINHEIRO RODRIG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91" table:style-name="ce3">
            <text:p>3391</text:p>
          </table:table-cell>
          <table:table-cell office:value-type="string" table:style-name="ce3">
            <text:p>KELLI GIOVANNA ALTIERI ARANT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160" table:style-name="ce4">
            <text:p><text:s/>1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49" table:style-name="ce3">
            <text:p>2749</text:p>
          </table:table-cell>
          <table:table-cell office:value-type="string" table:style-name="ce3">
            <text:p>KELLY CRISTINA ALVARES FED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160" table:style-name="ce4">
            <text:p><text:s/>1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56503" table:style-name="ce3">
            <text:p>356503</text:p>
          </table:table-cell>
          <table:table-cell office:value-type="string" table:style-name="ce3">
            <text:p>KENZO RICARDO CATELAN YAN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872.8" table:style-name="ce4">
            <text:p><text:s/>1.872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87" table:style-name="ce3">
            <text:p>4487</text:p>
          </table:table-cell>
          <table:table-cell office:value-type="string" table:style-name="ce3">
            <text:p>KLEBER HENRIQUE BAS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0739" table:style-name="ce3">
            <text:p>700739</text:p>
          </table:table-cell>
          <table:table-cell office:value-type="string" table:style-name="ce3">
            <text:p>LAERTE FERNANDO LEVA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85" table:style-name="ce3">
            <text:p>3785</text:p>
          </table:table-cell>
          <table:table-cell office:value-type="string" table:style-name="ce3">
            <text:p>LAFAIETE RAMOS PI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VILA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4249.9399999999996" table:style-name="ce4">
            <text:p><text:s/>4.249,9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07" table:style-name="ce3">
            <text:p>7507</text:p>
          </table:table-cell>
          <table:table-cell office:value-type="string" table:style-name="ce3">
            <text:p>LAILA HONAIN PAGLIU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ERNANDO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04.2199999999993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7947" table:style-name="ce3">
            <text:p>837947</text:p>
          </table:table-cell>
          <table:table-cell office:value-type="string" table:style-name="ce3">
            <text:p>LAILA SAID ABDEL QADER SHUKAI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6737.82" table:style-name="ce4">
            <text:p><text:s/>6.737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89" table:style-name="ce3">
            <text:p>10589</text:p>
          </table:table-cell>
          <table:table-cell office:value-type="string" table:style-name="ce3">
            <text:p>LAIS BAZANELLI MARQUES DOS SANTO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740.01" table:style-name="ce4">
            <text:p><text:s/>740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08" table:style-name="ce3">
            <text:p>7508</text:p>
          </table:table-cell>
          <table:table-cell office:value-type="string" table:style-name="ce3">
            <text:p>LAIS FERNANDA SILV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VIRADOU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877.7" table:style-name="ce4">
            <text:p><text:s/>877,7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85" table:style-name="ce3">
            <text:p>10585</text:p>
          </table:table-cell>
          <table:table-cell office:value-type="string" table:style-name="ce3">
            <text:p>LANA DRAPIER ALBUQUERQUE ZAIDOWICZ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759" table:style-name="ce4">
            <text:p><text:s/>759,00<text:s/></text:p>
          </table:table-cell>
          <table:table-cell office:value-type="float" office:value="1347.4199999999998" table:style-name="ce4">
            <text:p><text:s/>1.347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86" table:style-name="ce3">
            <text:p>3786</text:p>
          </table:table-cell>
          <table:table-cell office:value-type="string" table:style-name="ce3">
            <text:p>LANDOLFO ANDRADE DE SOUZ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OS</text:p>
          </table:table-cell>
          <table:table-cell office:value-type="float" office:value="400" table:style-name="ce4">
            <text:p><text:s/>400,00<text:s/></text:p>
          </table:table-cell>
          <table:table-cell office:value-type="float" office:value="3078.63" table:style-name="ce4">
            <text:p><text:s/>3.078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26" table:style-name="ce3">
            <text:p>6526</text:p>
          </table:table-cell>
          <table:table-cell office:value-type="string" table:style-name="ce3">
            <text:p>LARISSA BUENTES FRAZ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03.63" table:style-name="ce4">
            <text:p><text:s/>903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50" table:style-name="ce3">
            <text:p>2750</text:p>
          </table:table-cell>
          <table:table-cell office:value-type="string" table:style-name="ce3">
            <text:p>LARISSA CRESCINI ALBERNA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33.0500000000002" table:style-name="ce4">
            <text:p><text:s/>2.133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46" table:style-name="ce3">
            <text:p>8546</text:p>
          </table:table-cell>
          <table:table-cell office:value-type="string" table:style-name="ce3">
            <text:p>LARISSA DETOMINI GAYA DA COST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OSE BONIFACI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759.56" table:style-name="ce4">
            <text:p><text:s/>2.759,5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002" table:style-name="ce3">
            <text:p>5002</text:p>
          </table:table-cell>
          <table:table-cell office:value-type="string" table:style-name="ce3">
            <text:p>LARISSA MOTTA NUNES LIGER ASSO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40.88" table:style-name="ce4">
            <text:p><text:s/>1.540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4598.48" table:style-name="ce4">
            <text:p><text:s/>14.598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09" table:style-name="ce3">
            <text:p>7509</text:p>
          </table:table-cell>
          <table:table-cell office:value-type="string" table:style-name="ce3">
            <text:p>LARISSA NEGRI COSTA BESER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930.91" table:style-name="ce4">
            <text:p><text:s/>1.930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984" table:style-name="ce3">
            <text:p>2984</text:p>
          </table:table-cell>
          <table:table-cell office:value-type="string" table:style-name="ce3">
            <text:p>LAURANI ASSIS DE FIGUEIR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480" table:style-name="ce4">
            <text:p><text:s/>48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66739" table:style-name="ce3">
            <text:p>966739</text:p>
          </table:table-cell>
          <table:table-cell office:value-type="string" table:style-name="ce3">
            <text:p>LAURO LUIZ GOMES RIBEIR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7205" table:style-name="ce3">
            <text:p>757205</text:p>
          </table:table-cell>
          <table:table-cell office:value-type="string" table:style-name="ce3">
            <text:p>LAZARO ROBERTO DE CAMARGO BARR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10" table:style-name="ce3">
            <text:p>3210</text:p>
          </table:table-cell>
          <table:table-cell office:value-type="string" table:style-name="ce3">
            <text:p>LEANDRO BAKOWS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376.74" table:style-name="ce4">
            <text:p><text:s/>1.376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87" table:style-name="ce3">
            <text:p>3787</text:p>
          </table:table-cell>
          <table:table-cell office:value-type="string" table:style-name="ce3">
            <text:p>LEANDRO CONTE DE BENEDIC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004" table:style-name="ce3">
            <text:p>5004</text:p>
          </table:table-cell>
          <table:table-cell office:value-type="string" table:style-name="ce3">
            <text:p>LEANDRO HENRIQUE FERREIRA LEM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38.19" table:style-name="ce4">
            <text:p><text:s/>2.238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88" table:style-name="ce3">
            <text:p>4488</text:p>
          </table:table-cell>
          <table:table-cell office:value-type="string" table:style-name="ce3">
            <text:p>LEANDRO LIPPI GUIMA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98.9199999999996" table:style-name="ce4">
            <text:p><text:s/>2.898,9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99014" table:style-name="ce3">
            <text:p>699014</text:p>
          </table:table-cell>
          <table:table-cell office:value-type="string" table:style-name="ce3">
            <text:p>LEANDRO PEREIRA LEIT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10" table:style-name="ce3">
            <text:p>7510</text:p>
          </table:table-cell>
          <table:table-cell office:value-type="string" table:style-name="ce3">
            <text:p>LEANDRO ROCHA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685.16" table:style-name="ce4">
            <text:p><text:s/>2.685,16<text:s/></text:p>
          </table:table-cell>
          <table:table-cell office:value-type="float" office:value="673.71" table:style-name="ce4">
            <text:p><text:s/>673,71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27" table:style-name="ce3">
            <text:p>6527</text:p>
          </table:table-cell>
          <table:table-cell office:value-type="string" table:style-name="ce3">
            <text:p>LEANDRO SILVA XAVI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50.56" table:style-name="ce4">
            <text:p><text:s/>1.650,5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54852" table:style-name="ce3">
            <text:p>154852</text:p>
          </table:table-cell>
          <table:table-cell office:value-type="string" table:style-name="ce3">
            <text:p>LEANDRO TATSUO ONIC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395.28999999999996" table:style-name="ce4">
            <text:p><text:s/>395,29<text:s/></text:p>
          </table:table-cell>
          <table:table-cell office:value-type="float" office:value="2089.52" table:style-name="ce4">
            <text:p><text:s/>2.089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11" table:style-name="ce3">
            <text:p>7511</text:p>
          </table:table-cell>
          <table:table-cell office:value-type="string" table:style-name="ce3">
            <text:p>LEANDRO VIOL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ORTO FERR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03.63" table:style-name="ce4">
            <text:p><text:s/>903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33" table:style-name="ce3">
            <text:p>1033</text:p>
          </table:table-cell>
          <table:table-cell office:value-type="string" table:style-name="ce3">
            <text:p>LELIO FERRAZ DE SIQUEIR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40.12" table:style-name="ce4">
            <text:p><text:s/>3.240,12<text:s/></text:p>
          </table:table-cell>
          <table:table-cell office:value-type="float" office:value="17598.2" table:style-name="ce4">
            <text:p><text:s/>17.598,2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12" table:style-name="ce3">
            <text:p>7512</text:p>
          </table:table-cell>
          <table:table-cell office:value-type="string" table:style-name="ce3">
            <text:p>LEONARDO ALBRECHT NE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215.77" table:style-name="ce4">
            <text:p><text:s/>1.215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11" table:style-name="ce3">
            <text:p>3211</text:p>
          </table:table-cell>
          <table:table-cell office:value-type="string" table:style-name="ce3">
            <text:p>LEONARDO AUGUSTO GONC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SS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89" table:style-name="ce3">
            <text:p>4489</text:p>
          </table:table-cell>
          <table:table-cell office:value-type="string" table:style-name="ce3">
            <text:p>LEONARDO BELLINI DE CAST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EM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92.23" table:style-name="ce4">
            <text:p><text:s/>992,23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86" table:style-name="ce3">
            <text:p>4086</text:p>
          </table:table-cell>
          <table:table-cell office:value-type="string" table:style-name="ce3">
            <text:p>LEONARDO CARVALHO BORTOLAC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ERRA NEG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51.8900000000001" table:style-name="ce4">
            <text:p><text:s/>1.251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85" table:style-name="ce3">
            <text:p>5685</text:p>
          </table:table-cell>
          <table:table-cell office:value-type="string" table:style-name="ce3">
            <text:p>LEONARDO D ANGELO VARGA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60" table:style-name="ce4">
            <text:p><text:s/>160,00<text:s/></text:p>
          </table:table-cell>
          <table:table-cell office:value-type="float" office:value="1611.38" table:style-name="ce4">
            <text:p><text:s/>1.611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88" table:style-name="ce3">
            <text:p>3788</text:p>
          </table:table-cell>
          <table:table-cell office:value-type="string" table:style-name="ce3">
            <text:p>LEONARDO LEONEL ROMAN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79376" table:style-name="ce3">
            <text:p>179376</text:p>
          </table:table-cell>
          <table:table-cell office:value-type="string" table:style-name="ce3">
            <text:p>LEONARDO LIBERA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39" table:style-name="ce3">
            <text:p>1339</text:p>
          </table:table-cell>
          <table:table-cell office:value-type="string" table:style-name="ce3">
            <text:p>LEONARDO MEIZIKA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VARGEM GRANDE DO SU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38" table:style-name="ce3">
            <text:p>3038</text:p>
          </table:table-cell>
          <table:table-cell office:value-type="string" table:style-name="ce3">
            <text:p>LEONARDO REZEK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87" table:style-name="ce3">
            <text:p>4087</text:p>
          </table:table-cell>
          <table:table-cell office:value-type="string" table:style-name="ce3">
            <text:p>LEONARDO ROMANO SOAR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BARBARA D'OES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394.78" table:style-name="ce4">
            <text:p><text:s/>1.394,78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26" table:style-name="ce3">
            <text:p>3026</text:p>
          </table:table-cell>
          <table:table-cell office:value-type="string" table:style-name="ce3">
            <text:p>LEONARDO SOBREIRA SPI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07.97" table:style-name="ce4">
            <text:p><text:s/>1.607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28" table:style-name="ce3">
            <text:p>6528</text:p>
          </table:table-cell>
          <table:table-cell office:value-type="string" table:style-name="ce3">
            <text:p>LETICIA LOURENCO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398.92" table:style-name="ce4">
            <text:p><text:s/>398,9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04" table:style-name="ce3">
            <text:p>7304</text:p>
          </table:table-cell>
          <table:table-cell office:value-type="string" table:style-name="ce3">
            <text:p>LETICIA LOURENCO PAVA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O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817.3500000000001" table:style-name="ce4">
            <text:p><text:s/>1.817,35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90" table:style-name="ce3">
            <text:p>10590</text:p>
          </table:table-cell>
          <table:table-cell office:value-type="string" table:style-name="ce3">
            <text:p>LETICIA MACEDO MEDEIROS BELTRAME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LIM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808.6" table:style-name="ce4">
            <text:p><text:s/>808,60<text:s/></text:p>
          </table:table-cell>
          <table:table-cell office:value-type="float" office:value="1122.92" table:style-name="ce4">
            <text:p><text:s/>1.122,9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88" table:style-name="ce3">
            <text:p>10588</text:p>
          </table:table-cell>
          <table:table-cell office:value-type="string" table:style-name="ce3">
            <text:p>LETICIA NANNI RODRIGUEZ SAKAUE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PIRAPOZINHO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33.26" table:style-name="ce4">
            <text:p><text:s/>1.833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86" table:style-name="ce3">
            <text:p>5686</text:p>
          </table:table-cell>
          <table:table-cell office:value-type="string" table:style-name="ce3">
            <text:p>LETICIA ROSA RAVACC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TABOAO DA SERRA</text:p>
          </table:table-cell>
          <table:table-cell office:value-type="float" office:value="720" table:style-name="ce4">
            <text:p><text:s/>720,00<text:s/></text:p>
          </table:table-cell>
          <table:table-cell office:value-type="float" office:value="2281.86" table:style-name="ce4">
            <text:p><text:s/>2.281,86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90" table:style-name="ce3">
            <text:p>4490</text:p>
          </table:table-cell>
          <table:table-cell office:value-type="string" table:style-name="ce3">
            <text:p>LETICIA STUGINSKI STOFF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03.12" table:style-name="ce4">
            <text:p><text:s/>3.303,12<text:s/></text:p>
          </table:table-cell>
          <table:table-cell office:value-type="float" office:value="2796.82" table:style-name="ce4">
            <text:p><text:s/>2.796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33172" table:style-name="ce3">
            <text:p>933172</text:p>
          </table:table-cell>
          <table:table-cell office:value-type="string" table:style-name="ce3">
            <text:p>LIBORIO ALVES ANTONIO DO NASCIMEN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98332" table:style-name="ce3">
            <text:p>698332</text:p>
          </table:table-cell>
          <table:table-cell office:value-type="string" table:style-name="ce3">
            <text:p>LIDIA HELENA FERREIRA DA COSTA DOS PASS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29" table:style-name="ce3">
            <text:p>6529</text:p>
          </table:table-cell>
          <table:table-cell office:value-type="string" table:style-name="ce3">
            <text:p>LIGIANE RODRIGUES BUE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17.32" table:style-name="ce4">
            <text:p><text:s/>1.017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42409" table:style-name="ce3">
            <text:p>842409</text:p>
          </table:table-cell>
          <table:table-cell office:value-type="string" table:style-name="ce3">
            <text:p>LILIAM CRISTINA MARQUES DA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42045" table:style-name="ce3">
            <text:p>842045</text:p>
          </table:table-cell>
          <table:table-cell office:value-type="string" table:style-name="ce3">
            <text:p>LILIAN CAVALCANTE DE ALBUQUERQU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02.27" table:style-name="ce4">
            <text:p><text:s/>2.702,2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13" table:style-name="ce3">
            <text:p>7513</text:p>
          </table:table-cell>
          <table:table-cell office:value-type="string" table:style-name="ce3">
            <text:p>LILIAN FRUET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JAND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848.48" table:style-name="ce4">
            <text:p><text:s/>848,48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3851" table:style-name="ce3">
            <text:p>833851</text:p>
          </table:table-cell>
          <table:table-cell office:value-type="string" table:style-name="ce3">
            <text:p>LILIANA MERCADANTE MORTAR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677.65" table:style-name="ce4">
            <text:p><text:s/>677,65<text:s/></text:p>
          </table:table-cell>
          <table:table-cell office:value-type="float" office:value="2633.67" table:style-name="ce4">
            <text:p><text:s/>2.633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45762" table:style-name="ce3">
            <text:p>545762</text:p>
          </table:table-cell>
          <table:table-cell office:value-type="string" table:style-name="ce3">
            <text:p>LILIANE SILVA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E FAMILIA E SUCESSO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62.02" table:style-name="ce4">
            <text:p><text:s/>3.262,02<text:s/></text:p>
          </table:table-cell>
          <table:table-cell office:value-type="float" office:value="10545.25" table:style-name="ce4">
            <text:p><text:s/>10.545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34" table:style-name="ce3">
            <text:p>1034</text:p>
          </table:table-cell>
          <table:table-cell office:value-type="string" table:style-name="ce3">
            <text:p>LINCOLN GAKIY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958.93" table:style-name="ce4">
            <text:p><text:s/>1.958,93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73" table:style-name="ce3">
            <text:p>1373</text:p>
          </table:table-cell>
          <table:table-cell office:value-type="string" table:style-name="ce3">
            <text:p>LINDSON GIMENES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14" table:style-name="ce3">
            <text:p>7514</text:p>
          </table:table-cell>
          <table:table-cell office:value-type="string" table:style-name="ce3">
            <text:p>LISTER CALDAS BRAGA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610" table:style-name="ce4">
            <text:p><text:s/>61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47" table:style-name="ce3">
            <text:p>8547</text:p>
          </table:table-cell>
          <table:table-cell office:value-type="string" table:style-name="ce3">
            <text:p>LIVI RODRIGUES DE SOUZ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RESIDENTE EPITACI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87" table:style-name="ce3">
            <text:p>5687</text:p>
          </table:table-cell>
          <table:table-cell office:value-type="string" table:style-name="ce3">
            <text:p>LORENA GENTIL CIAMPO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821.75" table:style-name="ce4">
            <text:p><text:s/>1.821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86" table:style-name="ce3">
            <text:p>10586</text:p>
          </table:table-cell>
          <table:table-cell office:value-type="string" table:style-name="ce3">
            <text:p>LORRANA LARISSA COQUEIR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88.03" table:style-name="ce4">
            <text:p><text:s/>988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48" table:style-name="ce3">
            <text:p>8548</text:p>
          </table:table-cell>
          <table:table-cell office:value-type="string" table:style-name="ce3">
            <text:p>LUCAS CORRADINI DA SILV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DESCALVADO</text:p>
          </table:table-cell>
          <table:table-cell office:value-type="float" office:value="240" table:style-name="ce4">
            <text:p><text:s/>240,00<text:s/></text:p>
          </table:table-cell>
          <table:table-cell office:value-type="float" office:value="1621.85" table:style-name="ce4">
            <text:p><text:s/>1.621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15" table:style-name="ce3">
            <text:p>7515</text:p>
          </table:table-cell>
          <table:table-cell office:value-type="string" table:style-name="ce3">
            <text:p>LUCAS DAMASCENO DE L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QUAQUECETUBA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781.72" table:style-name="ce4">
            <text:p><text:s/>2.781,7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30" table:style-name="ce3">
            <text:p>6530</text:p>
          </table:table-cell>
          <table:table-cell office:value-type="string" table:style-name="ce3">
            <text:p>LUCAS FREHSE RIBA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CAJAMAR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449.14" table:style-name="ce4">
            <text:p><text:s/>449,14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17" table:style-name="ce3">
            <text:p>11317</text:p>
          </table:table-cell>
          <table:table-cell office:value-type="string" table:style-name="ce3">
            <text:p>LUCAS MAESTER COLOMB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VA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54.4100000000001" table:style-name="ce4">
            <text:p><text:s/>1.054,4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19" table:style-name="ce3">
            <text:p>11319</text:p>
          </table:table-cell>
          <table:table-cell office:value-type="string" table:style-name="ce3">
            <text:p>LUCAS MARQUES DE TAVARES OLE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13.77" table:style-name="ce4">
            <text:p><text:s/>1.013,77<text:s/></text:p>
          </table:table-cell>
          <table:table-cell office:value-type="float" office:value="5839.38" table:style-name="ce4">
            <text:p><text:s/>5.839,38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87" table:style-name="ce3">
            <text:p>10587</text:p>
          </table:table-cell>
          <table:table-cell office:value-type="string" table:style-name="ce3">
            <text:p>LUCAS MOSTARO DE OLIVEI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91.87" table:style-name="ce4">
            <text:p><text:s/>991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860.72" table:style-name="ce4">
            <text:p><text:s/>7.860,7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3901" table:style-name="ce3">
            <text:p>833901</text:p>
          </table:table-cell>
          <table:table-cell office:value-type="string" table:style-name="ce3">
            <text:p>LUCAS PIMENTEL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88" table:style-name="ce3">
            <text:p>5688</text:p>
          </table:table-cell>
          <table:table-cell office:value-type="string" table:style-name="ce3">
            <text:p>LUCAS RIBEIRO TRAVAI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RESIDENTE VESCESLA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90.91" table:style-name="ce4">
            <text:p><text:s/>3.390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57" table:style-name="ce3">
            <text:p>2057</text:p>
          </table:table-cell>
          <table:table-cell office:value-type="string" table:style-name="ce3">
            <text:p>LUCIA NUNES BROMERCHENK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58" table:style-name="ce3">
            <text:p>2058</text:p>
          </table:table-cell>
          <table:table-cell office:value-type="string" table:style-name="ce3">
            <text:p>LUCIANA AMORIM DE CAMAR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31.91" table:style-name="ce4">
            <text:p><text:s/>1.731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930.36" table:style-name="ce4">
            <text:p><text:s/>3.930,3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91" table:style-name="ce3">
            <text:p>4491</text:p>
          </table:table-cell>
          <table:table-cell office:value-type="string" table:style-name="ce3">
            <text:p>LUCIANA ANDRADE MAI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74.25" table:style-name="ce4">
            <text:p><text:s/>2.274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92" table:style-name="ce3">
            <text:p>4492</text:p>
          </table:table-cell>
          <table:table-cell office:value-type="string" table:style-name="ce3">
            <text:p>LUCIANA ANDRE JORDAO DI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93" table:style-name="ce3">
            <text:p>4493</text:p>
          </table:table-cell>
          <table:table-cell office:value-type="string" table:style-name="ce3">
            <text:p>LUCIANA BELO STELU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A BARBARA D'OES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84.62999999999988" table:style-name="ce4">
            <text:p><text:s/>984,63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35" table:style-name="ce3">
            <text:p>1035</text:p>
          </table:table-cell>
          <table:table-cell office:value-type="string" table:style-name="ce3">
            <text:p>LUCIANA BERGAM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89" table:style-name="ce3">
            <text:p>3789</text:p>
          </table:table-cell>
          <table:table-cell office:value-type="string" table:style-name="ce3">
            <text:p>LUCIANA DE FATIMA CARBONE RODRIGUES ABRAMOVITCH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L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49.33" table:style-name="ce4">
            <text:p><text:s/>2.349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09" table:style-name="ce3">
            <text:p>2209</text:p>
          </table:table-cell>
          <table:table-cell office:value-type="string" table:style-name="ce3">
            <text:p>LUCIANA DE PAULA LEITE ROCHA DEL CAMP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59" table:style-name="ce3">
            <text:p>1359</text:p>
          </table:table-cell>
          <table:table-cell office:value-type="string" table:style-name="ce3">
            <text:p>LUCIANA FERREIRA LEITE PIN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65" table:style-name="ce3">
            <text:p>2265</text:p>
          </table:table-cell>
          <table:table-cell office:value-type="string" table:style-name="ce3">
            <text:p>LUCIANA FRUGIUEL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42.32" table:style-name="ce4">
            <text:p><text:s/>1.542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985" table:style-name="ce3">
            <text:p>2985</text:p>
          </table:table-cell>
          <table:table-cell office:value-type="string" table:style-name="ce3">
            <text:p>LUCIANA MALHEIR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58.96" table:style-name="ce4">
            <text:p><text:s/>1.058,9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94" table:style-name="ce3">
            <text:p>4494</text:p>
          </table:table-cell>
          <table:table-cell office:value-type="string" table:style-name="ce3">
            <text:p>LUCIANA MARQUES FIGUEIRA PORTELL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ANHAEM</text:p>
          </table:table-cell>
          <table:table-cell office:value-type="float" office:value="240" table:style-name="ce4">
            <text:p><text:s/>24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51610" table:style-name="ce3">
            <text:p>551610</text:p>
          </table:table-cell>
          <table:table-cell office:value-type="string" table:style-name="ce3">
            <text:p>LUCIANA PINSDORF BARTH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40" table:style-name="ce3">
            <text:p>2240</text:p>
          </table:table-cell>
          <table:table-cell office:value-type="string" table:style-name="ce3">
            <text:p>LUCIANA POLENTI CREMONES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NDAMONHANG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762.48" table:style-name="ce4">
            <text:p><text:s/>2.762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25" table:style-name="ce3">
            <text:p>3325</text:p>
          </table:table-cell>
          <table:table-cell office:value-type="string" table:style-name="ce3">
            <text:p>LUCIANA RIBEIRO GUIMARAES VIEGAS DE CARVALH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880.76" table:style-name="ce4">
            <text:p><text:s/>1.880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31" table:style-name="ce3">
            <text:p>6531</text:p>
          </table:table-cell>
          <table:table-cell office:value-type="string" table:style-name="ce3">
            <text:p>LUCIANA ROSS GOBBI BENET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RAR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690.06000000000006" table:style-name="ce4">
            <text:p><text:s/>690,0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986" table:style-name="ce3">
            <text:p>2986</text:p>
          </table:table-cell>
          <table:table-cell office:value-type="string" table:style-name="ce3">
            <text:p>LUCIANA SHIMM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005" table:style-name="ce3">
            <text:p>5005</text:p>
          </table:table-cell>
          <table:table-cell office:value-type="string" table:style-name="ce3">
            <text:p>LUCIANA VIEIRA DALLAQUA VINC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39.08" table:style-name="ce4">
            <text:p><text:s/>3.039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90" table:style-name="ce3">
            <text:p>3790</text:p>
          </table:table-cell>
          <table:table-cell office:value-type="string" table:style-name="ce3">
            <text:p>LUCIANE CRISTINA NOGUEIRA LUCAS LO R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MARE</text:p>
          </table:table-cell>
          <table:table-cell office:value-type="float" office:value="800" table:style-name="ce4">
            <text:p><text:s/>800,00<text:s/></text:p>
          </table:table-cell>
          <table:table-cell office:value-type="float" office:value="3257.12" table:style-name="ce4">
            <text:p><text:s/>3.257,12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28" table:style-name="ce3">
            <text:p>7328</text:p>
          </table:table-cell>
          <table:table-cell office:value-type="string" table:style-name="ce3">
            <text:p>LUCIANE RODRIGUES ANTUN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ARZEA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382.58" table:style-name="ce4">
            <text:p><text:s/>1.382,58<text:s/></text:p>
          </table:table-cell>
          <table:table-cell office:value-type="float" office:value="4267.25" table:style-name="ce4">
            <text:p><text:s/>4.267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51" table:style-name="ce3">
            <text:p>2751</text:p>
          </table:table-cell>
          <table:table-cell office:value-type="string" table:style-name="ce3">
            <text:p>LUCIANO GARCIA RIB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47" table:style-name="ce4">
            <text:p><text:s/>2.447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57" table:style-name="ce3">
            <text:p>3057</text:p>
          </table:table-cell>
          <table:table-cell office:value-type="string" table:style-name="ce3">
            <text:p>LUCIANO GOMES DE QUEIROZ COUTIN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6284" table:style-name="ce3">
            <text:p>256284</text:p>
          </table:table-cell>
          <table:table-cell office:value-type="string" table:style-name="ce3">
            <text:p>LUCIENE ANGELICA MEND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95" table:style-name="ce3">
            <text:p>4495</text:p>
          </table:table-cell>
          <table:table-cell office:value-type="string" table:style-name="ce3">
            <text:p>LUCILA AKEMI NAKAGAW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UPA</text:p>
          </table:table-cell>
          <table:table-cell office:value-type="float" office:value="80" table:style-name="ce4">
            <text:p><text:s/>8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49" table:style-name="ce3">
            <text:p>8549</text:p>
          </table:table-cell>
          <table:table-cell office:value-type="string" table:style-name="ce3">
            <text:p>LUCIO CAMARGO DE RAMO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760.94" table:style-name="ce4">
            <text:p><text:s/>760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58" table:style-name="ce3">
            <text:p>3058</text:p>
          </table:table-cell>
          <table:table-cell office:value-type="string" table:style-name="ce3">
            <text:p>LUIS CLAUDIO DAVANSS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638.66" table:style-name="ce4">
            <text:p><text:s/>2.638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82" table:style-name="ce3">
            <text:p>1682</text:p>
          </table:table-cell>
          <table:table-cell office:value-type="string" table:style-name="ce3">
            <text:p>LUIS CLAUDIO DE CARVALHO VALEN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48" table:style-name="ce3">
            <text:p>1348</text:p>
          </table:table-cell>
          <table:table-cell office:value-type="string" table:style-name="ce3">
            <text:p>LUIS DIAS FERNAND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PARECIDA</text:p>
          </table:table-cell>
          <table:table-cell office:value-type="float" office:value="880" table:style-name="ce4">
            <text:p><text:s/>880,00<text:s/></text:p>
          </table:table-cell>
          <table:table-cell office:value-type="float" office:value="2971.43" table:style-name="ce4">
            <text:p><text:s/>2.971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83" table:style-name="ce3">
            <text:p>2283</text:p>
          </table:table-cell>
          <table:table-cell office:value-type="string" table:style-name="ce3">
            <text:p>LUIS DONIZETI DELMASCHI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74.55" table:style-name="ce4">
            <text:p><text:s/>2.874,5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77" table:style-name="ce3">
            <text:p>7377</text:p>
          </table:table-cell>
          <table:table-cell office:value-type="string" table:style-name="ce3">
            <text:p>LUIS FELIPE DELAMAIN BURAT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349.87" table:style-name="ce4">
            <text:p><text:s/>1.349,87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91" table:style-name="ce3">
            <text:p>3791</text:p>
          </table:table-cell>
          <table:table-cell office:value-type="string" table:style-name="ce3">
            <text:p>LUIS FELIPE TEGON CERQUEIRA LE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60" table:style-name="ce4">
            <text:p><text:s/>160,00<text:s/></text:p>
          </table:table-cell>
          <table:table-cell office:value-type="float" office:value="1611.38" table:style-name="ce4">
            <text:p><text:s/>1.611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2" table:style-name="ce3">
            <text:p>742</text:p>
          </table:table-cell>
          <table:table-cell office:value-type="string" table:style-name="ce3">
            <text:p>LUIS FERNANDO DE MORAES MANZA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720" table:style-name="ce4">
            <text:p><text:s/>720,00<text:s/></text:p>
          </table:table-cell>
          <table:table-cell office:value-type="float" office:value="3271.15" table:style-name="ce4">
            <text:p><text:s/>3.271,1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34" table:style-name="ce3">
            <text:p>11334</text:p>
          </table:table-cell>
          <table:table-cell office:value-type="string" table:style-name="ce3">
            <text:p>LUIS FERNANDO FANTON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ITAPEV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88.4" table:style-name="ce4">
            <text:p><text:s/>2.888,40<text:s/></text:p>
          </table:table-cell>
          <table:table-cell office:value-type="float" office:value="8534.5" table:style-name="ce4">
            <text:p><text:s/>8.534,50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52" table:style-name="ce3">
            <text:p>2752</text:p>
          </table:table-cell>
          <table:table-cell office:value-type="string" table:style-name="ce3">
            <text:p>LUIS FERNANDO ROC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SS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749.97" table:style-name="ce4">
            <text:p><text:s/>2.749,97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36" table:style-name="ce3">
            <text:p>1036</text:p>
          </table:table-cell>
          <table:table-cell office:value-type="string" table:style-name="ce3">
            <text:p>LUIS FERNANDO ROSSET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12" table:style-name="ce3">
            <text:p>3212</text:p>
          </table:table-cell>
          <table:table-cell office:value-type="string" table:style-name="ce3">
            <text:p>LUIS FERNANDO SCAVONE DE MAC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479.87" table:style-name="ce4">
            <text:p><text:s/>1.479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85.54" table:style-name="ce4">
            <text:p><text:s/>1.085,54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5960" table:style-name="ce3">
            <text:p>835960</text:p>
          </table:table-cell>
          <table:table-cell office:value-type="string" table:style-name="ce3">
            <text:p>LUIS GABOS ALVA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781.71" table:style-name="ce4">
            <text:p><text:s/>2.781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93" table:style-name="ce3">
            <text:p>1693</text:p>
          </table:table-cell>
          <table:table-cell office:value-type="string" table:style-name="ce3">
            <text:p>LUIS GUILHERME GOMES DOS REIS SAMPAIO GARC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32" table:style-name="ce3">
            <text:p>6532</text:p>
          </table:table-cell>
          <table:table-cell office:value-type="string" table:style-name="ce3">
            <text:p>LUIS GUSTAVO CASTOLD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GUARAREM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4566" table:style-name="ce3">
            <text:p>404566</text:p>
          </table:table-cell>
          <table:table-cell office:value-type="string" table:style-name="ce3">
            <text:p>LUIS HENRIQUE PACCAGNEL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546.58000000000004" table:style-name="ce4">
            <text:p><text:s/>546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60" table:style-name="ce3">
            <text:p>3360</text:p>
          </table:table-cell>
          <table:table-cell office:value-type="string" table:style-name="ce3">
            <text:p>LUIS HENRIQUE RODRIGUES DE ALMEID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IRASSUNU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34" table:style-name="ce3">
            <text:p>6534</text:p>
          </table:table-cell>
          <table:table-cell office:value-type="string" table:style-name="ce3">
            <text:p>LUIS HENRIQUE SCANFERL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DERNEIR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67" table:style-name="ce3">
            <text:p>2567</text:p>
          </table:table-cell>
          <table:table-cell office:value-type="string" table:style-name="ce3">
            <text:p>LUIS MARCELO MILEO THEODO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43890" table:style-name="ce3">
            <text:p>843890</text:p>
          </table:table-cell>
          <table:table-cell office:value-type="string" table:style-name="ce3">
            <text:p>LUIS PAULO SIRVINSK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69" table:style-name="ce3">
            <text:p>2269</text:p>
          </table:table-cell>
          <table:table-cell office:value-type="string" table:style-name="ce3">
            <text:p>LUIS PERSIVAL DE CARVALHO VALL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80" table:style-name="ce4">
            <text:p><text:s/>80,00<text:s/></text:p>
          </table:table-cell>
          <table:table-cell office:value-type="float" office:value="3809.16" table:style-name="ce4">
            <text:p><text:s/>3.809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93" table:style-name="ce3">
            <text:p>2593</text:p>
          </table:table-cell>
          <table:table-cell office:value-type="string" table:style-name="ce3">
            <text:p>LUIS ROBERTO JORDAO WAK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4062" table:style-name="ce3">
            <text:p>704062</text:p>
          </table:table-cell>
          <table:table-cell office:value-type="string" table:style-name="ce3">
            <text:p>LUIS ROBERTO PROENC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S DE JUSTICA CIVEIS DO MEIO AMBIENTE</text:p>
          </table:table-cell>
          <table:table-cell office:value-type="float" office:value="395.28999999999996" table:style-name="ce4">
            <text:p><text:s/>395,29<text:s/></text:p>
          </table:table-cell>
          <table:table-cell office:value-type="float" office:value="3829.9299999999994" table:style-name="ce4">
            <text:p><text:s/>3.829,9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09" table:style-name="ce3">
            <text:p>11309</text:p>
          </table:table-cell>
          <table:table-cell office:value-type="string" table:style-name="ce3">
            <text:p>LUISA MAFFEI COST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782.87" table:style-name="ce4">
            <text:p><text:s/>782,87<text:s/></text:p>
          </table:table-cell>
          <table:table-cell office:value-type="float" office:value="8534.5" table:style-name="ce4">
            <text:p><text:s/>8.534,50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66" table:style-name="ce3">
            <text:p>2566</text:p>
          </table:table-cell>
          <table:table-cell office:value-type="string" table:style-name="ce3">
            <text:p>LUIZ ALBERTO MEIRELLES SZIKO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11" table:style-name="ce3">
            <text:p>2211</text:p>
          </table:table-cell>
          <table:table-cell office:value-type="string" table:style-name="ce3">
            <text:p>LUIZ ALBERTO SEGALLA BEVILACQU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09" table:style-name="ce3">
            <text:p>2709</text:p>
          </table:table-cell>
          <table:table-cell office:value-type="string" table:style-name="ce3">
            <text:p>LUIZ AMBR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727.8199999999997" table:style-name="ce4">
            <text:p><text:s/>3.727,82<text:s/></text:p>
          </table:table-cell>
          <table:table-cell office:value-type="float" office:value="4906.63" table:style-name="ce4">
            <text:p><text:s/>4.906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66650" table:style-name="ce3">
            <text:p>966650</text:p>
          </table:table-cell>
          <table:table-cell office:value-type="string" table:style-name="ce3">
            <text:p>LUIZ ANTONIO CASTRO DE MIRAND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77810" table:style-name="ce3">
            <text:p>577810</text:p>
          </table:table-cell>
          <table:table-cell office:value-type="string" table:style-name="ce3">
            <text:p>LUIZ ANTONIO DE ANDRA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84.6" table:style-name="ce4">
            <text:p><text:s/>2.18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2460" table:style-name="ce3">
            <text:p>12460</text:p>
          </table:table-cell>
          <table:table-cell office:value-type="string" table:style-name="ce3">
            <text:p>LUIZ ANTONIO DE OLIVEIRA NUSDE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38" table:style-name="ce3">
            <text:p>1038</text:p>
          </table:table-cell>
          <table:table-cell office:value-type="string" table:style-name="ce3">
            <text:p>LUIZ ANTONIO DE SOUZ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4973" table:style-name="ce3">
            <text:p>104973</text:p>
          </table:table-cell>
          <table:table-cell office:value-type="string" table:style-name="ce3">
            <text:p>LUIZ ANTONIO GUIMARAES MARREY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07" table:style-name="ce3">
            <text:p>2207</text:p>
          </table:table-cell>
          <table:table-cell office:value-type="string" table:style-name="ce3">
            <text:p>LUIZ ARTHUR IUGHETTI CAPUZZ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42.32" table:style-name="ce4">
            <text:p><text:s/>1.542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7736" table:style-name="ce3">
            <text:p>207736</text:p>
          </table:table-cell>
          <table:table-cell office:value-type="string" table:style-name="ce3">
            <text:p>LUIZ CARLOS GONCALVES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83.96" table:style-name="ce4">
            <text:p><text:s/>1.183,9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27" table:style-name="ce3">
            <text:p>3027</text:p>
          </table:table-cell>
          <table:table-cell office:value-type="string" table:style-name="ce3">
            <text:p>LUIZ CARLOS ORMELEZ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20.8" table:style-name="ce4">
            <text:p><text:s/>1.520,80<text:s/></text:p>
          </table:table-cell>
          <table:table-cell office:value-type="float" office:value="3818.04" table:style-name="ce4">
            <text:p><text:s/>3.818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39" table:style-name="ce3">
            <text:p>1039</text:p>
          </table:table-cell>
          <table:table-cell office:value-type="string" table:style-name="ce3">
            <text:p>LUIZ CLAUDIO FLORENZANO VIDAL GONCALV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A B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95192" table:style-name="ce3">
            <text:p>595192</text:p>
          </table:table-cell>
          <table:table-cell office:value-type="string" table:style-name="ce3">
            <text:p>LUIZ CYRILLO FERREIRA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2894" table:style-name="ce3">
            <text:p>852894</text:p>
          </table:table-cell>
          <table:table-cell office:value-type="string" table:style-name="ce3">
            <text:p>LUIZ EDUARDO SCIULI DE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857.74" table:style-name="ce4">
            <text:p><text:s/>1.857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030" table:style-name="ce3">
            <text:p>65030</text:p>
          </table:table-cell>
          <table:table-cell office:value-type="string" table:style-name="ce3">
            <text:p>LUIZ EDUARDO SIEGL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23" table:style-name="ce3">
            <text:p>7323</text:p>
          </table:table-cell>
          <table:table-cell office:value-type="string" table:style-name="ce3">
            <text:p>LUIZ FERNANDO BUGIGA REBELLA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OT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34.3599999999999" table:style-name="ce4">
            <text:p><text:s/>1.234,3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52" table:style-name="ce3">
            <text:p>3352</text:p>
          </table:table-cell>
          <table:table-cell office:value-type="string" table:style-name="ce3">
            <text:p>LUIZ FERNANDO GAGLIARDI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96" table:style-name="ce3">
            <text:p>4496</text:p>
          </table:table-cell>
          <table:table-cell office:value-type="string" table:style-name="ce3">
            <text:p>LUIZ FERNANDO GARCI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BARBARA D'OES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429.85" table:style-name="ce4">
            <text:p><text:s/>1.429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987" table:style-name="ce3">
            <text:p>2987</text:p>
          </table:table-cell>
          <table:table-cell office:value-type="string" table:style-name="ce3">
            <text:p>LUIZ FERNANDO GUEDES AMBROG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50.2399999999998" table:style-name="ce4">
            <text:p><text:s/>2.150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92" table:style-name="ce3">
            <text:p>3792</text:p>
          </table:table-cell>
          <table:table-cell office:value-type="string" table:style-name="ce3">
            <text:p>LUIZ FERNANDO GUINSBERG PIN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L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961.72" table:style-name="ce4">
            <text:p><text:s/>1.961,72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1050" table:style-name="ce3">
            <text:p>701050</text:p>
          </table:table-cell>
          <table:table-cell office:value-type="string" table:style-name="ce3">
            <text:p>LUIZ FERNANDO RODRIGUES PINTO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451.76" table:style-name="ce4">
            <text:p><text:s/>451,76<text:s/></text:p>
          </table:table-cell>
          <table:table-cell office:value-type="float" office:value="2482.1799999999998" table:style-name="ce4">
            <text:p><text:s/>2.482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36185" table:style-name="ce3">
            <text:p>936185</text:p>
          </table:table-cell>
          <table:table-cell office:value-type="string" table:style-name="ce3">
            <text:p>LUIZ GONZAGA BOV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91.76" table:style-name="ce4">
            <text:p><text:s/>1.391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5600" table:style-name="ce3">
            <text:p>855600</text:p>
          </table:table-cell>
          <table:table-cell office:value-type="string" table:style-name="ce3">
            <text:p>LUIZ GUSTAVO JOIA DE MEL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89" table:style-name="ce3">
            <text:p>5689</text:p>
          </table:table-cell>
          <table:table-cell office:value-type="string" table:style-name="ce3">
            <text:p>LUIZ HENRIQUE BRANDAO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2111" table:style-name="ce4">
            <text:p><text:s/>2.111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72" table:style-name="ce3">
            <text:p>1372</text:p>
          </table:table-cell>
          <table:table-cell office:value-type="string" table:style-name="ce3">
            <text:p>LUIZ HENRIQUE CARDOSO DAL PO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3792" table:style-name="ce3">
            <text:p>253792</text:p>
          </table:table-cell>
          <table:table-cell office:value-type="string" table:style-name="ce3">
            <text:p>LUIZ HENRIQUE PACINI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08" table:style-name="ce3">
            <text:p>2208</text:p>
          </table:table-cell>
          <table:table-cell office:value-type="string" table:style-name="ce3">
            <text:p>LUIZ KOK RIB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S EXECUCOES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3" table:style-name="ce3">
            <text:p>743</text:p>
          </table:table-cell>
          <table:table-cell office:value-type="string" table:style-name="ce3">
            <text:p>LUIZ MARCELO NEGRINI DE OLIVEIRA MAT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63.82" table:style-name="ce4">
            <text:p><text:s/>2.863,82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006" table:style-name="ce3">
            <text:p>5006</text:p>
          </table:table-cell>
          <table:table-cell office:value-type="string" table:style-name="ce3">
            <text:p>LUIZ OTAVIO ALVES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8911" table:style-name="ce3">
            <text:p>88911</text:p>
          </table:table-cell>
          <table:table-cell office:value-type="string" table:style-name="ce3">
            <text:p>LUIZ PAULO SANTOS AOK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564.71" table:style-name="ce4">
            <text:p><text:s/>564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40" table:style-name="ce3">
            <text:p>1040</text:p>
          </table:table-cell>
          <table:table-cell office:value-type="string" table:style-name="ce3">
            <text:p>LUIZ ROBERTO CICOGNA FAGGIO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00" table:style-name="ce4">
            <text:p><text:s/>2.300,00<text:s/></text:p>
          </table:table-cell>
          <table:table-cell office:value-type="float" office:value="3831.1" table:style-name="ce4">
            <text:p><text:s/>3.831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46134" table:style-name="ce3">
            <text:p>546134</text:p>
          </table:table-cell>
          <table:table-cell office:value-type="string" table:style-name="ce3">
            <text:p>LUIZ SALES DO NASCIMEN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4" table:style-name="ce3">
            <text:p>744</text:p>
          </table:table-cell>
          <table:table-cell office:value-type="string" table:style-name="ce3">
            <text:p>LUIZ SERGIO HULLE CAT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78" table:style-name="ce3">
            <text:p>1378</text:p>
          </table:table-cell>
          <table:table-cell office:value-type="string" table:style-name="ce3">
            <text:p>LUIZA AMELIA QUEIROZ DOS SANTOS DE GENNA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S EXECUCOES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898.35" table:style-name="ce4">
            <text:p><text:s/>898,3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5893" table:style-name="ce3">
            <text:p>705893</text:p>
          </table:table-cell>
          <table:table-cell office:value-type="string" table:style-name="ce3">
            <text:p>LYCURGO DE CASTRO SANT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659.89" table:style-name="ce4">
            <text:p><text:s/>2.659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35" table:style-name="ce3">
            <text:p>6535</text:p>
          </table:table-cell>
          <table:table-cell office:value-type="string" table:style-name="ce3">
            <text:p>LYSANEAS SANTOS MACI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26.7199999999998" table:style-name="ce4">
            <text:p><text:s/>2.226,7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1340" table:style-name="ce3">
            <text:p>91340</text:p>
          </table:table-cell>
          <table:table-cell office:value-type="string" table:style-name="ce3">
            <text:p>MANOEL CIRILO RODRIGU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89.38" table:style-name="ce4">
            <text:p><text:s/>2.189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95881" table:style-name="ce3">
            <text:p>395881</text:p>
          </table:table-cell>
          <table:table-cell office:value-type="string" table:style-name="ce3">
            <text:p>MANOEL JOSE BER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930.68" table:style-name="ce4">
            <text:p><text:s/>2.930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53" table:style-name="ce3">
            <text:p>2753</text:p>
          </table:table-cell>
          <table:table-cell office:value-type="string" table:style-name="ce3">
            <text:p>MANOEL MALDONADO GONZAG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UP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572.89" table:style-name="ce4">
            <text:p><text:s/>2.572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32" table:style-name="ce3">
            <text:p>2232</text:p>
          </table:table-cell>
          <table:table-cell office:value-type="string" table:style-name="ce3">
            <text:p>MANOEL SERGIO DA ROCHA MONT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800" table:style-name="ce4">
            <text:p><text:s/>800,00<text:s/></text:p>
          </table:table-cell>
          <table:table-cell office:value-type="float" office:value="3053.18" table:style-name="ce4">
            <text:p><text:s/>3.053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92" table:style-name="ce3">
            <text:p>2592</text:p>
          </table:table-cell>
          <table:table-cell office:value-type="string" table:style-name="ce3">
            <text:p>MANOEL TORRALBO GIMENEZ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12.49" table:style-name="ce4">
            <text:p><text:s/>1.71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90" table:style-name="ce3">
            <text:p>5690</text:p>
          </table:table-cell>
          <table:table-cell office:value-type="string" table:style-name="ce3">
            <text:p>MANOELLA GU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91" table:style-name="ce3">
            <text:p>5691</text:p>
          </table:table-cell>
          <table:table-cell office:value-type="string" table:style-name="ce3">
            <text:p>MANUELA SCHREIBER SILVA E SOU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475.71" table:style-name="ce4">
            <text:p><text:s/>1.475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007" table:style-name="ce3">
            <text:p>5007</text:p>
          </table:table-cell>
          <table:table-cell office:value-type="string" table:style-name="ce3">
            <text:p>MARCEL DEL BIANCO CESTA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44.88" table:style-name="ce4">
            <text:p><text:s/>2.144,88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50" table:style-name="ce3">
            <text:p>1650</text:p>
          </table:table-cell>
          <table:table-cell office:value-type="string" table:style-name="ce3">
            <text:p>MARCEL ZANIN BOMBARD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92" table:style-name="ce3">
            <text:p>5692</text:p>
          </table:table-cell>
          <table:table-cell office:value-type="string" table:style-name="ce3">
            <text:p>MARCELA AGOSTINHO GOMES ILH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CHOEIRA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760" table:style-name="ce4">
            <text:p><text:s/>2.7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16" table:style-name="ce3">
            <text:p>7516</text:p>
          </table:table-cell>
          <table:table-cell office:value-type="string" table:style-name="ce3">
            <text:p>MARCELA FIGUEIREDO BECHARA FER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AIRIPO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71" table:style-name="ce3">
            <text:p>2571</text:p>
          </table:table-cell>
          <table:table-cell office:value-type="string" table:style-name="ce3">
            <text:p>MARCELA SCANAVINI BIANCH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2482.1799999999998" table:style-name="ce4">
            <text:p><text:s/>2.482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47544" table:style-name="ce3">
            <text:p>547544</text:p>
          </table:table-cell>
          <table:table-cell office:value-type="string" table:style-name="ce3">
            <text:p>MARCELLO DE SALLES PENTE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96" table:style-name="ce3">
            <text:p>3396</text:p>
          </table:table-cell>
          <table:table-cell office:value-type="string" table:style-name="ce3">
            <text:p>MARCELO ALEXANDRE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64.38" table:style-name="ce4">
            <text:p><text:s/>1.664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36" table:style-name="ce3">
            <text:p>6536</text:p>
          </table:table-cell>
          <table:table-cell office:value-type="string" table:style-name="ce3">
            <text:p>MARCELO ANTONIO FRANCISCHETTE DA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ERNANDO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470.49" table:style-name="ce4">
            <text:p><text:s/>470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4.8" table:style-name="ce4">
            <text:p><text:s/>5.614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1280" table:style-name="ce3">
            <text:p>701280</text:p>
          </table:table-cell>
          <table:table-cell office:value-type="string" table:style-name="ce3">
            <text:p>MARCELO BATLOUNI MENDRO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988" table:style-name="ce3">
            <text:p>2988</text:p>
          </table:table-cell>
          <table:table-cell office:value-type="string" table:style-name="ce3">
            <text:p>MARCELO BIAZZ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495.7199999999998" table:style-name="ce4">
            <text:p><text:s/>2.495,7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37" table:style-name="ce3">
            <text:p>6537</text:p>
          </table:table-cell>
          <table:table-cell office:value-type="string" table:style-name="ce3">
            <text:p>MARCELO BRANDAO FONTAN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UP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898.9" table:style-name="ce4">
            <text:p><text:s/>898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5" table:style-name="ce3">
            <text:p>745</text:p>
          </table:table-cell>
          <table:table-cell office:value-type="string" table:style-name="ce3">
            <text:p>MARCELO BUFFULIN MIZU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14.33" table:style-name="ce4">
            <text:p><text:s/>2.114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68" table:style-name="ce3">
            <text:p>2568</text:p>
          </table:table-cell>
          <table:table-cell office:value-type="string" table:style-name="ce3">
            <text:p>MARCELO CRES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15.15" table:style-name="ce4">
            <text:p><text:s/>2.815,1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17" table:style-name="ce3">
            <text:p>7517</text:p>
          </table:table-cell>
          <table:table-cell office:value-type="string" table:style-name="ce3">
            <text:p>MARCELO DA SILVA MARTINS PINTO GONCALV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RTUR NOGU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81.8900000000003" table:style-name="ce4">
            <text:p><text:s/>2.381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41" table:style-name="ce3">
            <text:p>1041</text:p>
          </table:table-cell>
          <table:table-cell office:value-type="string" table:style-name="ce3">
            <text:p>MARCELO DAWALIB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501.17" table:style-name="ce4">
            <text:p><text:s/>2.501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98" table:style-name="ce3">
            <text:p>4498</text:p>
          </table:table-cell>
          <table:table-cell office:value-type="string" table:style-name="ce3">
            <text:p>MARCELO DE MENDONCA NE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HORTOLAND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21.82" table:style-name="ce4">
            <text:p><text:s/>1.121,82<text:s/></text:p>
          </table:table-cell>
          <table:table-cell office:value-type="float" office:value="12117.380000000001" table:style-name="ce4">
            <text:p><text:s/>12.117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99" table:style-name="ce3">
            <text:p>4499</text:p>
          </table:table-cell>
          <table:table-cell office:value-type="string" table:style-name="ce3">
            <text:p>MARCELO DI GIACOMO ARAUJ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NDAI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997.33" table:style-name="ce4">
            <text:p><text:s/>2.997,33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39" table:style-name="ce3">
            <text:p>2239</text:p>
          </table:table-cell>
          <table:table-cell office:value-type="string" table:style-name="ce3">
            <text:p>MARCELO DUARTE DANELUZZ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87945" table:style-name="ce3">
            <text:p>387945</text:p>
          </table:table-cell>
          <table:table-cell office:value-type="string" table:style-name="ce3">
            <text:p>MARCELO FERREIRA DE SOUZA NET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240" table:style-name="ce4">
            <text:p><text:s/>240,00<text:s/></text:p>
          </table:table-cell>
          <table:table-cell office:value-type="float" office:value="1913.26" table:style-name="ce4">
            <text:p><text:s/>1.913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38" table:style-name="ce3">
            <text:p>6538</text:p>
          </table:table-cell>
          <table:table-cell office:value-type="string" table:style-name="ce3">
            <text:p>MARCELO FRATANGELO GHILARD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ZAN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68.3699999999999" table:style-name="ce4">
            <text:p><text:s/>1.068,37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14" table:style-name="ce3">
            <text:p>3214</text:p>
          </table:table-cell>
          <table:table-cell office:value-type="string" table:style-name="ce3">
            <text:p>MARCELO FREIRE GARCI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NDIDO MO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23.97" table:style-name="ce4">
            <text:p><text:s/>1.123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989" table:style-name="ce3">
            <text:p>2989</text:p>
          </table:table-cell>
          <table:table-cell office:value-type="string" table:style-name="ce3">
            <text:p>MARCELO GONCALVES SALIB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CRUZ DO RIO PARD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6" table:style-name="ce3">
            <text:p>746</text:p>
          </table:table-cell>
          <table:table-cell office:value-type="string" table:style-name="ce3">
            <text:p>MARCELO LUIZ BARO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85" table:style-name="ce3">
            <text:p>11385</text:p>
          </table:table-cell>
          <table:table-cell office:value-type="string" table:style-name="ce3">
            <text:p>MARCELO OLIVEIRA DOS SANTOS NEVES DE SOUZ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88.4" table:style-name="ce4">
            <text:p><text:s/>2.888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64" table:style-name="ce3">
            <text:p>2064</text:p>
          </table:table-cell>
          <table:table-cell office:value-type="string" table:style-name="ce3">
            <text:p>MARCELO ORLANDO ME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50" table:style-name="ce3">
            <text:p>8550</text:p>
          </table:table-cell>
          <table:table-cell office:value-type="string" table:style-name="ce3">
            <text:p>MARCELO OTAVIO CAMARGO RAM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BIU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38" table:style-name="ce3">
            <text:p>2238</text:p>
          </table:table-cell>
          <table:table-cell office:value-type="string" table:style-name="ce3">
            <text:p>MARCELO OTAVIO MEDIC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70" table:style-name="ce3">
            <text:p>1670</text:p>
          </table:table-cell>
          <table:table-cell office:value-type="string" table:style-name="ce3">
            <text:p>MARCELO PEREZ LOCATE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19.5700000000002" table:style-name="ce4">
            <text:p><text:s/>2.119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42" table:style-name="ce3">
            <text:p>1042</text:p>
          </table:table-cell>
          <table:table-cell office:value-type="string" table:style-name="ce3">
            <text:p>MARCELO ROVER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677.65" table:style-name="ce4">
            <text:p><text:s/>677,65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7662.2" table:style-name="ce4">
            <text:p><text:s/>7.662,2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00" table:style-name="ce3">
            <text:p>4500</text:p>
          </table:table-cell>
          <table:table-cell office:value-type="string" table:style-name="ce3">
            <text:p>MARCELO SANCHEZ LORENZ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801.61" table:style-name="ce4">
            <text:p><text:s/>801,6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54" table:style-name="ce3">
            <text:p>2754</text:p>
          </table:table-cell>
          <table:table-cell office:value-type="string" table:style-name="ce3">
            <text:p>MARCELO SCIORI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32.86" table:style-name="ce4">
            <text:p><text:s/>3.332,86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65" table:style-name="ce3">
            <text:p>2065</text:p>
          </table:table-cell>
          <table:table-cell office:value-type="string" table:style-name="ce3">
            <text:p>MARCELO SIGARI MORISCOT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22.0400000000004" table:style-name="ce4">
            <text:p><text:s/>2.322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008" table:style-name="ce3">
            <text:p>5008</text:p>
          </table:table-cell>
          <table:table-cell office:value-type="string" table:style-name="ce3">
            <text:p>MARCELO SILVA CASSO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OT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15" table:style-name="ce3">
            <text:p>3215</text:p>
          </table:table-cell>
          <table:table-cell office:value-type="string" table:style-name="ce3">
            <text:p>MARCELO SORRENTINO N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ARACATUBA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2115.5500000000002" table:style-name="ce4">
            <text:p><text:s/>2.115,5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72" table:style-name="ce3">
            <text:p>3372</text:p>
          </table:table-cell>
          <table:table-cell office:value-type="string" table:style-name="ce3">
            <text:p>MARCELO SPERANDIO FELIP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CO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928.22" table:style-name="ce4">
            <text:p><text:s/>1.928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990" table:style-name="ce3">
            <text:p>2990</text:p>
          </table:table-cell>
          <table:table-cell office:value-type="string" table:style-name="ce3">
            <text:p>MARCELO VIEIRA DE ME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72" table:style-name="ce3">
            <text:p>2272</text:p>
          </table:table-cell>
          <table:table-cell office:value-type="string" table:style-name="ce3">
            <text:p>MARCIA CAMARGO FREDERICO FERRAZ DE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NOSSA SENHORA DO 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69595" table:style-name="ce3">
            <text:p>969595</text:p>
          </table:table-cell>
          <table:table-cell office:value-type="string" table:style-name="ce3">
            <text:p>MARCIA DE HOLANDA MONTENEGR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758.29" table:style-name="ce4">
            <text:p><text:s/>2.758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91" table:style-name="ce3">
            <text:p>2591</text:p>
          </table:table-cell>
          <table:table-cell office:value-type="string" table:style-name="ce3">
            <text:p>MARCIA LEGUTH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556.5" table:style-name="ce4">
            <text:p><text:s/>556,5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31" table:style-name="ce3">
            <text:p>2231</text:p>
          </table:table-cell>
          <table:table-cell office:value-type="string" table:style-name="ce3">
            <text:p>MARCIA LEITE MAC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061.45" table:style-name="ce4">
            <text:p><text:s/>3.061,4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51" table:style-name="ce3">
            <text:p>1651</text:p>
          </table:table-cell>
          <table:table-cell office:value-type="string" table:style-name="ce3">
            <text:p>MARCIA LOURENCO MONASS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642.15" table:style-name="ce4">
            <text:p><text:s/>2.642,1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22" table:style-name="ce3">
            <text:p>7322</text:p>
          </table:table-cell>
          <table:table-cell office:value-type="string" table:style-name="ce3">
            <text:p>MARCIA OTSUKA MORISHI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QUAQUECE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48.2199999999998" table:style-name="ce4">
            <text:p><text:s/>2.248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29293" table:style-name="ce3">
            <text:p>629293</text:p>
          </table:table-cell>
          <table:table-cell office:value-type="string" table:style-name="ce3">
            <text:p>MARCILIO GRECC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93" table:style-name="ce3">
            <text:p>3793</text:p>
          </table:table-cell>
          <table:table-cell office:value-type="string" table:style-name="ce3">
            <text:p>MARCIO AUGUSTO FRIGGI DE CARVA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2A.PROMOTORIA DE JUSTICA DO JURI DA CAPITAL(JABAQUARA)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41.57" table:style-name="ce4">
            <text:p><text:s/>1.141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39" table:style-name="ce3">
            <text:p>6539</text:p>
          </table:table-cell>
          <table:table-cell office:value-type="string" table:style-name="ce3">
            <text:p>MARCIO CLOVIS BOSIO GUIMARA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AP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267.25" table:style-name="ce4">
            <text:p><text:s/>4.267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70" table:style-name="ce3">
            <text:p>3370</text:p>
          </table:table-cell>
          <table:table-cell office:value-type="string" table:style-name="ce3">
            <text:p>MARCIO FRANCISCO ESCUDEIRO LE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7503" table:style-name="ce3">
            <text:p>137503</text:p>
          </table:table-cell>
          <table:table-cell office:value-type="string" table:style-name="ce3">
            <text:p>MARCIO JOSE ASSIS CEZA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28.59" table:style-name="ce4">
            <text:p><text:s/>2.328,5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6045" table:style-name="ce3">
            <text:p>836045</text:p>
          </table:table-cell>
          <table:table-cell office:value-type="string" table:style-name="ce3">
            <text:p>MARCIO KUHNE PRAD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17.26" table:style-name="ce4">
            <text:p><text:s/>1.717,26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01" table:style-name="ce3">
            <text:p>4501</text:p>
          </table:table-cell>
          <table:table-cell office:value-type="string" table:style-name="ce3">
            <text:p>MARCIO ROGERIO FRACASS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420.27" table:style-name="ce4">
            <text:p><text:s/>2.420,27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2660" table:style-name="ce3">
            <text:p>62660</text:p>
          </table:table-cell>
          <table:table-cell office:value-type="string" table:style-name="ce3">
            <text:p>MARCIO SERGIO CHRISTIN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17" table:style-name="ce3">
            <text:p>3317</text:p>
          </table:table-cell>
          <table:table-cell office:value-type="string" table:style-name="ce3">
            <text:p>MARCIO TAKESHI NAKA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986.17" table:style-name="ce4">
            <text:p><text:s/>2.986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02" table:style-name="ce3">
            <text:p>4502</text:p>
          </table:table-cell>
          <table:table-cell office:value-type="string" table:style-name="ce3">
            <text:p>MARCO ANTONIO DE MORAES BARR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09.8399999999999" table:style-name="ce4">
            <text:p><text:s/>1.109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88" table:style-name="ce3">
            <text:p>4088</text:p>
          </table:table-cell>
          <table:table-cell office:value-type="string" table:style-name="ce3">
            <text:p>MARCO ANTONIO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199999999993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02494" table:style-name="ce3">
            <text:p>502494</text:p>
          </table:table-cell>
          <table:table-cell office:value-type="string" table:style-name="ce3">
            <text:p>MARCO ANTONIO FAUST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TATUAP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9293" table:style-name="ce3">
            <text:p>119293</text:p>
          </table:table-cell>
          <table:table-cell office:value-type="string" table:style-name="ce3">
            <text:p>MARCO ANTONIO FERREIRA LIM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2804.43" table:style-name="ce4">
            <text:p><text:s/>2.804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47283" table:style-name="ce3">
            <text:p>547283</text:p>
          </table:table-cell>
          <table:table-cell office:value-type="string" table:style-name="ce3">
            <text:p>MARCO ANTONIO GESUALDI XAVIER DE FREITA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RAR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51427" table:style-name="ce3">
            <text:p>551427</text:p>
          </table:table-cell>
          <table:table-cell office:value-type="string" table:style-name="ce3">
            <text:p>MARCO ANTONIO MARCONDES PE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2458.84" table:style-name="ce4">
            <text:p><text:s/>2.458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11" table:style-name="ce3">
            <text:p>11311</text:p>
          </table:table-cell>
          <table:table-cell office:value-type="string" table:style-name="ce3">
            <text:p>MARCO ANTONIO MARTINS FONTES CUSTODI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JUNDI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673.27" table:style-name="ce4">
            <text:p><text:s/>673,2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422.2000000000007" table:style-name="ce4">
            <text:p><text:s/>8.422,2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5583" table:style-name="ce3">
            <text:p>405583</text:p>
          </table:table-cell>
          <table:table-cell office:value-type="string" table:style-name="ce3">
            <text:p>MARCO ANTONIO ROCHA CAVALCAN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6737.82" table:style-name="ce4">
            <text:p><text:s/>6.737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43551" table:style-name="ce3">
            <text:p>343551</text:p>
          </table:table-cell>
          <table:table-cell office:value-type="string" table:style-name="ce3">
            <text:p>MARCO ANTONIO ZANELLA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63" table:style-name="ce3">
            <text:p>7363</text:p>
          </table:table-cell>
          <table:table-cell office:value-type="string" table:style-name="ce3">
            <text:p>MARCO AURELIO BERNARDE DE ALMEID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51" table:style-name="ce3">
            <text:p>2251</text:p>
          </table:table-cell>
          <table:table-cell office:value-type="string" table:style-name="ce3">
            <text:p>MARCOS AKIRA MIZUSA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568.5499999999997" table:style-name="ce4">
            <text:p><text:s/>2.568,55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991" table:style-name="ce3">
            <text:p>2991</text:p>
          </table:table-cell>
          <table:table-cell office:value-type="string" table:style-name="ce3">
            <text:p>MARCOS ALBERTO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5507" table:style-name="ce3">
            <text:p>495507</text:p>
          </table:table-cell>
          <table:table-cell office:value-type="string" table:style-name="ce3">
            <text:p>MARCOS ANTONIO LELIS MO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24.64" table:style-name="ce4">
            <text:p><text:s/>2.124,6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8029" table:style-name="ce3">
            <text:p>208029</text:p>
          </table:table-cell>
          <table:table-cell office:value-type="string" table:style-name="ce3">
            <text:p>MARCOS ANTONIO LIBRELO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5975.62" table:style-name="ce4">
            <text:p><text:s/>5.975,6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44" table:style-name="ce3">
            <text:p>2244</text:p>
          </table:table-cell>
          <table:table-cell office:value-type="string" table:style-name="ce3">
            <text:p>MARCOS BENT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13.3" table:style-name="ce4">
            <text:p><text:s/>1.713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83" table:style-name="ce3">
            <text:p>1383</text:p>
          </table:table-cell>
          <table:table-cell office:value-type="string" table:style-name="ce3">
            <text:p>MARCOS DA SILVA BRAND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571" table:style-name="ce4">
            <text:p><text:s/>2.571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15" table:style-name="ce3">
            <text:p>3315</text:p>
          </table:table-cell>
          <table:table-cell office:value-type="string" table:style-name="ce3">
            <text:p>MARCOS DE MA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INFANCIA E DA JUVENTUDE COMARC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13.03" table:style-name="ce4">
            <text:p><text:s/>1.513,03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2684" table:style-name="ce3">
            <text:p>62684</text:p>
          </table:table-cell>
          <table:table-cell office:value-type="string" table:style-name="ce3">
            <text:p>MARCOS FABIO DE CAMPOS PINH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644.1099999999997" table:style-name="ce4">
            <text:p><text:s/>3.644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3743" table:style-name="ce3">
            <text:p>833743</text:p>
          </table:table-cell>
          <table:table-cell office:value-type="string" table:style-name="ce3">
            <text:p>MARCOS GRELLA VI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0" table:style-name="ce4">
            <text:p><text:s/>80,00<text:s/></text:p>
          </table:table-cell>
          <table:table-cell office:value-type="float" office:value="6737.82" table:style-name="ce4">
            <text:p><text:s/>6.737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21265" table:style-name="ce3">
            <text:p>521265</text:p>
          </table:table-cell>
          <table:table-cell office:value-type="string" table:style-name="ce3">
            <text:p>MARCOS HIDEKI IHA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3831.1" table:style-name="ce4">
            <text:p><text:s/>3.831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43" table:style-name="ce3">
            <text:p>1043</text:p>
          </table:table-cell>
          <table:table-cell office:value-type="string" table:style-name="ce3">
            <text:p>MARCOS JOSE DE FREITAS CORV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OTUCAT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829.38" table:style-name="ce4">
            <text:p><text:s/>1.829,38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4207" table:style-name="ce3">
            <text:p>704207</text:p>
          </table:table-cell>
          <table:table-cell office:value-type="string" table:style-name="ce3">
            <text:p>MARCOS LUCIO BARR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9196" table:style-name="ce3">
            <text:p>659196</text:p>
          </table:table-cell>
          <table:table-cell office:value-type="string" table:style-name="ce3">
            <text:p>MARCOS MENDES LY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16" table:style-name="ce3">
            <text:p>3216</text:p>
          </table:table-cell>
          <table:table-cell office:value-type="string" table:style-name="ce3">
            <text:p>MARCOS NERI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642.15" table:style-name="ce4">
            <text:p><text:s/>2.642,15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34795" table:style-name="ce3">
            <text:p>634795</text:p>
          </table:table-cell>
          <table:table-cell office:value-type="string" table:style-name="ce3">
            <text:p>MARCOS ROBERTO FUNA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70.01" table:style-name="ce4">
            <text:p><text:s/>1.070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84" table:style-name="ce3">
            <text:p>1684</text:p>
          </table:table-cell>
          <table:table-cell office:value-type="string" table:style-name="ce3">
            <text:p>MARCOS STEF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929" table:style-name="ce4">
            <text:p><text:s/>2.929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27" table:style-name="ce3">
            <text:p>3327</text:p>
          </table:table-cell>
          <table:table-cell office:value-type="string" table:style-name="ce3">
            <text:p>MARCOS TADEU RIO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85.54" table:style-name="ce4">
            <text:p><text:s/>1.085,54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89" table:style-name="ce3">
            <text:p>4089</text:p>
          </table:table-cell>
          <table:table-cell office:value-type="string" table:style-name="ce3">
            <text:p>MARCOS VIEIRA GODO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VA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406.92" table:style-name="ce4">
            <text:p><text:s/>3.406,92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94" table:style-name="ce3">
            <text:p>3794</text:p>
          </table:table-cell>
          <table:table-cell office:value-type="string" table:style-name="ce3">
            <text:p>MARCUS PATRICK DE OLIVEIRA MANFR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11.19" table:style-name="ce4">
            <text:p><text:s/>1.511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3809" table:style-name="ce3">
            <text:p>833809</text:p>
          </table:table-cell>
          <table:table-cell office:value-type="string" table:style-name="ce3">
            <text:p>MARCUS TULIO ALVES NICOL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893.09" table:style-name="ce4">
            <text:p><text:s/>893,09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61" table:style-name="ce3">
            <text:p>2261</text:p>
          </table:table-cell>
          <table:table-cell office:value-type="string" table:style-name="ce3">
            <text:p>MARCUS VINICIUS MONTEIRO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6737.82" table:style-name="ce4">
            <text:p><text:s/>6.737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52" table:style-name="ce3">
            <text:p>3052</text:p>
          </table:table-cell>
          <table:table-cell office:value-type="string" table:style-name="ce3">
            <text:p>MARCUS VINICIUS SEAB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VOTUPORA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00" table:style-name="ce3">
            <text:p>2200</text:p>
          </table:table-cell>
          <table:table-cell office:value-type="string" table:style-name="ce3">
            <text:p>MARGARETE CRISTINA MARQUES RAM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23" table:style-name="ce3">
            <text:p>2223</text:p>
          </table:table-cell>
          <table:table-cell office:value-type="string" table:style-name="ce3">
            <text:p>MARGARETH FERRAZ FRAN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98.2399999999998" table:style-name="ce4">
            <text:p><text:s/>2.398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47" table:style-name="ce3">
            <text:p>747</text:p>
          </table:table-cell>
          <table:table-cell office:value-type="string" table:style-name="ce3">
            <text:p>MARIA ALZIRA DE ALMEIDA ALVARENG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5847" table:style-name="ce3">
            <text:p>115847</text:p>
          </table:table-cell>
          <table:table-cell office:value-type="string" table:style-name="ce3">
            <text:p>MARIA APARECIDA BERTI CUNH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45798" table:style-name="ce3">
            <text:p>545798</text:p>
          </table:table-cell>
          <table:table-cell office:value-type="string" table:style-name="ce3">
            <text:p>MARIA APARECIDA MELO DOS SANT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40" table:style-name="ce3">
            <text:p>6540</text:p>
          </table:table-cell>
          <table:table-cell office:value-type="string" table:style-name="ce3">
            <text:p>MARIA BEATRIZ GOI PORTO 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PECERICA DA SER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708.97" table:style-name="ce4">
            <text:p><text:s/>2.708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15" table:style-name="ce3">
            <text:p>7315</text:p>
          </table:table-cell>
          <table:table-cell office:value-type="string" table:style-name="ce3">
            <text:p>MARIA CAROLINA DA ROCHA MEDR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TABOAO DA SER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34.3599999999999" table:style-name="ce4">
            <text:p><text:s/>1.234,3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009" table:style-name="ce3">
            <text:p>5009</text:p>
          </table:table-cell>
          <table:table-cell office:value-type="string" table:style-name="ce3">
            <text:p>MARIA CAROLINA DE ALMEIDA ANTONACC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NOSSA SENHORA DO O</text:p>
          </table:table-cell>
          <table:table-cell office:value-type="float" office:value="720" table:style-name="ce4">
            <text:p><text:s/>72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5546" table:style-name="ce3">
            <text:p>405546</text:p>
          </table:table-cell>
          <table:table-cell office:value-type="string" table:style-name="ce3">
            <text:p>MARIA CAROLINA HELOISA DE CASTRO ANDRADE 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19" table:style-name="ce3">
            <text:p>7519</text:p>
          </table:table-cell>
          <table:table-cell office:value-type="string" table:style-name="ce3">
            <text:p>MARIA CECILIA ALFIERI NACL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43.99" table:style-name="ce4">
            <text:p><text:s/>1.643,99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992" table:style-name="ce3">
            <text:p>2992</text:p>
          </table:table-cell>
          <table:table-cell office:value-type="string" table:style-name="ce3">
            <text:p>MARIA CLAUDIA ANDREATTA HIRT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9646.9" table:style-name="ce4">
            <text:p><text:s/>9.646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41" table:style-name="ce3">
            <text:p>6541</text:p>
          </table:table-cell>
          <table:table-cell office:value-type="string" table:style-name="ce3">
            <text:p>MARIA CLAUDIA CRUZ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970.01" table:style-name="ce4">
            <text:p><text:s/>1.970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89" table:style-name="ce3">
            <text:p>3389</text:p>
          </table:table-cell>
          <table:table-cell office:value-type="string" table:style-name="ce3">
            <text:p>MARIA CRISTIANA LENOTTI N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ARACATUBA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1141.57" table:style-name="ce4">
            <text:p><text:s/>1.141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47495" table:style-name="ce3">
            <text:p>247495</text:p>
          </table:table-cell>
          <table:table-cell office:value-type="string" table:style-name="ce3">
            <text:p>MARIA CRISTINA BARREIRA DE OLI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0686" table:style-name="ce3">
            <text:p>490686</text:p>
          </table:table-cell>
          <table:table-cell office:value-type="string" table:style-name="ce3">
            <text:p>MARIA CRISTINA DE B LOUSADA GARRETA PRATS DI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03" table:style-name="ce3">
            <text:p>4503</text:p>
          </table:table-cell>
          <table:table-cell office:value-type="string" table:style-name="ce3">
            <text:p>MARIA CRISTINA GERALDES FOCHI REI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OLIMPIA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855.69" table:style-name="ce4">
            <text:p><text:s/>855,69<text:s/></text:p>
          </table:table-cell>
          <table:table-cell office:value-type="float" office:value="224.57" table:style-name="ce4">
            <text:p><text:s/>224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4310" table:style-name="ce3">
            <text:p>494310</text:p>
          </table:table-cell>
          <table:table-cell office:value-type="string" table:style-name="ce3">
            <text:p>MARIA CRISTINA PERA JOAO MOREIRA VIEG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3305" table:style-name="ce3">
            <text:p>63305</text:p>
          </table:table-cell>
          <table:table-cell office:value-type="string" table:style-name="ce3">
            <text:p>MARIA DA GLORIA VILLACA BORIN GAVIAO DE ALMEID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0790" table:style-name="ce3">
            <text:p>130790</text:p>
          </table:table-cell>
          <table:table-cell office:value-type="string" table:style-name="ce3">
            <text:p>MARIA DE FATIMA RODRIGUES PEREIRA LEON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39" table:style-name="ce3">
            <text:p>239</text:p>
          </table:table-cell>
          <table:table-cell office:value-type="string" table:style-name="ce3">
            <text:p>MARIA DO CARMO GALVAO DE BARROS TOSCA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15490" table:style-name="ce3">
            <text:p>215490</text:p>
          </table:table-cell>
          <table:table-cell office:value-type="string" table:style-name="ce3">
            <text:p>MARIA DO CARMO PONCHON DA SILVA PURCI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66.14" table:style-name="ce4">
            <text:p><text:s/>2.366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5181" table:style-name="ce3">
            <text:p>205181</text:p>
          </table:table-cell>
          <table:table-cell office:value-type="string" table:style-name="ce3">
            <text:p>MARIA EUGENIA VIEIRA DE MORA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IVEL DO FORO REGIONAL DE PINHEIR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108.97" table:style-name="ce4">
            <text:p><text:s/>3.108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98472" table:style-name="ce3">
            <text:p>698472</text:p>
          </table:table-cell>
          <table:table-cell office:value-type="string" table:style-name="ce3">
            <text:p>MARIA FATIMA VAQUERO RAMALHO LEYSE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1322.91" table:style-name="ce4">
            <text:p><text:s/>1.322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01" table:style-name="ce3">
            <text:p>7301</text:p>
          </table:table-cell>
          <table:table-cell office:value-type="string" table:style-name="ce3">
            <text:p>MARIA FERNANDA BALSALOBRE PIN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17" table:style-name="ce3">
            <text:p>3217</text:p>
          </table:table-cell>
          <table:table-cell office:value-type="string" table:style-name="ce3">
            <text:p>MARIA FERNANDA DE CASTRO MARQUES MA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42" table:style-name="ce3">
            <text:p>6542</text:p>
          </table:table-cell>
          <table:table-cell office:value-type="string" table:style-name="ce3">
            <text:p>MARIA FERNANDA DE LIMA ESTE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416.46" table:style-name="ce4">
            <text:p><text:s/>2.416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90" table:style-name="ce3">
            <text:p>4090</text:p>
          </table:table-cell>
          <table:table-cell office:value-type="string" table:style-name="ce3">
            <text:p>MARIA FERNANDA PAPA NITR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89" table:style-name="ce3">
            <text:p>2589</text:p>
          </table:table-cell>
          <table:table-cell office:value-type="string" table:style-name="ce3">
            <text:p>MARIA GABRIELA AHUALLI STEINBERG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6.7" table:style-name="ce4">
            <text:p><text:s/>3.206,7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95" table:style-name="ce3">
            <text:p>3795</text:p>
          </table:table-cell>
          <table:table-cell office:value-type="string" table:style-name="ce3">
            <text:p>MARIA GABRIELA PRADO MANSSU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07.97" table:style-name="ce4">
            <text:p><text:s/>1.607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88" table:style-name="ce3">
            <text:p>2588</text:p>
          </table:table-cell>
          <table:table-cell office:value-type="string" table:style-name="ce3">
            <text:p>MARIA GORETE PIMENTEL MARQ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20" table:style-name="ce3">
            <text:p>7520</text:p>
          </table:table-cell>
          <table:table-cell office:value-type="string" table:style-name="ce3">
            <text:p>MARIA ISABEL EL MAERRAW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FRANCISCO MORA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737.57" table:style-name="ce4">
            <text:p><text:s/>737,57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403" table:style-name="ce3">
            <text:p>1403</text:p>
          </table:table-cell>
          <table:table-cell office:value-type="string" table:style-name="ce3">
            <text:p>MARIA IZABEL DO AMARAL SAMPAIO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533.4299999999998" table:style-name="ce4">
            <text:p><text:s/>2.533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43" table:style-name="ce3">
            <text:p>6543</text:p>
          </table:table-cell>
          <table:table-cell office:value-type="string" table:style-name="ce3">
            <text:p>MARIA JULIA CAMARA FACCHIN GALAT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ARDINO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25.24" table:style-name="ce4">
            <text:p><text:s/>1.225,24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05" table:style-name="ce3">
            <text:p>4505</text:p>
          </table:table-cell>
          <table:table-cell office:value-type="string" table:style-name="ce3">
            <text:p>MARIA JULIA KAIAL CUR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TABOAO DA SERRA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68" table:style-name="ce3">
            <text:p>2268</text:p>
          </table:table-cell>
          <table:table-cell office:value-type="string" table:style-name="ce3">
            <text:p>MARIA LETICIA ROCHA FERREIRA MENDONCA AMARAL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4826" table:style-name="ce3">
            <text:p>64826</text:p>
          </table:table-cell>
          <table:table-cell office:value-type="string" table:style-name="ce3">
            <text:p>MARIA LUCIA RIB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63" table:style-name="ce3">
            <text:p>2063</text:p>
          </table:table-cell>
          <table:table-cell office:value-type="string" table:style-name="ce3">
            <text:p>MARIA LUIZA MOTOMO MATUSA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31" table:style-name="ce3">
            <text:p>7331</text:p>
          </table:table-cell>
          <table:table-cell office:value-type="string" table:style-name="ce3">
            <text:p>MARIA PAULA MACHADO DE CAMPO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RTUR NOGU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36.7399999999998" table:style-name="ce4">
            <text:p><text:s/>2.136,74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44" table:style-name="ce3">
            <text:p>6544</text:p>
          </table:table-cell>
          <table:table-cell office:value-type="string" table:style-name="ce3">
            <text:p>MARIA PAULA PEREIRA DA ROCH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LTO DE PIRAPO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0.9" table:style-name="ce4">
            <text:p><text:s/>330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38" table:style-name="ce3">
            <text:p>1338</text:p>
          </table:table-cell>
          <table:table-cell office:value-type="string" table:style-name="ce3">
            <text:p>MARIA PIA WOELZ PRAND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46" table:style-name="ce3">
            <text:p>1046</text:p>
          </table:table-cell>
          <table:table-cell office:value-type="string" table:style-name="ce3">
            <text:p>MARIA STELLA CAMARGO MIL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74" table:style-name="ce3">
            <text:p>3374</text:p>
          </table:table-cell>
          <table:table-cell office:value-type="string" table:style-name="ce3">
            <text:p>MARIANA APPARICIO DE FREITAS GUIMA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INFANCIA E DA JUVENTUDE COMARC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05.94" table:style-name="ce4">
            <text:p><text:s/>2.205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51" table:style-name="ce3">
            <text:p>8551</text:p>
          </table:table-cell>
          <table:table-cell office:value-type="string" table:style-name="ce3">
            <text:p>MARIANA BERNARDES ANDRADE E SILV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720" table:style-name="ce4">
            <text:p><text:s/>720,00<text:s/></text:p>
          </table:table-cell>
          <table:table-cell office:value-type="float" office:value="1455.72" table:style-name="ce4">
            <text:p><text:s/>1.455,7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52" table:style-name="ce3">
            <text:p>11352</text:p>
          </table:table-cell>
          <table:table-cell office:value-type="string" table:style-name="ce3">
            <text:p>MARIANA DA FONSECA PICCININ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31.33" table:style-name="ce4">
            <text:p><text:s/>931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53" table:style-name="ce3">
            <text:p>8553</text:p>
          </table:table-cell>
          <table:table-cell office:value-type="string" table:style-name="ce3">
            <text:p>MARIANA DE MELO SARAIVA MARANGON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IRACAT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56" table:style-name="ce3">
            <text:p>2756</text:p>
          </table:table-cell>
          <table:table-cell office:value-type="string" table:style-name="ce3">
            <text:p>MARIANA DE OLIVEIRA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010" table:style-name="ce3">
            <text:p>5010</text:p>
          </table:table-cell>
          <table:table-cell office:value-type="string" table:style-name="ce3">
            <text:p>MARIANA FITTIPALD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15" table:style-name="ce3">
            <text:p>11315</text:p>
          </table:table-cell>
          <table:table-cell office:value-type="string" table:style-name="ce3">
            <text:p>MARIANA MARIS LESS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4.8099999999995" table:style-name="ce4">
            <text:p><text:s/>5.614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69" table:style-name="ce3">
            <text:p>11369</text:p>
          </table:table-cell>
          <table:table-cell office:value-type="string" table:style-name="ce3">
            <text:p>MARIANA PAES BARRETO SCARABEL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JABOTICAB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603.30999999999995" table:style-name="ce4">
            <text:p><text:s/>603,3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52" table:style-name="ce3">
            <text:p>8552</text:p>
          </table:table-cell>
          <table:table-cell office:value-type="string" table:style-name="ce3">
            <text:p>MARIANA PIERAGNOLI VIAN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IEIR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21" table:style-name="ce3">
            <text:p>7521</text:p>
          </table:table-cell>
          <table:table-cell office:value-type="string" table:style-name="ce3">
            <text:p>MARIANA UESHIBA DA CRUZ GOUVEI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CAMPO LIMPO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19.6199999999999" table:style-name="ce4">
            <text:p><text:s/>1.119,6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53" table:style-name="ce3">
            <text:p>3053</text:p>
          </table:table-cell>
          <table:table-cell office:value-type="string" table:style-name="ce3">
            <text:p>MARIANE MONTEIRO SCHMID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U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3275.75" table:style-name="ce4">
            <text:p><text:s/>3.275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5401" table:style-name="ce3">
            <text:p>255401</text:p>
          </table:table-cell>
          <table:table-cell office:value-type="string" table:style-name="ce3">
            <text:p>MARIANGELA DE SOUSA BALDU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5211" table:style-name="ce3">
            <text:p>205211</text:p>
          </table:table-cell>
          <table:table-cell office:value-type="string" table:style-name="ce3">
            <text:p>MARIANI ATCHABAHI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482.1799999999998" table:style-name="ce4">
            <text:p><text:s/>2.482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93" table:style-name="ce3">
            <text:p>5693</text:p>
          </table:table-cell>
          <table:table-cell office:value-type="string" table:style-name="ce3">
            <text:p>MARIANNA MOURA GONC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TABOAO DA SERRA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762.66" table:style-name="ce4">
            <text:p><text:s/>762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78" table:style-name="ce3">
            <text:p>11378</text:p>
          </table:table-cell>
          <table:table-cell office:value-type="string" table:style-name="ce3">
            <text:p>MARIANNY BITTENCOURT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SS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-441.88" table:style-name="ce4">
            <text:p>-441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66" table:style-name="ce3">
            <text:p>2066</text:p>
          </table:table-cell>
          <table:table-cell office:value-type="string" table:style-name="ce3">
            <text:p>MARICELMA RITA MEL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47" table:style-name="ce3">
            <text:p>6547</text:p>
          </table:table-cell>
          <table:table-cell office:value-type="string" table:style-name="ce3">
            <text:p>MARILIA BONONI FRANCISC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AQUARITI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67.56" table:style-name="ce4">
            <text:p><text:s/>967,5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22" table:style-name="ce3">
            <text:p>7522</text:p>
          </table:table-cell>
          <table:table-cell office:value-type="string" table:style-name="ce3">
            <text:p>MARILIA GONCALVES GOMES CANGA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NDRADI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853.26" table:style-name="ce4">
            <text:p><text:s/>853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48" table:style-name="ce3">
            <text:p>6548</text:p>
          </table:table-cell>
          <table:table-cell office:value-type="string" table:style-name="ce3">
            <text:p>MARILIA MOLINA SCHLITTL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013.97" table:style-name="ce4">
            <text:p><text:s/>2.013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1011" table:style-name="ce3">
            <text:p>61011</text:p>
          </table:table-cell>
          <table:table-cell office:value-type="string" table:style-name="ce3">
            <text:p>MARILU DE FATIMA SCARATI DE CASTRO ABREU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A LAP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75" table:style-name="ce3">
            <text:p>1675</text:p>
          </table:table-cell>
          <table:table-cell office:value-type="string" table:style-name="ce3">
            <text:p>MARILUCE PARDI GARBELOT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50" table:style-name="ce3">
            <text:p>6550</text:p>
          </table:table-cell>
          <table:table-cell office:value-type="string" table:style-name="ce3">
            <text:p>MARINA DE AZEVEDO BRITO LIPPI PEDERSO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PEV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112.28" table:style-name="ce4">
            <text:p><text:s/>3.112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23" table:style-name="ce3">
            <text:p>7523</text:p>
          </table:table-cell>
          <table:table-cell office:value-type="string" table:style-name="ce3">
            <text:p>MARINA FRANCA FARIA PESTAN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2.29" table:style-name="ce4">
            <text:p><text:s/>3.202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759" table:style-name="ce3">
            <text:p>49759</text:p>
          </table:table-cell>
          <table:table-cell office:value-type="string" table:style-name="ce3">
            <text:p>MARIO ANTONIO DE CAMPOS TEBET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4527.5200000000004" table:style-name="ce4">
            <text:p><text:s/>4.527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47" table:style-name="ce3">
            <text:p>1047</text:p>
          </table:table-cell>
          <table:table-cell office:value-type="string" table:style-name="ce3">
            <text:p>MARIO AUGUSTO BRUNO NE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395.28999999999996" table:style-name="ce4">
            <text:p><text:s/>395,29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41922" table:style-name="ce3">
            <text:p>841922</text:p>
          </table:table-cell>
          <table:table-cell office:value-type="string" table:style-name="ce3">
            <text:p>MARIO AUGUSTO VICENTE MALAQUI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7092.44" table:style-name="ce4">
            <text:p><text:s/>7.092,4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3566" table:style-name="ce3">
            <text:p>203566</text:p>
          </table:table-cell>
          <table:table-cell office:value-type="string" table:style-name="ce3">
            <text:p>MARIO COIMB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1.04" table:style-name="ce4">
            <text:p><text:s/>3.201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80" table:style-name="ce3">
            <text:p>1680</text:p>
          </table:table-cell>
          <table:table-cell office:value-type="string" table:style-name="ce3">
            <text:p>MARIO CORREA MOLI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82.99" table:style-name="ce4">
            <text:p><text:s/>2.882,9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9559" table:style-name="ce3">
            <text:p>119559</text:p>
          </table:table-cell>
          <table:table-cell office:value-type="string" table:style-name="ce3">
            <text:p>MARIO DE MAGALHAES PAPATERRA LIMONG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96" table:style-name="ce3">
            <text:p>1396</text:p>
          </table:table-cell>
          <table:table-cell office:value-type="string" table:style-name="ce3">
            <text:p>MARIO FERNANDO PARIZ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03.53" table:style-name="ce4">
            <text:p><text:s/>903,53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67" table:style-name="ce3">
            <text:p>2067</text:p>
          </table:table-cell>
          <table:table-cell office:value-type="string" table:style-name="ce3">
            <text:p>MARIO JOSE CORREA DE PAUL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400" table:style-name="ce4">
            <text:p><text:s/>400,00<text:s/></text:p>
          </table:table-cell>
          <table:table-cell office:value-type="float" office:value="2473.65" table:style-name="ce4">
            <text:p><text:s/>2.473,6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45841" table:style-name="ce3">
            <text:p>545841</text:p>
          </table:table-cell>
          <table:table-cell office:value-type="string" table:style-name="ce3">
            <text:p>MARIO LUIZ SARRUBBO</text:p>
          </table:table-cell>
          <table:table-cell office:value-type="string" table:style-name="ce3">
            <text:p>PROCURADOR GERAL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65383" table:style-name="ce3">
            <text:p>365383</text:p>
          </table:table-cell>
          <table:table-cell office:value-type="string" table:style-name="ce3">
            <text:p>MARIO SERGIO SOBRIN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72" table:style-name="ce3">
            <text:p>1672</text:p>
          </table:table-cell>
          <table:table-cell office:value-type="string" table:style-name="ce3">
            <text:p>MARIO SUGUIYAM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63.83" table:style-name="ce4">
            <text:p><text:s/>1.063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55261" table:style-name="ce3">
            <text:p>155261</text:p>
          </table:table-cell>
          <table:table-cell office:value-type="string" table:style-name="ce3">
            <text:p>MARIO YAMAMU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122" table:style-name="ce4">
            <text:p><text:s/>3.122,0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48" table:style-name="ce3">
            <text:p>1048</text:p>
          </table:table-cell>
          <table:table-cell office:value-type="string" table:style-name="ce3">
            <text:p>MARISA ROCHA DESHOULIE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44" table:style-name="ce3">
            <text:p>3344</text:p>
          </table:table-cell>
          <table:table-cell office:value-type="string" table:style-name="ce3">
            <text:p>MARISOL LOPES MOUTA CABRAL GARC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13.89" table:style-name="ce4">
            <text:p><text:s/>2.813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69" table:style-name="ce3">
            <text:p>7369</text:p>
          </table:table-cell>
          <table:table-cell office:value-type="string" table:style-name="ce3">
            <text:p>MARLON MACHADO DA SILVA FERNA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SEBASTIA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52.06" table:style-name="ce4">
            <text:p><text:s/>3.252,0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38" table:style-name="ce3">
            <text:p>10538</text:p>
          </table:table-cell>
          <table:table-cell office:value-type="string" table:style-name="ce3">
            <text:p>MARLON ROBERTH DE SAL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ADAMANTI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23.57" table:style-name="ce4">
            <text:p><text:s/>1.123,57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15" table:style-name="ce3">
            <text:p>3015</text:p>
          </table:table-cell>
          <table:table-cell office:value-type="string" table:style-name="ce3">
            <text:p>MARTHA DE CAMARGO DUARTE DI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6338" table:style-name="ce3">
            <text:p>256338</text:p>
          </table:table-cell>
          <table:table-cell office:value-type="string" table:style-name="ce3">
            <text:p>MARTHA DE TOLEDO MACHAD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06" table:style-name="ce3">
            <text:p>4506</text:p>
          </table:table-cell>
          <table:table-cell office:value-type="string" table:style-name="ce3">
            <text:p>MARY ANN GOMES NARD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MAC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742.26" table:style-name="ce4">
            <text:p><text:s/>742,26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86" table:style-name="ce3">
            <text:p>11386</text:p>
          </table:table-cell>
          <table:table-cell office:value-type="string" table:style-name="ce3">
            <text:p>MATEUS CARVALHO REZENDE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558.14" table:style-name="ce4">
            <text:p><text:s/>558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92" table:style-name="ce3">
            <text:p>10592</text:p>
          </table:table-cell>
          <table:table-cell office:value-type="string" table:style-name="ce3">
            <text:p>MATEUS VICTOR RIBEIRO DE CASTILH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MARI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34.3599999999999" table:style-name="ce4">
            <text:p><text:s/>1.234,36<text:s/></text:p>
          </table:table-cell>
          <table:table-cell office:value-type="float" office:value="7186.94" table:style-name="ce4">
            <text:p><text:s/>7.186,94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48" table:style-name="ce3">
            <text:p>7348</text:p>
          </table:table-cell>
          <table:table-cell office:value-type="string" table:style-name="ce3">
            <text:p>MATHEUS BOTELHO FA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87.26" table:style-name="ce4">
            <text:p><text:s/>1.187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54" table:style-name="ce3">
            <text:p>8554</text:p>
          </table:table-cell>
          <table:table-cell office:value-type="string" table:style-name="ce3">
            <text:p>MATHEUS BULGARELLI DE FREITAS GUIMARA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NOVO HORIZO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57.7" table:style-name="ce4">
            <text:p><text:s/>3.357,7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93" table:style-name="ce3">
            <text:p>10593</text:p>
          </table:table-cell>
          <table:table-cell office:value-type="string" table:style-name="ce3">
            <text:p>MATHEUS FELIPE BASSAN DE MEDEIRO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61.68" table:style-name="ce4">
            <text:p><text:s/>261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92" table:style-name="ce3">
            <text:p>4092</text:p>
          </table:table-cell>
          <table:table-cell office:value-type="string" table:style-name="ce3">
            <text:p>MATHEUS JACOB FIALD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640" table:style-name="ce4">
            <text:p><text:s/>64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99549" table:style-name="ce3">
            <text:p>799549</text:p>
          </table:table-cell>
          <table:table-cell office:value-type="string" table:style-name="ce3">
            <text:p>MAURICIO ANTONIO RIBEIRO LOP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3224.84" table:style-name="ce4">
            <text:p><text:s/>3.224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69585" table:style-name="ce3">
            <text:p>269585</text:p>
          </table:table-cell>
          <table:table-cell office:value-type="string" table:style-name="ce3">
            <text:p>MAURICIO AUGUSTO GOM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86" table:style-name="ce3">
            <text:p>2586</text:p>
          </table:table-cell>
          <table:table-cell office:value-type="string" table:style-name="ce3">
            <text:p>MAURICIO BRESSANE DE PAULA BARBO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73.6199999999999" table:style-name="ce4">
            <text:p><text:s/>1.273,6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68" table:style-name="ce3">
            <text:p>3368</text:p>
          </table:table-cell>
          <table:table-cell office:value-type="string" table:style-name="ce3">
            <text:p>MAURICIO CARLOS FAGNANI ZUANAZ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IRIGU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98516" table:style-name="ce3">
            <text:p>598516</text:p>
          </table:table-cell>
          <table:table-cell office:value-type="string" table:style-name="ce3">
            <text:p>MAURICIO DA SIL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62" table:style-name="ce3">
            <text:p>11362</text:p>
          </table:table-cell>
          <table:table-cell office:value-type="string" table:style-name="ce3">
            <text:p>MAURICIO LLAGOSTERA MARCHESE RODRIGUE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ATAT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267.25" table:style-name="ce4">
            <text:p><text:s/>4.267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59" table:style-name="ce3">
            <text:p>3359</text:p>
          </table:table-cell>
          <table:table-cell office:value-type="string" table:style-name="ce3">
            <text:p>MAURICIO SALVADO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60" table:style-name="ce4">
            <text:p><text:s/>1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3425" table:style-name="ce3">
            <text:p>833425</text:p>
          </table:table-cell>
          <table:table-cell office:value-type="string" table:style-name="ce3">
            <text:p>MAURO AUGUSTO DE SOUZA MELLO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659.45" table:style-name="ce4">
            <text:p><text:s/>2.659,4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54" table:style-name="ce3">
            <text:p>1654</text:p>
          </table:table-cell>
          <table:table-cell office:value-type="string" table:style-name="ce3">
            <text:p>MAURO CABRAL DOS SANT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5223" table:style-name="ce3">
            <text:p>205223</text:p>
          </table:table-cell>
          <table:table-cell office:value-type="string" table:style-name="ce3">
            <text:p>MAXIMILIANO ROBERTO ERNESTO FUHR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57" table:style-name="ce3">
            <text:p>2757</text:p>
          </table:table-cell>
          <table:table-cell office:value-type="string" table:style-name="ce3">
            <text:p>MAXIMILIANO ROS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IVEL DO FORO REGIONAL DE SANTO AMARO</text:p>
          </table:table-cell>
          <table:table-cell office:value-type="float" office:value="240" table:style-name="ce4">
            <text:p><text:s/>2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53" table:style-name="ce3">
            <text:p>11353</text:p>
          </table:table-cell>
          <table:table-cell office:value-type="string" table:style-name="ce3">
            <text:p>MAYARA CRISTINA NAVARRO LIPPEL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OTUCAT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613.96" table:style-name="ce4">
            <text:p><text:s/>613,96<text:s/></text:p>
          </table:table-cell>
          <table:table-cell office:value-type="float" office:value="4716.46" table:style-name="ce4">
            <text:p><text:s/>4.716,46<text:s/></text:p>
          </table:table-cell>
          <table:table-cell office:value-type="float" office:value="5614.7999999999993" table:style-name="ce4">
            <text:p><text:s/>5.614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07" table:style-name="ce3">
            <text:p>4507</text:p>
          </table:table-cell>
          <table:table-cell office:value-type="string" table:style-name="ce3">
            <text:p>MAYRA MATHILDE AMAD FUMAGALLI NIETO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986.17" table:style-name="ce4">
            <text:p><text:s/>2.986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96" table:style-name="ce3">
            <text:p>3796</text:p>
          </table:table-cell>
          <table:table-cell office:value-type="string" table:style-name="ce3">
            <text:p>MELISSA KOVAC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85" table:style-name="ce3">
            <text:p>2585</text:p>
          </table:table-cell>
          <table:table-cell office:value-type="string" table:style-name="ce3">
            <text:p>MICHAELA CARLI GOM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61.45" table:style-name="ce4">
            <text:p><text:s/>3.061,4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24" table:style-name="ce3">
            <text:p>2224</text:p>
          </table:table-cell>
          <table:table-cell office:value-type="string" table:style-name="ce3">
            <text:p>MICHEL BETENJANE ROMA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NDAI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13.89" table:style-name="ce4">
            <text:p><text:s/>2.813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24" table:style-name="ce3">
            <text:p>7524</text:p>
          </table:table-cell>
          <table:table-cell office:value-type="string" table:style-name="ce3">
            <text:p>MICHELLE BREGNOLI DE SALV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AIRIPO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68.3699999999999" table:style-name="ce4">
            <text:p><text:s/>1.068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737.76" table:style-name="ce4">
            <text:p><text:s/>6.737,7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53" table:style-name="ce3">
            <text:p>6553</text:p>
          </table:table-cell>
          <table:table-cell office:value-type="string" table:style-name="ce3">
            <text:p>MICHELLE CHUFFI VALLIM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TIE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840" table:style-name="ce4">
            <text:p><text:s/>84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49" table:style-name="ce3">
            <text:p>1049</text:p>
          </table:table-cell>
          <table:table-cell office:value-type="string" table:style-name="ce3">
            <text:p>MIGUEL TADEU GUIMARAES DE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68.4000000000001" table:style-name="ce4">
            <text:p><text:s/>1.068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65" table:style-name="ce3">
            <text:p>2565</text:p>
          </table:table-cell>
          <table:table-cell office:value-type="string" table:style-name="ce3">
            <text:p>MIGUEL TASSINARI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0" table:style-name="ce3">
            <text:p>1050</text:p>
          </table:table-cell>
          <table:table-cell office:value-type="string" table:style-name="ce3">
            <text:p>MILDRED GONZALEZ ZORZI ROCH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55" table:style-name="ce3">
            <text:p>8555</text:p>
          </table:table-cell>
          <table:table-cell office:value-type="string" table:style-name="ce3">
            <text:p>MILENA APARECIDA CARL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GUARI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68.3699999999999" table:style-name="ce4">
            <text:p><text:s/>1.068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930.36" table:style-name="ce4">
            <text:p><text:s/>3.930,3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94" table:style-name="ce3">
            <text:p>2594</text:p>
          </table:table-cell>
          <table:table-cell office:value-type="string" table:style-name="ce3">
            <text:p>MILENE TELEZZI HABIC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3899" table:style-name="ce3">
            <text:p>833899</text:p>
          </table:table-cell>
          <table:table-cell office:value-type="string" table:style-name="ce3">
            <text:p>MILTON THEODORO GUIMARAES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4417.95" table:style-name="ce4">
            <text:p><text:s/>4.417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54" table:style-name="ce3">
            <text:p>6554</text:p>
          </table:table-cell>
          <table:table-cell office:value-type="string" table:style-name="ce3">
            <text:p>MIRELLA DE CARVALHO BAUZYS MONT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60" table:style-name="ce4">
            <text:p><text:s/>160,00<text:s/></text:p>
          </table:table-cell>
          <table:table-cell office:value-type="float" office:value="723.92" table:style-name="ce4">
            <text:p><text:s/>723,9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20" table:style-name="ce3">
            <text:p>2220</text:p>
          </table:table-cell>
          <table:table-cell office:value-type="string" table:style-name="ce3">
            <text:p>MIRIAM FUGA BORG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044.18" table:style-name="ce4">
            <text:p><text:s/>2.044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97" table:style-name="ce3">
            <text:p>3797</text:p>
          </table:table-cell>
          <table:table-cell office:value-type="string" table:style-name="ce3">
            <text:p>MIRIAN NEVES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61.15" table:style-name="ce4">
            <text:p><text:s/>3.061,15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93" table:style-name="ce3">
            <text:p>4093</text:p>
          </table:table-cell>
          <table:table-cell office:value-type="string" table:style-name="ce3">
            <text:p>MOACIR MENICHELI RE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41.57" table:style-name="ce4">
            <text:p><text:s/>1.141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18" table:style-name="ce3">
            <text:p>3218</text:p>
          </table:table-cell>
          <table:table-cell office:value-type="string" table:style-name="ce3">
            <text:p>MOACIR TONANI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8311.75" table:style-name="ce4">
            <text:p><text:s/>8.311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98" table:style-name="ce3">
            <text:p>3798</text:p>
          </table:table-cell>
          <table:table-cell office:value-type="string" table:style-name="ce3">
            <text:p>MOACYR WHITAKER COHN DE ASSUMPC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13.21" table:style-name="ce4">
            <text:p><text:s/>1.213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1769" table:style-name="ce3">
            <text:p>491769</text:p>
          </table:table-cell>
          <table:table-cell office:value-type="string" table:style-name="ce3">
            <text:p>MONICA DE BARROS MARCONDES DESINAN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621.18000000000006" table:style-name="ce4">
            <text:p><text:s/>621,18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53" table:style-name="ce3">
            <text:p>1353</text:p>
          </table:table-cell>
          <table:table-cell office:value-type="string" table:style-name="ce3">
            <text:p>MONICA LODDER DE OLIVEIRA DOS SANTO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58" table:style-name="ce3">
            <text:p>2758</text:p>
          </table:table-cell>
          <table:table-cell office:value-type="string" table:style-name="ce3">
            <text:p>MONICA MAGARINOS TORRALBO GIMEN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61.45" table:style-name="ce4">
            <text:p><text:s/>3.061,4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56" table:style-name="ce3">
            <text:p>8556</text:p>
          </table:table-cell>
          <table:table-cell office:value-type="string" table:style-name="ce3">
            <text:p>MONIZE FLAVIA POMPE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NOVO HORIZO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31.33" table:style-name="ce4">
            <text:p><text:s/>931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4.8" table:style-name="ce4">
            <text:p><text:s/>5.614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3449" table:style-name="ce3">
            <text:p>833449</text:p>
          </table:table-cell>
          <table:table-cell office:value-type="string" table:style-name="ce3">
            <text:p>MOTAURI CIOCCHETTI DE SOUZ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57" table:style-name="ce3">
            <text:p>8557</text:p>
          </table:table-cell>
          <table:table-cell office:value-type="string" table:style-name="ce3">
            <text:p>MURILO ARRIGETO PER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18.5" table:style-name="ce4">
            <text:p><text:s/>1.518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59" table:style-name="ce3">
            <text:p>2759</text:p>
          </table:table-cell>
          <table:table-cell office:value-type="string" table:style-name="ce3">
            <text:p>MURILO CESAR LEMOS JORG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14" table:style-name="ce4">
            <text:p><text:s/>1.614,00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41" table:style-name="ce3">
            <text:p>11341</text:p>
          </table:table-cell>
          <table:table-cell office:value-type="string" table:style-name="ce3">
            <text:p>MURILO EMERSON MANZANO CAZELOTT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808.6" table:style-name="ce4">
            <text:p><text:s/>808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69" table:style-name="ce3">
            <text:p>3369</text:p>
          </table:table-cell>
          <table:table-cell office:value-type="string" table:style-name="ce3">
            <text:p>MYLENE COMPLOI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15.5500000000002" table:style-name="ce4">
            <text:p><text:s/>2.115,5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19" table:style-name="ce3">
            <text:p>2219</text:p>
          </table:table-cell>
          <table:table-cell office:value-type="string" table:style-name="ce3">
            <text:p>NADIM MAZLOU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1473" table:style-name="ce3">
            <text:p>61473</text:p>
          </table:table-cell>
          <table:table-cell office:value-type="string" table:style-name="ce3">
            <text:p>NADIR DE CAMPOS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832.53" table:style-name="ce4">
            <text:p><text:s/>832,53<text:s/></text:p>
          </table:table-cell>
          <table:table-cell office:value-type="float" office:value="3831.1" table:style-name="ce4">
            <text:p><text:s/>3.831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94" table:style-name="ce3">
            <text:p>4094</text:p>
          </table:table-cell>
          <table:table-cell office:value-type="string" table:style-name="ce3">
            <text:p>NATALIA AMARAL AZEV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CARAPICUI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11" table:style-name="ce4">
            <text:p><text:s/>2.111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25" table:style-name="ce3">
            <text:p>7525</text:p>
          </table:table-cell>
          <table:table-cell office:value-type="string" table:style-name="ce3">
            <text:p>NATALIA DANELLI RODRIGU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LUIZ DO PARAITINGA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75898" table:style-name="ce3">
            <text:p>575898</text:p>
          </table:table-cell>
          <table:table-cell office:value-type="string" table:style-name="ce3">
            <text:p>NATALIA FERNANDES ALIEND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95" table:style-name="ce3">
            <text:p>10595</text:p>
          </table:table-cell>
          <table:table-cell office:value-type="string" table:style-name="ce3">
            <text:p>NATALIA ROSALEM CARDOS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NANEIA</text:p>
          </table:table-cell>
          <table:table-cell office:value-type="float" office:value="-1920" table:style-name="ce4">
            <text:p>-1.920,00<text:s/></text:p>
          </table:table-cell>
          <table:table-cell office:value-type="float" office:value="2168.25" table:style-name="ce4">
            <text:p><text:s/>2.168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41" table:style-name="ce3">
            <text:p>7341</text:p>
          </table:table-cell>
          <table:table-cell office:value-type="string" table:style-name="ce3">
            <text:p>NATALIA TAVARES GAVIAO DE ALMEID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56" table:style-name="ce3">
            <text:p>6556</text:p>
          </table:table-cell>
          <table:table-cell office:value-type="string" table:style-name="ce3">
            <text:p>NATALIE RISKALLA ANCH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95.41" table:style-name="ce4">
            <text:p><text:s/>1.595,41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42" table:style-name="ce3">
            <text:p>7342</text:p>
          </table:table-cell>
          <table:table-cell office:value-type="string" table:style-name="ce3">
            <text:p>NATHALIA MONTEIRO CIPOLLA PIOL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JOAQUIM DA BAR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68.3699999999999" table:style-name="ce4">
            <text:p><text:s/>1.068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1" table:style-name="ce3">
            <text:p>1051</text:p>
          </table:table-cell>
          <table:table-cell office:value-type="string" table:style-name="ce3">
            <text:p>NATHALIE KISTE MALV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178.64" table:style-name="ce4">
            <text:p><text:s/>3.178,6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011" table:style-name="ce3">
            <text:p>5011</text:p>
          </table:table-cell>
          <table:table-cell office:value-type="string" table:style-name="ce3">
            <text:p>NATHAN GLIN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6464" table:style-name="ce3">
            <text:p>736464</text:p>
          </table:table-cell>
          <table:table-cell office:value-type="string" table:style-name="ce3">
            <text:p>NAUL LUIZ FEL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72" table:style-name="ce3">
            <text:p>11372</text:p>
          </table:table-cell>
          <table:table-cell office:value-type="string" table:style-name="ce3">
            <text:p>NAYANE CIOFFI BATAGIN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JOAO DA BOA V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759.25" table:style-name="ce4">
            <text:p><text:s/>759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99" table:style-name="ce3">
            <text:p>3799</text:p>
          </table:table-cell>
          <table:table-cell office:value-type="string" table:style-name="ce3">
            <text:p>NEANDER ANTONIO SANCH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584.3200000000002" table:style-name="ce4">
            <text:p><text:s/>2.584,32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76" table:style-name="ce3">
            <text:p>1676</text:p>
          </table:table-cell>
          <table:table-cell office:value-type="string" table:style-name="ce3">
            <text:p>NEIVA PAULA PACCOLA CARNIELLI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880" table:style-name="ce4">
            <text:p><text:s/>880,00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71" table:style-name="ce3">
            <text:p>3371</text:p>
          </table:table-cell>
          <table:table-cell office:value-type="string" table:style-name="ce3">
            <text:p>NELISA OLIVETTI DE FRANCA NERI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11" table:style-name="ce4">
            <text:p><text:s/>2.111,0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58" table:style-name="ce3">
            <text:p>8558</text:p>
          </table:table-cell>
          <table:table-cell office:value-type="string" table:style-name="ce3">
            <text:p>NELISE LAGUSTERA DEMARQU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BARRA BONI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630.12" table:style-name="ce4">
            <text:p><text:s/>630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96" table:style-name="ce3">
            <text:p>10596</text:p>
          </table:table-cell>
          <table:table-cell office:value-type="string" table:style-name="ce3">
            <text:p>NELSON APARECIDO FEBRAIO JUNIOR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93.93" table:style-name="ce4">
            <text:p><text:s/>293,93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69" table:style-name="ce3">
            <text:p>2069</text:p>
          </table:table-cell>
          <table:table-cell office:value-type="string" table:style-name="ce3">
            <text:p>NELSON CESAR SANTOS PEIX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8034" table:style-name="ce3">
            <text:p>838034</text:p>
          </table:table-cell>
          <table:table-cell office:value-type="string" table:style-name="ce3">
            <text:p>NELSON DE BARROS O REILLY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AO DA BOA V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660.84" table:style-name="ce4">
            <text:p><text:s/>2.660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33" table:style-name="ce3">
            <text:p>2233</text:p>
          </table:table-cell>
          <table:table-cell office:value-type="string" table:style-name="ce3">
            <text:p>NELSON DOS SANTOS PEREIR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3A.PROMOTORIA DE JUSTICA DO JURI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9006" table:style-name="ce3">
            <text:p>229006</text:p>
          </table:table-cell>
          <table:table-cell office:value-type="string" table:style-name="ce3">
            <text:p>NELSON GONZAGA DE OLI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395.28999999999996" table:style-name="ce4">
            <text:p><text:s/>395,29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2814" table:style-name="ce3">
            <text:p>222814</text:p>
          </table:table-cell>
          <table:table-cell office:value-type="string" table:style-name="ce3">
            <text:p>NELSON LACERDA GERTEL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1070" table:style-name="ce3">
            <text:p>701070</text:p>
          </table:table-cell>
          <table:table-cell office:value-type="string" table:style-name="ce3">
            <text:p>NELSON LUIS SAMPAIO DE ANDRAD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80675" table:style-name="ce3">
            <text:p>580675</text:p>
          </table:table-cell>
          <table:table-cell office:value-type="string" table:style-name="ce3">
            <text:p>NELSON ROBERTO BUGA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98.83" table:style-name="ce4">
            <text:p><text:s/>2.198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48" table:style-name="ce3">
            <text:p>2548</text:p>
          </table:table-cell>
          <table:table-cell office:value-type="string" table:style-name="ce3">
            <text:p>NEUDIVAL MASCARENHAS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61" table:style-name="ce3">
            <text:p>1661</text:p>
          </table:table-cell>
          <table:table-cell office:value-type="string" table:style-name="ce3">
            <text:p>NEWTON JOSE DE OLIVEIRA DAN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ETANO DO SU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64.48" table:style-name="ce4">
            <text:p><text:s/>2.264,4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7779" table:style-name="ce3">
            <text:p>97779</text:p>
          </table:table-cell>
          <table:table-cell office:value-type="string" table:style-name="ce3">
            <text:p>NEWTON MAIA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775.8" table:style-name="ce4">
            <text:p><text:s/>2.775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0" table:style-name="ce3">
            <text:p>750</text:p>
          </table:table-cell>
          <table:table-cell office:value-type="string" table:style-name="ce3">
            <text:p>NILDA MYUKI SAKASHITA MITSU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1794" table:style-name="ce3">
            <text:p>491794</text:p>
          </table:table-cell>
          <table:table-cell office:value-type="string" table:style-name="ce3">
            <text:p>NILO SPINOLA SALGADO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84" table:style-name="ce3">
            <text:p>2584</text:p>
          </table:table-cell>
          <table:table-cell office:value-type="string" table:style-name="ce3">
            <text:p>NILTON BELLI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84" table:style-name="ce4">
            <text:p><text:s/>1.684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57" table:style-name="ce3">
            <text:p>6557</text:p>
          </table:table-cell>
          <table:table-cell office:value-type="string" table:style-name="ce3">
            <text:p>NILTON DE OLIVEIRA MELLO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66820" table:style-name="ce3">
            <text:p>966820</text:p>
          </table:table-cell>
          <table:table-cell office:value-type="string" table:style-name="ce3">
            <text:p>NILTON LUIZ DE FREITAS BAZILO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707.04" table:style-name="ce4">
            <text:p><text:s/>2.707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51988" table:style-name="ce3">
            <text:p>351988</text:p>
          </table:table-cell>
          <table:table-cell office:value-type="string" table:style-name="ce3">
            <text:p>NILZA PINHEIRO CHA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1" table:style-name="ce3">
            <text:p>751</text:p>
          </table:table-cell>
          <table:table-cell office:value-type="string" table:style-name="ce3">
            <text:p>NILZA RUSSO FER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15.37" table:style-name="ce4">
            <text:p><text:s/>3.515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3450" table:style-name="ce3">
            <text:p>833450</text:p>
          </table:table-cell>
          <table:table-cell office:value-type="string" table:style-name="ce3">
            <text:p>NOEMI CORRE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2" table:style-name="ce3">
            <text:p>1052</text:p>
          </table:table-cell>
          <table:table-cell office:value-type="string" table:style-name="ce3">
            <text:p>NOEMIA DAMIANCE KARA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N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691.54" table:style-name="ce4">
            <text:p><text:s/>2.691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45865" table:style-name="ce3">
            <text:p>545865</text:p>
          </table:table-cell>
          <table:table-cell office:value-type="string" table:style-name="ce3">
            <text:p>NOHADE DE FATIMA ABDO BRUNELL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707.04" table:style-name="ce4">
            <text:p><text:s/>2.707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3616" table:style-name="ce3">
            <text:p>563616</text:p>
          </table:table-cell>
          <table:table-cell office:value-type="string" table:style-name="ce3">
            <text:p>NORBERTO JOI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70" table:style-name="ce3">
            <text:p>2070</text:p>
          </table:table-cell>
          <table:table-cell office:value-type="string" table:style-name="ce3">
            <text:p>ODILON NERY COMODA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059.6999999999998" table:style-name="ce4">
            <text:p><text:s/>2.059,7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10431" table:style-name="ce3">
            <text:p>510431</text:p>
          </table:table-cell>
          <table:table-cell office:value-type="string" table:style-name="ce3">
            <text:p>ODIVAL CICO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97.04" table:style-name="ce4">
            <text:p><text:s/>1.697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12848" table:style-name="ce3">
            <text:p>412848</text:p>
          </table:table-cell>
          <table:table-cell office:value-type="string" table:style-name="ce3">
            <text:p>OLAVO BERRIEL SOAR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59" table:style-name="ce3">
            <text:p>8559</text:p>
          </table:table-cell>
          <table:table-cell office:value-type="string" table:style-name="ce3">
            <text:p>OLAVO EVANGELISTA PEZZO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400" table:style-name="ce4">
            <text:p><text:s/>400,00<text:s/></text:p>
          </table:table-cell>
          <table:table-cell office:value-type="float" office:value="931.33" table:style-name="ce4">
            <text:p><text:s/>931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19" table:style-name="ce3">
            <text:p>3219</text:p>
          </table:table-cell>
          <table:table-cell office:value-type="string" table:style-name="ce3">
            <text:p>OMAR MAZLOU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79600" table:style-name="ce3">
            <text:p>579600</text:p>
          </table:table-cell>
          <table:table-cell office:value-type="string" table:style-name="ce3">
            <text:p>ORIEL DA ROCHA QUEIRO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10.1" table:style-name="ce4">
            <text:p><text:s/>1.710,10<text:s/></text:p>
          </table:table-cell>
          <table:table-cell office:value-type="float" office:value="12747.96" table:style-name="ce4">
            <text:p><text:s/>12.747,9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53333" table:style-name="ce3">
            <text:p>553333</text:p>
          </table:table-cell>
          <table:table-cell office:value-type="string" table:style-name="ce3">
            <text:p>ORION PEREIRA DA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465.5700000000002" table:style-name="ce4">
            <text:p><text:s/>2.465,57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83" table:style-name="ce3">
            <text:p>1683</text:p>
          </table:table-cell>
          <table:table-cell office:value-type="string" table:style-name="ce3">
            <text:p>ORLANDO BASTOS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26" table:style-name="ce3">
            <text:p>7526</text:p>
          </table:table-cell>
          <table:table-cell office:value-type="string" table:style-name="ce3">
            <text:p>ORLANDO BRUNETTI BARCHINI E SANTO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PERUIB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75.62" table:style-name="ce4">
            <text:p><text:s/>2.275,62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44963" table:style-name="ce3">
            <text:p>444963</text:p>
          </table:table-cell>
          <table:table-cell office:value-type="string" table:style-name="ce3">
            <text:p>OSCAR MELLIM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82" table:style-name="ce3">
            <text:p>2582</text:p>
          </table:table-cell>
          <table:table-cell office:value-type="string" table:style-name="ce3">
            <text:p>OSIAS DAUDT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633.67" table:style-name="ce4">
            <text:p><text:s/>2.633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996" table:style-name="ce3">
            <text:p>2996</text:p>
          </table:table-cell>
          <table:table-cell office:value-type="string" table:style-name="ce3">
            <text:p>OSMAIR CHAMM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47647" table:style-name="ce3">
            <text:p>547647</text:p>
          </table:table-cell>
          <table:table-cell office:value-type="string" table:style-name="ce3">
            <text:p>OSVALDO BIANCHINI VERONEZ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158.95" table:style-name="ce4">
            <text:p><text:s/>3.158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20" table:style-name="ce3">
            <text:p>3220</text:p>
          </table:table-cell>
          <table:table-cell office:value-type="string" table:style-name="ce3">
            <text:p>OSVALDO DE OLIVEIRA COE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933.17" table:style-name="ce4">
            <text:p><text:s/>2.933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737.76" table:style-name="ce4">
            <text:p><text:s/>6.737,7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3738" table:style-name="ce3">
            <text:p>253738</text:p>
          </table:table-cell>
          <table:table-cell office:value-type="string" table:style-name="ce3">
            <text:p>OSWALDO BARBERI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3568" table:style-name="ce3">
            <text:p>253568</text:p>
          </table:table-cell>
          <table:table-cell office:value-type="string" table:style-name="ce3">
            <text:p>OSWALDO MONTEIRO DA SILVA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16" table:style-name="ce3">
            <text:p>3016</text:p>
          </table:table-cell>
          <table:table-cell office:value-type="string" table:style-name="ce3">
            <text:p>OTAVIO FERREIRA GARC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54" table:style-name="ce3">
            <text:p>1354</text:p>
          </table:table-cell>
          <table:table-cell office:value-type="string" table:style-name="ce3">
            <text:p>OTAVIO JOAQUIM RODRIGUES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ALENCI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788.89" table:style-name="ce4">
            <text:p><text:s/>2.788,8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68985" table:style-name="ce3">
            <text:p>268985</text:p>
          </table:table-cell>
          <table:table-cell office:value-type="string" table:style-name="ce3">
            <text:p>OTAVIO JOSE CALLEJA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451.76" table:style-name="ce4">
            <text:p><text:s/>451,76<text:s/></text:p>
          </table:table-cell>
          <table:table-cell office:value-type="float" office:value="2707.04" table:style-name="ce4">
            <text:p><text:s/>2.707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1151" table:style-name="ce3">
            <text:p>201151</text:p>
          </table:table-cell>
          <table:table-cell office:value-type="string" table:style-name="ce3">
            <text:p>OTAVIO LUIZ MARTINS LE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O MIGUEL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4918" table:style-name="ce3">
            <text:p>704918</text:p>
          </table:table-cell>
          <table:table-cell office:value-type="string" table:style-name="ce3">
            <text:p>OWEM MIUKI FUJIK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OSVALDO CRUZ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815.6" table:style-name="ce4">
            <text:p><text:s/>1.815,60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58" table:style-name="ce3">
            <text:p>6558</text:p>
          </table:table-cell>
          <table:table-cell office:value-type="string" table:style-name="ce3">
            <text:p>PALOMA SANGUINE GUIMARA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APARECID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48.2199999999998" table:style-name="ce4">
            <text:p><text:s/>2.248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08" table:style-name="ce3">
            <text:p>4508</text:p>
          </table:table-cell>
          <table:table-cell office:value-type="string" table:style-name="ce3">
            <text:p>PAOLA COMINAT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NDAI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331.36" table:style-name="ce4">
            <text:p><text:s/>1.331,3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26" table:style-name="ce3">
            <text:p>11326</text:p>
          </table:table-cell>
          <table:table-cell office:value-type="string" table:style-name="ce3">
            <text:p>PAOLA PAIXAO GIURIZZAT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3924.74" table:style-name="ce4">
            <text:p><text:s/>13.924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41" table:style-name="ce3">
            <text:p>1341</text:p>
          </table:table-cell>
          <table:table-cell office:value-type="string" table:style-name="ce3">
            <text:p>PATRICIA AUGUSTA DE CHECHI E FRANCO PIN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39" table:style-name="ce3">
            <text:p>11339</text:p>
          </table:table-cell>
          <table:table-cell office:value-type="string" table:style-name="ce3">
            <text:p>PATRICIA BASTOS DOMINGUES PASSO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314.59" table:style-name="ce4">
            <text:p><text:s/>1.314,5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61" table:style-name="ce3">
            <text:p>1361</text:p>
          </table:table-cell>
          <table:table-cell office:value-type="string" table:style-name="ce3">
            <text:p>PATRICIA COSENTINO FERR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73" table:style-name="ce3">
            <text:p>2273</text:p>
          </table:table-cell>
          <table:table-cell office:value-type="string" table:style-name="ce3">
            <text:p>PATRICIA DE CARVALHO LEIT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95" table:style-name="ce3">
            <text:p>4095</text:p>
          </table:table-cell>
          <table:table-cell office:value-type="string" table:style-name="ce3">
            <text:p>PATRICIA DOSUALDO PELOZ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TANABI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2013.02" table:style-name="ce4">
            <text:p><text:s/>2.013,0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40" table:style-name="ce3">
            <text:p>7340</text:p>
          </table:table-cell>
          <table:table-cell office:value-type="string" table:style-name="ce3">
            <text:p>PATRICIA FRIGHETTO GASPARIN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ONTE AL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21.62" table:style-name="ce4">
            <text:p><text:s/>1.021,6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83" table:style-name="ce3">
            <text:p>2583</text:p>
          </table:table-cell>
          <table:table-cell office:value-type="string" table:style-name="ce3">
            <text:p>PATRICIA IGNACIO TEIX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012" table:style-name="ce3">
            <text:p>5012</text:p>
          </table:table-cell>
          <table:table-cell office:value-type="string" table:style-name="ce3">
            <text:p>PATRICIA LACERDA PAVANI COUVR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SA B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01.18" table:style-name="ce4">
            <text:p><text:s/>1.101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10" table:style-name="ce3">
            <text:p>7310</text:p>
          </table:table-cell>
          <table:table-cell office:value-type="string" table:style-name="ce3">
            <text:p>PATRICIA MANZELLA TRIT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ÇA DE SANTANA DE PARNAÍ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68.3699999999999" table:style-name="ce4">
            <text:p><text:s/>1.068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72" table:style-name="ce3">
            <text:p>2072</text:p>
          </table:table-cell>
          <table:table-cell office:value-type="string" table:style-name="ce3">
            <text:p>PATRICIA MARIA SANVI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28" table:style-name="ce3">
            <text:p>11328</text:p>
          </table:table-cell>
          <table:table-cell office:value-type="string" table:style-name="ce3">
            <text:p>PATRICIA MENDONCA BARBOSA LAPORT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878.57" table:style-name="ce4">
            <text:p><text:s/>878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3" table:style-name="ce3">
            <text:p>1053</text:p>
          </table:table-cell>
          <table:table-cell office:value-type="string" table:style-name="ce3">
            <text:p>PATRICIA MORAES AU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3318" table:style-name="ce4">
            <text:p><text:s/>3.318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39" table:style-name="ce3">
            <text:p>3039</text:p>
          </table:table-cell>
          <table:table-cell office:value-type="string" table:style-name="ce3">
            <text:p>PATRICIA PROCOPIO BRAGA YAMAOK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759.96" table:style-name="ce4">
            <text:p><text:s/>3.759,9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75" table:style-name="ce3">
            <text:p>3375</text:p>
          </table:table-cell>
          <table:table-cell office:value-type="string" table:style-name="ce3">
            <text:p>PATRICIA SALLES SEGU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99.73" table:style-name="ce4">
            <text:p><text:s/>1.699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96" table:style-name="ce3">
            <text:p>4096</text:p>
          </table:table-cell>
          <table:table-cell office:value-type="string" table:style-name="ce3">
            <text:p>PATRICIA SALVADOR VEIG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101.52" table:style-name="ce4">
            <text:p><text:s/>3.101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997" table:style-name="ce3">
            <text:p>2997</text:p>
          </table:table-cell>
          <table:table-cell office:value-type="string" table:style-name="ce3">
            <text:p>PATRICIA SGUERRA VITA E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92.1600000000001" table:style-name="ce4">
            <text:p><text:s/>1.292,1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97" table:style-name="ce3">
            <text:p>4097</text:p>
          </table:table-cell>
          <table:table-cell office:value-type="string" table:style-name="ce3">
            <text:p>PATRICIA SOARES DE SOUZ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IRIGU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95.24" table:style-name="ce4">
            <text:p><text:s/>2.895,24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013" table:style-name="ce3">
            <text:p>5013</text:p>
          </table:table-cell>
          <table:table-cell office:value-type="string" table:style-name="ce3">
            <text:p>PATRICIA TAKESAKI MIYAJI NARICAW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59" table:style-name="ce3">
            <text:p>6559</text:p>
          </table:table-cell>
          <table:table-cell office:value-type="string" table:style-name="ce3">
            <text:p>PATRICIA TALIATELLI BARSOTTI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AP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64.38" table:style-name="ce4">
            <text:p><text:s/>1.664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09" table:style-name="ce3">
            <text:p>4509</text:p>
          </table:table-cell>
          <table:table-cell office:value-type="string" table:style-name="ce3">
            <text:p>PATRICIA TIEMI MOMMA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97" table:style-name="ce3">
            <text:p>10597</text:p>
          </table:table-cell>
          <table:table-cell office:value-type="string" table:style-name="ce3">
            <text:p>PAULA ALESSANDRA DE OLIVEIRA JODA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LIMEIRA</text:p>
          </table:table-cell>
          <table:table-cell office:value-type="float" office:value="-1920" table:style-name="ce4">
            <text:p>-1.920,00<text:s/></text:p>
          </table:table-cell>
          <table:table-cell office:value-type="float" office:value="621.75" table:style-name="ce4">
            <text:p><text:s/>621,75<text:s/></text:p>
          </table:table-cell>
          <table:table-cell office:value-type="float" office:value="2620.19" table:style-name="ce4">
            <text:p><text:s/>2.620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27" table:style-name="ce3">
            <text:p>7527</text:p>
          </table:table-cell>
          <table:table-cell office:value-type="string" table:style-name="ce3">
            <text:p>PAULA AUGUSTA MARIANO MARQU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ANG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27.0100000000002" table:style-name="ce4">
            <text:p><text:s/>2.327,0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10" table:style-name="ce3">
            <text:p>4510</text:p>
          </table:table-cell>
          <table:table-cell office:value-type="string" table:style-name="ce3">
            <text:p>PAULA BOND PEIX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09.73" table:style-name="ce4">
            <text:p><text:s/>1.709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4" table:style-name="ce3">
            <text:p>1054</text:p>
          </table:table-cell>
          <table:table-cell office:value-type="string" table:style-name="ce3">
            <text:p>PAULA CASTANHEIRA LAMENZ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482.1799999999998" table:style-name="ce4">
            <text:p><text:s/>2.482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49" table:style-name="ce3">
            <text:p>2549</text:p>
          </table:table-cell>
          <table:table-cell office:value-type="string" table:style-name="ce3">
            <text:p>PAULA CRISTINA ALVES CORUN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34" table:style-name="ce3">
            <text:p>1634</text:p>
          </table:table-cell>
          <table:table-cell office:value-type="string" table:style-name="ce3">
            <text:p>PAULA DE CAMARGO FERRAZ FISCH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12" table:style-name="ce3">
            <text:p>7312</text:p>
          </table:table-cell>
          <table:table-cell office:value-type="string" table:style-name="ce3">
            <text:p>PAULA DE FIGUEIREDO SILV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RIBEIRAO PIR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416" table:style-name="ce4">
            <text:p><text:s/>1.416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28" table:style-name="ce3">
            <text:p>7528</text:p>
          </table:table-cell>
          <table:table-cell office:value-type="string" table:style-name="ce3">
            <text:p>PAULA DEORSOLA NOGUEIRA PIN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DISTRITAL DE ARUJ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64" table:style-name="ce3">
            <text:p>1664</text:p>
          </table:table-cell>
          <table:table-cell office:value-type="string" table:style-name="ce3">
            <text:p>PAULA ELINORE PRUK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60" table:style-name="ce3">
            <text:p>8560</text:p>
          </table:table-cell>
          <table:table-cell office:value-type="string" table:style-name="ce3">
            <text:p>PAULA GARMES REGINATO COUBE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IRAJU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995.65" table:style-name="ce4">
            <text:p><text:s/>2.995,65<text:s/></text:p>
          </table:table-cell>
          <table:table-cell office:value-type="float" office:value="898.28" table:style-name="ce4">
            <text:p><text:s/>898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98" table:style-name="ce3">
            <text:p>4098</text:p>
          </table:table-cell>
          <table:table-cell office:value-type="string" table:style-name="ce3">
            <text:p>PAULA GIZZI DE ALMEIDA PEDROSO GUIR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NDAMONHANG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11" table:style-name="ce3">
            <text:p>4511</text:p>
          </table:table-cell>
          <table:table-cell office:value-type="string" table:style-name="ce3">
            <text:p>PAULA MAGALHAES DA SILVA RENN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GI-MIRIM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09.6800000000003" table:style-name="ce4">
            <text:p><text:s/>2.209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29" table:style-name="ce3">
            <text:p>7529</text:p>
          </table:table-cell>
          <table:table-cell office:value-type="string" table:style-name="ce3">
            <text:p>PAULA QUAGGI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IEDA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94" table:style-name="ce3">
            <text:p>5694</text:p>
          </table:table-cell>
          <table:table-cell office:value-type="string" table:style-name="ce3">
            <text:p>PAULA VILLANACCI ALVES CAMASMI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04.72" table:style-name="ce4">
            <text:p><text:s/>3.504,7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40507" table:style-name="ce3">
            <text:p>140507</text:p>
          </table:table-cell>
          <table:table-cell office:value-type="string" table:style-name="ce3">
            <text:p>PAULO AFONSO GARRIDO DE PAUL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3632.76" table:style-name="ce4">
            <text:p><text:s/>3.632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5" table:style-name="ce3">
            <text:p>1055</text:p>
          </table:table-cell>
          <table:table-cell office:value-type="string" table:style-name="ce3">
            <text:p>PAULO ANTONIO LUDKE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014" table:style-name="ce3">
            <text:p>5014</text:p>
          </table:table-cell>
          <table:table-cell office:value-type="string" table:style-name="ce3">
            <text:p>PAULO AUGUSTO RADUNZ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TAQUARITI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41.46" table:style-name="ce4">
            <text:p><text:s/>2.141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30" table:style-name="ce3">
            <text:p>7530</text:p>
          </table:table-cell>
          <table:table-cell office:value-type="string" table:style-name="ce3">
            <text:p>PAULO CAMPOS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EGIST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75.83" table:style-name="ce4">
            <text:p><text:s/>975,83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84" table:style-name="ce3">
            <text:p>1384</text:p>
          </table:table-cell>
          <table:table-cell office:value-type="string" table:style-name="ce3">
            <text:p>PAULO CESAR CORREA BORG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6126.8" table:style-name="ce4">
            <text:p><text:s/>6.126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87468" table:style-name="ce3">
            <text:p>487468</text:p>
          </table:table-cell>
          <table:table-cell office:value-type="string" table:style-name="ce3">
            <text:p>PAULO CESAR MARTINEZ DE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4030.7799999999997" table:style-name="ce4">
            <text:p><text:s/>4.030,7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800" table:style-name="ce3">
            <text:p>3800</text:p>
          </table:table-cell>
          <table:table-cell office:value-type="string" table:style-name="ce3">
            <text:p>PAULO CESAR NEUBER DELIG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OLIMP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8826" table:style-name="ce3">
            <text:p>278826</text:p>
          </table:table-cell>
          <table:table-cell office:value-type="string" table:style-name="ce3">
            <text:p>PAULO CESAR SOUZA ASSEF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E AREA REGIONAL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98.1799999999998" table:style-name="ce4">
            <text:p><text:s/>2.198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2" table:style-name="ce3">
            <text:p>752</text:p>
          </table:table-cell>
          <table:table-cell office:value-type="string" table:style-name="ce3">
            <text:p>PAULO D AMIC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A LAP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616.1999999999998" table:style-name="ce4">
            <text:p><text:s/>2.616,2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81" table:style-name="ce3">
            <text:p>2281</text:p>
          </table:table-cell>
          <table:table-cell office:value-type="string" table:style-name="ce3">
            <text:p>PAULO DE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0630" table:style-name="ce3">
            <text:p>270630</text:p>
          </table:table-cell>
          <table:table-cell office:value-type="string" table:style-name="ce3">
            <text:p>PAULO DO AMARAL SOUZ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1929.05" table:style-name="ce4">
            <text:p><text:s/>1.929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98460" table:style-name="ce3">
            <text:p>698460</text:p>
          </table:table-cell>
          <table:table-cell office:value-type="string" table:style-name="ce3">
            <text:p>PAULO DOMINGUE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07.4000000000001" table:style-name="ce4">
            <text:p><text:s/>1.207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44" table:style-name="ce3">
            <text:p>7344</text:p>
          </table:table-cell>
          <table:table-cell office:value-type="string" table:style-name="ce3">
            <text:p>PAULO GUILHERME CAROLIS L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17.08" table:style-name="ce4">
            <text:p><text:s/>1.717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4.8" table:style-name="ce4">
            <text:p><text:s/>5.614,80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95" table:style-name="ce3">
            <text:p>5695</text:p>
          </table:table-cell>
          <table:table-cell office:value-type="string" table:style-name="ce3">
            <text:p>PAULO HENRIQUE CASTEX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14" table:style-name="ce3">
            <text:p>3314</text:p>
          </table:table-cell>
          <table:table-cell office:value-type="string" table:style-name="ce3">
            <text:p>PAULO HENRIQUE DE OLIVEIRA ARANT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98736" table:style-name="ce3">
            <text:p>698736</text:p>
          </table:table-cell>
          <table:table-cell office:value-type="string" table:style-name="ce3">
            <text:p>PAULO JOSE DE PAL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6" table:style-name="ce3">
            <text:p>1056</text:p>
          </table:table-cell>
          <table:table-cell office:value-type="string" table:style-name="ce3">
            <text:p>PAULO JOSE FREIRE TEOTON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676.73" table:style-name="ce4">
            <text:p><text:s/>2.676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73828" table:style-name="ce3">
            <text:p>573828</text:p>
          </table:table-cell>
          <table:table-cell office:value-type="string" table:style-name="ce3">
            <text:p>PAULO JURICIC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3" table:style-name="ce3">
            <text:p>753</text:p>
          </table:table-cell>
          <table:table-cell office:value-type="string" table:style-name="ce3">
            <text:p>PAULO KISH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7521" table:style-name="ce3">
            <text:p>337521</text:p>
          </table:table-cell>
          <table:table-cell office:value-type="string" table:style-name="ce3">
            <text:p>PAULO MARCO FERREIRA LIM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3028" table:style-name="ce3">
            <text:p>303028</text:p>
          </table:table-cell>
          <table:table-cell office:value-type="string" table:style-name="ce3">
            <text:p>PAULO MARCOS EDUARDO REALI FERNANDES NUN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73" table:style-name="ce3">
            <text:p>2073</text:p>
          </table:table-cell>
          <table:table-cell office:value-type="string" table:style-name="ce3">
            <text:p>PAULO PENTEADO TEIXEIRA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4308" table:style-name="ce3">
            <text:p>494308</text:p>
          </table:table-cell>
          <table:table-cell office:value-type="string" table:style-name="ce3">
            <text:p>PAULO ROBERTO DIA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O MIGUEL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31" table:style-name="ce3">
            <text:p>7531</text:p>
          </table:table-cell>
          <table:table-cell office:value-type="string" table:style-name="ce3">
            <text:p>PAULO ROBERTO FERREIRA FORT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250" table:style-name="ce3">
            <text:p>25250</text:p>
          </table:table-cell>
          <table:table-cell office:value-type="string" table:style-name="ce3">
            <text:p>PAULO ROBERTO SALVI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81" table:style-name="ce3">
            <text:p>2581</text:p>
          </table:table-cell>
          <table:table-cell office:value-type="string" table:style-name="ce3">
            <text:p>PAULO ROGERIO BASTOS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7" table:style-name="ce3">
            <text:p>1057</text:p>
          </table:table-cell>
          <table:table-cell office:value-type="string" table:style-name="ce3">
            <text:p>PAULO SERGIO ABUJAM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OTUCAT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30.5400000000002" table:style-name="ce4">
            <text:p><text:s/>1.730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50" table:style-name="ce3">
            <text:p>1350</text:p>
          </table:table-cell>
          <table:table-cell office:value-type="string" table:style-name="ce3">
            <text:p>PAULO SERGIO DE CAST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900.26" table:style-name="ce4">
            <text:p><text:s/>2.900,2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69017" table:style-name="ce3">
            <text:p>969017</text:p>
          </table:table-cell>
          <table:table-cell office:value-type="string" table:style-name="ce3">
            <text:p>PAULO SERGIO DE OLIVEIRA E COS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5697" table:style-name="ce3">
            <text:p>835697</text:p>
          </table:table-cell>
          <table:table-cell office:value-type="string" table:style-name="ce3">
            <text:p>PAULO SERGIO FOGANHO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0765" table:style-name="ce3">
            <text:p>490765</text:p>
          </table:table-cell>
          <table:table-cell office:value-type="string" table:style-name="ce3">
            <text:p>PAULO SERGIO PUERTA DOS SANT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68" table:style-name="ce3">
            <text:p>1368</text:p>
          </table:table-cell>
          <table:table-cell office:value-type="string" table:style-name="ce3">
            <text:p>PAULO SERGIO RIBEIR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60.05" table:style-name="ce4">
            <text:p><text:s/>1.560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61" table:style-name="ce3">
            <text:p>8561</text:p>
          </table:table-cell>
          <table:table-cell office:value-type="string" table:style-name="ce3">
            <text:p>PAULO VINICIUS DE CAMARGO BISP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88.4" table:style-name="ce4">
            <text:p><text:s/>2.888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96" table:style-name="ce3">
            <text:p>5696</text:p>
          </table:table-cell>
          <table:table-cell office:value-type="string" table:style-name="ce3">
            <text:p>PEDRO ANDRE PICADO ALON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33.89" table:style-name="ce4">
            <text:p><text:s/>2.833,89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7906" table:style-name="ce3">
            <text:p>207906</text:p>
          </table:table-cell>
          <table:table-cell office:value-type="string" table:style-name="ce3">
            <text:p>PEDRO AUGUSTO DE CASTRO ANDRADE E SOUZ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07358" table:style-name="ce3">
            <text:p>907358</text:p>
          </table:table-cell>
          <table:table-cell office:value-type="string" table:style-name="ce3">
            <text:p>PEDRO BARACAT GUIMARAE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DAS EXECUCOES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88900" table:style-name="ce3">
            <text:p>288900</text:p>
          </table:table-cell>
          <table:table-cell office:value-type="string" table:style-name="ce3">
            <text:p>PEDRO DE JESUS JULIOTT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62" table:style-name="ce3">
            <text:p>6562</text:p>
          </table:table-cell>
          <table:table-cell office:value-type="string" table:style-name="ce3">
            <text:p>PEDRO DOS REIS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HORTOLANDIA</text:p>
          </table:table-cell>
          <table:table-cell office:value-type="float" office:value="160" table:style-name="ce4">
            <text:p><text:s/>160,00<text:s/></text:p>
          </table:table-cell>
          <table:table-cell office:value-type="float" office:value="836.68" table:style-name="ce4">
            <text:p><text:s/>836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66" table:style-name="ce3">
            <text:p>11366</text:p>
          </table:table-cell>
          <table:table-cell office:value-type="string" table:style-name="ce3">
            <text:p>PEDRO DOS REIS URURAHY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ATAT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22" table:style-name="ce3">
            <text:p>3222</text:p>
          </table:table-cell>
          <table:table-cell office:value-type="string" table:style-name="ce3">
            <text:p>PEDRO EDUARDO DE CAMARGO ELI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33" table:style-name="ce3">
            <text:p>11333</text:p>
          </table:table-cell>
          <table:table-cell office:value-type="string" table:style-name="ce3">
            <text:p>PEDRO ENOS MARTINS DE OLIVEIRA GUIMARAE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57.1400000000001" table:style-name="ce4">
            <text:p><text:s/>1.157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4887" table:style-name="ce3">
            <text:p>64887</text:p>
          </table:table-cell>
          <table:table-cell office:value-type="string" table:style-name="ce3">
            <text:p>PEDRO EUGENIO FREDERIC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4203.75" table:style-name="ce4">
            <text:p><text:s/>4.203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75850" table:style-name="ce3">
            <text:p>375850</text:p>
          </table:table-cell>
          <table:table-cell office:value-type="string" table:style-name="ce3">
            <text:p>PEDRO FALABELLA TAVARES DE LIM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98" table:style-name="ce3">
            <text:p>10598</text:p>
          </table:table-cell>
          <table:table-cell office:value-type="string" table:style-name="ce3">
            <text:p>PEDRO FERNANDES CASTELO MACIEL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TAU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62.57" table:style-name="ce4">
            <text:p><text:s/>1.162,57<text:s/></text:p>
          </table:table-cell>
          <table:table-cell office:value-type="float" office:value="7636.15" table:style-name="ce4">
            <text:p><text:s/>7.636,15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74" table:style-name="ce3">
            <text:p>2074</text:p>
          </table:table-cell>
          <table:table-cell office:value-type="string" table:style-name="ce3">
            <text:p>PEDRO FERREIRA LEITE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18461" table:style-name="ce3">
            <text:p>618461</text:p>
          </table:table-cell>
          <table:table-cell office:value-type="string" table:style-name="ce3">
            <text:p>PEDRO FRANCO DE CAMP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2117" table:style-name="ce3">
            <text:p>492117</text:p>
          </table:table-cell>
          <table:table-cell office:value-type="string" table:style-name="ce3">
            <text:p>PEDRO HENRIQUE DEMERCIAN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13" table:style-name="ce3">
            <text:p>11313</text:p>
          </table:table-cell>
          <table:table-cell office:value-type="string" table:style-name="ce3">
            <text:p>PEDRO JAVARONI MACHADO FONSEC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6288.59" table:style-name="ce4">
            <text:p><text:s/>6.288,59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67" table:style-name="ce3">
            <text:p>11367</text:p>
          </table:table-cell>
          <table:table-cell office:value-type="string" table:style-name="ce3">
            <text:p>PEDRO JOSE ROCHA E SILV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GUARATINGUE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361.74" table:style-name="ce4">
            <text:p><text:s/>1.361,7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14558" table:style-name="ce3">
            <text:p>614558</text:p>
          </table:table-cell>
          <table:table-cell office:value-type="string" table:style-name="ce3">
            <text:p>PEDRO LUIZ DE MEL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2714" table:style-name="ce3">
            <text:p>62714</text:p>
          </table:table-cell>
          <table:table-cell office:value-type="string" table:style-name="ce3">
            <text:p>PEDRO MANOEL RAMO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99" table:style-name="ce3">
            <text:p>10599</text:p>
          </table:table-cell>
          <table:table-cell office:value-type="string" table:style-name="ce3">
            <text:p>PEDRO RAFAEL NOGUEIRA GUIMARA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TAPEV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31.33" table:style-name="ce4">
            <text:p><text:s/>931,33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32" table:style-name="ce3">
            <text:p>7532</text:p>
          </table:table-cell>
          <table:table-cell office:value-type="string" table:style-name="ce3">
            <text:p>PEDRO ROMAO NE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ARTINO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447.66" table:style-name="ce4">
            <text:p><text:s/>1.447,66<text:s/></text:p>
          </table:table-cell>
          <table:table-cell office:value-type="float" office:value="8534.5" table:style-name="ce4">
            <text:p><text:s/>8.534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13282" table:style-name="ce3">
            <text:p>413282</text:p>
          </table:table-cell>
          <table:table-cell office:value-type="string" table:style-name="ce3">
            <text:p>PEDRO WILSON BUGARIB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4A.PROMOTORIA DO JURI DA CAPITAL(PENHA DE FRANCA)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41193" table:style-name="ce3">
            <text:p>941193</text:p>
          </table:table-cell>
          <table:table-cell office:value-type="string" table:style-name="ce3">
            <text:p>PERSEU GENTIL NEGRA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97" table:style-name="ce3">
            <text:p>5697</text:p>
          </table:table-cell>
          <table:table-cell office:value-type="string" table:style-name="ce3">
            <text:p>PERSIO RICARDO PERRELLA SCARAB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MA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32.6100000000001" table:style-name="ce4">
            <text:p><text:s/>1.732,6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61" table:style-name="ce3">
            <text:p>7361</text:p>
          </table:table-cell>
          <table:table-cell office:value-type="string" table:style-name="ce3">
            <text:p>PIERRE PENA ROCH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VALPARAIS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860.72" table:style-name="ce4">
            <text:p><text:s/>7.860,7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83816" table:style-name="ce3">
            <text:p>183816</text:p>
          </table:table-cell>
          <table:table-cell office:value-type="string" table:style-name="ce3">
            <text:p>PLINIO ANTONIO BRITTO GENTIL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57.7800000000002" table:style-name="ce4">
            <text:p><text:s/>2.257,7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63" table:style-name="ce3">
            <text:p>6563</text:p>
          </table:table-cell>
          <table:table-cell office:value-type="string" table:style-name="ce3">
            <text:p>PRISCILA GOMES BARCELLOS BORG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312.14" table:style-name="ce4">
            <text:p><text:s/>1.312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62" table:style-name="ce3">
            <text:p>8562</text:p>
          </table:table-cell>
          <table:table-cell office:value-type="string" table:style-name="ce3">
            <text:p>PRISCILA LONGARINI ALV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IEIR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998" table:style-name="ce3">
            <text:p>2998</text:p>
          </table:table-cell>
          <table:table-cell office:value-type="string" table:style-name="ce3">
            <text:p>PRISCILA MAIELLO RIBEIRO PRADO MILEO THEODO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49.33" table:style-name="ce4">
            <text:p><text:s/>2.349,33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999" table:style-name="ce3">
            <text:p>2999</text:p>
          </table:table-cell>
          <table:table-cell office:value-type="string" table:style-name="ce3">
            <text:p>RAFAEL ABUJAM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753.54" table:style-name="ce4">
            <text:p><text:s/>753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24" table:style-name="ce3">
            <text:p>7324</text:p>
          </table:table-cell>
          <table:table-cell office:value-type="string" table:style-name="ce3">
            <text:p>RAFAEL AMANCIO BRIOZ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OCOR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90.77" table:style-name="ce4">
            <text:p><text:s/>990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4.8" table:style-name="ce4">
            <text:p><text:s/>5.614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98" table:style-name="ce3">
            <text:p>5698</text:p>
          </table:table-cell>
          <table:table-cell office:value-type="string" table:style-name="ce3">
            <text:p>RAFAEL AUGUSTO PRESSU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912.04" table:style-name="ce4">
            <text:p><text:s/>2.912,04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801" table:style-name="ce3">
            <text:p>3801</text:p>
          </table:table-cell>
          <table:table-cell office:value-type="string" table:style-name="ce3">
            <text:p>RAFAEL BELUC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PARO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897.02" table:style-name="ce4">
            <text:p><text:s/>897,0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47" table:style-name="ce3">
            <text:p>7347</text:p>
          </table:table-cell>
          <table:table-cell office:value-type="string" table:style-name="ce3">
            <text:p>RAFAEL BERTUCCI LOP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56.8399999999999" table:style-name="ce4">
            <text:p><text:s/>1.056,8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99" table:style-name="ce3">
            <text:p>4099</text:p>
          </table:table-cell>
          <table:table-cell office:value-type="string" table:style-name="ce3">
            <text:p>RAFAEL CORREA DE MORAIS AGUIA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TU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9646.9" table:style-name="ce4">
            <text:p><text:s/>9.646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699" table:style-name="ce3">
            <text:p>5699</text:p>
          </table:table-cell>
          <table:table-cell office:value-type="string" table:style-name="ce3">
            <text:p>RAFAEL DE OLIVEIRA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UNDI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87.5" table:style-name="ce4">
            <text:p><text:s/>2.887,50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63" table:style-name="ce3">
            <text:p>8563</text:p>
          </table:table-cell>
          <table:table-cell office:value-type="string" table:style-name="ce3">
            <text:p>RAFAEL DE PAULA ALBINO VEIG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19.54" table:style-name="ce4">
            <text:p><text:s/>1.519,54<text:s/></text:p>
          </table:table-cell>
          <table:table-cell office:value-type="float" office:value="8534.5" table:style-name="ce4">
            <text:p><text:s/>8.534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72" table:style-name="ce3">
            <text:p>7372</text:p>
          </table:table-cell>
          <table:table-cell office:value-type="string" table:style-name="ce3">
            <text:p>RAFAEL FERNANDES VIAN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REIRA BAR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081.21" table:style-name="ce4">
            <text:p><text:s/>2.081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55" table:style-name="ce3">
            <text:p>7355</text:p>
          </table:table-cell>
          <table:table-cell office:value-type="string" table:style-name="ce3">
            <text:p>RAFAEL MAGALHAES ABRANTES PINH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ITANHAEM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68.3699999999999" table:style-name="ce4">
            <text:p><text:s/>1.068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79" table:style-name="ce3">
            <text:p>11379</text:p>
          </table:table-cell>
          <table:table-cell office:value-type="string" table:style-name="ce3">
            <text:p>RAFAEL MORAIS DE OLIVEIR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FRANCA</text:p>
          </table:table-cell>
          <table:table-cell office:value-type="float" office:value="640" table:style-name="ce4">
            <text:p><text:s/>640,00<text:s/></text:p>
          </table:table-cell>
          <table:table-cell office:value-type="float" office:value="886.49" table:style-name="ce4">
            <text:p><text:s/>886,49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94" table:style-name="ce3">
            <text:p>11394</text:p>
          </table:table-cell>
          <table:table-cell office:value-type="string" table:style-name="ce3">
            <text:p>RAFAEL OLIVEIRA DE ARAUJ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604.22" table:style-name="ce4">
            <text:p><text:s/>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52" table:style-name="ce3">
            <text:p>7352</text:p>
          </table:table-cell>
          <table:table-cell office:value-type="string" table:style-name="ce3">
            <text:p>RAFAEL QUEIROZ PIOL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GUA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19.54" table:style-name="ce4">
            <text:p><text:s/>1.519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35.79" table:style-name="ce4">
            <text:p><text:s/>935,79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07" table:style-name="ce3">
            <text:p>7307</text:p>
          </table:table-cell>
          <table:table-cell office:value-type="string" table:style-name="ce3">
            <text:p>RAFAEL RIBEIRO DO V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CARAPICUI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29.6799999999998" table:style-name="ce4">
            <text:p><text:s/>2.129,68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64" table:style-name="ce3">
            <text:p>8564</text:p>
          </table:table-cell>
          <table:table-cell office:value-type="string" table:style-name="ce3">
            <text:p>RAFAEL SALZEDAS ARBACH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PERUIB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18.6300000000001" table:style-name="ce4">
            <text:p><text:s/>1.218,63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601" table:style-name="ce3">
            <text:p>10601</text:p>
          </table:table-cell>
          <table:table-cell office:value-type="string" table:style-name="ce3">
            <text:p>RAFAEL TSUGUIO BERNAHARDT HAYASH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808.6" table:style-name="ce4">
            <text:p><text:s/>808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299.24" table:style-name="ce4">
            <text:p><text:s/>7.299,24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42" table:style-name="ce3">
            <text:p>11342</text:p>
          </table:table-cell>
          <table:table-cell office:value-type="string" table:style-name="ce3">
            <text:p>RAFAEL VIANA DE OLIVEIRA VIDAL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44.88" table:style-name="ce4">
            <text:p><text:s/>2.244,88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602" table:style-name="ce3">
            <text:p>10602</text:p>
          </table:table-cell>
          <table:table-cell office:value-type="string" table:style-name="ce3">
            <text:p>RAFAELA TROMBIN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TAPETINI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-145.94000000000005" table:style-name="ce4">
            <text:p>-145,94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64" table:style-name="ce3">
            <text:p>6564</text:p>
          </table:table-cell>
          <table:table-cell office:value-type="string" table:style-name="ce3">
            <text:p>RAFFAELE DE FILIPPO FILH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ALM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18.31" table:style-name="ce4">
            <text:p><text:s/>1.618,31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46" table:style-name="ce3">
            <text:p>11346</text:p>
          </table:table-cell>
          <table:table-cell office:value-type="string" table:style-name="ce3">
            <text:p>RAISSA CESAR MOLINAR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GUARATINGUE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845.72" table:style-name="ce4">
            <text:p><text:s/>845,7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40" table:style-name="ce3">
            <text:p>3040</text:p>
          </table:table-cell>
          <table:table-cell office:value-type="string" table:style-name="ce3">
            <text:p>RAMON LOPES NE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E AREA REGIONAL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65" table:style-name="ce3">
            <text:p>6565</text:p>
          </table:table-cell>
          <table:table-cell office:value-type="string" table:style-name="ce3">
            <text:p>RAPHAEL BARBOSA BRAG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ORE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73.3" table:style-name="ce4">
            <text:p><text:s/>1.173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23" table:style-name="ce3">
            <text:p>3223</text:p>
          </table:table-cell>
          <table:table-cell office:value-type="string" table:style-name="ce3">
            <text:p>RAQUEL BUENO DE CAMAR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240" table:style-name="ce4">
            <text:p><text:s/>240,00<text:s/></text:p>
          </table:table-cell>
          <table:table-cell office:value-type="float" office:value="2205.94" table:style-name="ce4">
            <text:p><text:s/>2.205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12" table:style-name="ce3">
            <text:p>4512</text:p>
          </table:table-cell>
          <table:table-cell office:value-type="string" table:style-name="ce3">
            <text:p>RAQUEL ELI STEIN MATHEU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RAVIN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465.31" table:style-name="ce4">
            <text:p><text:s/>465,31<text:s/></text:p>
          </table:table-cell>
          <table:table-cell office:value-type="float" office:value="8309.93" table:style-name="ce4">
            <text:p><text:s/>8.309,9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82945" table:style-name="ce3">
            <text:p>282945</text:p>
          </table:table-cell>
          <table:table-cell office:value-type="string" table:style-name="ce3">
            <text:p>RAQUEL MARIA LEONE DE ALMEIDA CESAR BARBO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S DE JUSTICA CIVEIS DA INFANCIA E DA JUVENTU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68" table:style-name="ce3">
            <text:p>6568</text:p>
          </table:table-cell>
          <table:table-cell office:value-type="string" table:style-name="ce3">
            <text:p>RAQUEL TIEMI HASHIM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144.88" table:style-name="ce4">
            <text:p><text:s/>2.144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90" table:style-name="ce3">
            <text:p>11390</text:p>
          </table:table-cell>
          <table:table-cell office:value-type="string" table:style-name="ce3">
            <text:p>RAUL AGRIPINO DOS SANTOS PINT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300.1400000000001" table:style-name="ce4">
            <text:p><text:s/>1.300,14<text:s/></text:p>
          </table:table-cell>
          <table:table-cell office:value-type="float" office:value="15272.3" table:style-name="ce4">
            <text:p><text:s/>15.272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5727" table:style-name="ce3">
            <text:p>835727</text:p>
          </table:table-cell>
          <table:table-cell office:value-type="string" table:style-name="ce3">
            <text:p>RAUL DE GODOY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31.35" table:style-name="ce4">
            <text:p><text:s/>3.331,3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13" table:style-name="ce3">
            <text:p>4513</text:p>
          </table:table-cell>
          <table:table-cell office:value-type="string" table:style-name="ce3">
            <text:p>RAUL RIBEIRO SO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JOSE DO RIO PARDO</text:p>
          </table:table-cell>
          <table:table-cell office:value-type="float" office:value="800" table:style-name="ce4">
            <text:p><text:s/>800,00<text:s/></text:p>
          </table:table-cell>
          <table:table-cell office:value-type="float" office:value="1581.34" table:style-name="ce4">
            <text:p><text:s/>1.581,3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603" table:style-name="ce3">
            <text:p>10603</text:p>
          </table:table-cell>
          <table:table-cell office:value-type="string" table:style-name="ce3">
            <text:p>REBECA BARBOSA LEITE DA FREIRIA ESTEVA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MOGI-MIRIM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309.2199999999998" table:style-name="ce4">
            <text:p><text:s/>1.309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604" table:style-name="ce3">
            <text:p>10604</text:p>
          </table:table-cell>
          <table:table-cell office:value-type="string" table:style-name="ce3">
            <text:p>REGIANE MARIA HEIL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ITAJOBI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23.04000000000008" table:style-name="ce4">
            <text:p><text:s/>423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802" table:style-name="ce3">
            <text:p>3802</text:p>
          </table:table-cell>
          <table:table-cell office:value-type="string" table:style-name="ce3">
            <text:p>REGIANE VINCHE ZAMPAR GUIMARAE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4516.9699999999993" table:style-name="ce4">
            <text:p><text:s/>4.516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69" table:style-name="ce3">
            <text:p>1669</text:p>
          </table:table-cell>
          <table:table-cell office:value-type="string" table:style-name="ce3">
            <text:p>REGINA APARECIDA DE OLIVEIRA E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JABAQUA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803" table:style-name="ce3">
            <text:p>3803</text:p>
          </table:table-cell>
          <table:table-cell office:value-type="string" table:style-name="ce3">
            <text:p>REGINA BARBARA MURAD LOUZA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TIBA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05.94" table:style-name="ce4">
            <text:p><text:s/>2.205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715" table:style-name="ce3">
            <text:p>1715</text:p>
          </table:table-cell>
          <table:table-cell office:value-type="string" table:style-name="ce3">
            <text:p>REGINA CELIA PEGORARO VENANC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444.66" table:style-name="ce4">
            <text:p><text:s/>2.444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98307" table:style-name="ce3">
            <text:p>698307</text:p>
          </table:table-cell>
          <table:table-cell office:value-type="string" table:style-name="ce3">
            <text:p>REGINA KRAUTE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10" table:style-name="ce3">
            <text:p>2210</text:p>
          </table:table-cell>
          <table:table-cell office:value-type="string" table:style-name="ce3">
            <text:p>REGINA MOND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23.0700000000002" table:style-name="ce4">
            <text:p><text:s/>2.123,0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78" table:style-name="ce3">
            <text:p>2078</text:p>
          </table:table-cell>
          <table:table-cell office:value-type="string" table:style-name="ce3">
            <text:p>REGINALDO CESAR FAQUIM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113.44" table:style-name="ce4">
            <text:p><text:s/>3.113,44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60" table:style-name="ce3">
            <text:p>2260</text:p>
          </table:table-cell>
          <table:table-cell office:value-type="string" table:style-name="ce3">
            <text:p>REGINALDO GARCI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CRUZ DO RIO PARD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569.84" table:style-name="ce4">
            <text:p><text:s/>2.569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60" table:style-name="ce3">
            <text:p>2760</text:p>
          </table:table-cell>
          <table:table-cell office:value-type="string" table:style-name="ce3">
            <text:p>REGISLAINE TOPASS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NDRADI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04.04" table:style-name="ce4">
            <text:p><text:s/>2.104,04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65" table:style-name="ce3">
            <text:p>8565</text:p>
          </table:table-cell>
          <table:table-cell office:value-type="string" table:style-name="ce3">
            <text:p>REINALDO IORI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03.63" table:style-name="ce4">
            <text:p><text:s/>903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89362" table:style-name="ce3">
            <text:p>489362</text:p>
          </table:table-cell>
          <table:table-cell office:value-type="string" table:style-name="ce3">
            <text:p>REINALDO LUCAS DE ME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80" table:style-name="ce3">
            <text:p>11380</text:p>
          </table:table-cell>
          <table:table-cell office:value-type="string" table:style-name="ce3">
            <text:p>RENAN MENDES RODRIGUE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TUP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808.6" table:style-name="ce4">
            <text:p><text:s/>808,60<text:s/></text:p>
          </table:table-cell>
          <table:table-cell office:value-type="float" office:value="7860.7199999999993" table:style-name="ce4">
            <text:p><text:s/>7.860,72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605" table:style-name="ce3">
            <text:p>10605</text:p>
          </table:table-cell>
          <table:table-cell office:value-type="string" table:style-name="ce3">
            <text:p>RENATA ANDREIA DOS SANTO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IRANDO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18.09" table:style-name="ce4">
            <text:p><text:s/>3.018,0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100" table:style-name="ce3">
            <text:p>4100</text:p>
          </table:table-cell>
          <table:table-cell office:value-type="string" table:style-name="ce3">
            <text:p>RENATA BERTONI VIT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ARAIBU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61.15" table:style-name="ce4">
            <text:p><text:s/>3.061,1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69" table:style-name="ce3">
            <text:p>6569</text:p>
          </table:table-cell>
          <table:table-cell office:value-type="string" table:style-name="ce3">
            <text:p>RENATA BRANDAO LAZZAR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HORTOLAND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467.25" table:style-name="ce4">
            <text:p><text:s/>1.467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33" table:style-name="ce3">
            <text:p>7533</text:p>
          </table:table-cell>
          <table:table-cell office:value-type="string" table:style-name="ce3">
            <text:p>RENATA CAETANO PEREIRA DA SILVA FUG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ÇA DE SANTANA DE PARNAÍ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5839.38" table:style-name="ce4">
            <text:p><text:s/>5.839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14" table:style-name="ce3">
            <text:p>4514</text:p>
          </table:table-cell>
          <table:table-cell office:value-type="string" table:style-name="ce3">
            <text:p>RENATA CALAZANS NASRAU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92.23" table:style-name="ce4">
            <text:p><text:s/>992,23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101" table:style-name="ce3">
            <text:p>4101</text:p>
          </table:table-cell>
          <table:table-cell office:value-type="string" table:style-name="ce3">
            <text:p>RENATA CALDEIRA COSTA PICCIRILO COLAFEMIN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EBEDOU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47.46" table:style-name="ce4">
            <text:p><text:s/>1.147,46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15" table:style-name="ce3">
            <text:p>4515</text:p>
          </table:table-cell>
          <table:table-cell office:value-type="string" table:style-name="ce3">
            <text:p>RENATA CRISTINA DE OLIVEIRA MAY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50.7699999999995" table:style-name="ce4">
            <text:p><text:s/>2.850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14" table:style-name="ce3">
            <text:p>7314</text:p>
          </table:table-cell>
          <table:table-cell office:value-type="string" table:style-name="ce3">
            <text:p>RENATA DA CAMARA ALVES PIN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1350.28" table:style-name="ce4">
            <text:p><text:s/>1.350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66" table:style-name="ce3">
            <text:p>8566</text:p>
          </table:table-cell>
          <table:table-cell office:value-type="string" table:style-name="ce3">
            <text:p>RENATA FRANCA CEVIDAN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A FE DO SU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431.83" table:style-name="ce4">
            <text:p><text:s/>431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4.8" table:style-name="ce4">
            <text:p><text:s/>5.614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42" table:style-name="ce3">
            <text:p>3342</text:p>
          </table:table-cell>
          <table:table-cell office:value-type="string" table:style-name="ce3">
            <text:p>RENATA GALHARDO CHEUEN ZARO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PIQUE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34" table:style-name="ce3">
            <text:p>7534</text:p>
          </table:table-cell>
          <table:table-cell office:value-type="string" table:style-name="ce3">
            <text:p>RENATA GIANTOMASSI GOM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ARAGUACU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03.63" table:style-name="ce4">
            <text:p><text:s/>903,63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5614.8" table:style-name="ce4">
            <text:p><text:s/>5.614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80" table:style-name="ce3">
            <text:p>2580</text:p>
          </table:table-cell>
          <table:table-cell office:value-type="string" table:style-name="ce3">
            <text:p>RENATA GONCALVES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CIVEL DO FORO REGIONAL DE SANTO AM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55" table:style-name="ce3">
            <text:p>11355</text:p>
          </table:table-cell>
          <table:table-cell office:value-type="string" table:style-name="ce3">
            <text:p>RENATA HATORI NASCIMENT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TAU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03.63" table:style-name="ce4">
            <text:p><text:s/>903,63<text:s/></text:p>
          </table:table-cell>
          <table:table-cell office:value-type="float" office:value="8534.5" table:style-name="ce4">
            <text:p><text:s/>8.534,50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61" table:style-name="ce3">
            <text:p>2761</text:p>
          </table:table-cell>
          <table:table-cell office:value-type="string" table:style-name="ce3">
            <text:p>RENATA LUCIA MOTA LIMA DE OLIVEIRA RIVIT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CARE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62" table:style-name="ce3">
            <text:p>2762</text:p>
          </table:table-cell>
          <table:table-cell office:value-type="string" table:style-name="ce3">
            <text:p>RENATA MARIA CRUZ DE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63" table:style-name="ce3">
            <text:p>2763</text:p>
          </table:table-cell>
          <table:table-cell office:value-type="string" table:style-name="ce3">
            <text:p>RENATA MASAGAO ROMERO ANTUN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8" table:style-name="ce3">
            <text:p>1058</text:p>
          </table:table-cell>
          <table:table-cell office:value-type="string" table:style-name="ce3">
            <text:p>RENATA PERIN DE ANDRADE DEBS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67" table:style-name="ce3">
            <text:p>8567</text:p>
          </table:table-cell>
          <table:table-cell office:value-type="string" table:style-name="ce3">
            <text:p>RENATA PIRES SMITH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FERRAZ DE VASCONCEL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606" table:style-name="ce3">
            <text:p>10606</text:p>
          </table:table-cell>
          <table:table-cell office:value-type="string" table:style-name="ce3">
            <text:p>RENATA ROJO RODRIGU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-809.72999999999979" table:style-name="ce4">
            <text:p>-809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24" table:style-name="ce3">
            <text:p>3224</text:p>
          </table:table-cell>
          <table:table-cell office:value-type="string" table:style-name="ce3">
            <text:p>RENATA SANCHES FERNANDES GUERZO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847.22" table:style-name="ce4">
            <text:p><text:s/>1.847,22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9" table:style-name="ce3">
            <text:p>1059</text:p>
          </table:table-cell>
          <table:table-cell office:value-type="string" table:style-name="ce3">
            <text:p>RENATA YURIKA MAKI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80" table:style-name="ce4">
            <text:p><text:s/>8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68" table:style-name="ce3">
            <text:p>8568</text:p>
          </table:table-cell>
          <table:table-cell office:value-type="string" table:style-name="ce3">
            <text:p>RENATO ABUJAMRA FILLI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CHAVANT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682.5" table:style-name="ce4">
            <text:p><text:s/>2.682,50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16" table:style-name="ce3">
            <text:p>4516</text:p>
          </table:table-cell>
          <table:table-cell office:value-type="string" table:style-name="ce3">
            <text:p>RENATO ARRUDA SANTOS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70" table:style-name="ce3">
            <text:p>6570</text:p>
          </table:table-cell>
          <table:table-cell office:value-type="string" table:style-name="ce3">
            <text:p>RENATO AUGUSTO VALADA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ROQU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79" table:style-name="ce3">
            <text:p>2579</text:p>
          </table:table-cell>
          <table:table-cell office:value-type="string" table:style-name="ce3">
            <text:p>RENATO DAVAN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98.74" table:style-name="ce4">
            <text:p><text:s/>1.298,7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50" table:style-name="ce3">
            <text:p>2550</text:p>
          </table:table-cell>
          <table:table-cell office:value-type="string" table:style-name="ce3">
            <text:p>RENATO DE CERQUEIRA CESAR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11" table:style-name="ce3">
            <text:p>7311</text:p>
          </table:table-cell>
          <table:table-cell office:value-type="string" table:style-name="ce3">
            <text:p>RENATO DE JESUS MARC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TU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435.98" table:style-name="ce4">
            <text:p><text:s/>2.435,98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25" table:style-name="ce3">
            <text:p>3225</text:p>
          </table:table-cell>
          <table:table-cell office:value-type="string" table:style-name="ce3">
            <text:p>RENATO DIAS DE CASTRO FREIT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BOTICAB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4565.18" table:style-name="ce4">
            <text:p><text:s/>4.565,18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71" table:style-name="ce3">
            <text:p>6571</text:p>
          </table:table-cell>
          <table:table-cell office:value-type="string" table:style-name="ce3">
            <text:p>RENATO DOS SANTOS GA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42.19" table:style-name="ce4">
            <text:p><text:s/>942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1806" table:style-name="ce3">
            <text:p>321806</text:p>
          </table:table-cell>
          <table:table-cell office:value-type="string" table:style-name="ce3">
            <text:p>RENATO EUGENIO DE FREITAS PER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86.29" table:style-name="ce4">
            <text:p><text:s/>3.086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54" table:style-name="ce3">
            <text:p>3054</text:p>
          </table:table-cell>
          <table:table-cell office:value-type="string" table:style-name="ce3">
            <text:p>RENATO FAN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56.069999999999936" table:style-name="ce4">
            <text:p><text:s/>56,07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3380" table:style-name="ce3">
            <text:p>63380</text:p>
          </table:table-cell>
          <table:table-cell office:value-type="string" table:style-name="ce3">
            <text:p>RENATO FERNANDO CASEMIR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69.40999999999997" table:style-name="ce4">
            <text:p><text:s/>169,41<text:s/></text:p>
          </table:table-cell>
          <table:table-cell office:value-type="float" office:value="2707.04" table:style-name="ce4">
            <text:p><text:s/>2.707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58" table:style-name="ce3">
            <text:p>1658</text:p>
          </table:table-cell>
          <table:table-cell office:value-type="string" table:style-name="ce3">
            <text:p>RENATO FERREIRA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607" table:style-name="ce3">
            <text:p>10607</text:p>
          </table:table-cell>
          <table:table-cell office:value-type="string" table:style-name="ce3">
            <text:p>RENATO GONCALVES AZEVED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OUROES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94.29" table:style-name="ce4">
            <text:p><text:s/>1.794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700" table:style-name="ce3">
            <text:p>5700</text:p>
          </table:table-cell>
          <table:table-cell office:value-type="string" table:style-name="ce3">
            <text:p>RENATO KIM BARBO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41545" table:style-name="ce3">
            <text:p>841545</text:p>
          </table:table-cell>
          <table:table-cell office:value-type="string" table:style-name="ce3">
            <text:p>RENATO MOREIRA GUE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36" table:style-name="ce3">
            <text:p>7536</text:p>
          </table:table-cell>
          <table:table-cell office:value-type="string" table:style-name="ce3">
            <text:p>RENATO QUEIROZ DE L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19.6199999999999" table:style-name="ce4">
            <text:p><text:s/>1.119,62<text:s/></text:p>
          </table:table-cell>
          <table:table-cell office:value-type="float" office:value="2470.48" table:style-name="ce4">
            <text:p><text:s/>2.470,48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4" table:style-name="ce3">
            <text:p>754</text:p>
          </table:table-cell>
          <table:table-cell office:value-type="string" table:style-name="ce3">
            <text:p>REYNALDO MAPELLI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2590" table:style-name="ce3">
            <text:p>252590</text:p>
          </table:table-cell>
          <table:table-cell office:value-type="string" table:style-name="ce3">
            <text:p>RICARDO ANTONIO ANDREUCC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75.54" table:style-name="ce4">
            <text:p><text:s/>2.175,5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3585" table:style-name="ce3">
            <text:p>833585</text:p>
          </table:table-cell>
          <table:table-cell office:value-type="string" table:style-name="ce3">
            <text:p>RICARDO AUGUSTO MONTEM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O MIGUEL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3751" table:style-name="ce3">
            <text:p>253751</text:p>
          </table:table-cell>
          <table:table-cell office:value-type="string" table:style-name="ce3">
            <text:p>RICARDO BARBOSA ALV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46" table:style-name="ce3">
            <text:p>7346</text:p>
          </table:table-cell>
          <table:table-cell office:value-type="string" table:style-name="ce3">
            <text:p>RICARDO BELUC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BIU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666.52" table:style-name="ce4">
            <text:p><text:s/>2.666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102" table:style-name="ce3">
            <text:p>4102</text:p>
          </table:table-cell>
          <table:table-cell office:value-type="string" table:style-name="ce3">
            <text:p>RICARDO BRAINER ZAMPIE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33" table:style-name="ce3">
            <text:p>1633</text:p>
          </table:table-cell>
          <table:table-cell office:value-type="string" table:style-name="ce3">
            <text:p>RICARDO BRITES DE FIGUEIR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4A.PROMOTORIA DO JURI DA CAPITAL(PENHA DE FRANCA)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642.15" table:style-name="ce4">
            <text:p><text:s/>2.642,15<text:s/></text:p>
          </table:table-cell>
          <table:table-cell office:value-type="float" office:value="5173.66" table:style-name="ce4">
            <text:p><text:s/>5.173,6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79" table:style-name="ce3">
            <text:p>2079</text:p>
          </table:table-cell>
          <table:table-cell office:value-type="string" table:style-name="ce3">
            <text:p>RICARDO CALDEIRA PEDRO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90" table:style-name="ce3">
            <text:p>1690</text:p>
          </table:table-cell>
          <table:table-cell office:value-type="string" table:style-name="ce3">
            <text:p>RICARDO DE BARROS LEON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86114" table:style-name="ce3">
            <text:p>786114</text:p>
          </table:table-cell>
          <table:table-cell office:value-type="string" table:style-name="ce3">
            <text:p>RICARDO DIAS LEM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563.84" table:style-name="ce4">
            <text:p><text:s/>2.563,8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64" table:style-name="ce3">
            <text:p>2564</text:p>
          </table:table-cell>
          <table:table-cell office:value-type="string" table:style-name="ce3">
            <text:p>RICARDO FERRACINI NE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MA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73" table:style-name="ce3">
            <text:p>1673</text:p>
          </table:table-cell>
          <table:table-cell office:value-type="string" table:style-name="ce3">
            <text:p>RICARDO FLOR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87" table:style-name="ce3">
            <text:p>1687</text:p>
          </table:table-cell>
          <table:table-cell office:value-type="string" table:style-name="ce3">
            <text:p>RICARDO FRAMI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28" table:style-name="ce3">
            <text:p>3028</text:p>
          </table:table-cell>
          <table:table-cell office:value-type="string" table:style-name="ce3">
            <text:p>RICARDO GERHARDINGER SCHA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UMARE</text:p>
          </table:table-cell>
          <table:table-cell office:value-type="float" office:value="160" table:style-name="ce4">
            <text:p><text:s/>160,00<text:s/></text:p>
          </table:table-cell>
          <table:table-cell office:value-type="float" office:value="2397.91" table:style-name="ce4">
            <text:p><text:s/>2.397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52" table:style-name="ce3">
            <text:p>2552</text:p>
          </table:table-cell>
          <table:table-cell office:value-type="string" table:style-name="ce3">
            <text:p>RICARDO HILDEBRAND GARC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599.22" table:style-name="ce4">
            <text:p><text:s/>599,22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80" table:style-name="ce3">
            <text:p>2080</text:p>
          </table:table-cell>
          <table:table-cell office:value-type="string" table:style-name="ce3">
            <text:p>RICARDO JOSE GASQUES DE ALMEIDA SILVA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53" table:style-name="ce3">
            <text:p>2553</text:p>
          </table:table-cell>
          <table:table-cell office:value-type="string" table:style-name="ce3">
            <text:p>RICARDO MANUEL CAST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38.81" table:style-name="ce4">
            <text:p><text:s/>1.138,81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702" table:style-name="ce3">
            <text:p>5702</text:p>
          </table:table-cell>
          <table:table-cell office:value-type="string" table:style-name="ce3">
            <text:p>RICARDO MAURICIO MARTINHA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771.1" table:style-name="ce4">
            <text:p><text:s/>2.771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76" table:style-name="ce3">
            <text:p>3376</text:p>
          </table:table-cell>
          <table:table-cell office:value-type="string" table:style-name="ce3">
            <text:p>RICARDO NAVARRO SOARES CABRAL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OT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78" table:style-name="ce3">
            <text:p>2578</text:p>
          </table:table-cell>
          <table:table-cell office:value-type="string" table:style-name="ce3">
            <text:p>RICARDO REIS SIMI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ATINGUE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41.9499999999998" table:style-name="ce4">
            <text:p><text:s/>2.341,95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17" table:style-name="ce3">
            <text:p>4517</text:p>
          </table:table-cell>
          <table:table-cell office:value-type="string" table:style-name="ce3">
            <text:p>RICARDO RODRIGUES SALVA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716.75" table:style-name="ce4">
            <text:p><text:s/>716,7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41" table:style-name="ce3">
            <text:p>3341</text:p>
          </table:table-cell>
          <table:table-cell office:value-type="string" table:style-name="ce3">
            <text:p>RICARDO TAKASHIMA KAKUT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BAUR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10.85" table:style-name="ce4">
            <text:p><text:s/>1.710,85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17" table:style-name="ce3">
            <text:p>3017</text:p>
          </table:table-cell>
          <table:table-cell office:value-type="string" table:style-name="ce3">
            <text:p>RICHARD FABRICIO MESSA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GAR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86.31" table:style-name="ce4">
            <text:p><text:s/>1.686,3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103" table:style-name="ce3">
            <text:p>4103</text:p>
          </table:table-cell>
          <table:table-cell office:value-type="string" table:style-name="ce3">
            <text:p>RICHARD GANTUS ENCIN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986.17" table:style-name="ce4">
            <text:p><text:s/>2.986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1010.6800000000001" table:style-name="ce4">
            <text:p><text:s/>1.010,68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18" table:style-name="ce3">
            <text:p>4518</text:p>
          </table:table-cell>
          <table:table-cell office:value-type="string" table:style-name="ce3">
            <text:p>RITA ASSUMPCA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60" table:style-name="ce3">
            <text:p>1060</text:p>
          </table:table-cell>
          <table:table-cell office:value-type="string" table:style-name="ce3">
            <text:p>RITA DE CASSIA BERGAM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143.77" table:style-name="ce4">
            <text:p><text:s/>3.143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69" table:style-name="ce3">
            <text:p>8569</text:p>
          </table:table-cell>
          <table:table-cell office:value-type="string" table:style-name="ce3">
            <text:p>RITA DE CASSIA IMASHITA BECCA SAKA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41" table:style-name="ce3">
            <text:p>2241</text:p>
          </table:table-cell>
          <table:table-cell office:value-type="string" table:style-name="ce3">
            <text:p>RITA DE CASSIA MORAES SCARANCI FERNA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1644" table:style-name="ce3">
            <text:p>701644</text:p>
          </table:table-cell>
          <table:table-cell office:value-type="string" table:style-name="ce3">
            <text:p>RITA DI TOMASSO MARTIN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703" table:style-name="ce3">
            <text:p>5703</text:p>
          </table:table-cell>
          <table:table-cell office:value-type="string" table:style-name="ce3">
            <text:p>ROBERTA AMA FERRANTE 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85.06" table:style-name="ce4">
            <text:p><text:s/>2.885,0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935.79" table:style-name="ce4">
            <text:p><text:s/>935,79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56" table:style-name="ce3">
            <text:p>3356</text:p>
          </table:table-cell>
          <table:table-cell office:value-type="string" table:style-name="ce3">
            <text:p>ROBERTA ANDRADE DA CUN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0" table:style-name="ce4">
            <text:p><text:s/>80,00<text:s/></text:p>
          </table:table-cell>
          <table:table-cell office:value-type="float" office:value="2253.0700000000002" table:style-name="ce4">
            <text:p><text:s/>2.253,0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72" table:style-name="ce3">
            <text:p>6572</text:p>
          </table:table-cell>
          <table:table-cell office:value-type="string" table:style-name="ce3">
            <text:p>ROBERTA BENA PEREZ FERNAND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44.88" table:style-name="ce4">
            <text:p><text:s/>2.144,88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015" table:style-name="ce3">
            <text:p>5015</text:p>
          </table:table-cell>
          <table:table-cell office:value-type="string" table:style-name="ce3">
            <text:p>ROBERTA CASSANDRA MOR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20" table:style-name="ce3">
            <text:p>4520</text:p>
          </table:table-cell>
          <table:table-cell office:value-type="string" table:style-name="ce3">
            <text:p>ROBERTA MARIA DE BARROS FERNA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OGI DAS CRUZ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894.19" table:style-name="ce4">
            <text:p><text:s/>1.894,19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704" table:style-name="ce3">
            <text:p>5704</text:p>
          </table:table-cell>
          <table:table-cell office:value-type="string" table:style-name="ce3">
            <text:p>ROBERTA TONINI QUARES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48.2199999999998" table:style-name="ce4">
            <text:p><text:s/>2.248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48421" table:style-name="ce3">
            <text:p>548421</text:p>
          </table:table-cell>
          <table:table-cell office:value-type="string" table:style-name="ce3">
            <text:p>ROBERTO ABDUL NOU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03.56" table:style-name="ce4">
            <text:p><text:s/>2.103,5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5660" table:style-name="ce3">
            <text:p>495660</text:p>
          </table:table-cell>
          <table:table-cell office:value-type="string" table:style-name="ce3">
            <text:p>ROBERTO ANTONIO DE ALMEIDA COS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MOTORIA DE JUSTICA DE MANDADOS DE SEGU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75" table:style-name="ce3">
            <text:p>2075</text:p>
          </table:table-cell>
          <table:table-cell office:value-type="string" table:style-name="ce3">
            <text:p>ROBERTO BAC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1515" table:style-name="ce3">
            <text:p>61515</text:p>
          </table:table-cell>
          <table:table-cell office:value-type="string" table:style-name="ce3">
            <text:p>ROBERTO BARBOSA AL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0419" table:style-name="ce3">
            <text:p>200419</text:p>
          </table:table-cell>
          <table:table-cell office:value-type="string" table:style-name="ce3">
            <text:p>ROBERTO CARRAMEN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6" table:style-name="ce3">
            <text:p>756</text:p>
          </table:table-cell>
          <table:table-cell office:value-type="string" table:style-name="ce3">
            <text:p>ROBERTO DE ALMEIDA SALL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VILA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46" table:style-name="ce3">
            <text:p>2246</text:p>
          </table:table-cell>
          <table:table-cell office:value-type="string" table:style-name="ce3">
            <text:p>ROBERTO DE CAMPOS ANDRA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2260" table:style-name="ce3">
            <text:p>62260</text:p>
          </table:table-cell>
          <table:table-cell office:value-type="string" table:style-name="ce3">
            <text:p>ROBERTO FLEURY DE SOUZA BERTAGN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21" table:style-name="ce3">
            <text:p>4521</text:p>
          </table:table-cell>
          <table:table-cell office:value-type="string" table:style-name="ce3">
            <text:p>ROBERTO LINO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GI-GUAC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13.21" table:style-name="ce4">
            <text:p><text:s/>1.213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65" table:style-name="ce3">
            <text:p>1365</text:p>
          </table:table-cell>
          <table:table-cell office:value-type="string" table:style-name="ce3">
            <text:p>ROBERTO LIVIANU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89.2399999999998" table:style-name="ce4">
            <text:p><text:s/>2.389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196" table:style-name="ce3">
            <text:p>2196</text:p>
          </table:table-cell>
          <table:table-cell office:value-type="string" table:style-name="ce3">
            <text:p>ROBERTO LUIS DE OLIVEIRA PIMENT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73" table:style-name="ce3">
            <text:p>6573</text:p>
          </table:table-cell>
          <table:table-cell office:value-type="string" table:style-name="ce3">
            <text:p>ROBERTO MARCIO RAGONEZI FRANCISC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623.04999999999995" table:style-name="ce4">
            <text:p><text:s/>623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55" table:style-name="ce3">
            <text:p>2255</text:p>
          </table:table-cell>
          <table:table-cell office:value-type="string" table:style-name="ce3">
            <text:p>ROBERTO MENDES DE FREITA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7455" table:style-name="ce3">
            <text:p>837455</text:p>
          </table:table-cell>
          <table:table-cell office:value-type="string" table:style-name="ce3">
            <text:p>ROBERTO PINTO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657.5" table:style-name="ce4">
            <text:p><text:s/>2.657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54" table:style-name="ce3">
            <text:p>2554</text:p>
          </table:table-cell>
          <table:table-cell office:value-type="string" table:style-name="ce3">
            <text:p>ROBERTO VICTOR ANELLI BOD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03.91" table:style-name="ce4">
            <text:p><text:s/>2.803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62" table:style-name="ce3">
            <text:p>1062</text:p>
          </table:table-cell>
          <table:table-cell office:value-type="string" table:style-name="ce3">
            <text:p>ROBERTO WIDER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02" table:style-name="ce3">
            <text:p>7302</text:p>
          </table:table-cell>
          <table:table-cell office:value-type="string" table:style-name="ce3">
            <text:p>ROBSON ALVES RIB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NDRADINA</text:p>
          </table:table-cell>
          <table:table-cell office:value-type="float" office:value="160" table:style-name="ce4">
            <text:p><text:s/>160,00<text:s/></text:p>
          </table:table-cell>
          <table:table-cell office:value-type="float" office:value="1207.25" table:style-name="ce4">
            <text:p><text:s/>1.207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3829" table:style-name="ce3">
            <text:p>253829</text:p>
          </table:table-cell>
          <table:table-cell office:value-type="string" table:style-name="ce3">
            <text:p>ROBSON FELIX BUEN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154.19" table:style-name="ce4">
            <text:p><text:s/>3.154,1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36" table:style-name="ce3">
            <text:p>1636</text:p>
          </table:table-cell>
          <table:table-cell office:value-type="string" table:style-name="ce3">
            <text:p>RODNEY CLAIDE BOLSONI ELIAS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85" table:style-name="ce3">
            <text:p>2285</text:p>
          </table:table-cell>
          <table:table-cell office:value-type="string" table:style-name="ce3">
            <text:p>RODOLFO BRUNO PALAZZ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63" table:style-name="ce3">
            <text:p>1063</text:p>
          </table:table-cell>
          <table:table-cell office:value-type="string" table:style-name="ce3">
            <text:p>RODOLFO RODRIGUES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872.8" table:style-name="ce4">
            <text:p><text:s/>1.872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804" table:style-name="ce3">
            <text:p>3804</text:p>
          </table:table-cell>
          <table:table-cell office:value-type="string" table:style-name="ce3">
            <text:p>RODOLFO STRAZZI ARCANGELO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52.52" table:style-name="ce4">
            <text:p><text:s/>1.552,5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65270" table:style-name="ce3">
            <text:p>265270</text:p>
          </table:table-cell>
          <table:table-cell office:value-type="string" table:style-name="ce3">
            <text:p>RODOLFO VALTER RODRIGUES ALV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705" table:style-name="ce3">
            <text:p>5705</text:p>
          </table:table-cell>
          <table:table-cell office:value-type="string" table:style-name="ce3">
            <text:p>RODOLPHO TAKESHI ARAKAK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1090.24" table:style-name="ce4">
            <text:p><text:s/>1.090,24<text:s/></text:p>
          </table:table-cell>
          <table:table-cell office:value-type="float" office:value="1347.56" table:style-name="ce4">
            <text:p><text:s/>1.347,56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104" table:style-name="ce3">
            <text:p>4104</text:p>
          </table:table-cell>
          <table:table-cell office:value-type="string" table:style-name="ce3">
            <text:p>RODRIGO ALVES DE ARAUJO FIU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LIM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975.42" table:style-name="ce4">
            <text:p><text:s/>1.975,4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93" table:style-name="ce3">
            <text:p>11393</text:p>
          </table:table-cell>
          <table:table-cell office:value-type="string" table:style-name="ce3">
            <text:p>RODRIGO ALVES GONCALVE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ANDRADI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03.63" table:style-name="ce4">
            <text:p><text:s/>903,63<text:s/></text:p>
          </table:table-cell>
          <table:table-cell office:value-type="float" office:value="7636.15" table:style-name="ce4">
            <text:p><text:s/>7.636,15<text:s/></text:p>
          </table:table-cell>
          <table:table-cell office:value-type="float" office:value="1684.44" table:style-name="ce4">
            <text:p><text:s/>1.684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105" table:style-name="ce3">
            <text:p>4105</text:p>
          </table:table-cell>
          <table:table-cell office:value-type="string" table:style-name="ce3">
            <text:p>RODRIGO APARECIDO TIA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A BARBARA D'OES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85.9899999999998" table:style-name="ce4">
            <text:p><text:s/>2.285,99<text:s/></text:p>
          </table:table-cell>
          <table:table-cell office:value-type="float" office:value="5604.2199999999993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83" table:style-name="ce3">
            <text:p>2083</text:p>
          </table:table-cell>
          <table:table-cell office:value-type="string" table:style-name="ce3">
            <text:p>RODRIGO AUGUSTO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39.24" table:style-name="ce4">
            <text:p><text:s/>1.539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70" table:style-name="ce3">
            <text:p>8570</text:p>
          </table:table-cell>
          <table:table-cell office:value-type="string" table:style-name="ce3">
            <text:p>RODRIGO BELLINE LOP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CARAPICUI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71.21" table:style-name="ce4">
            <text:p><text:s/>1.271,2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805" table:style-name="ce3">
            <text:p>3805</text:p>
          </table:table-cell>
          <table:table-cell office:value-type="string" table:style-name="ce3">
            <text:p>RODRIGO CAMBIAGHI LOURENC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OGI-GUAC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422.08" table:style-name="ce4">
            <text:p><text:s/>2.422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6047" table:style-name="ce3">
            <text:p>26047</text:p>
          </table:table-cell>
          <table:table-cell office:value-type="string" table:style-name="ce3">
            <text:p>RODRIGO CANELLAS DI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77" table:style-name="ce3">
            <text:p>2577</text:p>
          </table:table-cell>
          <table:table-cell office:value-type="string" table:style-name="ce3">
            <text:p>RODRIGO CESAR COCCA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0456" table:style-name="ce3">
            <text:p>490456</text:p>
          </table:table-cell>
          <table:table-cell office:value-type="string" table:style-name="ce3">
            <text:p>RODRIGO CESAR REBELLO PIN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56.64" table:style-name="ce4">
            <text:p><text:s/>1.756,6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29" table:style-name="ce3">
            <text:p>7329</text:p>
          </table:table-cell>
          <table:table-cell office:value-type="string" table:style-name="ce3">
            <text:p>RODRIGO COURY SOUZA MEIRELL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ARAGUACU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11.38" table:style-name="ce4">
            <text:p><text:s/>1.611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54" table:style-name="ce3">
            <text:p>7354</text:p>
          </table:table-cell>
          <table:table-cell office:value-type="string" table:style-name="ce3">
            <text:p>RODRIGO DE ANDRADE FIGARO CALD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UP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90.06" table:style-name="ce4">
            <text:p><text:s/>2.390,06<text:s/></text:p>
          </table:table-cell>
          <table:table-cell office:value-type="float" office:value="6716.6" table:style-name="ce4">
            <text:p><text:s/>6.716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84" table:style-name="ce3">
            <text:p>2084</text:p>
          </table:table-cell>
          <table:table-cell office:value-type="string" table:style-name="ce3">
            <text:p>RODRIGO DE MORAES GARC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RIL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18.0899999999999" table:style-name="ce4">
            <text:p><text:s/>1.218,0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37" table:style-name="ce3">
            <text:p>7537</text:p>
          </table:table-cell>
          <table:table-cell office:value-type="string" table:style-name="ce3">
            <text:p>RODRIGO DE MORAES MOLA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NA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28.4100000000001" table:style-name="ce4">
            <text:p><text:s/>1.028,4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807" table:style-name="ce3">
            <text:p>3807</text:p>
          </table:table-cell>
          <table:table-cell office:value-type="string" table:style-name="ce3">
            <text:p>RODRIGO FERNANDEZ DAC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54.15" table:style-name="ce4">
            <text:p><text:s/>2.154,15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74" table:style-name="ce3">
            <text:p>6574</text:p>
          </table:table-cell>
          <table:table-cell office:value-type="string" table:style-name="ce3">
            <text:p>RODRIGO JIMENEZ GOM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OTUCATU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2925.97" table:style-name="ce4">
            <text:p><text:s/>2.925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016" table:style-name="ce3">
            <text:p>5016</text:p>
          </table:table-cell>
          <table:table-cell office:value-type="string" table:style-name="ce3">
            <text:p>RODRIGO LOP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AP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-107.85000000000002" table:style-name="ce4">
            <text:p>-107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608" table:style-name="ce3">
            <text:p>10608</text:p>
          </table:table-cell>
          <table:table-cell office:value-type="string" table:style-name="ce3">
            <text:p>RODRIGO LUCIO DOS SANTOS BORG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RAGUAT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7.42" table:style-name="ce4">
            <text:p><text:s/>337,42<text:s/></text:p>
          </table:table-cell>
          <table:table-cell office:value-type="float" office:value="8534.5" table:style-name="ce4">
            <text:p><text:s/>8.534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20" table:style-name="ce3">
            <text:p>11320</text:p>
          </table:table-cell>
          <table:table-cell office:value-type="string" table:style-name="ce3">
            <text:p>RODRIGO MACHADO FONSEC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757.7" table:style-name="ce4">
            <text:p><text:s/>757,70<text:s/></text:p>
          </table:table-cell>
          <table:table-cell office:value-type="float" office:value="8534.5" table:style-name="ce4">
            <text:p><text:s/>8.534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76" table:style-name="ce3">
            <text:p>2576</text:p>
          </table:table-cell>
          <table:table-cell office:value-type="string" table:style-name="ce3">
            <text:p>RODRIGO MANSOUR MAGALHAES DA SIL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462.0699999999997" table:style-name="ce4">
            <text:p><text:s/>3.462,0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48.62" table:style-name="ce4">
            <text:p><text:s/>748,62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64" table:style-name="ce3">
            <text:p>2764</text:p>
          </table:table-cell>
          <table:table-cell office:value-type="string" table:style-name="ce3">
            <text:p>RODRIGO MAZZILLI MARCOND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IRIGU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017" table:style-name="ce3">
            <text:p>5017</text:p>
          </table:table-cell>
          <table:table-cell office:value-type="string" table:style-name="ce3">
            <text:p>RODRIGO MELGAREJ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360.7" table:style-name="ce4">
            <text:p><text:s/>1.360,7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809" table:style-name="ce3">
            <text:p>3809</text:p>
          </table:table-cell>
          <table:table-cell office:value-type="string" table:style-name="ce3">
            <text:p>RODRIGO MERLI ANTUN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8.05" table:style-name="ce4">
            <text:p><text:s/>358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23" table:style-name="ce3">
            <text:p>4523</text:p>
          </table:table-cell>
          <table:table-cell office:value-type="string" table:style-name="ce3">
            <text:p>RODRIGO NERY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PAO BONITO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788.56" table:style-name="ce4">
            <text:p><text:s/>1.788,5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24" table:style-name="ce3">
            <text:p>4524</text:p>
          </table:table-cell>
          <table:table-cell office:value-type="string" table:style-name="ce3">
            <text:p>RODRIGO NUNES LAUREAN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GETULI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027.87" table:style-name="ce4">
            <text:p><text:s/>2.027,87<text:s/></text:p>
          </table:table-cell>
          <table:table-cell office:value-type="float" office:value="673.71" table:style-name="ce4">
            <text:p><text:s/>673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37" table:style-name="ce3">
            <text:p>11337</text:p>
          </table:table-cell>
          <table:table-cell office:value-type="string" table:style-name="ce3">
            <text:p>RODRIGO NUNES SERAPIA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03.63" table:style-name="ce4">
            <text:p><text:s/>903,63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84" table:style-name="ce3">
            <text:p>3384</text:p>
          </table:table-cell>
          <table:table-cell office:value-type="string" table:style-name="ce3">
            <text:p>RODRIGO OTAVIO FRANK DE ARAUJ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APECERICA DA SER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4451.1400000000003" table:style-name="ce4">
            <text:p><text:s/>4.451,1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25" table:style-name="ce3">
            <text:p>4525</text:p>
          </table:table-cell>
          <table:table-cell office:value-type="string" table:style-name="ce3">
            <text:p>RODRIGO PEREIRA DOS REI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OLIMPIA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649.35" table:style-name="ce4">
            <text:p><text:s/>649,3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00" table:style-name="ce3">
            <text:p>3000</text:p>
          </table:table-cell>
          <table:table-cell office:value-type="string" table:style-name="ce3">
            <text:p>RODRIGO SANCHES GARCI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ALIN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935.79" table:style-name="ce4">
            <text:p><text:s/>935,79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17" table:style-name="ce3">
            <text:p>7317</text:p>
          </table:table-cell>
          <table:table-cell office:value-type="string" table:style-name="ce3">
            <text:p>RODRIGO SIMON MACH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DIADEMA</text:p>
          </table:table-cell>
          <table:table-cell office:value-type="float" office:value="400" table:style-name="ce4">
            <text:p><text:s/>400,00<text:s/></text:p>
          </table:table-cell>
          <table:table-cell office:value-type="float" office:value="3185.48" table:style-name="ce4">
            <text:p><text:s/>3.185,48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26" table:style-name="ce3">
            <text:p>3226</text:p>
          </table:table-cell>
          <table:table-cell office:value-type="string" table:style-name="ce3">
            <text:p>RODRIGO VENDRAMIN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POTIREND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307.42" table:style-name="ce4">
            <text:p><text:s/>1.307,42<text:s/></text:p>
          </table:table-cell>
          <table:table-cell office:value-type="float" office:value="224.57" table:style-name="ce4">
            <text:p><text:s/>224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91" table:style-name="ce3">
            <text:p>1391</text:p>
          </table:table-cell>
          <table:table-cell office:value-type="string" table:style-name="ce3">
            <text:p>ROGERIO ALVAREZ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706" table:style-name="ce3">
            <text:p>5706</text:p>
          </table:table-cell>
          <table:table-cell office:value-type="string" table:style-name="ce3">
            <text:p>ROGERIO AUGUSTO DE ALMEIDA LEIT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28.76" table:style-name="ce4">
            <text:p><text:s/>3.328,76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3413" table:style-name="ce3">
            <text:p>833413</text:p>
          </table:table-cell>
          <table:table-cell office:value-type="string" table:style-name="ce3">
            <text:p>ROGERIO DA ROCHA CAMARG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10.1" table:style-name="ce4">
            <text:p><text:s/>3.310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01" table:style-name="ce3">
            <text:p>3001</text:p>
          </table:table-cell>
          <table:table-cell office:value-type="string" table:style-name="ce3">
            <text:p>ROGERIO JOSE FILOCOMO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RAGANCA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603.63" table:style-name="ce4">
            <text:p><text:s/>2.603,6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83205" table:style-name="ce3">
            <text:p>883205</text:p>
          </table:table-cell>
          <table:table-cell office:value-type="string" table:style-name="ce3">
            <text:p>ROGERIO LEAO ZAGALL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5A.PROMOTORIA DE JUSTICA DO JURI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7888" table:style-name="ce3">
            <text:p>207888</text:p>
          </table:table-cell>
          <table:table-cell office:value-type="string" table:style-name="ce3">
            <text:p>ROGERIO PEREIRA DA LUZ FER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924.02" table:style-name="ce4">
            <text:p><text:s/>3.924,0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18" table:style-name="ce3">
            <text:p>3018</text:p>
          </table:table-cell>
          <table:table-cell office:value-type="string" table:style-name="ce3">
            <text:p>ROGERIO PINHEIRO PAGAN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NDIDO MO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878.51" table:style-name="ce4">
            <text:p><text:s/>1.878,51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27" table:style-name="ce3">
            <text:p>3227</text:p>
          </table:table-cell>
          <table:table-cell office:value-type="string" table:style-name="ce3">
            <text:p>ROGERIO ROCCO MAGALHA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JAU</text:p>
          </table:table-cell>
          <table:table-cell office:value-type="float" office:value="240" table:style-name="ce4">
            <text:p><text:s/>240,00<text:s/></text:p>
          </table:table-cell>
          <table:table-cell office:value-type="float" office:value="1927.49" table:style-name="ce4">
            <text:p><text:s/>1.927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02" table:style-name="ce3">
            <text:p>3002</text:p>
          </table:table-cell>
          <table:table-cell office:value-type="string" table:style-name="ce3">
            <text:p>ROGERIO SANCHES CUN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6737.82" table:style-name="ce4">
            <text:p><text:s/>6.737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88662" table:style-name="ce3">
            <text:p>588662</text:p>
          </table:table-cell>
          <table:table-cell office:value-type="string" table:style-name="ce3">
            <text:p>ROLANDO MARIA DA LUZ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12.93" table:style-name="ce4">
            <text:p><text:s/>1.112,9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55" table:style-name="ce3">
            <text:p>2555</text:p>
          </table:table-cell>
          <table:table-cell office:value-type="string" table:style-name="ce3">
            <text:p>ROMEU GALIANO ZANELLI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684.44" table:style-name="ce4">
            <text:p><text:s/>1.684,4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50" table:style-name="ce3">
            <text:p>3350</text:p>
          </table:table-cell>
          <table:table-cell office:value-type="string" table:style-name="ce3">
            <text:p>ROMILDO DA ROCHA SOU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941.03" table:style-name="ce4">
            <text:p><text:s/>4.941,0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38" table:style-name="ce3">
            <text:p>7538</text:p>
          </table:table-cell>
          <table:table-cell office:value-type="string" table:style-name="ce3">
            <text:p>RONALDO PEREIRA MUNI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EGIST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68" table:style-name="ce3">
            <text:p>7368</text:p>
          </table:table-cell>
          <table:table-cell office:value-type="string" table:style-name="ce3">
            <text:p>RONAN PEDRO AMORIM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RESIDENTE VESCESLA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59.7" table:style-name="ce4">
            <text:p><text:s/>2.859,70<text:s/></text:p>
          </table:table-cell>
          <table:table-cell office:value-type="float" office:value="8983.7099999999991" table:style-name="ce4">
            <text:p><text:s/>8.983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92047" table:style-name="ce3">
            <text:p>792047</text:p>
          </table:table-cell>
          <table:table-cell office:value-type="string" table:style-name="ce3">
            <text:p>ROSA ASCHENBRENNER CONSAL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26" table:style-name="ce3">
            <text:p>4526</text:p>
          </table:table-cell>
          <table:table-cell office:value-type="string" table:style-name="ce3">
            <text:p>ROSANA COLLET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53.49" table:style-name="ce4">
            <text:p><text:s/>1.753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810" table:style-name="ce3">
            <text:p>3810</text:p>
          </table:table-cell>
          <table:table-cell office:value-type="string" table:style-name="ce3">
            <text:p>ROSANA MARCIA QUEIROZ PIOL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ATROCINIO PAULISTA</text:p>
          </table:table-cell>
          <table:table-cell office:value-type="float" office:value="240" table:style-name="ce4">
            <text:p><text:s/>240,00<text:s/></text:p>
          </table:table-cell>
          <table:table-cell office:value-type="float" office:value="2167.94" table:style-name="ce4">
            <text:p><text:s/>2.167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25" table:style-name="ce3">
            <text:p>2225</text:p>
          </table:table-cell>
          <table:table-cell office:value-type="string" table:style-name="ce3">
            <text:p>ROSELI NALDI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65" table:style-name="ce3">
            <text:p>1065</text:p>
          </table:table-cell>
          <table:table-cell office:value-type="string" table:style-name="ce3">
            <text:p>ROSEMARY AZEVEDO PORCELLI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56" table:style-name="ce3">
            <text:p>2556</text:p>
          </table:table-cell>
          <table:table-cell office:value-type="string" table:style-name="ce3">
            <text:p>ROSENY ZANETTA BARBOS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EDERNEIR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05.14" table:style-name="ce4">
            <text:p><text:s/>1.505,14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57" table:style-name="ce3">
            <text:p>2557</text:p>
          </table:table-cell>
          <table:table-cell office:value-type="string" table:style-name="ce3">
            <text:p>ROSINEI HORSTMANN SAIKA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15.5500000000002" table:style-name="ce4">
            <text:p><text:s/>2.115,55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66" table:style-name="ce3">
            <text:p>1066</text:p>
          </table:table-cell>
          <table:table-cell office:value-type="string" table:style-name="ce3">
            <text:p>ROSSANA AZEVEDO INACARA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62.37" table:style-name="ce4">
            <text:p><text:s/>1.562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71777" table:style-name="ce3">
            <text:p>571777</text:p>
          </table:table-cell>
          <table:table-cell office:value-type="string" table:style-name="ce3">
            <text:p>ROSSINI LOPES JOT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609" table:style-name="ce3">
            <text:p>10609</text:p>
          </table:table-cell>
          <table:table-cell office:value-type="string" table:style-name="ce3">
            <text:p>RUAN MANCONI MILAN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RANCHAR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882.56" table:style-name="ce4">
            <text:p><text:s/>882,5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7911" table:style-name="ce3">
            <text:p>837911</text:p>
          </table:table-cell>
          <table:table-cell office:value-type="string" table:style-name="ce3">
            <text:p>RUBEN TEIXEIRA GARCI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75" table:style-name="ce3">
            <text:p>2575</text:p>
          </table:table-cell>
          <table:table-cell office:value-type="string" table:style-name="ce3">
            <text:p>RUBENS ANDRADE MARCO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84.07" table:style-name="ce4">
            <text:p><text:s/>3.084,0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78" table:style-name="ce3">
            <text:p>2278</text:p>
          </table:table-cell>
          <table:table-cell office:value-type="string" table:style-name="ce3">
            <text:p>RUBENS MARTINS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VA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707" table:style-name="ce3">
            <text:p>5707</text:p>
          </table:table-cell>
          <table:table-cell office:value-type="string" table:style-name="ce3">
            <text:p>RUBIA PRADO MOTIZUK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NDRADI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33.71" table:style-name="ce4">
            <text:p><text:s/>1.533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12" table:style-name="ce3">
            <text:p>2212</text:p>
          </table:table-cell>
          <table:table-cell office:value-type="string" table:style-name="ce3">
            <text:p>RUFINO EDUARDO GALINDO CAMPO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DRACE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24.46" table:style-name="ce4">
            <text:p><text:s/>1.624,46<text:s/></text:p>
          </table:table-cell>
          <table:table-cell office:value-type="float" office:value="7186.94" table:style-name="ce4">
            <text:p><text:s/>7.186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93694" table:style-name="ce3">
            <text:p>593694</text:p>
          </table:table-cell>
          <table:table-cell office:value-type="string" table:style-name="ce3">
            <text:p>RUI ANTUNES HOR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ATINGUE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27" table:style-name="ce3">
            <text:p>4527</text:p>
          </table:table-cell>
          <table:table-cell office:value-type="string" table:style-name="ce3">
            <text:p>RUTH KATHERINE ANDERSON PINH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43.28" table:style-name="ce4">
            <text:p><text:s/>3.043,2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42670" table:style-name="ce3">
            <text:p>842670</text:p>
          </table:table-cell>
          <table:table-cell office:value-type="string" table:style-name="ce3">
            <text:p>RUY CID MARTINS VIANN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85" table:style-name="ce3">
            <text:p>2085</text:p>
          </table:table-cell>
          <table:table-cell office:value-type="string" table:style-name="ce3">
            <text:p>RUY FERNANDO ANELLI BODIN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DRACE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70300" table:style-name="ce3">
            <text:p>570300</text:p>
          </table:table-cell>
          <table:table-cell office:value-type="string" table:style-name="ce3">
            <text:p>SAAD MAZLOUM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74" table:style-name="ce3">
            <text:p>2574</text:p>
          </table:table-cell>
          <table:table-cell office:value-type="string" table:style-name="ce3">
            <text:p>SALMO MOHMARI DOS SANTO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106" table:style-name="ce3">
            <text:p>4106</text:p>
          </table:table-cell>
          <table:table-cell office:value-type="string" table:style-name="ce3">
            <text:p>SALOMAO SUSSUMU TANAKA DOS SANTO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BENTO DO SAPUC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7674" table:style-name="ce3">
            <text:p>837674</text:p>
          </table:table-cell>
          <table:table-cell office:value-type="string" table:style-name="ce3">
            <text:p>SALVADOR FRANCISCO DE SOUZA FREITA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811" table:style-name="ce3">
            <text:p>3811</text:p>
          </table:table-cell>
          <table:table-cell office:value-type="string" table:style-name="ce3">
            <text:p>SAMIR CHUKAIR DA CRU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46.24" table:style-name="ce4">
            <text:p><text:s/>1.046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708" table:style-name="ce3">
            <text:p>5708</text:p>
          </table:table-cell>
          <table:table-cell office:value-type="string" table:style-name="ce3">
            <text:p>SAMUEL CAMACHO CASTANHEI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FLORIDA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08.04" table:style-name="ce4">
            <text:p><text:s/>1.508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03" table:style-name="ce3">
            <text:p>3003</text:p>
          </table:table-cell>
          <table:table-cell office:value-type="string" table:style-name="ce3">
            <text:p>SANDRA DIOGO TEIX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60" table:style-name="ce4">
            <text:p><text:s/>1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5170" table:style-name="ce3">
            <text:p>205170</text:p>
          </table:table-cell>
          <table:table-cell office:value-type="string" table:style-name="ce3">
            <text:p>SANDRA LOURDES ALVES DE MOURA SAMPAIO ARRU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41" table:style-name="ce3">
            <text:p>3041</text:p>
          </table:table-cell>
          <table:table-cell office:value-type="string" table:style-name="ce3">
            <text:p>SANDRA LUCIA GARCIA MASSUD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76" table:style-name="ce3">
            <text:p>11376</text:p>
          </table:table-cell>
          <table:table-cell office:value-type="string" table:style-name="ce3">
            <text:p>SANDRA MORAES DE FREITAS MONTANHEIRO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DRACE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91.87" table:style-name="ce4">
            <text:p><text:s/>991,87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28" table:style-name="ce3">
            <text:p>4528</text:p>
          </table:table-cell>
          <table:table-cell office:value-type="string" table:style-name="ce3">
            <text:p>SANDRA REGINA FERREIRA DA COST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PIRACI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48.2199999999998" table:style-name="ce4">
            <text:p><text:s/>2.248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66" table:style-name="ce3">
            <text:p>3366</text:p>
          </table:table-cell>
          <table:table-cell office:value-type="string" table:style-name="ce3">
            <text:p>SANDRA REIMBERG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CARAPICUI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62" table:style-name="ce3">
            <text:p>3362</text:p>
          </table:table-cell>
          <table:table-cell office:value-type="string" table:style-name="ce3">
            <text:p>SANDRA RODRIGUES DE OLIVEIRA MARZAGAO BARBU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J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550.7600000000002" table:style-name="ce4">
            <text:p><text:s/>2.550,76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66" table:style-name="ce3">
            <text:p>1366</text:p>
          </table:table-cell>
          <table:table-cell office:value-type="string" table:style-name="ce3">
            <text:p>SANDRO ETHELREDO RICCIOTTI BARBOS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49" table:style-name="ce3">
            <text:p>3349</text:p>
          </table:table-cell>
          <table:table-cell office:value-type="string" table:style-name="ce3">
            <text:p>SANTIAGO MIGUEL NAKANO PER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60.54" table:style-name="ce4">
            <text:p><text:s/>2.860,54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48202" table:style-name="ce3">
            <text:p>548202</text:p>
          </table:table-cell>
          <table:table-cell office:value-type="string" table:style-name="ce3">
            <text:p>SAULO DE CASTRO ABREU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80499" table:style-name="ce3">
            <text:p>380499</text:p>
          </table:table-cell>
          <table:table-cell office:value-type="string" table:style-name="ce3">
            <text:p>SEBASTIAO DONIZETE LOPES DO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51.76" table:style-name="ce4">
            <text:p><text:s/>1.051,7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45452" table:style-name="ce3">
            <text:p>545452</text:p>
          </table:table-cell>
          <table:table-cell office:value-type="string" table:style-name="ce3">
            <text:p>SEBASTIAO LOPES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00862" table:style-name="ce3">
            <text:p>800862</text:p>
          </table:table-cell>
          <table:table-cell office:value-type="string" table:style-name="ce3">
            <text:p>SEBASTIAO SERGIO DA SIL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4324.29" table:style-name="ce4">
            <text:p><text:s/>4.324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54530" table:style-name="ce3">
            <text:p>154530</text:p>
          </table:table-cell>
          <table:table-cell office:value-type="string" table:style-name="ce3">
            <text:p>SEBASTIAO SILVIO DE BRIT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707.04" table:style-name="ce4">
            <text:p><text:s/>2.707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45" table:style-name="ce3">
            <text:p>1645</text:p>
          </table:table-cell>
          <table:table-cell office:value-type="string" table:style-name="ce3">
            <text:p>SELMA IAMANI BASTOS PE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12547" table:style-name="ce3">
            <text:p>512547</text:p>
          </table:table-cell>
          <table:table-cell office:value-type="string" table:style-name="ce3">
            <text:p>SELMA NEGRAO PEREIRA DOS REI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625.83" table:style-name="ce4">
            <text:p><text:s/>2.625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46965" table:style-name="ce3">
            <text:p>546965</text:p>
          </table:table-cell>
          <table:table-cell office:value-type="string" table:style-name="ce3">
            <text:p>SERGIO ACAYABA DE TOL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42.51" table:style-name="ce4">
            <text:p><text:s/>1.742,5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57" table:style-name="ce3">
            <text:p>2257</text:p>
          </table:table-cell>
          <table:table-cell office:value-type="string" table:style-name="ce3">
            <text:p>SERGIO CAMPANHA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ASS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776.16" table:style-name="ce4">
            <text:p><text:s/>2.776,16<text:s/></text:p>
          </table:table-cell>
          <table:table-cell office:value-type="float" office:value="5604.2" table:style-name="ce4">
            <text:p><text:s/>5.604,20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47758" table:style-name="ce3">
            <text:p>847758</text:p>
          </table:table-cell>
          <table:table-cell office:value-type="string" table:style-name="ce3">
            <text:p>SERGIO CLARO BUONAMIC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8" table:style-name="ce3">
            <text:p>758</text:p>
          </table:table-cell>
          <table:table-cell office:value-type="string" table:style-name="ce3">
            <text:p>SERGIO CLEMENT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416.72" table:style-name="ce4">
            <text:p><text:s/>1.416,72<text:s/></text:p>
          </table:table-cell>
          <table:table-cell office:value-type="float" office:value="5390.1699999999992" table:style-name="ce4">
            <text:p><text:s/>5.390,1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0829" table:style-name="ce3">
            <text:p>200829</text:p>
          </table:table-cell>
          <table:table-cell office:value-type="string" table:style-name="ce3">
            <text:p>SERGIO DE ASS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240" table:style-name="ce4">
            <text:p><text:s/>24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69388" table:style-name="ce3">
            <text:p>969388</text:p>
          </table:table-cell>
          <table:table-cell office:value-type="string" table:style-name="ce3">
            <text:p>SERGIO DE PASSOS SIM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87" table:style-name="ce3">
            <text:p>2087</text:p>
          </table:table-cell>
          <table:table-cell office:value-type="string" table:style-name="ce3">
            <text:p>SERGIO DOMINGOS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888.71" table:style-name="ce4">
            <text:p><text:s/>1.888,7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72" table:style-name="ce3">
            <text:p>8572</text:p>
          </table:table-cell>
          <table:table-cell office:value-type="string" table:style-name="ce3">
            <text:p>SERGIO HENRIQUE MARIN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A CRUZ DAS PALMEIRA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02.77" table:style-name="ce4">
            <text:p><text:s/>1.002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29" table:style-name="ce3">
            <text:p>4529</text:p>
          </table:table-cell>
          <table:table-cell office:value-type="string" table:style-name="ce3">
            <text:p>SERGIO LUIS CALDAS SPIN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JAGUARIU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000" table:style-name="ce4">
            <text:p><text:s/>1.00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42" table:style-name="ce3">
            <text:p>3042</text:p>
          </table:table-cell>
          <table:table-cell office:value-type="string" table:style-name="ce3">
            <text:p>SERGIO MARTIN PIOVESAN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CARL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72.3699999999999" table:style-name="ce4">
            <text:p><text:s/>1.272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73510" table:style-name="ce3">
            <text:p>973510</text:p>
          </table:table-cell>
          <table:table-cell office:value-type="string" table:style-name="ce3">
            <text:p>SERGIO NEVES COE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98423" table:style-name="ce3">
            <text:p>698423</text:p>
          </table:table-cell>
          <table:table-cell office:value-type="string" table:style-name="ce3">
            <text:p>SERGIO PEIXOTO CAMARG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75" table:style-name="ce3">
            <text:p>6575</text:p>
          </table:table-cell>
          <table:table-cell office:value-type="string" table:style-name="ce3">
            <text:p>SERGIO RICARDO GOMES DE MOU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343.32" table:style-name="ce4">
            <text:p><text:s/>1.343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1188" table:style-name="ce3">
            <text:p>701188</text:p>
          </table:table-cell>
          <table:table-cell office:value-type="string" table:style-name="ce3">
            <text:p>SERGIO RICARDO MARTOS EVANGELI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C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67.68" table:style-name="ce4">
            <text:p><text:s/>1.567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7560" table:style-name="ce3">
            <text:p>837560</text:p>
          </table:table-cell>
          <table:table-cell office:value-type="string" table:style-name="ce3">
            <text:p>SERGIO TURRA SOBRANE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65139" table:style-name="ce3">
            <text:p>365139</text:p>
          </table:table-cell>
          <table:table-cell office:value-type="string" table:style-name="ce3">
            <text:p>SHEILA XAVIER ME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53" table:style-name="ce3">
            <text:p>2253</text:p>
          </table:table-cell>
          <table:table-cell office:value-type="string" table:style-name="ce3">
            <text:p>SIDNEY ALVES DE MAT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97340" table:style-name="ce3">
            <text:p>197340</text:p>
          </table:table-cell>
          <table:table-cell office:value-type="string" table:style-name="ce3">
            <text:p>SIDNEY CESAR RIBEIRO SYDOW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675.47" table:style-name="ce4">
            <text:p><text:s/>675,47<text:s/></text:p>
          </table:table-cell>
          <table:table-cell office:value-type="float" office:value="4997.96" table:style-name="ce4">
            <text:p><text:s/>4.997,9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59" table:style-name="ce3">
            <text:p>3059</text:p>
          </table:table-cell>
          <table:table-cell office:value-type="string" table:style-name="ce3">
            <text:p>SILVIA CHAKIAN DE TOLEDO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40" table:style-name="ce3">
            <text:p>3340</text:p>
          </table:table-cell>
          <table:table-cell office:value-type="string" table:style-name="ce3">
            <text:p>SILVIA DE FREITAS DENA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92" table:style-name="ce3">
            <text:p>1692</text:p>
          </table:table-cell>
          <table:table-cell office:value-type="string" table:style-name="ce3">
            <text:p>SILVIA TOMAZ LOURENCO MORENO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65" table:style-name="ce3">
            <text:p>2765</text:p>
          </table:table-cell>
          <table:table-cell office:value-type="string" table:style-name="ce3">
            <text:p>SILVIA VIEIRA MARQ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54.37" table:style-name="ce4">
            <text:p><text:s/>2.354,3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93647" table:style-name="ce3">
            <text:p>393647</text:p>
          </table:table-cell>
          <table:table-cell office:value-type="string" table:style-name="ce3">
            <text:p>SILVIO ANTONIO MARQ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O PATRIMONIO PUBLICO E SOCI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6737.82" table:style-name="ce4">
            <text:p><text:s/>6.737,82<text:s/></text:p>
          </table:table-cell>
          <table:table-cell office:value-type="float" office:value="23464.909999999996" table:style-name="ce4">
            <text:p><text:s/>23.464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813" table:style-name="ce3">
            <text:p>3813</text:p>
          </table:table-cell>
          <table:table-cell office:value-type="string" table:style-name="ce3">
            <text:p>SILVIO BRANDINI BARBAGAL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BITI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964.35" table:style-name="ce4">
            <text:p><text:s/>2.964,35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18" table:style-name="ce3">
            <text:p>2218</text:p>
          </table:table-cell>
          <table:table-cell office:value-type="string" table:style-name="ce3">
            <text:p>SILVIO DA SILVA BRAND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URIN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310.24" table:style-name="ce4">
            <text:p><text:s/>1.310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77" table:style-name="ce3">
            <text:p>3377</text:p>
          </table:table-cell>
          <table:table-cell office:value-type="string" table:style-name="ce3">
            <text:p>SILVIO DE CILLO LEITE LOUBETH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VIC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92.07" table:style-name="ce4">
            <text:p><text:s/>1.292,0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7" table:style-name="ce4">
            <text:p><text:s/>1.122,97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76" table:style-name="ce3">
            <text:p>6576</text:p>
          </table:table-cell>
          <table:table-cell office:value-type="string" table:style-name="ce3">
            <text:p>SILVIO FERNANDO DE BRI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OTUCAT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19" table:style-name="ce3">
            <text:p>3019</text:p>
          </table:table-cell>
          <table:table-cell office:value-type="string" table:style-name="ce3">
            <text:p>SIMONE DE DIVITIIS PER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02" table:style-name="ce3">
            <text:p>2202</text:p>
          </table:table-cell>
          <table:table-cell office:value-type="string" table:style-name="ce3">
            <text:p>SIMONE RODRIGUES HORTA GOM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35" table:style-name="ce3">
            <text:p>1635</text:p>
          </table:table-cell>
          <table:table-cell office:value-type="string" table:style-name="ce3">
            <text:p>SIMONE SAMPAIO ALVES PEREIRA CHAGA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018" table:style-name="ce3">
            <text:p>5018</text:p>
          </table:table-cell>
          <table:table-cell office:value-type="string" table:style-name="ce3">
            <text:p>SIRLENI FERNANDES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04" table:style-name="ce3">
            <text:p>3004</text:p>
          </table:table-cell>
          <table:table-cell office:value-type="string" table:style-name="ce3">
            <text:p>SOFIA FADISTA SBRIGH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0" table:style-name="ce4">
            <text:p><text:s/>8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05" table:style-name="ce3">
            <text:p>3005</text:p>
          </table:table-cell>
          <table:table-cell office:value-type="string" table:style-name="ce3">
            <text:p>SOLANGE APARECIDA SIBINE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889.95" table:style-name="ce4">
            <text:p><text:s/>889,95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3940" table:style-name="ce3">
            <text:p>703940</text:p>
          </table:table-cell>
          <table:table-cell office:value-type="string" table:style-name="ce3">
            <text:p>SOLANGE MENDONCA DIAS DA MOTTA FONSE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3248" table:style-name="ce3">
            <text:p>703248</text:p>
          </table:table-cell>
          <table:table-cell office:value-type="string" table:style-name="ce3">
            <text:p>SONIA ETUKO OD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77835" table:style-name="ce3">
            <text:p>577835</text:p>
          </table:table-cell>
          <table:table-cell office:value-type="string" table:style-name="ce3">
            <text:p>SONIA MARIA SCHINCARIOL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58" table:style-name="ce3">
            <text:p>2558</text:p>
          </table:table-cell>
          <table:table-cell office:value-type="string" table:style-name="ce3">
            <text:p>SORAIA BICUDO SIMO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2245.91" table:style-name="ce4">
            <text:p><text:s/>2.245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28" table:style-name="ce3">
            <text:p>3228</text:p>
          </table:table-cell>
          <table:table-cell office:value-type="string" table:style-name="ce3">
            <text:p>SORANDY AYRES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81.83" table:style-name="ce4">
            <text:p><text:s/>3.581,8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87" table:style-name="ce3">
            <text:p>1387</text:p>
          </table:table-cell>
          <table:table-cell office:value-type="string" table:style-name="ce3">
            <text:p>STELA MARIS GOMES DE ABREU R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89" table:style-name="ce3">
            <text:p>2089</text:p>
          </table:table-cell>
          <table:table-cell office:value-type="string" table:style-name="ce3">
            <text:p>STELA TINONE KUB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74.6" table:style-name="ce4">
            <text:p><text:s/>2.874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64" table:style-name="ce3">
            <text:p>11364</text:p>
          </table:table-cell>
          <table:table-cell office:value-type="string" table:style-name="ce3">
            <text:p>STEPHANIE OKUM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CASA B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808.6" table:style-name="ce4">
            <text:p><text:s/>808,60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45907" table:style-name="ce3">
            <text:p>545907</text:p>
          </table:table-cell>
          <table:table-cell office:value-type="string" table:style-name="ce3">
            <text:p>SUELI PE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709" table:style-name="ce3">
            <text:p>5709</text:p>
          </table:table-cell>
          <table:table-cell office:value-type="string" table:style-name="ce3">
            <text:p>SULTANE RUBEZ JE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11.38" table:style-name="ce4">
            <text:p><text:s/>1.611,3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12" table:style-name="ce3">
            <text:p>3312</text:p>
          </table:table-cell>
          <table:table-cell office:value-type="string" table:style-name="ce3">
            <text:p>SUSANA HENRIQUES DA COST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02561" table:style-name="ce3">
            <text:p>502561</text:p>
          </table:table-cell>
          <table:table-cell office:value-type="string" table:style-name="ce3">
            <text:p>SUSANA LUCIA ALVIM CAROTTA MULL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814" table:style-name="ce3">
            <text:p>3814</text:p>
          </table:table-cell>
          <table:table-cell office:value-type="string" table:style-name="ce3">
            <text:p>SUZANA PEYRER LAINO FICKE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VOTORANTIM</text:p>
          </table:table-cell>
          <table:table-cell office:value-type="float" office:value="160" table:style-name="ce4">
            <text:p><text:s/>160,00<text:s/></text:p>
          </table:table-cell>
          <table:table-cell office:value-type="float" office:value="2709.31" table:style-name="ce4">
            <text:p><text:s/>2.709,3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107" table:style-name="ce3">
            <text:p>4107</text:p>
          </table:table-cell>
          <table:table-cell office:value-type="string" table:style-name="ce3">
            <text:p>SYLVIA LUIZA DAMAS PRATES RIBEI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OLIMP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61867" table:style-name="ce3">
            <text:p>261867</text:p>
          </table:table-cell>
          <table:table-cell office:value-type="string" table:style-name="ce3">
            <text:p>SYLVIA MARIA MONTEIRO E BARTOLETT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30.69" table:style-name="ce4">
            <text:p><text:s/>2.330,6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710" table:style-name="ce3">
            <text:p>5710</text:p>
          </table:table-cell>
          <table:table-cell office:value-type="string" table:style-name="ce3">
            <text:p>TACIANA TREVISOLI PANAGIO GI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611.94" table:style-name="ce4">
            <text:p><text:s/>2.611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019" table:style-name="ce3">
            <text:p>5019</text:p>
          </table:table-cell>
          <table:table-cell office:value-type="string" table:style-name="ce3">
            <text:p>TADEU SALGADO IVAHY BADARO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SEBASTIAO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98.92000000000007" table:style-name="ce4">
            <text:p><text:s/>598,92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74" table:style-name="ce3">
            <text:p>11374</text:p>
          </table:table-cell>
          <table:table-cell office:value-type="string" table:style-name="ce3">
            <text:p>TAIS SERVILHA FERRARI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475.85" table:style-name="ce4">
            <text:p><text:s/>475,85<text:s/></text:p>
          </table:table-cell>
          <table:table-cell office:value-type="float" office:value="8534.5" table:style-name="ce4">
            <text:p><text:s/>8.534,50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80" table:style-name="ce3">
            <text:p>3380</text:p>
          </table:table-cell>
          <table:table-cell office:value-type="string" table:style-name="ce3">
            <text:p>TANIA DE ANDRADE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E AREA REGIONAL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11" table:style-name="ce4">
            <text:p><text:s/>2.111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930.36" table:style-name="ce4">
            <text:p><text:s/>3.930,3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78" table:style-name="ce3">
            <text:p>6578</text:p>
          </table:table-cell>
          <table:table-cell office:value-type="string" table:style-name="ce3">
            <text:p>TANIA MARA TORTOL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RDOS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757.94" table:style-name="ce4">
            <text:p><text:s/>757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47260" table:style-name="ce3">
            <text:p>547260</text:p>
          </table:table-cell>
          <table:table-cell office:value-type="string" table:style-name="ce3">
            <text:p>TANIA MARIA ALVES DE CAMARGO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NTOS</text:p>
          </table:table-cell>
          <table:table-cell office:value-type="float" office:value="720" table:style-name="ce4">
            <text:p><text:s/>720,00<text:s/></text:p>
          </table:table-cell>
          <table:table-cell office:value-type="float" office:value="2707.04" table:style-name="ce4">
            <text:p><text:s/>2.707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61" table:style-name="ce3">
            <text:p>3361</text:p>
          </table:table-cell>
          <table:table-cell office:value-type="string" table:style-name="ce3">
            <text:p>TANIA REGINA GOLMIA CAMILL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ERTAOZINH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29" table:style-name="ce3">
            <text:p>3029</text:p>
          </table:table-cell>
          <table:table-cell office:value-type="string" table:style-name="ce3">
            <text:p>TANIA SERRA AZUL GUIMARAES BIAZOLL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168.4300000000003" table:style-name="ce4">
            <text:p><text:s/>3.168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39" table:style-name="ce3">
            <text:p>7539</text:p>
          </table:table-cell>
          <table:table-cell office:value-type="string" table:style-name="ce3">
            <text:p>TASSIA ISMENIA DA ROCH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MAU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07.25" table:style-name="ce4">
            <text:p><text:s/>1.207,2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64384" table:style-name="ce3">
            <text:p>264384</text:p>
          </table:table-cell>
          <table:table-cell office:value-type="string" table:style-name="ce3">
            <text:p>TASSO DENIS CAMPANHA CUR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59.88" table:style-name="ce4">
            <text:p><text:s/>1.659,8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73" table:style-name="ce3">
            <text:p>3373</text:p>
          </table:table-cell>
          <table:table-cell office:value-type="string" table:style-name="ce3">
            <text:p>TATIANA BARRETO SER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27" table:style-name="ce4">
            <text:p><text:s/>3.327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815" table:style-name="ce3">
            <text:p>3815</text:p>
          </table:table-cell>
          <table:table-cell office:value-type="string" table:style-name="ce3">
            <text:p>TATIANA BIANCHI TRIVIN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29" table:style-name="ce3">
            <text:p>3229</text:p>
          </table:table-cell>
          <table:table-cell office:value-type="string" table:style-name="ce3">
            <text:p>TATIANA CALLE HEILM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803.91" table:style-name="ce4">
            <text:p><text:s/>2.803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108" table:style-name="ce3">
            <text:p>4108</text:p>
          </table:table-cell>
          <table:table-cell office:value-type="string" table:style-name="ce3">
            <text:p>TATIANA DE FREITAS ROCH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41.57" table:style-name="ce4">
            <text:p><text:s/>1.141,5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020" table:style-name="ce3">
            <text:p>5020</text:p>
          </table:table-cell>
          <table:table-cell office:value-type="string" table:style-name="ce3">
            <text:p>TATIANA MAGOSSO E FRANCO DA SILV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410.8199999999997" table:style-name="ce4">
            <text:p><text:s/>3.410,82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67" table:style-name="ce3">
            <text:p>1067</text:p>
          </table:table-cell>
          <table:table-cell office:value-type="string" table:style-name="ce3">
            <text:p>TATIANA VIGGIANI BICUD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903842" table:style-name="ce3">
            <text:p>903842</text:p>
          </table:table-cell>
          <table:table-cell office:value-type="string" table:style-name="ce3">
            <text:p>TATSUO TSUKAMO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VALIN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80" table:style-name="ce3">
            <text:p>1380</text:p>
          </table:table-cell>
          <table:table-cell office:value-type="string" table:style-name="ce3">
            <text:p>TELMA DE SOUZA MARTINS GORI MONT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ALENCIAS</text:p>
          </table:table-cell>
          <table:table-cell office:value-type="float" office:value="560" table:style-name="ce4">
            <text:p><text:s/>5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06" table:style-name="ce3">
            <text:p>3006</text:p>
          </table:table-cell>
          <table:table-cell office:value-type="string" table:style-name="ce3">
            <text:p>TELMA REGINA FERNANDES REGO PAGOT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PIRASSUNU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39.9" table:style-name="ce4">
            <text:p><text:s/>2.339,9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31" table:style-name="ce3">
            <text:p>3331</text:p>
          </table:table-cell>
          <table:table-cell office:value-type="string" table:style-name="ce3">
            <text:p>TERESA DE ALMEIDA PRADO FRANCESCH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49.33" table:style-name="ce4">
            <text:p><text:s/>2.349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47398" table:style-name="ce3">
            <text:p>547398</text:p>
          </table:table-cell>
          <table:table-cell office:value-type="string" table:style-name="ce3">
            <text:p>TEREZA CRISTINA MALDONADO KATURCHI EXNE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395.28999999999996" table:style-name="ce4">
            <text:p><text:s/>395,29<text:s/></text:p>
          </table:table-cell>
          <table:table-cell office:value-type="float" office:value="3522.18" table:style-name="ce4">
            <text:p><text:s/>3.522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73" table:style-name="ce3">
            <text:p>8573</text:p>
          </table:table-cell>
          <table:table-cell office:value-type="string" table:style-name="ce3">
            <text:p>THAIS DE ALMEIDA SMANI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773.36" table:style-name="ce4">
            <text:p><text:s/>773,3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74" table:style-name="ce3">
            <text:p>8574</text:p>
          </table:table-cell>
          <table:table-cell office:value-type="string" table:style-name="ce3">
            <text:p>THAIS DE FREITAS CAVALAR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IRANTE DO PARANAPANEM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07.73" table:style-name="ce4">
            <text:p><text:s/>1.507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610" table:style-name="ce3">
            <text:p>10610</text:p>
          </table:table-cell>
          <table:table-cell office:value-type="string" table:style-name="ce3">
            <text:p>THAIS NASCIMBENI BUCHALA HIDD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API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29.6799999999998" table:style-name="ce4">
            <text:p><text:s/>2.129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711" table:style-name="ce3">
            <text:p>5711</text:p>
          </table:table-cell>
          <table:table-cell office:value-type="string" table:style-name="ce3">
            <text:p>THAIS VASCONCELOS SEPULVE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80" table:style-name="ce4">
            <text:p><text:s/>8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021" table:style-name="ce3">
            <text:p>5021</text:p>
          </table:table-cell>
          <table:table-cell office:value-type="string" table:style-name="ce3">
            <text:p>THAISA DURANTE UNGER MONTEI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UBATA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981.32" table:style-name="ce4">
            <text:p><text:s/>1.981,3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72" table:style-name="ce3">
            <text:p>2572</text:p>
          </table:table-cell>
          <table:table-cell office:value-type="string" table:style-name="ce3">
            <text:p>THAISA SETO VASCONCELOS 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936.92" table:style-name="ce4">
            <text:p><text:s/>1.936,9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7864" table:style-name="ce3">
            <text:p>207864</text:p>
          </table:table-cell>
          <table:table-cell office:value-type="string" table:style-name="ce3">
            <text:p>THALES CEZAR DE OLI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19" table:style-name="ce3">
            <text:p>10519</text:p>
          </table:table-cell>
          <table:table-cell office:value-type="string" table:style-name="ce3">
            <text:p>THALITA MARQUES DO NASCIMEN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91.87" table:style-name="ce4">
            <text:p><text:s/>991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092" table:style-name="ce3">
            <text:p>2092</text:p>
          </table:table-cell>
          <table:table-cell office:value-type="string" table:style-name="ce3">
            <text:p>THELMA THAIS CAVARZER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05.6" table:style-name="ce4">
            <text:p><text:s/>2.305,6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80" table:style-name="ce3">
            <text:p>6580</text:p>
          </table:table-cell>
          <table:table-cell office:value-type="string" table:style-name="ce3">
            <text:p>THIAGO ALCOCER MARI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ISTRITAL DE ITAQUAQUECE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15.77" table:style-name="ce4">
            <text:p><text:s/>1.215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930.36" table:style-name="ce4">
            <text:p><text:s/>3.930,3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37" table:style-name="ce3">
            <text:p>7337</text:p>
          </table:table-cell>
          <table:table-cell office:value-type="string" table:style-name="ce3">
            <text:p>THIAGO ALVES DE OLIV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UP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92.74" table:style-name="ce4">
            <text:p><text:s/>1.592,74<text:s/></text:p>
          </table:table-cell>
          <table:table-cell office:value-type="float" office:value="6737.8" table:style-name="ce4">
            <text:p><text:s/>6.737,8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47" table:style-name="ce3">
            <text:p>11347</text:p>
          </table:table-cell>
          <table:table-cell office:value-type="string" table:style-name="ce3">
            <text:p>THIAGO ALVES DUARTE FAERMAN SOARE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OSASC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70" table:style-name="ce3">
            <text:p>7370</text:p>
          </table:table-cell>
          <table:table-cell office:value-type="string" table:style-name="ce3">
            <text:p>THIAGO BATISTA ARIZ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OLIMP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404.94" table:style-name="ce4">
            <text:p><text:s/>1.404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75" table:style-name="ce3">
            <text:p>8575</text:p>
          </table:table-cell>
          <table:table-cell office:value-type="string" table:style-name="ce3">
            <text:p>THIAGO BERETTA GALVAO GODINH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160" table:style-name="ce4">
            <text:p><text:s/>160,00<text:s/></text:p>
          </table:table-cell>
          <table:table-cell office:value-type="float" office:value="2936.39" table:style-name="ce4">
            <text:p><text:s/>2.936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022" table:style-name="ce3">
            <text:p>5022</text:p>
          </table:table-cell>
          <table:table-cell office:value-type="string" table:style-name="ce3">
            <text:p>THIAGO GARCIA TOTAR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MAIRINQU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708.97" table:style-name="ce4">
            <text:p><text:s/>2.708,9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25" table:style-name="ce3">
            <text:p>11325</text:p>
          </table:table-cell>
          <table:table-cell office:value-type="string" table:style-name="ce3">
            <text:p>THIAGO GATTI FERNANDES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LIN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17.2" table:style-name="ce4">
            <text:p><text:s/>1.617,2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03" table:style-name="ce3">
            <text:p>7303</text:p>
          </table:table-cell>
          <table:table-cell office:value-type="string" table:style-name="ce3">
            <text:p>THIAGO HENRIQUES BERNINI RAMO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BIU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043.91" table:style-name="ce4">
            <text:p><text:s/>2.043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81" table:style-name="ce3">
            <text:p>6581</text:p>
          </table:table-cell>
          <table:table-cell office:value-type="string" table:style-name="ce3">
            <text:p>THIAGO RODRIGUES CARDIN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CAFELAND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641.95000000000005" table:style-name="ce4">
            <text:p><text:s/>641,9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40" table:style-name="ce3">
            <text:p>7540</text:p>
          </table:table-cell>
          <table:table-cell office:value-type="string" table:style-name="ce3">
            <text:p>THIAGO TAVARES SIMONI AILY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587.91" table:style-name="ce4">
            <text:p><text:s/>2.587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29" table:style-name="ce3">
            <text:p>2229</text:p>
          </table:table-cell>
          <table:table-cell office:value-type="string" table:style-name="ce3">
            <text:p>THOMAS MOHYICO YABIKU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37" table:style-name="ce3">
            <text:p>10537</text:p>
          </table:table-cell>
          <table:table-cell office:value-type="string" table:style-name="ce3">
            <text:p>THOMAS OLIVER LAMSTER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SANTO ANDR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76" table:style-name="ce3">
            <text:p>8576</text:p>
          </table:table-cell>
          <table:table-cell office:value-type="string" table:style-name="ce3">
            <text:p>TIAGO ANTONIO DE BARROS SANTO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ILHA BEL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209.94" table:style-name="ce4">
            <text:p><text:s/>2.209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79" table:style-name="ce3">
            <text:p>3379</text:p>
          </table:table-cell>
          <table:table-cell office:value-type="string" table:style-name="ce3">
            <text:p>TIAGO CINTRA ESSA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O CL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962.41" table:style-name="ce4">
            <text:p><text:s/>1.962,4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66973" table:style-name="ce3">
            <text:p>266973</text:p>
          </table:table-cell>
          <table:table-cell office:value-type="string" table:style-name="ce3">
            <text:p>TIAGO CINTRA ZARIF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30" table:style-name="ce3">
            <text:p>4530</text:p>
          </table:table-cell>
          <table:table-cell office:value-type="string" table:style-name="ce3">
            <text:p>TIAGO DE TOLEDO RODRIG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82" table:style-name="ce3">
            <text:p>6582</text:p>
          </table:table-cell>
          <table:table-cell office:value-type="string" table:style-name="ce3">
            <text:p>TIAGO DO AMARAL BARBOZ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TIE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898.35" table:style-name="ce4">
            <text:p><text:s/>898,35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60" table:style-name="ce3">
            <text:p>7360</text:p>
          </table:table-cell>
          <table:table-cell office:value-type="string" table:style-name="ce3">
            <text:p>TIAGO DUTRA FONSE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863.34" table:style-name="ce4">
            <text:p><text:s/>1.863,3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712" table:style-name="ce3">
            <text:p>5712</text:p>
          </table:table-cell>
          <table:table-cell office:value-type="string" table:style-name="ce3">
            <text:p>TIAGO FERNANDO DE SOUSA CAMPO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BOITUV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830.12" table:style-name="ce4">
            <text:p><text:s/>1.830,12<text:s/></text:p>
          </table:table-cell>
          <table:table-cell office:value-type="float" office:value="1347.56" table:style-name="ce4">
            <text:p><text:s/>1.347,56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109" table:style-name="ce3">
            <text:p>4109</text:p>
          </table:table-cell>
          <table:table-cell office:value-type="string" table:style-name="ce3">
            <text:p>TIAGO OLIVEIRA PRATES DA FONSEC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ACAPAV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895.85" table:style-name="ce4">
            <text:p><text:s/>1.895,8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95" table:style-name="ce3">
            <text:p>3395</text:p>
          </table:table-cell>
          <table:table-cell office:value-type="string" table:style-name="ce3">
            <text:p>TOMAS BUSNARDO RAMADAN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77" table:style-name="ce3">
            <text:p>8577</text:p>
          </table:table-cell>
          <table:table-cell office:value-type="string" table:style-name="ce3">
            <text:p>TULIO VINICIUS ROS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GUA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110" table:style-name="ce3">
            <text:p>4110</text:p>
          </table:table-cell>
          <table:table-cell office:value-type="string" table:style-name="ce3">
            <text:p>ULISSES CARDOSO DE OLIVEIRA SAN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923.96" table:style-name="ce4">
            <text:p><text:s/>1.923,9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21" table:style-name="ce3">
            <text:p>2521</text:p>
          </table:table-cell>
          <table:table-cell office:value-type="string" table:style-name="ce3">
            <text:p>VAGNER DOS SANTOS QUEIRO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06" table:style-name="ce3">
            <text:p>2206</text:p>
          </table:table-cell>
          <table:table-cell office:value-type="string" table:style-name="ce3">
            <text:p>VALCIR PAULO KOBO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400" table:style-name="ce4">
            <text:p><text:s/>4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2965" table:style-name="ce3">
            <text:p>132965</text:p>
          </table:table-cell>
          <table:table-cell office:value-type="string" table:style-name="ce3">
            <text:p>VALDEREZ DEUSDEDIT ABBUD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677.65" table:style-name="ce4">
            <text:p><text:s/>677,65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59" table:style-name="ce3">
            <text:p>1659</text:p>
          </table:table-cell>
          <table:table-cell office:value-type="string" table:style-name="ce3">
            <text:p>VALDIR VIEIRA REZEND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57" table:style-name="ce3">
            <text:p>3357</text:p>
          </table:table-cell>
          <table:table-cell office:value-type="string" table:style-name="ce3">
            <text:p>VALERIA ANDREA FERREIRA DE LIM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 RI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776" table:style-name="ce4">
            <text:p><text:s/>776,00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99" table:style-name="ce3">
            <text:p>1399</text:p>
          </table:table-cell>
          <table:table-cell office:value-type="string" table:style-name="ce3">
            <text:p>VALERIA CARVALHO PINTO GUEDES PIV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677.65" table:style-name="ce4">
            <text:p><text:s/>677,65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66" table:style-name="ce3">
            <text:p>2766</text:p>
          </table:table-cell>
          <table:table-cell office:value-type="string" table:style-name="ce3">
            <text:p>VALERIA DIEZ SCARANCE FERNAND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160" table:style-name="ce4">
            <text:p><text:s/>1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68" table:style-name="ce3">
            <text:p>1068</text:p>
          </table:table-cell>
          <table:table-cell office:value-type="string" table:style-name="ce3">
            <text:p>VALERIA MAIOLI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47" table:style-name="ce3">
            <text:p>1647</text:p>
          </table:table-cell>
          <table:table-cell office:value-type="string" table:style-name="ce3">
            <text:p>VALERIA MARIA CILEN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E SANTO AMAR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30" table:style-name="ce3">
            <text:p>3030</text:p>
          </table:table-cell>
          <table:table-cell office:value-type="string" table:style-name="ce3">
            <text:p>VALERIA PALERMO CAPEZ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39" table:style-name="ce3">
            <text:p>10539</text:p>
          </table:table-cell>
          <table:table-cell office:value-type="string" table:style-name="ce3">
            <text:p>VALERIO MOREIRA DE SANTAN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ILHA SOLT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728.05" table:style-name="ce4">
            <text:p><text:s/>728,0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43" table:style-name="ce3">
            <text:p>1343</text:p>
          </table:table-cell>
          <table:table-cell office:value-type="string" table:style-name="ce3">
            <text:p>VALMOR DE MATTOS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MIRASSO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814.5800000000002" table:style-name="ce4">
            <text:p><text:s/>1.814,5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9" table:style-name="ce3">
            <text:p>759</text:p>
          </table:table-cell>
          <table:table-cell office:value-type="string" table:style-name="ce3">
            <text:p>VALTER DE JESUS FERNAND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80602" table:style-name="ce3">
            <text:p>580602</text:p>
          </table:table-cell>
          <table:table-cell office:value-type="string" table:style-name="ce3">
            <text:p>VALTER FOLETTO SANTIN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7081.11" table:style-name="ce4">
            <text:p><text:s/>7.081,1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60" table:style-name="ce3">
            <text:p>760</text:p>
          </table:table-cell>
          <table:table-cell office:value-type="string" table:style-name="ce3">
            <text:p>VALTER KENJI ISHID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3297.04" table:style-name="ce4">
            <text:p><text:s/>3.297,0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78" table:style-name="ce3">
            <text:p>8578</text:p>
          </table:table-cell>
          <table:table-cell office:value-type="string" table:style-name="ce3">
            <text:p>VALTER LUCIANO LELES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UBATU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963.55" table:style-name="ce4">
            <text:p><text:s/>2.963,55<text:s/></text:p>
          </table:table-cell>
          <table:table-cell office:value-type="float" office:value="3818.04" table:style-name="ce4">
            <text:p><text:s/>3.818,04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75" table:style-name="ce3">
            <text:p>2275</text:p>
          </table:table-cell>
          <table:table-cell office:value-type="string" table:style-name="ce3">
            <text:p>VANDERLEI CESAR HONORA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MERICA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4612" table:style-name="ce3">
            <text:p>834612</text:p>
          </table:table-cell>
          <table:table-cell office:value-type="string" table:style-name="ce3">
            <text:p>VANDERLEY PERES MO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627.3" table:style-name="ce4">
            <text:p><text:s/>2.627,3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41" table:style-name="ce3">
            <text:p>7541</text:p>
          </table:table-cell>
          <table:table-cell office:value-type="string" table:style-name="ce3">
            <text:p>VANESSA BORTOLOMAS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CUBATA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31.33" table:style-name="ce4">
            <text:p><text:s/>931,33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53" table:style-name="ce3">
            <text:p>3353</text:p>
          </table:table-cell>
          <table:table-cell office:value-type="string" table:style-name="ce3">
            <text:p>VANESSA IBARRECHE SANTA TERRA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NEVES PAULIST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775.78" table:style-name="ce4">
            <text:p><text:s/>775,7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713" table:style-name="ce3">
            <text:p>5713</text:p>
          </table:table-cell>
          <table:table-cell office:value-type="string" table:style-name="ce3">
            <text:p>VANESSA THEREZINHA SOUSA DE ALMEID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31.4299999999998" table:style-name="ce4">
            <text:p><text:s/>2.131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30" table:style-name="ce3">
            <text:p>3230</text:p>
          </table:table-cell>
          <table:table-cell office:value-type="string" table:style-name="ce3">
            <text:p>VANESSA YOKO HATAMOTO MEDIC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JOSE DOS CAMP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395.08" table:style-name="ce4">
            <text:p><text:s/>2.395,0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714" table:style-name="ce3">
            <text:p>5714</text:p>
          </table:table-cell>
          <table:table-cell office:value-type="string" table:style-name="ce3">
            <text:p>VANESSA ZORZA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S DE JUSTICA DA AREA REGIONAL DE PRESIDENTE PRUDEN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307.03" table:style-name="ce4">
            <text:p><text:s/>1.307,03<text:s/></text:p>
          </table:table-cell>
          <table:table-cell office:value-type="float" office:value="5390.24" table:style-name="ce4">
            <text:p><text:s/>5.390,2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31" table:style-name="ce3">
            <text:p>4531</text:p>
          </table:table-cell>
          <table:table-cell office:value-type="string" table:style-name="ce3">
            <text:p>VANIA CACERES STEFANON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GUARULH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98381" table:style-name="ce3">
            <text:p>698381</text:p>
          </table:table-cell>
          <table:table-cell office:value-type="string" table:style-name="ce3">
            <text:p>VANIA FERRARI TROPIA PADILL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86" table:style-name="ce3">
            <text:p>1686</text:p>
          </table:table-cell>
          <table:table-cell office:value-type="string" table:style-name="ce3">
            <text:p>VANIA MARIA TUGLI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085.54" table:style-name="ce4">
            <text:p><text:s/>1.085,54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31" table:style-name="ce3">
            <text:p>3031</text:p>
          </table:table-cell>
          <table:table-cell office:value-type="string" table:style-name="ce3">
            <text:p>VERA CECILIA MOREI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727.8199999999997" table:style-name="ce4">
            <text:p><text:s/>3.727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69" table:style-name="ce3">
            <text:p>1069</text:p>
          </table:table-cell>
          <table:table-cell office:value-type="string" table:style-name="ce3">
            <text:p>VERA LUCIA ACAYABA DE TOLED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AO BERNARDO DO CAMPO</text:p>
          </table:table-cell>
          <table:table-cell office:value-type="float" office:value="400" table:style-name="ce4">
            <text:p><text:s/>40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44" table:style-name="ce3">
            <text:p>1344</text:p>
          </table:table-cell>
          <table:table-cell office:value-type="string" table:style-name="ce3">
            <text:p>VERA LUCIA DE CAMARGO BRAGA TABERT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38.3999999999996" table:style-name="ce4">
            <text:p><text:s/>3.538,4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22" table:style-name="ce3">
            <text:p>2222</text:p>
          </table:table-cell>
          <table:table-cell office:value-type="string" table:style-name="ce3">
            <text:p>VERONICA MORAIS RAMOS KOBO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80" table:style-name="ce4">
            <text:p><text:s/>8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32" table:style-name="ce3">
            <text:p>4532</text:p>
          </table:table-cell>
          <table:table-cell office:value-type="string" table:style-name="ce3">
            <text:p>VERONICA SILVA DE OLIVEIR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ISTRITAL DE PAULIN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937.84" table:style-name="ce4">
            <text:p><text:s/>1.937,84<text:s/></text:p>
          </table:table-cell>
          <table:table-cell office:value-type="float" office:value="3818.04" table:style-name="ce4">
            <text:p><text:s/>3.818,04<text:s/></text:p>
          </table:table-cell>
          <table:table-cell office:value-type="float" office:value="2807.4" table:style-name="ce4">
            <text:p><text:s/>2.807,4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70" table:style-name="ce3">
            <text:p>1070</text:p>
          </table:table-cell>
          <table:table-cell office:value-type="string" table:style-name="ce3">
            <text:p>VICTOR EDUARDO RIOS GONCALV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50" table:style-name="ce3">
            <text:p>10550</text:p>
          </table:table-cell>
          <table:table-cell office:value-type="string" table:style-name="ce3">
            <text:p>VICTOR RIBEIRO TRAVAIN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RESIDENTE VESCESLA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5022.8999999999996" table:style-name="ce4">
            <text:p><text:s/>5.022,90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68" table:style-name="ce3">
            <text:p>11368</text:p>
          </table:table-cell>
          <table:table-cell office:value-type="string" table:style-name="ce3">
            <text:p>VICTORIA LICHTI MARTINS OLIVEIRA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ITANHAEM</text:p>
          </table:table-cell>
          <table:table-cell office:value-type="float" office:value="480" table:style-name="ce4">
            <text:p><text:s/>480,00<text:s/></text:p>
          </table:table-cell>
          <table:table-cell office:value-type="float" office:value="991.87" table:style-name="ce4">
            <text:p><text:s/>991,87<text:s/></text:p>
          </table:table-cell>
          <table:table-cell office:value-type="float" office:value="224.57" table:style-name="ce4">
            <text:p><text:s/>224,57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5399" table:style-name="ce3">
            <text:p>835399</text:p>
          </table:table-cell>
          <table:table-cell office:value-type="string" table:style-name="ce3">
            <text:p>VIDAL SERRANO NUNES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42392" table:style-name="ce3">
            <text:p>842392</text:p>
          </table:table-cell>
          <table:table-cell office:value-type="string" table:style-name="ce3">
            <text:p>VILMA HAYEK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677.65" table:style-name="ce4">
            <text:p><text:s/>677,65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3831.1" table:style-name="ce4">
            <text:p><text:s/>3.831,1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32808" table:style-name="ce3">
            <text:p>132808</text:p>
          </table:table-cell>
          <table:table-cell office:value-type="string" table:style-name="ce3">
            <text:p>VILMAR MENDES FERR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32060" table:style-name="ce3">
            <text:p>732060</text:p>
          </table:table-cell>
          <table:table-cell office:value-type="string" table:style-name="ce3">
            <text:p>VILSON BAUMGARTNE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52" table:style-name="ce3">
            <text:p>10552</text:p>
          </table:table-cell>
          <table:table-cell office:value-type="string" table:style-name="ce3">
            <text:p>VINICIUS BARBOSA SCOLANZI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ILHA SOLT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78.87" table:style-name="ce4">
            <text:p><text:s/>1.778,8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579" table:style-name="ce3">
            <text:p>8579</text:p>
          </table:table-cell>
          <table:table-cell office:value-type="string" table:style-name="ce3">
            <text:p>VINICIUS BONESSO GUILLEN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RIBEIRAO PIR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040.53" table:style-name="ce4">
            <text:p><text:s/>3.040,5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860.72" table:style-name="ce4">
            <text:p><text:s/>7.860,7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48" table:style-name="ce3">
            <text:p>10548</text:p>
          </table:table-cell>
          <table:table-cell office:value-type="string" table:style-name="ce3">
            <text:p>VINICIUS HENRIQUES DE RESENDE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662.63" table:style-name="ce4">
            <text:p><text:s/>662,63<text:s/></text:p>
          </table:table-cell>
          <table:table-cell office:value-type="float" office:value="10331.27" table:style-name="ce4">
            <text:p><text:s/>10.331,27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40" table:style-name="ce3">
            <text:p>11340</text:p>
          </table:table-cell>
          <table:table-cell office:value-type="string" table:style-name="ce3">
            <text:p>VINICIUS PASCUETO AMARAL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VOTUPORANG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26.5" table:style-name="ce4">
            <text:p><text:s/>1.126,50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715" table:style-name="ce3">
            <text:p>5715</text:p>
          </table:table-cell>
          <table:table-cell office:value-type="string" table:style-name="ce3">
            <text:p>VINICIUS RODRIGUES FRAN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PRAIA GRAND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963.29" table:style-name="ce4">
            <text:p><text:s/>2.963,2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656" table:style-name="ce3">
            <text:p>1656</text:p>
          </table:table-cell>
          <table:table-cell office:value-type="string" table:style-name="ce3">
            <text:p>VIRGILIO ANTONIO FERRAZ DO AMARAL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716" table:style-name="ce3">
            <text:p>5716</text:p>
          </table:table-cell>
          <table:table-cell office:value-type="string" table:style-name="ce3">
            <text:p>VIRGINIA SILVEIRA MARTINS NEVES ROM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LORE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7288.67" table:style-name="ce4">
            <text:p><text:s/>7.288,6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111" table:style-name="ce3">
            <text:p>4111</text:p>
          </table:table-cell>
          <table:table-cell office:value-type="string" table:style-name="ce3">
            <text:p>VITOR PETR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UER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12.96" table:style-name="ce4">
            <text:p><text:s/>1.112,9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6583" table:style-name="ce3">
            <text:p>6583</text:p>
          </table:table-cell>
          <table:table-cell office:value-type="string" table:style-name="ce3">
            <text:p>VIVIAN CORREA DE CASTRO POMPERMAYER AYR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MANUE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519.54" table:style-name="ce4">
            <text:p><text:s/>1.519,54<text:s/></text:p>
          </table:table-cell>
          <table:table-cell office:value-type="float" office:value="8534.5" table:style-name="ce4">
            <text:p><text:s/>8.534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94278" table:style-name="ce3">
            <text:p>494278</text:p>
          </table:table-cell>
          <table:table-cell office:value-type="string" table:style-name="ce3">
            <text:p>VIVIAN CRISTIANE MORETTO WOHLERS SIL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677.65" table:style-name="ce4">
            <text:p><text:s/>677,65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024" table:style-name="ce3">
            <text:p>5024</text:p>
          </table:table-cell>
          <table:table-cell office:value-type="string" table:style-name="ce3">
            <text:p>VIVIANE ZANIBONI FERREIRA BARRUEC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ADAMANTIN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666.43" table:style-name="ce4">
            <text:p><text:s/>1.666,4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81" table:style-name="ce3">
            <text:p>3381</text:p>
          </table:table-cell>
          <table:table-cell office:value-type="string" table:style-name="ce3">
            <text:p>VIVIEN FELIX BUENO DE GOI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781.77" table:style-name="ce4">
            <text:p><text:s/>2.781,7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31" table:style-name="ce3">
            <text:p>3231</text:p>
          </table:table-cell>
          <table:table-cell office:value-type="string" table:style-name="ce3">
            <text:p>VLADEMIR APARECIDO SOAR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TATUAP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01360" table:style-name="ce3">
            <text:p>401360</text:p>
          </table:table-cell>
          <table:table-cell office:value-type="string" table:style-name="ce3">
            <text:p>VLADIMIR BREGA FILHO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NTA CRUZ DO RIO PARD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144.26" table:style-name="ce4">
            <text:p><text:s/>3.144,26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61" table:style-name="ce3">
            <text:p>761</text:p>
          </table:table-cell>
          <table:table-cell office:value-type="string" table:style-name="ce3">
            <text:p>WAGNER JUAREZ GROSSI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O TATUAP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71" table:style-name="ce3">
            <text:p>1071</text:p>
          </table:table-cell>
          <table:table-cell office:value-type="string" table:style-name="ce3">
            <text:p>WALDIR DOS REIS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112" table:style-name="ce3">
            <text:p>4112</text:p>
          </table:table-cell>
          <table:table-cell office:value-type="string" table:style-name="ce3">
            <text:p>WALESKA BUENO SANCHES BURAT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EDREI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349.87" table:style-name="ce4">
            <text:p><text:s/>1.349,87<text:s/></text:p>
          </table:table-cell>
          <table:table-cell office:value-type="float" office:value="14278.26" table:style-name="ce4">
            <text:p><text:s/>14.278,26<text:s/></text:p>
          </table:table-cell>
          <table:table-cell office:value-type="float" office:value="1122.96" table:style-name="ce4">
            <text:p><text:s/>1.122,96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67" table:style-name="ce3">
            <text:p>2767</text:p>
          </table:table-cell>
          <table:table-cell office:value-type="string" table:style-name="ce3">
            <text:p>WALFREDO CUNHA CAMP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64.46" table:style-name="ce4">
            <text:p><text:s/>1.264,4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65267" table:style-name="ce3">
            <text:p>365267</text:p>
          </table:table-cell>
          <table:table-cell office:value-type="string" table:style-name="ce3">
            <text:p>WALLACE PAIVA MARTINS JUNIOR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DE INTERESSES DIFUSOS E COLETIV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07" table:style-name="ce3">
            <text:p>3007</text:p>
          </table:table-cell>
          <table:table-cell office:value-type="string" table:style-name="ce3">
            <text:p>WALTER DE SOUZA VICENTINI VILELA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124.12" table:style-name="ce4">
            <text:p><text:s/>3.124,1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73" table:style-name="ce3">
            <text:p>2573</text:p>
          </table:table-cell>
          <table:table-cell office:value-type="string" table:style-name="ce3">
            <text:p>WALTER MANOEL ALCAUSA LOP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RARAQUAR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245.92" table:style-name="ce4">
            <text:p><text:s/>2.245,92<text:s/></text:p>
          </table:table-cell>
          <table:table-cell office:value-type="float" office:value="1048.1100000000001" table:style-name="ce4">
            <text:p><text:s/>1.048,11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78347" table:style-name="ce3">
            <text:p>578347</text:p>
          </table:table-cell>
          <table:table-cell office:value-type="string" table:style-name="ce3">
            <text:p>WALTER PAULO SABELL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609" table:style-name="ce3">
            <text:p>2609</text:p>
          </table:table-cell>
          <table:table-cell office:value-type="string" table:style-name="ce3">
            <text:p>WALTER RANGEL DE FRANCA FILH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TAU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026.94" table:style-name="ce4">
            <text:p><text:s/>2.026,9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13014" table:style-name="ce3">
            <text:p>413014</text:p>
          </table:table-cell>
          <table:table-cell office:value-type="string" table:style-name="ce3">
            <text:p>WALTER TEBET FILH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74067" table:style-name="ce3">
            <text:p>574067</text:p>
          </table:table-cell>
          <table:table-cell office:value-type="string" table:style-name="ce3">
            <text:p>WANDERLEY BAPTISTA DA TRINDADE JUNIO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RIBEIRAO PRET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053.32" table:style-name="ce4">
            <text:p><text:s/>5.053,3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01620" table:style-name="ce3">
            <text:p>701620</text:p>
          </table:table-cell>
          <table:table-cell office:value-type="string" table:style-name="ce3">
            <text:p>WANDERLEYA LENCI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IVEL</text:p>
          </table:table-cell>
          <table:table-cell office:value-type="float" office:value="169.40999999999997" table:style-name="ce4">
            <text:p><text:s/>169,41<text:s/></text:p>
          </table:table-cell>
          <table:table-cell office:value-type="float" office:value="3318.5" table:style-name="ce4">
            <text:p><text:s/>3.318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113" table:style-name="ce3">
            <text:p>4113</text:p>
          </table:table-cell>
          <table:table-cell office:value-type="string" table:style-name="ce3">
            <text:p>WANDERSON MARCIO RIBEIR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ATIBAI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12.49" table:style-name="ce4">
            <text:p><text:s/>1.712,4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.48" table:style-name="ce4">
            <text:p><text:s/>561,4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47702" table:style-name="ce3">
            <text:p>547702</text:p>
          </table:table-cell>
          <table:table-cell office:value-type="string" table:style-name="ce3">
            <text:p>WANIA ROBERTA GNIPPER CIRILLO REI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395.28999999999996" table:style-name="ce4">
            <text:p><text:s/>395,29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33" table:style-name="ce3">
            <text:p>4533</text:p>
          </table:table-cell>
          <table:table-cell office:value-type="string" table:style-name="ce3">
            <text:p>WASHINGTON GONCALVES VILELA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DRACENA</text:p>
          </table:table-cell>
          <table:table-cell office:value-type="float" office:value="160" table:style-name="ce4">
            <text:p><text:s/>160,00<text:s/></text:p>
          </table:table-cell>
          <table:table-cell office:value-type="float" office:value="632.55999999999995" table:style-name="ce4">
            <text:p><text:s/>632,5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3368.88" table:style-name="ce4">
            <text:p><text:s/>3.368,88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020" table:style-name="ce3">
            <text:p>3020</text:p>
          </table:table-cell>
          <table:table-cell office:value-type="string" table:style-name="ce3">
            <text:p>WASHINGTON LUIZ RODRIGUES ALVES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ROQU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113.7399999999998" table:style-name="ce4">
            <text:p><text:s/>2.113,74<text:s/></text:p>
          </table:table-cell>
          <table:table-cell office:value-type="float" office:value="4491.82" table:style-name="ce4">
            <text:p><text:s/>4.491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68" table:style-name="ce3">
            <text:p>2768</text:p>
          </table:table-cell>
          <table:table-cell office:value-type="string" table:style-name="ce3">
            <text:p>WELINGTON DOS SANTOS VELOS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SOROCAB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61055" table:style-name="ce3">
            <text:p>361055</text:p>
          </table:table-cell>
          <table:table-cell office:value-type="string" table:style-name="ce3">
            <text:p>WELLINGTON LUIZ DAH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OSASCO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2482.1799999999998" table:style-name="ce4">
            <text:p><text:s/>2.482,1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51518" table:style-name="ce3">
            <text:p>551518</text:p>
          </table:table-cell>
          <table:table-cell office:value-type="string" table:style-name="ce3">
            <text:p>WELLINGTON LUIZ VILLA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LE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073.5100000000002" table:style-name="ce4">
            <text:p><text:s/>2.073,5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69" table:style-name="ce3">
            <text:p>2769</text:p>
          </table:table-cell>
          <table:table-cell office:value-type="string" table:style-name="ce3">
            <text:p>WELLINGTON ROGER NEV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JA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542.88" table:style-name="ce4">
            <text:p><text:s/>2.542,88<text:s/></text:p>
          </table:table-cell>
          <table:table-cell office:value-type="float" office:value="5604.2199999999993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45" table:style-name="ce3">
            <text:p>7545</text:p>
          </table:table-cell>
          <table:table-cell office:value-type="string" table:style-name="ce3">
            <text:p>WERNER DIAS DE MAGALHA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137.81" table:style-name="ce4">
            <text:p><text:s/>1.137,81<text:s/></text:p>
          </table:table-cell>
          <table:table-cell office:value-type="float" office:value="11058.73" table:style-name="ce4">
            <text:p><text:s/>11.058,7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46" table:style-name="ce3">
            <text:p>7546</text:p>
          </table:table-cell>
          <table:table-cell office:value-type="string" table:style-name="ce3">
            <text:p>WESLEI GUSTAVO SOUZA CICILIAT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ISTRITAL DE MARACAI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021.39" table:style-name="ce4">
            <text:p><text:s/>2.021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547" table:style-name="ce3">
            <text:p>7547</text:p>
          </table:table-cell>
          <table:table-cell office:value-type="string" table:style-name="ce3">
            <text:p>WILLIAM DANIEL INACIO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SAO SIMAO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259.3900000000001" table:style-name="ce4">
            <text:p><text:s/>1.259,39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7860.72" table:style-name="ce4">
            <text:p><text:s/>7.860,72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70" table:style-name="ce3">
            <text:p>2770</text:p>
          </table:table-cell>
          <table:table-cell office:value-type="string" table:style-name="ce3">
            <text:p>WILLIAM ROBERTO RODRIGUE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45.56" table:style-name="ce4">
            <text:p><text:s/>1.745,56<text:s/></text:p>
          </table:table-cell>
          <table:table-cell office:value-type="float" office:value="11208.44" table:style-name="ce4">
            <text:p><text:s/>11.208,44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835685" table:style-name="ce3">
            <text:p>835685</text:p>
          </table:table-cell>
          <table:table-cell office:value-type="string" table:style-name="ce3">
            <text:p>WILLIAM TERRA DE OLIVEIRA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395.28999999999996" table:style-name="ce4">
            <text:p><text:s/>395,29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32" table:style-name="ce3">
            <text:p>10532</text:p>
          </table:table-cell>
          <table:table-cell office:value-type="string" table:style-name="ce3">
            <text:p>WILLIAN ORTIS GUIMARAES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MIRANDOPOL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702.82" table:style-name="ce4">
            <text:p><text:s/>1.702,8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523" table:style-name="ce3">
            <text:p>2523</text:p>
          </table:table-cell>
          <table:table-cell office:value-type="string" table:style-name="ce3">
            <text:p>WILMAR PINTO CORREI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47465" table:style-name="ce3">
            <text:p>547465</text:p>
          </table:table-cell>
          <table:table-cell office:value-type="string" table:style-name="ce3">
            <text:p>WILSON ALENCAR DORES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JUSTICA HABEAS CORPUS MANDADOS SEGURANCA CRIMINAI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72.86" table:style-name="ce4">
            <text:p><text:s/>3.272,86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98025" table:style-name="ce3">
            <text:p>398025</text:p>
          </table:table-cell>
          <table:table-cell office:value-type="string" table:style-name="ce3">
            <text:p>WILSON RICARDO COELHO TAFNER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4534" table:style-name="ce3">
            <text:p>4534</text:p>
          </table:table-cell>
          <table:table-cell office:value-type="string" table:style-name="ce3">
            <text:p>WILSON ROGERIO DE SOUZ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BARRETO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232" table:style-name="ce3">
            <text:p>3232</text:p>
          </table:table-cell>
          <table:table-cell office:value-type="string" table:style-name="ce3">
            <text:p>WILSON VELASCO JUNIOR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SAO ROQU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4042.68" table:style-name="ce4">
            <text:p><text:s/>4.042,68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349" table:style-name="ce3">
            <text:p>11349</text:p>
          </table:table-cell>
          <table:table-cell office:value-type="string" table:style-name="ce3">
            <text:p>YAGO LAGE BELCHIOR</text:p>
          </table:table-cell>
          <table:table-cell office:value-type="string" table:style-name="ce3">
            <text:p>PROMOTOR DE JUSTICA SUBSTITUTO</text:p>
          </table:table-cell>
          <table:table-cell office:value-type="string" table:style-name="ce3">
            <text:p>PROMOTORIA DE JUSTICA DE TAUBATE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991.87" table:style-name="ce4">
            <text:p><text:s/>991,87<text:s/></text:p>
          </table:table-cell>
          <table:table-cell office:value-type="float" office:value="3593.47" table:style-name="ce4">
            <text:p><text:s/>3.593,47<text:s/></text:p>
          </table:table-cell>
          <table:table-cell office:value-type="float" office:value="4491.84" table:style-name="ce4">
            <text:p><text:s/>4.491,84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34" table:style-name="ce3">
            <text:p>3334</text:p>
          </table:table-cell>
          <table:table-cell office:value-type="string" table:style-name="ce3">
            <text:p>YARA JEROZOLIMSKI</text:p>
          </table:table-cell>
          <table:table-cell office:value-type="string" table:style-name="ce3">
            <text:p>PROMOTOR DE JUSTICA (ENTRANCIA INTERMEDIARIA)</text:p>
          </table:table-cell>
          <table:table-cell office:value-type="string" table:style-name="ce3">
            <text:p>PROMOTORIA DE JUSTICA DE ITUVERAV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200.47" table:style-name="ce4">
            <text:p><text:s/>3.200,47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5614.8" table:style-name="ce4">
            <text:p><text:s/>5.614,80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19216" table:style-name="ce3">
            <text:p>119216</text:p>
          </table:table-cell>
          <table:table-cell office:value-type="string" table:style-name="ce3">
            <text:p>YARA LUCIA MARINO</text:p>
          </table:table-cell>
          <table:table-cell office:value-type="string" table:style-name="ce3">
            <text:p>PROCURADOR DE JUSTICA</text:p>
          </table:table-cell>
          <table:table-cell office:value-type="string" table:style-name="ce3">
            <text:p>PROCURADORIA DE JUSTICA CRIMIN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546.22" table:style-name="ce4">
            <text:p><text:s/>3.546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383" table:style-name="ce3">
            <text:p>3383</text:p>
          </table:table-cell>
          <table:table-cell office:value-type="string" table:style-name="ce3">
            <text:p>YOLANDA ALVES PINTO SERRANO DE MATO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A CAPIT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2986" table:style-name="ce4">
            <text:p><text:s/>2.986,0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762" table:style-name="ce3">
            <text:p>762</text:p>
          </table:table-cell>
          <table:table-cell office:value-type="string" table:style-name="ce3">
            <text:p>YUMICA ASAHAR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MPINAS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771" table:style-name="ce3">
            <text:p>2771</text:p>
          </table:table-cell>
          <table:table-cell office:value-type="string" table:style-name="ce3">
            <text:p>YURI BORGES DE MENDONCA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FRANC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10547" table:style-name="ce3">
            <text:p>10547</text:p>
          </table:table-cell>
          <table:table-cell office:value-type="string" table:style-name="ce3">
            <text:p>YURI FISBERG</text:p>
          </table:table-cell>
          <table:table-cell office:value-type="string" table:style-name="ce3">
            <text:p>PROMOTOR DE JUSTICA (ENTRANCIA INICIAL)</text:p>
          </table:table-cell>
          <table:table-cell office:value-type="string" table:style-name="ce3">
            <text:p>PROMOTORIA DE JUSTICA DE PACAEMBU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1971.21" table:style-name="ce4">
            <text:p><text:s/>1.971,21<text:s/></text:p>
          </table:table-cell>
          <table:table-cell office:value-type="float" office:value="8534.5" table:style-name="ce4">
            <text:p><text:s/>8.534,50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3818" table:style-name="ce3">
            <text:p>3818</text:p>
          </table:table-cell>
          <table:table-cell office:value-type="string" table:style-name="ce3">
            <text:p>YURI GIUSEPPE CASTIGLIONE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REGIONAL DA LAPA</text:p>
          </table:table-cell>
          <table:table-cell office:value-type="float" office:value="800" table:style-name="ce4">
            <text:p><text:s/>800,00<text:s/></text:p>
          </table:table-cell>
          <table:table-cell office:value-type="float" office:value="2349.33" table:style-name="ce4">
            <text:p><text:s/>2.349,33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594674" table:style-name="ce3">
            <text:p>594674</text:p>
          </table:table-cell>
          <table:table-cell office:value-type="string" table:style-name="ce3">
            <text:p>YVES ATAHUALPA PINTO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E CATANDUVA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5604.22" table:style-name="ce4">
            <text:p><text:s/>5.604,22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float" office:value="2245" table:style-name="ce3">
            <text:p>2245</text:p>
          </table:table-cell>
          <table:table-cell office:value-type="string" table:style-name="ce3">
            <text:p>ZENON LOTUFO TERTIUS</text:p>
          </table:table-cell>
          <table:table-cell office:value-type="string" table:style-name="ce3">
            <text:p>PROMOTOR DE JUSTICA (ENTRANCIA FINAL)</text:p>
          </table:table-cell>
          <table:table-cell office:value-type="string" table:style-name="ce3">
            <text:p>PROMOTORIA DE JUSTICA DO PATRIMONIO PUBLICO E SOCIAL</text:p>
          </table:table-cell>
          <table:table-cell office:value-type="float" office:value="960" table:style-name="ce4">
            <text:p><text:s/>960,00<text:s/></text:p>
          </table:table-cell>
          <table:table-cell office:value-type="float" office:value="3368.91" table:style-name="ce4">
            <text:p><text:s/>3.368,91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office:value-type="float" office:value="0" table:style-name="ce4">
            <text:p><text:s/>-<text:s/></text:p>
          </table:table-cell>
          <table:table-cell table:style-name="ce4"/>
          <table:table-cell table:number-columns-repeated="16374"/>
        </table:table-row>
        <table:table-row table:style-name="ro3">
          <table:table-cell office:value-type="string" table:style-name="ce3">
            <text:p>Data da última atualização: 02/03/2022</text:p>
          </table:table-cell>
          <table:table-cell table:number-columns-repeated="3" table:style-name="ce3"/>
          <table:table-cell table:number-columns-repeated="6" table:style-name="ce4"/>
          <table:table-cell table:number-columns-repeated="16374"/>
        </table:table-row>
        <table:table-row table:style-name="ro3">
          <table:table-cell office:value-type="string" table:style-name="ce3">
            <text:p>1 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3">
            <text:p>2 Valores pagos a título de Adicional de Insalubridade ou de Periculosidade, Adicional Noturno, Serviço Extraordinário, Substituições de Função, Cumulações.</text:p>
          </table:table-cell>
          <table:table-cell table:number-columns-repeated="16383" table:style-name="ce3"/>
        </table:table-row>
        <table:table-row table:number-rows-repeated="10466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V_237_rgula" style:display-name="Vírgula" style:family="table-cell" style:data-style-name="N36"/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7</meta:generator>
    <dc:title/>
    <dc:description/>
    <dc:subject/>
    <meta:initial-creator>guilherme nunes</meta:initial-creator>
    <dc:creator>guilherme nunes</dc:creator>
    <meta:creation-date>2022-05-09T20:17:53Z</meta:creation-date>
    <dc:date>2024-07-30T13:55:04Z</dc:date>
  </office:meta>
</office:document-meta>
</file>